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Radii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" calcext:value-type="float">
            <text:p>0</text:p>
          </table:table-cell>
          <table:table-cell office:value-type="float" office:value="0.16579019621964" calcext:value-type="float">
            <text:p>0.165790196219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0314159265358979" calcext:value-type="float">
            <text:p>0.00314159265359</text:p>
          </table:table-cell>
          <table:table-cell office:value-type="float" office:value="0.16594423438264" calcext:value-type="float">
            <text:p>0.165944234382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0628318530717959" calcext:value-type="float">
            <text:p>0.00628318530718</text:p>
          </table:table-cell>
          <table:table-cell office:value-type="float" office:value="0.1800091770524" calcext:value-type="float">
            <text:p>0.18000917705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0942477796076938" calcext:value-type="float">
            <text:p>0.009424777960769</text:p>
          </table:table-cell>
          <table:table-cell office:value-type="float" office:value="0.473219845828887" calcext:value-type="float">
            <text:p>0.4732198458288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125663706143592" calcext:value-type="float">
            <text:p>0.012566370614359</text:p>
          </table:table-cell>
          <table:table-cell office:value-type="float" office:value="0.283286731974945" calcext:value-type="float">
            <text:p>0.2832867319749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15707963267949" calcext:value-type="float">
            <text:p>0.015707963267949</text:p>
          </table:table-cell>
          <table:table-cell office:value-type="float" office:value="0.187025249112852" calcext:value-type="float">
            <text:p>0.1870252491128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188495559215388" calcext:value-type="float">
            <text:p>0.018849555921539</text:p>
          </table:table-cell>
          <table:table-cell office:value-type="float" office:value="0.235134838451892" calcext:value-type="float">
            <text:p>0.2351348384518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219911485751286" calcext:value-type="float">
            <text:p>0.021991148575129</text:p>
          </table:table-cell>
          <table:table-cell office:value-type="float" office:value="0.0315506874300597" calcext:value-type="float">
            <text:p>0.031550687430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251327412287183" calcext:value-type="float">
            <text:p>0.025132741228718</text:p>
          </table:table-cell>
          <table:table-cell office:value-type="float" office:value="0.13471823525654" calcext:value-type="float">
            <text:p>0.134718235256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282743338823081" calcext:value-type="float">
            <text:p>0.028274333882308</text:p>
          </table:table-cell>
          <table:table-cell office:value-type="float" office:value="0.047077453736564" calcext:value-type="float">
            <text:p>0.0470774537365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314159265358979" calcext:value-type="float">
            <text:p>0.031415926535898</text:p>
          </table:table-cell>
          <table:table-cell office:value-type="float" office:value="0.0548972261079925" calcext:value-type="float">
            <text:p>0.0548972261079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345575191894877" calcext:value-type="float">
            <text:p>0.034557519189488</text:p>
          </table:table-cell>
          <table:table-cell office:value-type="float" office:value="0.49347542053873" calcext:value-type="float">
            <text:p>0.493475420538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376991118430775" calcext:value-type="float">
            <text:p>0.037699111843078</text:p>
          </table:table-cell>
          <table:table-cell office:value-type="float" office:value="0.468688490059694" calcext:value-type="float">
            <text:p>0.4686884900596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408407044966673" calcext:value-type="float">
            <text:p>0.040840704496667</text:p>
          </table:table-cell>
          <table:table-cell office:value-type="float" office:value="0.0470600716137375" calcext:value-type="float">
            <text:p>0.0470600716137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439822971502571" calcext:value-type="float">
            <text:p>0.043982297150257</text:p>
          </table:table-cell>
          <table:table-cell office:value-type="float" office:value="0.153500730513359" calcext:value-type="float">
            <text:p>0.1535007305133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471238898038469" calcext:value-type="float">
            <text:p>0.047123889803847</text:p>
          </table:table-cell>
          <table:table-cell office:value-type="float" office:value="0.257330397099399" calcext:value-type="float">
            <text:p>0.2573303970993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502654824574367" calcext:value-type="float">
            <text:p>0.050265482457437</text:p>
          </table:table-cell>
          <table:table-cell office:value-type="float" office:value="0.450954061524089" calcext:value-type="float">
            <text:p>0.4509540615240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534070751110265" calcext:value-type="float">
            <text:p>0.053407075111027</text:p>
          </table:table-cell>
          <table:table-cell office:value-type="float" office:value="0.00241734508358937" calcext:value-type="float">
            <text:p>0.0024173450835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565486677646163" calcext:value-type="float">
            <text:p>0.056548667764616</text:p>
          </table:table-cell>
          <table:table-cell office:value-type="float" office:value="0.0412957205604547" calcext:value-type="float">
            <text:p>0.0412957205604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596902604182061" calcext:value-type="float">
            <text:p>0.059690260418206</text:p>
          </table:table-cell>
          <table:table-cell office:value-type="float" office:value="0.229554266045717" calcext:value-type="float">
            <text:p>0.2295542660457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628318530717959" calcext:value-type="float">
            <text:p>0.062831853071796</text:p>
          </table:table-cell>
          <table:table-cell office:value-type="float" office:value="0.434163831275736" calcext:value-type="float">
            <text:p>0.4341638312757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659734457253857" calcext:value-type="float">
            <text:p>0.065973445725386</text:p>
          </table:table-cell>
          <table:table-cell office:value-type="float" office:value="0.405913814526861" calcext:value-type="float">
            <text:p>0.4059138145268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691150383789755" calcext:value-type="float">
            <text:p>0.069115038378976</text:p>
          </table:table-cell>
          <table:table-cell office:value-type="float" office:value="0.189310593688424" calcext:value-type="float">
            <text:p>0.1893105936884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722566310325652" calcext:value-type="float">
            <text:p>0.072256631032565</text:p>
          </table:table-cell>
          <table:table-cell office:value-type="float" office:value="0.351371654614185" calcext:value-type="float">
            <text:p>0.3513716546141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753982236861551" calcext:value-type="float">
            <text:p>0.075398223686155</text:p>
          </table:table-cell>
          <table:table-cell office:value-type="float" office:value="0.430236050972874" calcext:value-type="float">
            <text:p>0.4302360509728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785398163397448" calcext:value-type="float">
            <text:p>0.078539816339745</text:p>
          </table:table-cell>
          <table:table-cell office:value-type="float" office:value="0.25810095179937" calcext:value-type="float">
            <text:p>0.258100951799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816814089933346" calcext:value-type="float">
            <text:p>0.081681408993335</text:p>
          </table:table-cell>
          <table:table-cell office:value-type="float" office:value="0.120524052523786" calcext:value-type="float">
            <text:p>0.1205240525237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848230016469244" calcext:value-type="float">
            <text:p>0.084823001646925</text:p>
          </table:table-cell>
          <table:table-cell office:value-type="float" office:value="0.129325654383658" calcext:value-type="float">
            <text:p>0.1293256543836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879645943005142" calcext:value-type="float">
            <text:p>0.087964594300514</text:p>
          </table:table-cell>
          <table:table-cell office:value-type="float" office:value="0.347456387548365" calcext:value-type="float">
            <text:p>0.3474563875483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91106186954104" calcext:value-type="float">
            <text:p>0.091106186954104</text:p>
          </table:table-cell>
          <table:table-cell office:value-type="float" office:value="0.177627675283631" calcext:value-type="float">
            <text:p>0.1776276752836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942477796076938" calcext:value-type="float">
            <text:p>0.094247779607694</text:p>
          </table:table-cell>
          <table:table-cell office:value-type="float" office:value="0.11537655214329" calcext:value-type="float">
            <text:p>0.115376552143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0973893722612836" calcext:value-type="float">
            <text:p>0.097389372261284</text:p>
          </table:table-cell>
          <table:table-cell office:value-type="float" office:value="0.297597844570015" calcext:value-type="float">
            <text:p>0.2975978445700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00530964914873" calcext:value-type="float">
            <text:p>0.100530964914873</text:p>
          </table:table-cell>
          <table:table-cell office:value-type="float" office:value="0.155448410462473" calcext:value-type="float">
            <text:p>0.1554484104624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03672557568463" calcext:value-type="float">
            <text:p>0.103672557568463</text:p>
          </table:table-cell>
          <table:table-cell office:value-type="float" office:value="0.0602284544051995" calcext:value-type="float">
            <text:p>0.06022845440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06814150222053" calcext:value-type="float">
            <text:p>0.106814150222053</text:p>
          </table:table-cell>
          <table:table-cell office:value-type="float" office:value="0.168414636108841" calcext:value-type="float">
            <text:p>0.1684146361088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09955742875643" calcext:value-type="float">
            <text:p>0.109955742875643</text:p>
          </table:table-cell>
          <table:table-cell office:value-type="float" office:value="0.0539966598670785" calcext:value-type="float">
            <text:p>0.0539966598670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13097335529233" calcext:value-type="float">
            <text:p>0.113097335529233</text:p>
          </table:table-cell>
          <table:table-cell office:value-type="float" office:value="0.388278134366137" calcext:value-type="float">
            <text:p>0.3882781343661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16238928182822" calcext:value-type="float">
            <text:p>0.116238928182822</text:p>
          </table:table-cell>
          <table:table-cell office:value-type="float" office:value="0.282605993652831" calcext:value-type="float">
            <text:p>0.2826059936528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19380520836412" calcext:value-type="float">
            <text:p>0.119380520836412</text:p>
          </table:table-cell>
          <table:table-cell office:value-type="float" office:value="0.15049592186753" calcext:value-type="float">
            <text:p>0.150495921867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22522113490002" calcext:value-type="float">
            <text:p>0.122522113490002</text:p>
          </table:table-cell>
          <table:table-cell office:value-type="float" office:value="0.311456145798377" calcext:value-type="float">
            <text:p>0.3114561457983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25663706143592" calcext:value-type="float">
            <text:p>0.125663706143592</text:p>
          </table:table-cell>
          <table:table-cell office:value-type="float" office:value="0.368400159240827" calcext:value-type="float">
            <text:p>0.3684001592408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28805298797182" calcext:value-type="float">
            <text:p>0.128805298797182</text:p>
          </table:table-cell>
          <table:table-cell office:value-type="float" office:value="0.183049077094776" calcext:value-type="float">
            <text:p>0.1830490770947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31946891450771" calcext:value-type="float">
            <text:p>0.131946891450771</text:p>
          </table:table-cell>
          <table:table-cell office:value-type="float" office:value="0.192575254951134" calcext:value-type="float">
            <text:p>0.1925752549511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35088484104361" calcext:value-type="float">
            <text:p>0.135088484104361</text:p>
          </table:table-cell>
          <table:table-cell office:value-type="float" office:value="0.475139236424253" calcext:value-type="float">
            <text:p>0.4751392364242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38230076757951" calcext:value-type="float">
            <text:p>0.138230076757951</text:p>
          </table:table-cell>
          <table:table-cell office:value-type="float" office:value="0.256380420400861" calcext:value-type="float">
            <text:p>0.2563804204008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41371669411541" calcext:value-type="float">
            <text:p>0.141371669411541</text:p>
          </table:table-cell>
          <table:table-cell office:value-type="float" office:value="0.426446424066633" calcext:value-type="float">
            <text:p>0.4264464240666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4451326206513" calcext:value-type="float">
            <text:p>0.14451326206513</text:p>
          </table:table-cell>
          <table:table-cell office:value-type="float" office:value="0.406630683203087" calcext:value-type="float">
            <text:p>0.4066306832030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4765485471872" calcext:value-type="float">
            <text:p>0.14765485471872</text:p>
          </table:table-cell>
          <table:table-cell office:value-type="float" office:value="0.0311244815381223" calcext:value-type="float">
            <text:p>0.0311244815381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5079644737231" calcext:value-type="float">
            <text:p>0.15079644737231</text:p>
          </table:table-cell>
          <table:table-cell office:value-type="float" office:value="0.167516753098583" calcext:value-type="float">
            <text:p>0.1675167530985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539380400259" calcext:value-type="float">
            <text:p>0.1539380400259</text:p>
          </table:table-cell>
          <table:table-cell office:value-type="float" office:value="0.0539095548617122" calcext:value-type="float">
            <text:p>0.0539095548617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5707963267949" calcext:value-type="float">
            <text:p>0.15707963267949</text:p>
          </table:table-cell>
          <table:table-cell office:value-type="float" office:value="0.175492536625263" calcext:value-type="float">
            <text:p>0.17549253662526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60221225333079" calcext:value-type="float">
            <text:p>0.160221225333079</text:p>
          </table:table-cell>
          <table:table-cell office:value-type="float" office:value="0.290581309993232" calcext:value-type="float">
            <text:p>0.2905813099932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63362817986669" calcext:value-type="float">
            <text:p>0.163362817986669</text:p>
          </table:table-cell>
          <table:table-cell office:value-type="float" office:value="0.346818619326126" calcext:value-type="float">
            <text:p>0.3468186193261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66504410640259" calcext:value-type="float">
            <text:p>0.166504410640259</text:p>
          </table:table-cell>
          <table:table-cell office:value-type="float" office:value="0.0847454680538775" calcext:value-type="float">
            <text:p>0.0847454680538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69646003293849" calcext:value-type="float">
            <text:p>0.169646003293849</text:p>
          </table:table-cell>
          <table:table-cell office:value-type="float" office:value="0.0515859579663421" calcext:value-type="float">
            <text:p>0.0515859579663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72787595947439" calcext:value-type="float">
            <text:p>0.172787595947439</text:p>
          </table:table-cell>
          <table:table-cell office:value-type="float" office:value="0.0131249665821417" calcext:value-type="float">
            <text:p>0.0131249665821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75929188601028" calcext:value-type="float">
            <text:p>0.175929188601028</text:p>
          </table:table-cell>
          <table:table-cell office:value-type="float" office:value="0.230488918599059" calcext:value-type="float">
            <text:p>0.2304889185990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79070781254618" calcext:value-type="float">
            <text:p>0.179070781254618</text:p>
          </table:table-cell>
          <table:table-cell office:value-type="float" office:value="0.364512061209745" calcext:value-type="float">
            <text:p>0.3645120612097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82212373908208" calcext:value-type="float">
            <text:p>0.182212373908208</text:p>
          </table:table-cell>
          <table:table-cell office:value-type="float" office:value="0.209160283928916" calcext:value-type="float">
            <text:p>0.2091602839289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85353966561798" calcext:value-type="float">
            <text:p>0.185353966561798</text:p>
          </table:table-cell>
          <table:table-cell office:value-type="float" office:value="0.282229159057474" calcext:value-type="float">
            <text:p>0.2822291590574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88495559215388" calcext:value-type="float">
            <text:p>0.188495559215388</text:p>
          </table:table-cell>
          <table:table-cell office:value-type="float" office:value="0.372339757467952" calcext:value-type="float">
            <text:p>0.3723397574679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91637151868977" calcext:value-type="float">
            <text:p>0.191637151868977</text:p>
          </table:table-cell>
          <table:table-cell office:value-type="float" office:value="0.324450066292774" calcext:value-type="float">
            <text:p>0.3244500662927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94778744522567" calcext:value-type="float">
            <text:p>0.194778744522567</text:p>
          </table:table-cell>
          <table:table-cell office:value-type="float" office:value="0.395550515698115" calcext:value-type="float">
            <text:p>0.3955505156981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197920337176157" calcext:value-type="float">
            <text:p>0.197920337176157</text:p>
          </table:table-cell>
          <table:table-cell office:value-type="float" office:value="0.0179911653429525" calcext:value-type="float">
            <text:p>0.0179911653429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01061929829747" calcext:value-type="float">
            <text:p>0.201061929829747</text:p>
          </table:table-cell>
          <table:table-cell office:value-type="float" office:value="0.409638667802266" calcext:value-type="float">
            <text:p>0.4096386678022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04203522483337" calcext:value-type="float">
            <text:p>0.204203522483337</text:p>
          </table:table-cell>
          <table:table-cell office:value-type="float" office:value="0.286017576279785" calcext:value-type="float">
            <text:p>0.2860175762797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07345115136926" calcext:value-type="float">
            <text:p>0.207345115136926</text:p>
          </table:table-cell>
          <table:table-cell office:value-type="float" office:value="0.236280089819084" calcext:value-type="float">
            <text:p>0.2362800898190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10486707790516" calcext:value-type="float">
            <text:p>0.210486707790516</text:p>
          </table:table-cell>
          <table:table-cell office:value-type="float" office:value="0.322521369170675" calcext:value-type="float">
            <text:p>0.3225213691706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13628300444106" calcext:value-type="float">
            <text:p>0.213628300444106</text:p>
          </table:table-cell>
          <table:table-cell office:value-type="float" office:value="0.0226448123175002" calcext:value-type="float">
            <text:p>0.02264481231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16769893097696" calcext:value-type="float">
            <text:p>0.216769893097696</text:p>
          </table:table-cell>
          <table:table-cell office:value-type="float" office:value="0.0231530799837049" calcext:value-type="float">
            <text:p>0.0231530799837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19911485751286" calcext:value-type="float">
            <text:p>0.219911485751286</text:p>
          </table:table-cell>
          <table:table-cell office:value-type="float" office:value="0.146105338318033" calcext:value-type="float">
            <text:p>0.1461053383180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23053078404875" calcext:value-type="float">
            <text:p>0.223053078404875</text:p>
          </table:table-cell>
          <table:table-cell office:value-type="float" office:value="0.0639355133011732" calcext:value-type="float">
            <text:p>0.0639355133011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26194671058465" calcext:value-type="float">
            <text:p>0.226194671058465</text:p>
          </table:table-cell>
          <table:table-cell office:value-type="float" office:value="0.103536271323005" calcext:value-type="float">
            <text:p>0.1035362713230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29336263712055" calcext:value-type="float">
            <text:p>0.229336263712055</text:p>
          </table:table-cell>
          <table:table-cell office:value-type="float" office:value="0.155174126899323" calcext:value-type="float">
            <text:p>0.1551741268993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32477856365645" calcext:value-type="float">
            <text:p>0.232477856365645</text:p>
          </table:table-cell>
          <table:table-cell office:value-type="float" office:value="0.287100014035442" calcext:value-type="float">
            <text:p>0.2871000140354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35619449019234" calcext:value-type="float">
            <text:p>0.235619449019234</text:p>
          </table:table-cell>
          <table:table-cell office:value-type="float" office:value="0.0982901024882368" calcext:value-type="float">
            <text:p>0.0982901024882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38761041672824" calcext:value-type="float">
            <text:p>0.238761041672824</text:p>
          </table:table-cell>
          <table:table-cell office:value-type="float" office:value="0.0532846005316415" calcext:value-type="float">
            <text:p>0.0532846005316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41902634326414" calcext:value-type="float">
            <text:p>0.241902634326414</text:p>
          </table:table-cell>
          <table:table-cell office:value-type="float" office:value="0.163116962877473" calcext:value-type="float">
            <text:p>0.1631169628774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45044226980004" calcext:value-type="float">
            <text:p>0.245044226980004</text:p>
          </table:table-cell>
          <table:table-cell office:value-type="float" office:value="0.432826451572161" calcext:value-type="float">
            <text:p>0.4328264515721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48185819633594" calcext:value-type="float">
            <text:p>0.248185819633594</text:p>
          </table:table-cell>
          <table:table-cell office:value-type="float" office:value="0.0224964098769495" calcext:value-type="float">
            <text:p>0.0224964098769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51327412287183" calcext:value-type="float">
            <text:p>0.251327412287183</text:p>
          </table:table-cell>
          <table:table-cell office:value-type="float" office:value="0.440282072745666" calcext:value-type="float">
            <text:p>0.4402820727456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54469004940773" calcext:value-type="float">
            <text:p>0.254469004940773</text:p>
          </table:table-cell>
          <table:table-cell office:value-type="float" office:value="0.339265423321131" calcext:value-type="float">
            <text:p>0.3392654233211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57610597594363" calcext:value-type="float">
            <text:p>0.257610597594363</text:p>
          </table:table-cell>
          <table:table-cell office:value-type="float" office:value="0.036058092080329" calcext:value-type="float">
            <text:p>0.0360580920803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60752190247953" calcext:value-type="float">
            <text:p>0.260752190247953</text:p>
          </table:table-cell>
          <table:table-cell office:value-type="float" office:value="0.0212480185102523" calcext:value-type="float">
            <text:p>0.0212480185102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63893782901543" calcext:value-type="float">
            <text:p>0.263893782901543</text:p>
          </table:table-cell>
          <table:table-cell office:value-type="float" office:value="0.0857931411237948" calcext:value-type="float">
            <text:p>0.08579314112379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67035375555132" calcext:value-type="float">
            <text:p>0.267035375555132</text:p>
          </table:table-cell>
          <table:table-cell office:value-type="float" office:value="0.310156232302735" calcext:value-type="float">
            <text:p>0.3101562323027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70176968208722" calcext:value-type="float">
            <text:p>0.270176968208722</text:p>
          </table:table-cell>
          <table:table-cell office:value-type="float" office:value="0.211891974384506" calcext:value-type="float">
            <text:p>0.2118919743845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73318560862312" calcext:value-type="float">
            <text:p>0.273318560862312</text:p>
          </table:table-cell>
          <table:table-cell office:value-type="float" office:value="0.2325320235701" calcext:value-type="float">
            <text:p>0.23253202357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76460153515902" calcext:value-type="float">
            <text:p>0.276460153515902</text:p>
          </table:table-cell>
          <table:table-cell office:value-type="float" office:value="0.429320452918758" calcext:value-type="float">
            <text:p>0.4293204529187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79601746169492" calcext:value-type="float">
            <text:p>0.279601746169492</text:p>
          </table:table-cell>
          <table:table-cell office:value-type="float" office:value="0.346292025666978" calcext:value-type="float">
            <text:p>0.3462920256669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82743338823081" calcext:value-type="float">
            <text:p>0.282743338823081</text:p>
          </table:table-cell>
          <table:table-cell office:value-type="float" office:value="0.244674313801604" calcext:value-type="float">
            <text:p>0.24467431380160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85884931476671" calcext:value-type="float">
            <text:p>0.285884931476671</text:p>
          </table:table-cell>
          <table:table-cell office:value-type="float" office:value="0.0929417745283752" calcext:value-type="float">
            <text:p>0.0929417745283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89026524130261" calcext:value-type="float">
            <text:p>0.289026524130261</text:p>
          </table:table-cell>
          <table:table-cell office:value-type="float" office:value="0.126139332726615" calcext:value-type="float">
            <text:p>0.1261393327266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92168116783851" calcext:value-type="float">
            <text:p>0.292168116783851</text:p>
          </table:table-cell>
          <table:table-cell office:value-type="float" office:value="0.455583919453516" calcext:value-type="float">
            <text:p>0.4555839194535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95309709437441" calcext:value-type="float">
            <text:p>0.295309709437441</text:p>
          </table:table-cell>
          <table:table-cell office:value-type="float" office:value="0.222897097546633" calcext:value-type="float">
            <text:p>0.2228970975466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29845130209103" calcext:value-type="float">
            <text:p>0.29845130209103</text:p>
          </table:table-cell>
          <table:table-cell office:value-type="float" office:value="0.072238105844456" calcext:value-type="float">
            <text:p>0.0722381058444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0159289474462" calcext:value-type="float">
            <text:p>0.30159289474462</text:p>
          </table:table-cell>
          <table:table-cell office:value-type="float" office:value="0.0982264161749248" calcext:value-type="float">
            <text:p>0.0982264161749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0473448739821" calcext:value-type="float">
            <text:p>0.30473448739821</text:p>
          </table:table-cell>
          <table:table-cell office:value-type="float" office:value="0.323438064692479" calcext:value-type="float">
            <text:p>0.3234380646924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078760800518" calcext:value-type="float">
            <text:p>0.3078760800518</text:p>
          </table:table-cell>
          <table:table-cell office:value-type="float" office:value="0.367374514876828" calcext:value-type="float">
            <text:p>0.3673745148768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1101767270539" calcext:value-type="float">
            <text:p>0.31101767270539</text:p>
          </table:table-cell>
          <table:table-cell office:value-type="float" office:value="0.322360401517535" calcext:value-type="float">
            <text:p>0.3223604015175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14159265358979" calcext:value-type="float">
            <text:p>0.314159265358979</text:p>
          </table:table-cell>
          <table:table-cell office:value-type="float" office:value="0.159743397591922" calcext:value-type="float">
            <text:p>0.1597433975919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17300858012569" calcext:value-type="float">
            <text:p>0.317300858012569</text:p>
          </table:table-cell>
          <table:table-cell office:value-type="float" office:value="0.189191320908828" calcext:value-type="float">
            <text:p>0.1891913209088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20442450666159" calcext:value-type="float">
            <text:p>0.320442450666159</text:p>
          </table:table-cell>
          <table:table-cell office:value-type="float" office:value="0.459767039338413" calcext:value-type="float">
            <text:p>0.4597670393384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23584043319749" calcext:value-type="float">
            <text:p>0.323584043319749</text:p>
          </table:table-cell>
          <table:table-cell office:value-type="float" office:value="0.00680116927538715" calcext:value-type="float">
            <text:p>0.0068011692753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26725635973338" calcext:value-type="float">
            <text:p>0.326725635973338</text:p>
          </table:table-cell>
          <table:table-cell office:value-type="float" office:value="0.345905408828457" calcext:value-type="float">
            <text:p>0.3459054088284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29867228626928" calcext:value-type="float">
            <text:p>0.329867228626928</text:p>
          </table:table-cell>
          <table:table-cell office:value-type="float" office:value="0.435165685807241" calcext:value-type="float">
            <text:p>0.4351656858072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33008821280518" calcext:value-type="float">
            <text:p>0.333008821280518</text:p>
          </table:table-cell>
          <table:table-cell office:value-type="float" office:value="0.16281658007187" calcext:value-type="float">
            <text:p>0.162816580071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36150413934108" calcext:value-type="float">
            <text:p>0.336150413934108</text:p>
          </table:table-cell>
          <table:table-cell office:value-type="float" office:value="0.0128035780234185" calcext:value-type="float">
            <text:p>0.0128035780234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39292006587698" calcext:value-type="float">
            <text:p>0.339292006587698</text:p>
          </table:table-cell>
          <table:table-cell office:value-type="float" office:value="0.436936873997996" calcext:value-type="float">
            <text:p>0.4369368739979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42433599241288" calcext:value-type="float">
            <text:p>0.342433599241288</text:p>
          </table:table-cell>
          <table:table-cell office:value-type="float" office:value="0.372413896509951" calcext:value-type="float">
            <text:p>0.3724138965099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45575191894877" calcext:value-type="float">
            <text:p>0.345575191894877</text:p>
          </table:table-cell>
          <table:table-cell office:value-type="float" office:value="0.205850941819281" calcext:value-type="float">
            <text:p>0.2058509418192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48716784548467" calcext:value-type="float">
            <text:p>0.348716784548467</text:p>
          </table:table-cell>
          <table:table-cell office:value-type="float" office:value="0.0764252905646716" calcext:value-type="float">
            <text:p>0.0764252905646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51858377202057" calcext:value-type="float">
            <text:p>0.351858377202057</text:p>
          </table:table-cell>
          <table:table-cell office:value-type="float" office:value="0.0322873767177947" calcext:value-type="float">
            <text:p>0.03228737671779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54999969855647" calcext:value-type="float">
            <text:p>0.354999969855647</text:p>
          </table:table-cell>
          <table:table-cell office:value-type="float" office:value="0.416176484006811" calcext:value-type="float">
            <text:p>0.4161764840068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58141562509236" calcext:value-type="float">
            <text:p>0.358141562509236</text:p>
          </table:table-cell>
          <table:table-cell office:value-type="float" office:value="0.492627951404553" calcext:value-type="float">
            <text:p>0.4926279514045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61283155162826" calcext:value-type="float">
            <text:p>0.361283155162826</text:p>
          </table:table-cell>
          <table:table-cell office:value-type="float" office:value="0.490097715240533" calcext:value-type="float">
            <text:p>0.4900977152405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64424747816416" calcext:value-type="float">
            <text:p>0.364424747816416</text:p>
          </table:table-cell>
          <table:table-cell office:value-type="float" office:value="0.295442533650379" calcext:value-type="float">
            <text:p>0.2954425336503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67566340470006" calcext:value-type="float">
            <text:p>0.367566340470006</text:p>
          </table:table-cell>
          <table:table-cell office:value-type="float" office:value="0.0702147553862334" calcext:value-type="float">
            <text:p>0.0702147553862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70707933123596" calcext:value-type="float">
            <text:p>0.370707933123596</text:p>
          </table:table-cell>
          <table:table-cell office:value-type="float" office:value="0.330401127128355" calcext:value-type="float">
            <text:p>0.3304011271283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73849525777185" calcext:value-type="float">
            <text:p>0.373849525777185</text:p>
          </table:table-cell>
          <table:table-cell office:value-type="float" office:value="0.274647243709082" calcext:value-type="float">
            <text:p>0.27464724370908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76991118430775" calcext:value-type="float">
            <text:p>0.376991118430775</text:p>
          </table:table-cell>
          <table:table-cell office:value-type="float" office:value="0.485316355259831" calcext:value-type="float">
            <text:p>0.4853163552598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80132711084365" calcext:value-type="float">
            <text:p>0.380132711084365</text:p>
          </table:table-cell>
          <table:table-cell office:value-type="float" office:value="0.243785534388593" calcext:value-type="float">
            <text:p>0.2437855343885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83274303737955" calcext:value-type="float">
            <text:p>0.383274303737955</text:p>
          </table:table-cell>
          <table:table-cell office:value-type="float" office:value="0.247830288078041" calcext:value-type="float">
            <text:p>0.2478302880780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86415896391545" calcext:value-type="float">
            <text:p>0.386415896391545</text:p>
          </table:table-cell>
          <table:table-cell office:value-type="float" office:value="0.298610981415606" calcext:value-type="float">
            <text:p>0.2986109814156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89557489045134" calcext:value-type="float">
            <text:p>0.389557489045134</text:p>
          </table:table-cell>
          <table:table-cell office:value-type="float" office:value="0.0641933847368115" calcext:value-type="float">
            <text:p>0.0641933847368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92699081698724" calcext:value-type="float">
            <text:p>0.392699081698724</text:p>
          </table:table-cell>
          <table:table-cell office:value-type="float" office:value="0.393484433051565" calcext:value-type="float">
            <text:p>0.3934844330515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95840674352314" calcext:value-type="float">
            <text:p>0.395840674352314</text:p>
          </table:table-cell>
          <table:table-cell office:value-type="float" office:value="0.182174884288691" calcext:value-type="float">
            <text:p>0.1821748842886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398982267005904" calcext:value-type="float">
            <text:p>0.398982267005904</text:p>
          </table:table-cell>
          <table:table-cell office:value-type="float" office:value="0.0175668634358701" calcext:value-type="float">
            <text:p>0.017566863435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02123859659494" calcext:value-type="float">
            <text:p>0.402123859659494</text:p>
          </table:table-cell>
          <table:table-cell office:value-type="float" office:value="0.381050886701855" calcext:value-type="float">
            <text:p>0.3810508867018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05265452313083" calcext:value-type="float">
            <text:p>0.405265452313083</text:p>
          </table:table-cell>
          <table:table-cell office:value-type="float" office:value="0.42187591275882" calcext:value-type="float">
            <text:p>0.4218759127588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08407044966673" calcext:value-type="float">
            <text:p>0.408407044966673</text:p>
          </table:table-cell>
          <table:table-cell office:value-type="float" office:value="0.432768674690697" calcext:value-type="float">
            <text:p>0.4327686746906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11548637620263" calcext:value-type="float">
            <text:p>0.411548637620263</text:p>
          </table:table-cell>
          <table:table-cell office:value-type="float" office:value="0.394092520147495" calcext:value-type="float">
            <text:p>0.39409252014749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14690230273853" calcext:value-type="float">
            <text:p>0.414690230273853</text:p>
          </table:table-cell>
          <table:table-cell office:value-type="float" office:value="0.464831449357753" calcext:value-type="float">
            <text:p>0.4648314493577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17831822927443" calcext:value-type="float">
            <text:p>0.417831822927443</text:p>
          </table:table-cell>
          <table:table-cell office:value-type="float" office:value="0.0694849715962186" calcext:value-type="float">
            <text:p>0.0694849715962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20973415581032" calcext:value-type="float">
            <text:p>0.420973415581032</text:p>
          </table:table-cell>
          <table:table-cell office:value-type="float" office:value="0.200081813009165" calcext:value-type="float">
            <text:p>0.2000818130091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24115008234622" calcext:value-type="float">
            <text:p>0.424115008234622</text:p>
          </table:table-cell>
          <table:table-cell office:value-type="float" office:value="0.315214053564426" calcext:value-type="float">
            <text:p>0.3152140535644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27256600888212" calcext:value-type="float">
            <text:p>0.427256600888212</text:p>
          </table:table-cell>
          <table:table-cell office:value-type="float" office:value="0.147710911980397" calcext:value-type="float">
            <text:p>0.1477109119803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30398193541802" calcext:value-type="float">
            <text:p>0.430398193541802</text:p>
          </table:table-cell>
          <table:table-cell office:value-type="float" office:value="0.275459118414303" calcext:value-type="float">
            <text:p>0.27545911841430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33539786195391" calcext:value-type="float">
            <text:p>0.433539786195391</text:p>
          </table:table-cell>
          <table:table-cell office:value-type="float" office:value="0.091430355163959" calcext:value-type="float">
            <text:p>0.0914303551639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36681378848981" calcext:value-type="float">
            <text:p>0.436681378848981</text:p>
          </table:table-cell>
          <table:table-cell office:value-type="float" office:value="0.117461059911707" calcext:value-type="float">
            <text:p>0.1174610599117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39822971502571" calcext:value-type="float">
            <text:p>0.439822971502571</text:p>
          </table:table-cell>
          <table:table-cell office:value-type="float" office:value="0.350368627580001" calcext:value-type="float">
            <text:p>0.3503686275800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42964564156161" calcext:value-type="float">
            <text:p>0.442964564156161</text:p>
          </table:table-cell>
          <table:table-cell office:value-type="float" office:value="0.197750019051545" calcext:value-type="float">
            <text:p>0.1977500190515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46106156809751" calcext:value-type="float">
            <text:p>0.446106156809751</text:p>
          </table:table-cell>
          <table:table-cell office:value-type="float" office:value="0.106154786175673" calcext:value-type="float">
            <text:p>0.1061547861756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4924774946334" calcext:value-type="float">
            <text:p>0.44924774946334</text:p>
          </table:table-cell>
          <table:table-cell office:value-type="float" office:value="0.393295841410057" calcext:value-type="float">
            <text:p>0.3932958414100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5238934211693" calcext:value-type="float">
            <text:p>0.45238934211693</text:p>
          </table:table-cell>
          <table:table-cell office:value-type="float" office:value="0.493491248206084" calcext:value-type="float">
            <text:p>0.4934912482060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5553093477052" calcext:value-type="float">
            <text:p>0.45553093477052</text:p>
          </table:table-cell>
          <table:table-cell office:value-type="float" office:value="0.255733395374416" calcext:value-type="float">
            <text:p>0.2557333953744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5867252742411" calcext:value-type="float">
            <text:p>0.45867252742411</text:p>
          </table:table-cell>
          <table:table-cell office:value-type="float" office:value="0.340480402107513" calcext:value-type="float">
            <text:p>0.3404804021075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618141200777" calcext:value-type="float">
            <text:p>0.4618141200777</text:p>
          </table:table-cell>
          <table:table-cell office:value-type="float" office:value="0.0258581862929798" calcext:value-type="float">
            <text:p>0.025858186292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64955712731289" calcext:value-type="float">
            <text:p>0.464955712731289</text:p>
          </table:table-cell>
          <table:table-cell office:value-type="float" office:value="0.404133104975646" calcext:value-type="float">
            <text:p>0.4041331049756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68097305384879" calcext:value-type="float">
            <text:p>0.468097305384879</text:p>
          </table:table-cell>
          <table:table-cell office:value-type="float" office:value="0.321669064672779" calcext:value-type="float">
            <text:p>0.3216690646727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71238898038469" calcext:value-type="float">
            <text:p>0.471238898038469</text:p>
          </table:table-cell>
          <table:table-cell office:value-type="float" office:value="0.309337792599174" calcext:value-type="float">
            <text:p>0.3093377925991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74380490692059" calcext:value-type="float">
            <text:p>0.474380490692059</text:p>
          </table:table-cell>
          <table:table-cell office:value-type="float" office:value="0.181902818705429" calcext:value-type="float">
            <text:p>0.1819028187054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77522083345649" calcext:value-type="float">
            <text:p>0.477522083345649</text:p>
          </table:table-cell>
          <table:table-cell office:value-type="float" office:value="0.181864863727196" calcext:value-type="float">
            <text:p>0.1818648637271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80663675999238" calcext:value-type="float">
            <text:p>0.480663675999238</text:p>
          </table:table-cell>
          <table:table-cell office:value-type="float" office:value="0.302150105892034" calcext:value-type="float">
            <text:p>0.3021501058920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83805268652828" calcext:value-type="float">
            <text:p>0.483805268652828</text:p>
          </table:table-cell>
          <table:table-cell office:value-type="float" office:value="0.451884382814661" calcext:value-type="float">
            <text:p>0.4518843828146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86946861306418" calcext:value-type="float">
            <text:p>0.486946861306418</text:p>
          </table:table-cell>
          <table:table-cell office:value-type="float" office:value="0.0952861924505699" calcext:value-type="float">
            <text:p>0.095286192450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90088453960008" calcext:value-type="float">
            <text:p>0.490088453960008</text:p>
          </table:table-cell>
          <table:table-cell office:value-type="float" office:value="0.061354929737935" calcext:value-type="float">
            <text:p>0.0613549297379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93230046613598" calcext:value-type="float">
            <text:p>0.493230046613598</text:p>
          </table:table-cell>
          <table:table-cell office:value-type="float" office:value="0.103633238730779" calcext:value-type="float">
            <text:p>0.1036332387307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96371639267187" calcext:value-type="float">
            <text:p>0.496371639267187</text:p>
          </table:table-cell>
          <table:table-cell office:value-type="float" office:value="0.209301145308153" calcext:value-type="float">
            <text:p>0.2093011453081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499513231920777" calcext:value-type="float">
            <text:p>0.499513231920777</text:p>
          </table:table-cell>
          <table:table-cell office:value-type="float" office:value="0.238314561031588" calcext:value-type="float">
            <text:p>0.2383145610315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02654824574367" calcext:value-type="float">
            <text:p>0.502654824574367</text:p>
          </table:table-cell>
          <table:table-cell office:value-type="float" office:value="0.43076525012515" calcext:value-type="float">
            <text:p>0.430765250125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05796417227957" calcext:value-type="float">
            <text:p>0.505796417227957</text:p>
          </table:table-cell>
          <table:table-cell office:value-type="float" office:value="0.164147816877633" calcext:value-type="float">
            <text:p>0.1641478168776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08938009881546" calcext:value-type="float">
            <text:p>0.508938009881546</text:p>
          </table:table-cell>
          <table:table-cell office:value-type="float" office:value="0.383400666421838" calcext:value-type="float">
            <text:p>0.3834006664218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12079602535136" calcext:value-type="float">
            <text:p>0.512079602535136</text:p>
          </table:table-cell>
          <table:table-cell office:value-type="float" office:value="0.0330870598593636" calcext:value-type="float">
            <text:p>0.0330870598593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15221195188726" calcext:value-type="float">
            <text:p>0.515221195188726</text:p>
          </table:table-cell>
          <table:table-cell office:value-type="float" office:value="0.113147142698734" calcext:value-type="float">
            <text:p>0.1131471426987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18362787842316" calcext:value-type="float">
            <text:p>0.518362787842316</text:p>
          </table:table-cell>
          <table:table-cell office:value-type="float" office:value="0.0569189777626316" calcext:value-type="float">
            <text:p>0.0569189777626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21504380495906" calcext:value-type="float">
            <text:p>0.521504380495906</text:p>
          </table:table-cell>
          <table:table-cell office:value-type="float" office:value="0.36737999475515" calcext:value-type="float">
            <text:p>0.367379994755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24645973149495" calcext:value-type="float">
            <text:p>0.524645973149495</text:p>
          </table:table-cell>
          <table:table-cell office:value-type="float" office:value="0.372240741817788" calcext:value-type="float">
            <text:p>0.3722407418177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27787565803085" calcext:value-type="float">
            <text:p>0.527787565803085</text:p>
          </table:table-cell>
          <table:table-cell office:value-type="float" office:value="0.221138661007252" calcext:value-type="float">
            <text:p>0.2211386610072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30929158456675" calcext:value-type="float">
            <text:p>0.530929158456675</text:p>
          </table:table-cell>
          <table:table-cell office:value-type="float" office:value="0.321952405061929" calcext:value-type="float">
            <text:p>0.3219524050619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34070751110265" calcext:value-type="float">
            <text:p>0.534070751110265</text:p>
          </table:table-cell>
          <table:table-cell office:value-type="float" office:value="0.0419754153567816" calcext:value-type="float">
            <text:p>0.04197541535678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37212343763855" calcext:value-type="float">
            <text:p>0.537212343763855</text:p>
          </table:table-cell>
          <table:table-cell office:value-type="float" office:value="0.00957425174072468" calcext:value-type="float">
            <text:p>0.0095742517407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40353936417444" calcext:value-type="float">
            <text:p>0.540353936417444</text:p>
          </table:table-cell>
          <table:table-cell office:value-type="float" office:value="0.171477815421946" calcext:value-type="float">
            <text:p>0.1714778154219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43495529071034" calcext:value-type="float">
            <text:p>0.543495529071034</text:p>
          </table:table-cell>
          <table:table-cell office:value-type="float" office:value="0.240138764651624" calcext:value-type="float">
            <text:p>0.2401387646516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46637121724624" calcext:value-type="float">
            <text:p>0.546637121724624</text:p>
          </table:table-cell>
          <table:table-cell office:value-type="float" office:value="0.0401935829386505" calcext:value-type="float">
            <text:p>0.0401935829386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49778714378214" calcext:value-type="float">
            <text:p>0.549778714378214</text:p>
          </table:table-cell>
          <table:table-cell office:value-type="float" office:value="0.270219847252574" calcext:value-type="float">
            <text:p>0.2702198472525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52920307031804" calcext:value-type="float">
            <text:p>0.552920307031804</text:p>
          </table:table-cell>
          <table:table-cell office:value-type="float" office:value="0.398951585531191" calcext:value-type="float">
            <text:p>0.3989515855311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56061899685393" calcext:value-type="float">
            <text:p>0.556061899685393</text:p>
          </table:table-cell>
          <table:table-cell office:value-type="float" office:value="0.321825644277605" calcext:value-type="float">
            <text:p>0.3218256442776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59203492338983" calcext:value-type="float">
            <text:p>0.559203492338983</text:p>
          </table:table-cell>
          <table:table-cell office:value-type="float" office:value="0.214487220268472" calcext:value-type="float">
            <text:p>0.2144872202684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62345084992573" calcext:value-type="float">
            <text:p>0.562345084992573</text:p>
          </table:table-cell>
          <table:table-cell office:value-type="float" office:value="0.216262472329232" calcext:value-type="float">
            <text:p>0.2162624723292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65486677646163" calcext:value-type="float">
            <text:p>0.565486677646163</text:p>
          </table:table-cell>
          <table:table-cell office:value-type="float" office:value="0.0555546311022371" calcext:value-type="float">
            <text:p>0.0555546311022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68628270299753" calcext:value-type="float">
            <text:p>0.568628270299753</text:p>
          </table:table-cell>
          <table:table-cell office:value-type="float" office:value="0.434461389741445" calcext:value-type="float">
            <text:p>0.4344613897414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71769862953342" calcext:value-type="float">
            <text:p>0.571769862953342</text:p>
          </table:table-cell>
          <table:table-cell office:value-type="float" office:value="0.140533466759523" calcext:value-type="float">
            <text:p>0.1405334667595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74911455606932" calcext:value-type="float">
            <text:p>0.574911455606932</text:p>
          </table:table-cell>
          <table:table-cell office:value-type="float" office:value="0.28157138458965" calcext:value-type="float">
            <text:p>0.281571384589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78053048260522" calcext:value-type="float">
            <text:p>0.578053048260522</text:p>
          </table:table-cell>
          <table:table-cell office:value-type="float" office:value="0.0805779084545166" calcext:value-type="float">
            <text:p>0.0805779084545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81194640914112" calcext:value-type="float">
            <text:p>0.581194640914112</text:p>
          </table:table-cell>
          <table:table-cell office:value-type="float" office:value="0.466081249574494" calcext:value-type="float">
            <text:p>0.4660812495744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84336233567702" calcext:value-type="float">
            <text:p>0.584336233567702</text:p>
          </table:table-cell>
          <table:table-cell office:value-type="float" office:value="0.43680670057984" calcext:value-type="float">
            <text:p>0.436806700579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87477826221291" calcext:value-type="float">
            <text:p>0.587477826221291</text:p>
          </table:table-cell>
          <table:table-cell office:value-type="float" office:value="0.229752912818867" calcext:value-type="float">
            <text:p>0.2297529128188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90619418874881" calcext:value-type="float">
            <text:p>0.590619418874881</text:p>
          </table:table-cell>
          <table:table-cell office:value-type="float" office:value="0.0406653871927418" calcext:value-type="float">
            <text:p>0.0406653871927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93761011528471" calcext:value-type="float">
            <text:p>0.593761011528471</text:p>
          </table:table-cell>
          <table:table-cell office:value-type="float" office:value="0.462419721668924" calcext:value-type="float">
            <text:p>0.4624197216689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596902604182061" calcext:value-type="float">
            <text:p>0.596902604182061</text:p>
          </table:table-cell>
          <table:table-cell office:value-type="float" office:value="0.0226391126834916" calcext:value-type="float">
            <text:p>0.0226391126834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00044196835651" calcext:value-type="float">
            <text:p>0.600044196835651</text:p>
          </table:table-cell>
          <table:table-cell office:value-type="float" office:value="0.278590887361509" calcext:value-type="float">
            <text:p>0.2785908873615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0318578948924" calcext:value-type="float">
            <text:p>0.60318578948924</text:p>
          </table:table-cell>
          <table:table-cell office:value-type="float" office:value="0.0202587924540393" calcext:value-type="float">
            <text:p>0.0202587924540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0632738214283" calcext:value-type="float">
            <text:p>0.60632738214283</text:p>
          </table:table-cell>
          <table:table-cell office:value-type="float" office:value="0.386967124788588" calcext:value-type="float">
            <text:p>0.3869671247885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0946897479642" calcext:value-type="float">
            <text:p>0.60946897479642</text:p>
          </table:table-cell>
          <table:table-cell office:value-type="float" office:value="0.149327855912204" calcext:value-type="float">
            <text:p>0.14932785591220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1261056745001" calcext:value-type="float">
            <text:p>0.61261056745001</text:p>
          </table:table-cell>
          <table:table-cell office:value-type="float" office:value="0.175001242447518" calcext:value-type="float">
            <text:p>0.1750012424475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15752160103599" calcext:value-type="float">
            <text:p>0.615752160103599</text:p>
          </table:table-cell>
          <table:table-cell office:value-type="float" office:value="0.471064923825672" calcext:value-type="float">
            <text:p>0.4710649238256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18893752757189" calcext:value-type="float">
            <text:p>0.618893752757189</text:p>
          </table:table-cell>
          <table:table-cell office:value-type="float" office:value="0.390056830489011" calcext:value-type="float">
            <text:p>0.3900568304890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22035345410779" calcext:value-type="float">
            <text:p>0.622035345410779</text:p>
          </table:table-cell>
          <table:table-cell office:value-type="float" office:value="0.0741264358336951" calcext:value-type="float">
            <text:p>0.07412643583369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25176938064369" calcext:value-type="float">
            <text:p>0.625176938064369</text:p>
          </table:table-cell>
          <table:table-cell office:value-type="float" office:value="0.443494582923148" calcext:value-type="float">
            <text:p>0.4434945829231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28318530717959" calcext:value-type="float">
            <text:p>0.628318530717959</text:p>
          </table:table-cell>
          <table:table-cell office:value-type="float" office:value="0.284280890357447" calcext:value-type="float">
            <text:p>0.28428089035744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31460123371548" calcext:value-type="float">
            <text:p>0.631460123371548</text:p>
          </table:table-cell>
          <table:table-cell office:value-type="float" office:value="0.318890640393694" calcext:value-type="float">
            <text:p>0.3188906403936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34601716025138" calcext:value-type="float">
            <text:p>0.634601716025138</text:p>
          </table:table-cell>
          <table:table-cell office:value-type="float" office:value="0.22684851237251" calcext:value-type="float">
            <text:p>0.226848512372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37743308678728" calcext:value-type="float">
            <text:p>0.637743308678728</text:p>
          </table:table-cell>
          <table:table-cell office:value-type="float" office:value="0.0805274002789827" calcext:value-type="float">
            <text:p>0.0805274002789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40884901332318" calcext:value-type="float">
            <text:p>0.640884901332318</text:p>
          </table:table-cell>
          <table:table-cell office:value-type="float" office:value="0.181264839481084" calcext:value-type="float">
            <text:p>0.1812648394810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44026493985908" calcext:value-type="float">
            <text:p>0.644026493985908</text:p>
          </table:table-cell>
          <table:table-cell office:value-type="float" office:value="0.473484682978619" calcext:value-type="float">
            <text:p>0.4734846829786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47168086639497" calcext:value-type="float">
            <text:p>0.647168086639497</text:p>
          </table:table-cell>
          <table:table-cell office:value-type="float" office:value="0.24906656941725" calcext:value-type="float">
            <text:p>0.249066569417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50309679293087" calcext:value-type="float">
            <text:p>0.650309679293087</text:p>
          </table:table-cell>
          <table:table-cell office:value-type="float" office:value="0.132016090407565" calcext:value-type="float">
            <text:p>0.1320160904075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53451271946677" calcext:value-type="float">
            <text:p>0.653451271946677</text:p>
          </table:table-cell>
          <table:table-cell office:value-type="float" office:value="0.493159884456928" calcext:value-type="float">
            <text:p>0.4931598844569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56592864600267" calcext:value-type="float">
            <text:p>0.656592864600267</text:p>
          </table:table-cell>
          <table:table-cell office:value-type="float" office:value="0.451213498354853" calcext:value-type="float">
            <text:p>0.4512134983548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59734457253857" calcext:value-type="float">
            <text:p>0.659734457253857</text:p>
          </table:table-cell>
          <table:table-cell office:value-type="float" office:value="0.0157527748501006" calcext:value-type="float">
            <text:p>0.0157527748501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62876049907446" calcext:value-type="float">
            <text:p>0.662876049907446</text:p>
          </table:table-cell>
          <table:table-cell office:value-type="float" office:value="0.104246691602144" calcext:value-type="float">
            <text:p>0.1042466916021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66017642561036" calcext:value-type="float">
            <text:p>0.666017642561036</text:p>
          </table:table-cell>
          <table:table-cell office:value-type="float" office:value="0.0915049400341774" calcext:value-type="float">
            <text:p>0.0915049400341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69159235214626" calcext:value-type="float">
            <text:p>0.669159235214626</text:p>
          </table:table-cell>
          <table:table-cell office:value-type="float" office:value="0.465631230410049" calcext:value-type="float">
            <text:p>0.4656312304100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72300827868216" calcext:value-type="float">
            <text:p>0.672300827868216</text:p>
          </table:table-cell>
          <table:table-cell office:value-type="float" office:value="0.306429022223952" calcext:value-type="float">
            <text:p>0.3064290222239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75442420521806" calcext:value-type="float">
            <text:p>0.675442420521806</text:p>
          </table:table-cell>
          <table:table-cell office:value-type="float" office:value="0.426098117524007" calcext:value-type="float">
            <text:p>0.4260981175240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78584013175395" calcext:value-type="float">
            <text:p>0.678584013175395</text:p>
          </table:table-cell>
          <table:table-cell office:value-type="float" office:value="0.0682948925411572" calcext:value-type="float">
            <text:p>0.0682948925411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81725605828985" calcext:value-type="float">
            <text:p>0.681725605828985</text:p>
          </table:table-cell>
          <table:table-cell office:value-type="float" office:value="0.456901853727585" calcext:value-type="float">
            <text:p>0.4569018537275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84867198482575" calcext:value-type="float">
            <text:p>0.684867198482575</text:p>
          </table:table-cell>
          <table:table-cell office:value-type="float" office:value="0.48813153159101" calcext:value-type="float">
            <text:p>0.488131531591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88008791136165" calcext:value-type="float">
            <text:p>0.688008791136165</text:p>
          </table:table-cell>
          <table:table-cell office:value-type="float" office:value="0.393474106382455" calcext:value-type="float">
            <text:p>0.3934741063824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91150383789755" calcext:value-type="float">
            <text:p>0.691150383789755</text:p>
          </table:table-cell>
          <table:table-cell office:value-type="float" office:value="0.0237311436131706" calcext:value-type="float">
            <text:p>0.0237311436131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94291976443344" calcext:value-type="float">
            <text:p>0.694291976443344</text:p>
          </table:table-cell>
          <table:table-cell office:value-type="float" office:value="0.150376943857514" calcext:value-type="float">
            <text:p>0.1503769438575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697433569096934" calcext:value-type="float">
            <text:p>0.697433569096934</text:p>
          </table:table-cell>
          <table:table-cell office:value-type="float" office:value="0.350836268633898" calcext:value-type="float">
            <text:p>0.3508362686338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00575161750524" calcext:value-type="float">
            <text:p>0.700575161750524</text:p>
          </table:table-cell>
          <table:table-cell office:value-type="float" office:value="0.0671490981092787" calcext:value-type="float">
            <text:p>0.0671490981092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03716754404114" calcext:value-type="float">
            <text:p>0.703716754404114</text:p>
          </table:table-cell>
          <table:table-cell office:value-type="float" office:value="0.157667351589122" calcext:value-type="float">
            <text:p>0.1576673515891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06858347057703" calcext:value-type="float">
            <text:p>0.706858347057703</text:p>
          </table:table-cell>
          <table:table-cell office:value-type="float" office:value="0.0214584623725547" calcext:value-type="float">
            <text:p>0.0214584623725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09999939711293" calcext:value-type="float">
            <text:p>0.709999939711293</text:p>
          </table:table-cell>
          <table:table-cell office:value-type="float" office:value="0.367984484558436" calcext:value-type="float">
            <text:p>0.3679844845584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13141532364883" calcext:value-type="float">
            <text:p>0.713141532364883</text:p>
          </table:table-cell>
          <table:table-cell office:value-type="float" office:value="0.169895059903046" calcext:value-type="float">
            <text:p>0.1698950599030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16283125018473" calcext:value-type="float">
            <text:p>0.716283125018473</text:p>
          </table:table-cell>
          <table:table-cell office:value-type="float" office:value="0.0752907019422895" calcext:value-type="float">
            <text:p>0.075290701942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19424717672063" calcext:value-type="float">
            <text:p>0.719424717672063</text:p>
          </table:table-cell>
          <table:table-cell office:value-type="float" office:value="0.0150510708187924" calcext:value-type="float">
            <text:p>0.0150510708187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22566310325652" calcext:value-type="float">
            <text:p>0.722566310325652</text:p>
          </table:table-cell>
          <table:table-cell office:value-type="float" office:value="0.348198419088505" calcext:value-type="float">
            <text:p>0.3481984190885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25707902979242" calcext:value-type="float">
            <text:p>0.725707902979242</text:p>
          </table:table-cell>
          <table:table-cell office:value-type="float" office:value="0.0196420243002353" calcext:value-type="float">
            <text:p>0.0196420243002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28849495632832" calcext:value-type="float">
            <text:p>0.728849495632832</text:p>
          </table:table-cell>
          <table:table-cell office:value-type="float" office:value="0.335289186091079" calcext:value-type="float">
            <text:p>0.3352891860910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31991088286422" calcext:value-type="float">
            <text:p>0.731991088286422</text:p>
          </table:table-cell>
          <table:table-cell office:value-type="float" office:value="0.438106569576929" calcext:value-type="float">
            <text:p>0.4381065695769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35132680940012" calcext:value-type="float">
            <text:p>0.735132680940012</text:p>
          </table:table-cell>
          <table:table-cell office:value-type="float" office:value="0.486110182279071" calcext:value-type="float">
            <text:p>0.4861101822790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38274273593601" calcext:value-type="float">
            <text:p>0.738274273593601</text:p>
          </table:table-cell>
          <table:table-cell office:value-type="float" office:value="0.13549368748993" calcext:value-type="float">
            <text:p>0.135493687489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41415866247191" calcext:value-type="float">
            <text:p>0.741415866247191</text:p>
          </table:table-cell>
          <table:table-cell office:value-type="float" office:value="0.0351234256984702" calcext:value-type="float">
            <text:p>0.0351234256984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44557458900781" calcext:value-type="float">
            <text:p>0.744557458900781</text:p>
          </table:table-cell>
          <table:table-cell office:value-type="float" office:value="0.353997635191952" calcext:value-type="float">
            <text:p>0.3539976351919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47699051554371" calcext:value-type="float">
            <text:p>0.747699051554371</text:p>
          </table:table-cell>
          <table:table-cell office:value-type="float" office:value="0.16291467432091" calcext:value-type="float">
            <text:p>0.162914674320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50840644207961" calcext:value-type="float">
            <text:p>0.750840644207961</text:p>
          </table:table-cell>
          <table:table-cell office:value-type="float" office:value="0.364459378791075" calcext:value-type="float">
            <text:p>0.3644593787910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5398223686155" calcext:value-type="float">
            <text:p>0.75398223686155</text:p>
          </table:table-cell>
          <table:table-cell office:value-type="float" office:value="0.0411773926326515" calcext:value-type="float">
            <text:p>0.0411773926326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5712382951514" calcext:value-type="float">
            <text:p>0.75712382951514</text:p>
          </table:table-cell>
          <table:table-cell office:value-type="float" office:value="0.00472081982428702" calcext:value-type="float">
            <text:p>0.0047208198242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6026542216873" calcext:value-type="float">
            <text:p>0.76026542216873</text:p>
          </table:table-cell>
          <table:table-cell office:value-type="float" office:value="0.0172081309265418" calcext:value-type="float">
            <text:p>0.0172081309265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6340701482232" calcext:value-type="float">
            <text:p>0.76340701482232</text:p>
          </table:table-cell>
          <table:table-cell office:value-type="float" office:value="0.1426665454213" calcext:value-type="float">
            <text:p>0.14266654542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6654860747591" calcext:value-type="float">
            <text:p>0.76654860747591</text:p>
          </table:table-cell>
          <table:table-cell office:value-type="float" office:value="0.0844345758533365" calcext:value-type="float">
            <text:p>0.0844345758533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69690200129499" calcext:value-type="float">
            <text:p>0.769690200129499</text:p>
          </table:table-cell>
          <table:table-cell office:value-type="float" office:value="0.063132289834043" calcext:value-type="float">
            <text:p>0.0631322898340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72831792783089" calcext:value-type="float">
            <text:p>0.772831792783089</text:p>
          </table:table-cell>
          <table:table-cell office:value-type="float" office:value="0.167476614352811" calcext:value-type="float">
            <text:p>0.1674766143528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75973385436679" calcext:value-type="float">
            <text:p>0.775973385436679</text:p>
          </table:table-cell>
          <table:table-cell office:value-type="float" office:value="0.251771667065405" calcext:value-type="float">
            <text:p>0.2517716670654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79114978090269" calcext:value-type="float">
            <text:p>0.779114978090269</text:p>
          </table:table-cell>
          <table:table-cell office:value-type="float" office:value="0.275996151284836" calcext:value-type="float">
            <text:p>0.2759961512848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82256570743859" calcext:value-type="float">
            <text:p>0.782256570743859</text:p>
          </table:table-cell>
          <table:table-cell office:value-type="float" office:value="0.165452308452558" calcext:value-type="float">
            <text:p>0.1654523084525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85398163397448" calcext:value-type="float">
            <text:p>0.785398163397448</text:p>
          </table:table-cell>
          <table:table-cell office:value-type="float" office:value="0.118487927901489" calcext:value-type="float">
            <text:p>0.1184879279014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88539756051038" calcext:value-type="float">
            <text:p>0.788539756051038</text:p>
          </table:table-cell>
          <table:table-cell office:value-type="float" office:value="0.457100979016313" calcext:value-type="float">
            <text:p>0.4571009790163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91681348704628" calcext:value-type="float">
            <text:p>0.791681348704628</text:p>
          </table:table-cell>
          <table:table-cell office:value-type="float" office:value="0.34503783437621" calcext:value-type="float">
            <text:p>0.345037834376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94822941358218" calcext:value-type="float">
            <text:p>0.794822941358218</text:p>
          </table:table-cell>
          <table:table-cell office:value-type="float" office:value="0.277046412514285" calcext:value-type="float">
            <text:p>0.2770464125142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797964534011807" calcext:value-type="float">
            <text:p>0.797964534011807</text:p>
          </table:table-cell>
          <table:table-cell office:value-type="float" office:value="0.316256601308968" calcext:value-type="float">
            <text:p>0.3162566013089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01106126665397" calcext:value-type="float">
            <text:p>0.801106126665397</text:p>
          </table:table-cell>
          <table:table-cell office:value-type="float" office:value="0.365083272837571" calcext:value-type="float">
            <text:p>0.3650832728375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04247719318987" calcext:value-type="float">
            <text:p>0.804247719318987</text:p>
          </table:table-cell>
          <table:table-cell office:value-type="float" office:value="0.131486919942761" calcext:value-type="float">
            <text:p>0.1314869199427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07389311972577" calcext:value-type="float">
            <text:p>0.807389311972577</text:p>
          </table:table-cell>
          <table:table-cell office:value-type="float" office:value="0.337414564971835" calcext:value-type="float">
            <text:p>0.3374145649718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10530904626167" calcext:value-type="float">
            <text:p>0.810530904626167</text:p>
          </table:table-cell>
          <table:table-cell office:value-type="float" office:value="0.266870307689886" calcext:value-type="float">
            <text:p>0.2668703076898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13672497279756" calcext:value-type="float">
            <text:p>0.813672497279756</text:p>
          </table:table-cell>
          <table:table-cell office:value-type="float" office:value="0.237877825458893" calcext:value-type="float">
            <text:p>0.2378778254588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16814089933346" calcext:value-type="float">
            <text:p>0.816814089933346</text:p>
          </table:table-cell>
          <table:table-cell office:value-type="float" office:value="0.317715197327034" calcext:value-type="float">
            <text:p>0.3177151973270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19955682586936" calcext:value-type="float">
            <text:p>0.819955682586936</text:p>
          </table:table-cell>
          <table:table-cell office:value-type="float" office:value="0.419525947064699" calcext:value-type="float">
            <text:p>0.4195259470646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23097275240526" calcext:value-type="float">
            <text:p>0.823097275240526</text:p>
          </table:table-cell>
          <table:table-cell office:value-type="float" office:value="0.0874137056977923" calcext:value-type="float">
            <text:p>0.0874137056977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26238867894116" calcext:value-type="float">
            <text:p>0.826238867894116</text:p>
          </table:table-cell>
          <table:table-cell office:value-type="float" office:value="0.0132915487974425" calcext:value-type="float">
            <text:p>0.0132915487974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29380460547705" calcext:value-type="float">
            <text:p>0.829380460547705</text:p>
          </table:table-cell>
          <table:table-cell office:value-type="float" office:value="0.187327595035352" calcext:value-type="float">
            <text:p>0.1873275950353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32522053201295" calcext:value-type="float">
            <text:p>0.832522053201295</text:p>
          </table:table-cell>
          <table:table-cell office:value-type="float" office:value="0.328992708273229" calcext:value-type="float">
            <text:p>0.3289927082732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35663645854885" calcext:value-type="float">
            <text:p>0.835663645854885</text:p>
          </table:table-cell>
          <table:table-cell office:value-type="float" office:value="0.0981174255643937" calcext:value-type="float">
            <text:p>0.0981174255643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38805238508475" calcext:value-type="float">
            <text:p>0.838805238508475</text:p>
          </table:table-cell>
          <table:table-cell office:value-type="float" office:value="0.421952290386131" calcext:value-type="float">
            <text:p>0.4219522903861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41946831162065" calcext:value-type="float">
            <text:p>0.841946831162065</text:p>
          </table:table-cell>
          <table:table-cell office:value-type="float" office:value="0.0994873638606751" calcext:value-type="float">
            <text:p>0.0994873638606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45088423815654" calcext:value-type="float">
            <text:p>0.845088423815654</text:p>
          </table:table-cell>
          <table:table-cell office:value-type="float" office:value="0.173756811243461" calcext:value-type="float">
            <text:p>0.1737568112434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48230016469244" calcext:value-type="float">
            <text:p>0.848230016469244</text:p>
          </table:table-cell>
          <table:table-cell office:value-type="float" office:value="0.323589251184338" calcext:value-type="float">
            <text:p>0.3235892511843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51371609122834" calcext:value-type="float">
            <text:p>0.851371609122834</text:p>
          </table:table-cell>
          <table:table-cell office:value-type="float" office:value="0.346865899130477" calcext:value-type="float">
            <text:p>0.3468658991304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54513201776424" calcext:value-type="float">
            <text:p>0.854513201776424</text:p>
          </table:table-cell>
          <table:table-cell office:value-type="float" office:value="0.488432888027319" calcext:value-type="float">
            <text:p>0.4884328880273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57654794430014" calcext:value-type="float">
            <text:p>0.857654794430014</text:p>
          </table:table-cell>
          <table:table-cell office:value-type="float" office:value="0.00321248829296061" calcext:value-type="float">
            <text:p>0.0032124882929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60796387083603" calcext:value-type="float">
            <text:p>0.860796387083603</text:p>
          </table:table-cell>
          <table:table-cell office:value-type="float" office:value="0.220113138244242" calcext:value-type="float">
            <text:p>0.2201131382442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63937979737193" calcext:value-type="float">
            <text:p>0.863937979737193</text:p>
          </table:table-cell>
          <table:table-cell office:value-type="float" office:value="0.312055427494392" calcext:value-type="float">
            <text:p>0.3120554274943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67079572390783" calcext:value-type="float">
            <text:p>0.867079572390783</text:p>
          </table:table-cell>
          <table:table-cell office:value-type="float" office:value="0.00328895129642498" calcext:value-type="float">
            <text:p>0.0032889512964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70221165044373" calcext:value-type="float">
            <text:p>0.870221165044373</text:p>
          </table:table-cell>
          <table:table-cell office:value-type="float" office:value="0.47065426334128" calcext:value-type="float">
            <text:p>0.470654263341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73362757697963" calcext:value-type="float">
            <text:p>0.873362757697963</text:p>
          </table:table-cell>
          <table:table-cell office:value-type="float" office:value="0.202456867355705" calcext:value-type="float">
            <text:p>0.2024568673557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76504350351552" calcext:value-type="float">
            <text:p>0.876504350351552</text:p>
          </table:table-cell>
          <table:table-cell office:value-type="float" office:value="0.380657019218689" calcext:value-type="float">
            <text:p>0.3806570192186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79645943005142" calcext:value-type="float">
            <text:p>0.879645943005142</text:p>
          </table:table-cell>
          <table:table-cell office:value-type="float" office:value="0.218116377184761" calcext:value-type="float">
            <text:p>0.2181163771847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82787535658732" calcext:value-type="float">
            <text:p>0.882787535658732</text:p>
          </table:table-cell>
          <table:table-cell office:value-type="float" office:value="0.403952074110686" calcext:value-type="float">
            <text:p>0.4039520741106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85929128312322" calcext:value-type="float">
            <text:p>0.885929128312322</text:p>
          </table:table-cell>
          <table:table-cell office:value-type="float" office:value="0.241533042664211" calcext:value-type="float">
            <text:p>0.2415330426642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89070720965912" calcext:value-type="float">
            <text:p>0.889070720965912</text:p>
          </table:table-cell>
          <table:table-cell office:value-type="float" office:value="0.344756666422934" calcext:value-type="float">
            <text:p>0.3447566664229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92212313619501" calcext:value-type="float">
            <text:p>0.892212313619501</text:p>
          </table:table-cell>
          <table:table-cell office:value-type="float" office:value="0.0398428276790467" calcext:value-type="float">
            <text:p>0.03984282767904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95353906273091" calcext:value-type="float">
            <text:p>0.895353906273091</text:p>
          </table:table-cell>
          <table:table-cell office:value-type="float" office:value="0.486100823874644" calcext:value-type="float">
            <text:p>0.4861008238746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898495498926681" calcext:value-type="float">
            <text:p>0.898495498926681</text:p>
          </table:table-cell>
          <table:table-cell office:value-type="float" office:value="0.250882010821322" calcext:value-type="float">
            <text:p>0.2508820108213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01637091580271" calcext:value-type="float">
            <text:p>0.901637091580271</text:p>
          </table:table-cell>
          <table:table-cell office:value-type="float" office:value="0.153656822645265" calcext:value-type="float">
            <text:p>0.1536568226452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0477868423386" calcext:value-type="float">
            <text:p>0.90477868423386</text:p>
          </table:table-cell>
          <table:table-cell office:value-type="float" office:value="0.325299280485236" calcext:value-type="float">
            <text:p>0.3252992804852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0792027688745" calcext:value-type="float">
            <text:p>0.90792027688745</text:p>
          </table:table-cell>
          <table:table-cell office:value-type="float" office:value="0.382383599647376" calcext:value-type="float">
            <text:p>0.3823835996473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1106186954104" calcext:value-type="float">
            <text:p>0.91106186954104</text:p>
          </table:table-cell>
          <table:table-cell office:value-type="float" office:value="0.0501757362721713" calcext:value-type="float">
            <text:p>0.0501757362721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1420346219463" calcext:value-type="float">
            <text:p>0.91420346219463</text:p>
          </table:table-cell>
          <table:table-cell office:value-type="float" office:value="0.0153434021882622" calcext:value-type="float">
            <text:p>0.0153434021882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1734505484822" calcext:value-type="float">
            <text:p>0.91734505484822</text:p>
          </table:table-cell>
          <table:table-cell office:value-type="float" office:value="0.399040869840559" calcext:value-type="float">
            <text:p>0.3990408698405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20486647501809" calcext:value-type="float">
            <text:p>0.920486647501809</text:p>
          </table:table-cell>
          <table:table-cell office:value-type="float" office:value="0.0777152676082367" calcext:value-type="float">
            <text:p>0.0777152676082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23628240155399" calcext:value-type="float">
            <text:p>0.923628240155399</text:p>
          </table:table-cell>
          <table:table-cell office:value-type="float" office:value="0.311881627488859" calcext:value-type="float">
            <text:p>0.3118816274888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26769832808989" calcext:value-type="float">
            <text:p>0.926769832808989</text:p>
          </table:table-cell>
          <table:table-cell office:value-type="float" office:value="0.271573649573572" calcext:value-type="float">
            <text:p>0.2715736495735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29911425462579" calcext:value-type="float">
            <text:p>0.929911425462579</text:p>
          </table:table-cell>
          <table:table-cell office:value-type="float" office:value="0.0368509370572327" calcext:value-type="float">
            <text:p>0.0368509370572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33053018116169" calcext:value-type="float">
            <text:p>0.933053018116169</text:p>
          </table:table-cell>
          <table:table-cell office:value-type="float" office:value="0.476597544656951" calcext:value-type="float">
            <text:p>0.4765975446569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36194610769758" calcext:value-type="float">
            <text:p>0.936194610769758</text:p>
          </table:table-cell>
          <table:table-cell office:value-type="float" office:value="0.41785561962674" calcext:value-type="float">
            <text:p>0.417855619626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39336203423348" calcext:value-type="float">
            <text:p>0.939336203423348</text:p>
          </table:table-cell>
          <table:table-cell office:value-type="float" office:value="0.0267066685293175" calcext:value-type="float">
            <text:p>0.0267066685293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42477796076938" calcext:value-type="float">
            <text:p>0.942477796076938</text:p>
          </table:table-cell>
          <table:table-cell office:value-type="float" office:value="0.106559046305771" calcext:value-type="float">
            <text:p>0.1065590463057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45619388730528" calcext:value-type="float">
            <text:p>0.945619388730528</text:p>
          </table:table-cell>
          <table:table-cell office:value-type="float" office:value="0.402584223143505" calcext:value-type="float">
            <text:p>0.4025842231435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48760981384118" calcext:value-type="float">
            <text:p>0.948760981384118</text:p>
          </table:table-cell>
          <table:table-cell office:value-type="float" office:value="0.427381588026709" calcext:value-type="float">
            <text:p>0.4273815880267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51902574037707" calcext:value-type="float">
            <text:p>0.951902574037707</text:p>
          </table:table-cell>
          <table:table-cell office:value-type="float" office:value="0.178993618263082" calcext:value-type="float">
            <text:p>0.17899361826308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55044166691297" calcext:value-type="float">
            <text:p>0.955044166691297</text:p>
          </table:table-cell>
          <table:table-cell office:value-type="float" office:value="0.121186347986931" calcext:value-type="float">
            <text:p>0.1211863479869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58185759344887" calcext:value-type="float">
            <text:p>0.958185759344887</text:p>
          </table:table-cell>
          <table:table-cell office:value-type="float" office:value="0.15435872529829" calcext:value-type="float">
            <text:p>0.154358725298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61327351998477" calcext:value-type="float">
            <text:p>0.961327351998477</text:p>
          </table:table-cell>
          <table:table-cell office:value-type="float" office:value="0.376033008435383" calcext:value-type="float">
            <text:p>0.3760330084353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64468944652067" calcext:value-type="float">
            <text:p>0.964468944652067</text:p>
          </table:table-cell>
          <table:table-cell office:value-type="float" office:value="0.393228036331535" calcext:value-type="float">
            <text:p>0.3932280363315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67610537305656" calcext:value-type="float">
            <text:p>0.967610537305656</text:p>
          </table:table-cell>
          <table:table-cell office:value-type="float" office:value="0.257245788601052" calcext:value-type="float">
            <text:p>0.2572457886010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70752129959246" calcext:value-type="float">
            <text:p>0.970752129959246</text:p>
          </table:table-cell>
          <table:table-cell office:value-type="float" office:value="0.249903912654154" calcext:value-type="float">
            <text:p>0.2499039126541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73893722612836" calcext:value-type="float">
            <text:p>0.973893722612836</text:p>
          </table:table-cell>
          <table:table-cell office:value-type="float" office:value="0.478202575240219" calcext:value-type="float">
            <text:p>0.4782025752402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77035315266426" calcext:value-type="float">
            <text:p>0.977035315266426</text:p>
          </table:table-cell>
          <table:table-cell office:value-type="float" office:value="0.343468448585996" calcext:value-type="float">
            <text:p>0.3434684485859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80176907920015" calcext:value-type="float">
            <text:p>0.980176907920015</text:p>
          </table:table-cell>
          <table:table-cell office:value-type="float" office:value="0.181423376895938" calcext:value-type="float">
            <text:p>0.1814233768959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83318500573605" calcext:value-type="float">
            <text:p>0.983318500573605</text:p>
          </table:table-cell>
          <table:table-cell office:value-type="float" office:value="0.454262492762115" calcext:value-type="float">
            <text:p>0.4542624927621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86460093227195" calcext:value-type="float">
            <text:p>0.986460093227195</text:p>
          </table:table-cell>
          <table:table-cell office:value-type="float" office:value="0.459966794048108" calcext:value-type="float">
            <text:p>0.4599667940481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89601685880785" calcext:value-type="float">
            <text:p>0.989601685880785</text:p>
          </table:table-cell>
          <table:table-cell office:value-type="float" office:value="0.121491517647799" calcext:value-type="float">
            <text:p>0.1214915176477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92743278534375" calcext:value-type="float">
            <text:p>0.992743278534375</text:p>
          </table:table-cell>
          <table:table-cell office:value-type="float" office:value="0.434871050494071" calcext:value-type="float">
            <text:p>0.4348710504940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95884871187964" calcext:value-type="float">
            <text:p>0.995884871187964</text:p>
          </table:table-cell>
          <table:table-cell office:value-type="float" office:value="0.14773564333433" calcext:value-type="float">
            <text:p>0.147735643334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0.999026463841554" calcext:value-type="float">
            <text:p>0.999026463841554</text:p>
          </table:table-cell>
          <table:table-cell office:value-type="float" office:value="0.263243683486202" calcext:value-type="float">
            <text:p>0.2632436834862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0216805649514" calcext:value-type="float">
            <text:p>1.00216805649514</text:p>
          </table:table-cell>
          <table:table-cell office:value-type="float" office:value="0.0951889781195275" calcext:value-type="float">
            <text:p>0.0951889781195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0530964914873" calcext:value-type="float">
            <text:p>1.00530964914873</text:p>
          </table:table-cell>
          <table:table-cell office:value-type="float" office:value="0.223532902377852" calcext:value-type="float">
            <text:p>0.2235329023778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0845124180232" calcext:value-type="float">
            <text:p>1.00845124180232</text:p>
          </table:table-cell>
          <table:table-cell office:value-type="float" office:value="0.401821133946113" calcext:value-type="float">
            <text:p>0.4018211339461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1159283445591" calcext:value-type="float">
            <text:p>1.01159283445591</text:p>
          </table:table-cell>
          <table:table-cell office:value-type="float" office:value="0.34225546920265" calcext:value-type="float">
            <text:p>0.342255469202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147344271095" calcext:value-type="float">
            <text:p>1.0147344271095</text:p>
          </table:table-cell>
          <table:table-cell office:value-type="float" office:value="0.327316420064786" calcext:value-type="float">
            <text:p>0.3273164200647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1787601976309" calcext:value-type="float">
            <text:p>1.01787601976309</text:p>
          </table:table-cell>
          <table:table-cell office:value-type="float" office:value="0.181210991335697" calcext:value-type="float">
            <text:p>0.1812109913356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2101761241668" calcext:value-type="float">
            <text:p>1.02101761241668</text:p>
          </table:table-cell>
          <table:table-cell office:value-type="float" office:value="0.382724316084897" calcext:value-type="float">
            <text:p>0.3827243160848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2415920507027" calcext:value-type="float">
            <text:p>1.02415920507027</text:p>
          </table:table-cell>
          <table:table-cell office:value-type="float" office:value="0.048733013010695" calcext:value-type="float">
            <text:p>0.04873301301069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2730079772386" calcext:value-type="float">
            <text:p>1.02730079772386</text:p>
          </table:table-cell>
          <table:table-cell office:value-type="float" office:value="0.254656139919697" calcext:value-type="float">
            <text:p>0.2546561399196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3044239037745" calcext:value-type="float">
            <text:p>1.03044239037745</text:p>
          </table:table-cell>
          <table:table-cell office:value-type="float" office:value="0.490573206613705" calcext:value-type="float">
            <text:p>0.4905732066137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3358398303104" calcext:value-type="float">
            <text:p>1.03358398303104</text:p>
          </table:table-cell>
          <table:table-cell office:value-type="float" office:value="0.257138300764244" calcext:value-type="float">
            <text:p>0.2571383007642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3672557568463" calcext:value-type="float">
            <text:p>1.03672557568463</text:p>
          </table:table-cell>
          <table:table-cell office:value-type="float" office:value="0.432164239962512" calcext:value-type="float">
            <text:p>0.4321642399625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3986716833822" calcext:value-type="float">
            <text:p>1.03986716833822</text:p>
          </table:table-cell>
          <table:table-cell office:value-type="float" office:value="0.0563364376961124" calcext:value-type="float">
            <text:p>0.0563364376961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4300876099181" calcext:value-type="float">
            <text:p>1.04300876099181</text:p>
          </table:table-cell>
          <table:table-cell office:value-type="float" office:value="0.403129280610546" calcext:value-type="float">
            <text:p>0.4031292806105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461503536454" calcext:value-type="float">
            <text:p>1.0461503536454</text:p>
          </table:table-cell>
          <table:table-cell office:value-type="float" office:value="0.0451193142149188" calcext:value-type="float">
            <text:p>0.0451193142149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4929194629899" calcext:value-type="float">
            <text:p>1.04929194629899</text:p>
          </table:table-cell>
          <table:table-cell office:value-type="float" office:value="0.240373095399692" calcext:value-type="float">
            <text:p>0.2403730953996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5243353895258" calcext:value-type="float">
            <text:p>1.05243353895258</text:p>
          </table:table-cell>
          <table:table-cell office:value-type="float" office:value="0.143289045305406" calcext:value-type="float">
            <text:p>0.1432890453054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5557513160617" calcext:value-type="float">
            <text:p>1.05557513160617</text:p>
          </table:table-cell>
          <table:table-cell office:value-type="float" office:value="0.235059070367871" calcext:value-type="float">
            <text:p>0.2350590703678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5871672425976" calcext:value-type="float">
            <text:p>1.05871672425976</text:p>
          </table:table-cell>
          <table:table-cell office:value-type="float" office:value="0.389070264866418" calcext:value-type="float">
            <text:p>0.3890702648664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6185831691335" calcext:value-type="float">
            <text:p>1.06185831691335</text:p>
          </table:table-cell>
          <table:table-cell office:value-type="float" office:value="0.171082499426631" calcext:value-type="float">
            <text:p>0.1710824994266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6499990956694" calcext:value-type="float">
            <text:p>1.06499990956694</text:p>
          </table:table-cell>
          <table:table-cell office:value-type="float" office:value="0.207647009418907" calcext:value-type="float">
            <text:p>0.2076470094189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6814150222053" calcext:value-type="float">
            <text:p>1.06814150222053</text:p>
          </table:table-cell>
          <table:table-cell office:value-type="float" office:value="0.373611631819198" calcext:value-type="float">
            <text:p>0.3736116318191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7128309487412" calcext:value-type="float">
            <text:p>1.07128309487412</text:p>
          </table:table-cell>
          <table:table-cell office:value-type="float" office:value="0.44401140146079" calcext:value-type="float">
            <text:p>0.444011401460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7442468752771" calcext:value-type="float">
            <text:p>1.07442468752771</text:p>
          </table:table-cell>
          <table:table-cell office:value-type="float" office:value="0.157915892299436" calcext:value-type="float">
            <text:p>0.1579158922994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775662801813" calcext:value-type="float">
            <text:p>1.0775662801813</text:p>
          </table:table-cell>
          <table:table-cell office:value-type="float" office:value="0.267400428904153" calcext:value-type="float">
            <text:p>0.2674004289041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8070787283489" calcext:value-type="float">
            <text:p>1.08070787283489</text:p>
          </table:table-cell>
          <table:table-cell office:value-type="float" office:value="0.35646897094044" calcext:value-type="float">
            <text:p>0.356468970940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8384946548848" calcext:value-type="float">
            <text:p>1.08384946548848</text:p>
          </table:table-cell>
          <table:table-cell office:value-type="float" office:value="0.0714132840628797" calcext:value-type="float">
            <text:p>0.071413284062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8699105814207" calcext:value-type="float">
            <text:p>1.08699105814207</text:p>
          </table:table-cell>
          <table:table-cell office:value-type="float" office:value="0.325342231348866" calcext:value-type="float">
            <text:p>0.3253422313488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9013265079566" calcext:value-type="float">
            <text:p>1.09013265079566</text:p>
          </table:table-cell>
          <table:table-cell office:value-type="float" office:value="0.342587237808409" calcext:value-type="float">
            <text:p>0.3425872378084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9327424344925" calcext:value-type="float">
            <text:p>1.09327424344925</text:p>
          </table:table-cell>
          <table:table-cell office:value-type="float" office:value="0.18336086626152" calcext:value-type="float">
            <text:p>0.183360866261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9641583610284" calcext:value-type="float">
            <text:p>1.09641583610284</text:p>
          </table:table-cell>
          <table:table-cell office:value-type="float" office:value="0.130847211637465" calcext:value-type="float">
            <text:p>0.1308472116374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09955742875643" calcext:value-type="float">
            <text:p>1.09955742875643</text:p>
          </table:table-cell>
          <table:table-cell office:value-type="float" office:value="0.122913669142172" calcext:value-type="float">
            <text:p>0.1229136691421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0269902141002" calcext:value-type="float">
            <text:p>1.10269902141002</text:p>
          </table:table-cell>
          <table:table-cell office:value-type="float" office:value="0.483458814313422" calcext:value-type="float">
            <text:p>0.4834588143134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0584061406361" calcext:value-type="float">
            <text:p>1.10584061406361</text:p>
          </table:table-cell>
          <table:table-cell office:value-type="float" office:value="0.0121349721028484" calcext:value-type="float">
            <text:p>0.0121349721028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089822067172" calcext:value-type="float">
            <text:p>1.1089822067172</text:p>
          </table:table-cell>
          <table:table-cell office:value-type="float" office:value="0.35329191353203" calcext:value-type="float">
            <text:p>0.3532919135320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1212379937079" calcext:value-type="float">
            <text:p>1.11212379937079</text:p>
          </table:table-cell>
          <table:table-cell office:value-type="float" office:value="0.387955529684127" calcext:value-type="float">
            <text:p>0.3879555296841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1526539202438" calcext:value-type="float">
            <text:p>1.11526539202438</text:p>
          </table:table-cell>
          <table:table-cell office:value-type="float" office:value="0.236279053844395" calcext:value-type="float">
            <text:p>0.23627905384439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1840698467797" calcext:value-type="float">
            <text:p>1.11840698467797</text:p>
          </table:table-cell>
          <table:table-cell office:value-type="float" office:value="0.26245723321212" calcext:value-type="float">
            <text:p>0.262457233212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2154857733156" calcext:value-type="float">
            <text:p>1.12154857733156</text:p>
          </table:table-cell>
          <table:table-cell office:value-type="float" office:value="0.415935684522746" calcext:value-type="float">
            <text:p>0.4159356845227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2469016998515" calcext:value-type="float">
            <text:p>1.12469016998515</text:p>
          </table:table-cell>
          <table:table-cell office:value-type="float" office:value="0.0464171889242645" calcext:value-type="float">
            <text:p>0.0464171889242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2783176263874" calcext:value-type="float">
            <text:p>1.12783176263874</text:p>
          </table:table-cell>
          <table:table-cell office:value-type="float" office:value="0.237275863547955" calcext:value-type="float">
            <text:p>0.2372758635479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3097335529233" calcext:value-type="float">
            <text:p>1.13097335529233</text:p>
          </table:table-cell>
          <table:table-cell office:value-type="float" office:value="0.0992014029849322" calcext:value-type="float">
            <text:p>0.0992014029849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3411494794592" calcext:value-type="float">
            <text:p>1.13411494794592</text:p>
          </table:table-cell>
          <table:table-cell office:value-type="float" office:value="0.278310962853165" calcext:value-type="float">
            <text:p>0.2783109628531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3725654059951" calcext:value-type="float">
            <text:p>1.13725654059951</text:p>
          </table:table-cell>
          <table:table-cell office:value-type="float" office:value="0.179285598026083" calcext:value-type="float">
            <text:p>0.1792855980260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403981332531" calcext:value-type="float">
            <text:p>1.1403981332531</text:p>
          </table:table-cell>
          <table:table-cell office:value-type="float" office:value="0.0907262706107962" calcext:value-type="float">
            <text:p>0.0907262706107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4353972590668" calcext:value-type="float">
            <text:p>1.14353972590668</text:p>
          </table:table-cell>
          <table:table-cell office:value-type="float" office:value="0.374969658084177" calcext:value-type="float">
            <text:p>0.3749696580841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4668131856027" calcext:value-type="float">
            <text:p>1.14668131856027</text:p>
          </table:table-cell>
          <table:table-cell office:value-type="float" office:value="0.299849049843826" calcext:value-type="float">
            <text:p>0.2998490498438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4982291121386" calcext:value-type="float">
            <text:p>1.14982291121386</text:p>
          </table:table-cell>
          <table:table-cell office:value-type="float" office:value="0.0616250403446982" calcext:value-type="float">
            <text:p>0.0616250403446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5296450386745" calcext:value-type="float">
            <text:p>1.15296450386745</text:p>
          </table:table-cell>
          <table:table-cell office:value-type="float" office:value="0.324463644783146" calcext:value-type="float">
            <text:p>0.3244636447831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5610609652104" calcext:value-type="float">
            <text:p>1.15610609652104</text:p>
          </table:table-cell>
          <table:table-cell office:value-type="float" office:value="0.0947770287759825" calcext:value-type="float">
            <text:p>0.0947770287759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5924768917463" calcext:value-type="float">
            <text:p>1.15924768917463</text:p>
          </table:table-cell>
          <table:table-cell office:value-type="float" office:value="0.285619579202487" calcext:value-type="float">
            <text:p>0.2856195792024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6238928182822" calcext:value-type="float">
            <text:p>1.16238928182822</text:p>
          </table:table-cell>
          <table:table-cell office:value-type="float" office:value="0.410499431765072" calcext:value-type="float">
            <text:p>0.4104994317650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6553087448181" calcext:value-type="float">
            <text:p>1.16553087448181</text:p>
          </table:table-cell>
          <table:table-cell office:value-type="float" office:value="0.0763952856666844" calcext:value-type="float">
            <text:p>0.0763952856666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686724671354" calcext:value-type="float">
            <text:p>1.1686724671354</text:p>
          </table:table-cell>
          <table:table-cell office:value-type="float" office:value="0.499471863874406" calcext:value-type="float">
            <text:p>0.4994718638744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7181405978899" calcext:value-type="float">
            <text:p>1.17181405978899</text:p>
          </table:table-cell>
          <table:table-cell office:value-type="float" office:value="0.0865594261099059" calcext:value-type="float">
            <text:p>0.0865594261099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7495565244258" calcext:value-type="float">
            <text:p>1.17495565244258</text:p>
          </table:table-cell>
          <table:table-cell office:value-type="float" office:value="0.485817105598336" calcext:value-type="float">
            <text:p>0.4858171055983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7809724509617" calcext:value-type="float">
            <text:p>1.17809724509617</text:p>
          </table:table-cell>
          <table:table-cell office:value-type="float" office:value="0.0658780166367438" calcext:value-type="float">
            <text:p>0.0658780166367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8123883774976" calcext:value-type="float">
            <text:p>1.18123883774976</text:p>
          </table:table-cell>
          <table:table-cell office:value-type="float" office:value="0.125275156583538" calcext:value-type="float">
            <text:p>0.1252751565835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8438043040335" calcext:value-type="float">
            <text:p>1.18438043040335</text:p>
          </table:table-cell>
          <table:table-cell office:value-type="float" office:value="0.33894284630085" calcext:value-type="float">
            <text:p>0.338942846300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8752202305694" calcext:value-type="float">
            <text:p>1.18752202305694</text:p>
          </table:table-cell>
          <table:table-cell office:value-type="float" office:value="0.486249715800991" calcext:value-type="float">
            <text:p>0.4862497158009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9066361571053" calcext:value-type="float">
            <text:p>1.19066361571053</text:p>
          </table:table-cell>
          <table:table-cell office:value-type="float" office:value="0.137449624688359" calcext:value-type="float">
            <text:p>0.1374496246883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9380520836412" calcext:value-type="float">
            <text:p>1.19380520836412</text:p>
          </table:table-cell>
          <table:table-cell office:value-type="float" office:value="0.361905107884898" calcext:value-type="float">
            <text:p>0.3619051078848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19694680101771" calcext:value-type="float">
            <text:p>1.19694680101771</text:p>
          </table:table-cell>
          <table:table-cell office:value-type="float" office:value="0.413721382789943" calcext:value-type="float">
            <text:p>0.4137213827899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000883936713" calcext:value-type="float">
            <text:p>1.2000883936713</text:p>
          </table:table-cell>
          <table:table-cell office:value-type="float" office:value="0.497834256803966" calcext:value-type="float">
            <text:p>0.4978342568039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0322998632489" calcext:value-type="float">
            <text:p>1.20322998632489</text:p>
          </table:table-cell>
          <table:table-cell office:value-type="float" office:value="0.261492182419748" calcext:value-type="float">
            <text:p>0.2614921824197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0637157897848" calcext:value-type="float">
            <text:p>1.20637157897848</text:p>
          </table:table-cell>
          <table:table-cell office:value-type="float" office:value="0.495912092081143" calcext:value-type="float">
            <text:p>0.4959120920811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0951317163207" calcext:value-type="float">
            <text:p>1.20951317163207</text:p>
          </table:table-cell>
          <table:table-cell office:value-type="float" office:value="0.14487998956644" calcext:value-type="float">
            <text:p>0.144879989566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1265476428566" calcext:value-type="float">
            <text:p>1.21265476428566</text:p>
          </table:table-cell>
          <table:table-cell office:value-type="float" office:value="0.110264393690367" calcext:value-type="float">
            <text:p>0.1102643936903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1579635693925" calcext:value-type="float">
            <text:p>1.21579635693925</text:p>
          </table:table-cell>
          <table:table-cell office:value-type="float" office:value="0.353408964741133" calcext:value-type="float">
            <text:p>0.3534089647411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1893794959284" calcext:value-type="float">
            <text:p>1.21893794959284</text:p>
          </table:table-cell>
          <table:table-cell office:value-type="float" office:value="0.297977691296874" calcext:value-type="float">
            <text:p>0.2979776912968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2207954224643" calcext:value-type="float">
            <text:p>1.22207954224643</text:p>
          </table:table-cell>
          <table:table-cell office:value-type="float" office:value="0.0831225238656741" calcext:value-type="float">
            <text:p>0.0831225238656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2522113490002" calcext:value-type="float">
            <text:p>1.22522113490002</text:p>
          </table:table-cell>
          <table:table-cell office:value-type="float" office:value="0.145815559379056" calcext:value-type="float">
            <text:p>0.1458155593790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2836272755361" calcext:value-type="float">
            <text:p>1.22836272755361</text:p>
          </table:table-cell>
          <table:table-cell office:value-type="float" office:value="0.451266349615093" calcext:value-type="float">
            <text:p>0.4512663496150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315043202072" calcext:value-type="float">
            <text:p>1.2315043202072</text:p>
          </table:table-cell>
          <table:table-cell office:value-type="float" office:value="0.140142419615976" calcext:value-type="float">
            <text:p>0.1401424196159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3464591286079" calcext:value-type="float">
            <text:p>1.23464591286079</text:p>
          </table:table-cell>
          <table:table-cell office:value-type="float" office:value="0.375403124992386" calcext:value-type="float">
            <text:p>0.3754031249923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3778750551438" calcext:value-type="float">
            <text:p>1.23778750551438</text:p>
          </table:table-cell>
          <table:table-cell office:value-type="float" office:value="0.415829522841978" calcext:value-type="float">
            <text:p>0.4158295228419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4092909816797" calcext:value-type="float">
            <text:p>1.24092909816797</text:p>
          </table:table-cell>
          <table:table-cell office:value-type="float" office:value="0.279331160228612" calcext:value-type="float">
            <text:p>0.2793311602286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4407069082156" calcext:value-type="float">
            <text:p>1.24407069082156</text:p>
          </table:table-cell>
          <table:table-cell office:value-type="float" office:value="0.253984566894129" calcext:value-type="float">
            <text:p>0.2539845668941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4721228347515" calcext:value-type="float">
            <text:p>1.24721228347515</text:p>
          </table:table-cell>
          <table:table-cell office:value-type="float" office:value="0.0449247078596708" calcext:value-type="float">
            <text:p>0.0449247078596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5035387612874" calcext:value-type="float">
            <text:p>1.25035387612874</text:p>
          </table:table-cell>
          <table:table-cell office:value-type="float" office:value="0.183485834444349" calcext:value-type="float">
            <text:p>0.1834858344443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5349546878233" calcext:value-type="float">
            <text:p>1.25349546878233</text:p>
          </table:table-cell>
          <table:table-cell office:value-type="float" office:value="0.111147182243546" calcext:value-type="float">
            <text:p>0.1111471822435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5663706143592" calcext:value-type="float">
            <text:p>1.25663706143592</text:p>
          </table:table-cell>
          <table:table-cell office:value-type="float" office:value="0.0262513591153904" calcext:value-type="float">
            <text:p>0.026251359115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5977865408951" calcext:value-type="float">
            <text:p>1.25977865408951</text:p>
          </table:table-cell>
          <table:table-cell office:value-type="float" office:value="0.205595758554159" calcext:value-type="float">
            <text:p>0.2055957585541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629202467431" calcext:value-type="float">
            <text:p>1.2629202467431</text:p>
          </table:table-cell>
          <table:table-cell office:value-type="float" office:value="0.261520723233405" calcext:value-type="float">
            <text:p>0.2615207232334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6606183939669" calcext:value-type="float">
            <text:p>1.26606183939669</text:p>
          </table:table-cell>
          <table:table-cell office:value-type="float" office:value="0.30317609890786" calcext:value-type="float">
            <text:p>0.303176098907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6920343205028" calcext:value-type="float">
            <text:p>1.26920343205028</text:p>
          </table:table-cell>
          <table:table-cell office:value-type="float" office:value="0.236468959531555" calcext:value-type="float">
            <text:p>0.2364689595315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7234502470387" calcext:value-type="float">
            <text:p>1.27234502470387</text:p>
          </table:table-cell>
          <table:table-cell office:value-type="float" office:value="0.200376218428552" calcext:value-type="float">
            <text:p>0.2003762184285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7548661735746" calcext:value-type="float">
            <text:p>1.27548661735746</text:p>
          </table:table-cell>
          <table:table-cell office:value-type="float" office:value="0.226028571048011" calcext:value-type="float">
            <text:p>0.2260285710480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7862821001105" calcext:value-type="float">
            <text:p>1.27862821001105</text:p>
          </table:table-cell>
          <table:table-cell office:value-type="float" office:value="0.352838750906063" calcext:value-type="float">
            <text:p>0.35283875090606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8176980266464" calcext:value-type="float">
            <text:p>1.28176980266464</text:p>
          </table:table-cell>
          <table:table-cell office:value-type="float" office:value="0.0811567144052191" calcext:value-type="float">
            <text:p>0.0811567144052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8491139531823" calcext:value-type="float">
            <text:p>1.28491139531823</text:p>
          </table:table-cell>
          <table:table-cell office:value-type="float" office:value="0.0257307113522325" calcext:value-type="float">
            <text:p>0.0257307113522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8805298797182" calcext:value-type="float">
            <text:p>1.28805298797182</text:p>
          </table:table-cell>
          <table:table-cell office:value-type="float" office:value="0.209020849817088" calcext:value-type="float">
            <text:p>0.2090208498170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9119458062541" calcext:value-type="float">
            <text:p>1.29119458062541</text:p>
          </table:table-cell>
          <table:table-cell office:value-type="float" office:value="0.117746007167955" calcext:value-type="float">
            <text:p>0.1177460071679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9433617327899" calcext:value-type="float">
            <text:p>1.29433617327899</text:p>
          </table:table-cell>
          <table:table-cell office:value-type="float" office:value="0.465019140224972" calcext:value-type="float">
            <text:p>0.4650191402249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29747776593258" calcext:value-type="float">
            <text:p>1.29747776593258</text:p>
          </table:table-cell>
          <table:table-cell office:value-type="float" office:value="0.0950842675604147" calcext:value-type="float">
            <text:p>0.0950842675604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0061935858617" calcext:value-type="float">
            <text:p>1.30061935858617</text:p>
          </table:table-cell>
          <table:table-cell office:value-type="float" office:value="0.144365398912116" calcext:value-type="float">
            <text:p>0.1443653989121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0376095123976" calcext:value-type="float">
            <text:p>1.30376095123976</text:p>
          </table:table-cell>
          <table:table-cell office:value-type="float" office:value="0.145327914681112" calcext:value-type="float">
            <text:p>0.1453279146811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0690254389335" calcext:value-type="float">
            <text:p>1.30690254389335</text:p>
          </table:table-cell>
          <table:table-cell office:value-type="float" office:value="0.339875721528185" calcext:value-type="float">
            <text:p>0.3398757215281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1004413654694" calcext:value-type="float">
            <text:p>1.31004413654694</text:p>
          </table:table-cell>
          <table:table-cell office:value-type="float" office:value="0.314725874688474" calcext:value-type="float">
            <text:p>0.3147258746884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1318572920053" calcext:value-type="float">
            <text:p>1.31318572920053</text:p>
          </table:table-cell>
          <table:table-cell office:value-type="float" office:value="0.121956433489944" calcext:value-type="float">
            <text:p>0.1219564334899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1632732185412" calcext:value-type="float">
            <text:p>1.31632732185412</text:p>
          </table:table-cell>
          <table:table-cell office:value-type="float" office:value="0.459907264559438" calcext:value-type="float">
            <text:p>0.4599072645594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1946891450771" calcext:value-type="float">
            <text:p>1.31946891450771</text:p>
          </table:table-cell>
          <table:table-cell office:value-type="float" office:value="0.00828245263323396" calcext:value-type="float">
            <text:p>0.0082824526332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226105071613" calcext:value-type="float">
            <text:p>1.3226105071613</text:p>
          </table:table-cell>
          <table:table-cell office:value-type="float" office:value="0.449981461515757" calcext:value-type="float">
            <text:p>0.4499814615157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2575209981489" calcext:value-type="float">
            <text:p>1.32575209981489</text:p>
          </table:table-cell>
          <table:table-cell office:value-type="float" office:value="0.0206321190032237" calcext:value-type="float">
            <text:p>0.0206321190032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2889369246848" calcext:value-type="float">
            <text:p>1.32889369246848</text:p>
          </table:table-cell>
          <table:table-cell office:value-type="float" office:value="0.467978961937713" calcext:value-type="float">
            <text:p>0.4679789619377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3203528512207" calcext:value-type="float">
            <text:p>1.33203528512207</text:p>
          </table:table-cell>
          <table:table-cell office:value-type="float" office:value="0.328089257396548" calcext:value-type="float">
            <text:p>0.3280892573965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3517687777566" calcext:value-type="float">
            <text:p>1.33517687777566</text:p>
          </table:table-cell>
          <table:table-cell office:value-type="float" office:value="0.106240044730928" calcext:value-type="float">
            <text:p>0.1062400447309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3831847042925" calcext:value-type="float">
            <text:p>1.33831847042925</text:p>
          </table:table-cell>
          <table:table-cell office:value-type="float" office:value="0.44180597951345" calcext:value-type="float">
            <text:p>0.441805979513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4146006308284" calcext:value-type="float">
            <text:p>1.34146006308284</text:p>
          </table:table-cell>
          <table:table-cell office:value-type="float" office:value="0.151737034230078" calcext:value-type="float">
            <text:p>0.1517370342300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4460165573643" calcext:value-type="float">
            <text:p>1.34460165573643</text:p>
          </table:table-cell>
          <table:table-cell office:value-type="float" office:value="0.307146733942117" calcext:value-type="float">
            <text:p>0.3071467339421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4774324839002" calcext:value-type="float">
            <text:p>1.34774324839002</text:p>
          </table:table-cell>
          <table:table-cell office:value-type="float" office:value="0.0425033285462008" calcext:value-type="float">
            <text:p>0.0425033285462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5088484104361" calcext:value-type="float">
            <text:p>1.35088484104361</text:p>
          </table:table-cell>
          <table:table-cell office:value-type="float" office:value="0.444382120197185" calcext:value-type="float">
            <text:p>0.4443821201971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540264336972" calcext:value-type="float">
            <text:p>1.3540264336972</text:p>
          </table:table-cell>
          <table:table-cell office:value-type="float" office:value="0.486319181189481" calcext:value-type="float">
            <text:p>0.4863191811894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5716802635079" calcext:value-type="float">
            <text:p>1.35716802635079</text:p>
          </table:table-cell>
          <table:table-cell office:value-type="float" office:value="0.470141783331537" calcext:value-type="float">
            <text:p>0.4701417833315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6030961900438" calcext:value-type="float">
            <text:p>1.36030961900438</text:p>
          </table:table-cell>
          <table:table-cell office:value-type="float" office:value="0.169984876115591" calcext:value-type="float">
            <text:p>0.1699848761155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6345121165797" calcext:value-type="float">
            <text:p>1.36345121165797</text:p>
          </table:table-cell>
          <table:table-cell office:value-type="float" office:value="0.22830130951179" calcext:value-type="float">
            <text:p>0.228301309511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6659280431156" calcext:value-type="float">
            <text:p>1.36659280431156</text:p>
          </table:table-cell>
          <table:table-cell office:value-type="float" office:value="0.177788371777178" calcext:value-type="float">
            <text:p>0.1777883717771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6973439696515" calcext:value-type="float">
            <text:p>1.36973439696515</text:p>
          </table:table-cell>
          <table:table-cell office:value-type="float" office:value="0.101730981240926" calcext:value-type="float">
            <text:p>0.1017309812409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7287598961874" calcext:value-type="float">
            <text:p>1.37287598961874</text:p>
          </table:table-cell>
          <table:table-cell office:value-type="float" office:value="0.407938984540906" calcext:value-type="float">
            <text:p>0.4079389845409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7601758227233" calcext:value-type="float">
            <text:p>1.37601758227233</text:p>
          </table:table-cell>
          <table:table-cell office:value-type="float" office:value="0.04703899443404" calcext:value-type="float">
            <text:p>0.0470389944340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7915917492592" calcext:value-type="float">
            <text:p>1.37915917492592</text:p>
          </table:table-cell>
          <table:table-cell office:value-type="float" office:value="0.460762935414608" calcext:value-type="float">
            <text:p>0.4607629354146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8230076757951" calcext:value-type="float">
            <text:p>1.38230076757951</text:p>
          </table:table-cell>
          <table:table-cell office:value-type="float" office:value="0.116088967066308" calcext:value-type="float">
            <text:p>0.1160889670663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854423602331" calcext:value-type="float">
            <text:p>1.3854423602331</text:p>
          </table:table-cell>
          <table:table-cell office:value-type="float" office:value="0.0160237223681397" calcext:value-type="float">
            <text:p>0.016023722368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8858395288669" calcext:value-type="float">
            <text:p>1.38858395288669</text:p>
          </table:table-cell>
          <table:table-cell office:value-type="float" office:value="0.143977618717975" calcext:value-type="float">
            <text:p>0.1439776187179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9172554554028" calcext:value-type="float">
            <text:p>1.39172554554028</text:p>
          </table:table-cell>
          <table:table-cell office:value-type="float" office:value="0.211522539475898" calcext:value-type="float">
            <text:p>0.2115225394758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9486713819387" calcext:value-type="float">
            <text:p>1.39486713819387</text:p>
          </table:table-cell>
          <table:table-cell office:value-type="float" office:value="0.0161415275214253" calcext:value-type="float">
            <text:p>0.0161415275214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39800873084746" calcext:value-type="float">
            <text:p>1.39800873084746</text:p>
          </table:table-cell>
          <table:table-cell office:value-type="float" office:value="0.303580758449785" calcext:value-type="float">
            <text:p>0.3035807584497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0115032350105" calcext:value-type="float">
            <text:p>1.40115032350105</text:p>
          </table:table-cell>
          <table:table-cell office:value-type="float" office:value="0.199989836513158" calcext:value-type="float">
            <text:p>0.1999898365131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0429191615464" calcext:value-type="float">
            <text:p>1.40429191615464</text:p>
          </table:table-cell>
          <table:table-cell office:value-type="float" office:value="0.235028242368063" calcext:value-type="float">
            <text:p>0.23502824236806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0743350880823" calcext:value-type="float">
            <text:p>1.40743350880823</text:p>
          </table:table-cell>
          <table:table-cell office:value-type="float" office:value="0.0485856803457985" calcext:value-type="float">
            <text:p>0.0485856803457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1057510146182" calcext:value-type="float">
            <text:p>1.41057510146182</text:p>
          </table:table-cell>
          <table:table-cell office:value-type="float" office:value="0.35205076028522" calcext:value-type="float">
            <text:p>0.352050760285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1371669411541" calcext:value-type="float">
            <text:p>1.41371669411541</text:p>
          </table:table-cell>
          <table:table-cell office:value-type="float" office:value="0.0939677523032309" calcext:value-type="float">
            <text:p>0.0939677523032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16858286769" calcext:value-type="float">
            <text:p>1.416858286769</text:p>
          </table:table-cell>
          <table:table-cell office:value-type="float" office:value="0.199746081596974" calcext:value-type="float">
            <text:p>0.1997460815969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1999987942259" calcext:value-type="float">
            <text:p>1.41999987942259</text:p>
          </table:table-cell>
          <table:table-cell office:value-type="float" office:value="0.481488345590501" calcext:value-type="float">
            <text:p>0.4814883455905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2314147207618" calcext:value-type="float">
            <text:p>1.42314147207618</text:p>
          </table:table-cell>
          <table:table-cell office:value-type="float" office:value="0.0748173820398417" calcext:value-type="float">
            <text:p>0.0748173820398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2628306472977" calcext:value-type="float">
            <text:p>1.42628306472977</text:p>
          </table:table-cell>
          <table:table-cell office:value-type="float" office:value="0.399720704147086" calcext:value-type="float">
            <text:p>0.3997207041470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2942465738336" calcext:value-type="float">
            <text:p>1.42942465738336</text:p>
          </table:table-cell>
          <table:table-cell office:value-type="float" office:value="0.121124422054642" calcext:value-type="float">
            <text:p>0.1211244220546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3256625003695" calcext:value-type="float">
            <text:p>1.43256625003695</text:p>
          </table:table-cell>
          <table:table-cell office:value-type="float" office:value="0.390729969349639" calcext:value-type="float">
            <text:p>0.3907299693496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3570784269054" calcext:value-type="float">
            <text:p>1.43570784269054</text:p>
          </table:table-cell>
          <table:table-cell office:value-type="float" office:value="0.336718099666206" calcext:value-type="float">
            <text:p>0.3367180996662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3884943534413" calcext:value-type="float">
            <text:p>1.43884943534413</text:p>
          </table:table-cell>
          <table:table-cell office:value-type="float" office:value="0.131092132161971" calcext:value-type="float">
            <text:p>0.1310921321619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4199102799772" calcext:value-type="float">
            <text:p>1.44199102799772</text:p>
          </table:table-cell>
          <table:table-cell office:value-type="float" office:value="0.42427847919746" calcext:value-type="float">
            <text:p>0.424278479197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451326206513" calcext:value-type="float">
            <text:p>1.4451326206513</text:p>
          </table:table-cell>
          <table:table-cell office:value-type="float" office:value="0.212248658287482" calcext:value-type="float">
            <text:p>0.21224865828748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4827421330489" calcext:value-type="float">
            <text:p>1.44827421330489</text:p>
          </table:table-cell>
          <table:table-cell office:value-type="float" office:value="0.0642885408586663" calcext:value-type="float">
            <text:p>0.0642885408586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5141580595848" calcext:value-type="float">
            <text:p>1.45141580595848</text:p>
          </table:table-cell>
          <table:table-cell office:value-type="float" office:value="0.0276506778363108" calcext:value-type="float">
            <text:p>0.0276506778363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5455739861207" calcext:value-type="float">
            <text:p>1.45455739861207</text:p>
          </table:table-cell>
          <table:table-cell office:value-type="float" office:value="0.0598401636627668" calcext:value-type="float">
            <text:p>0.0598401636627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5769899126566" calcext:value-type="float">
            <text:p>1.45769899126566</text:p>
          </table:table-cell>
          <table:table-cell office:value-type="float" office:value="0.231202872073197" calcext:value-type="float">
            <text:p>0.2312028720731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6084058391925" calcext:value-type="float">
            <text:p>1.46084058391925</text:p>
          </table:table-cell>
          <table:table-cell office:value-type="float" office:value="0.439682172786032" calcext:value-type="float">
            <text:p>0.4396821727860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6398217657284" calcext:value-type="float">
            <text:p>1.46398217657284</text:p>
          </table:table-cell>
          <table:table-cell office:value-type="float" office:value="0.481200290545877" calcext:value-type="float">
            <text:p>0.4812002905458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6712376922643" calcext:value-type="float">
            <text:p>1.46712376922643</text:p>
          </table:table-cell>
          <table:table-cell office:value-type="float" office:value="0.254790224130265" calcext:value-type="float">
            <text:p>0.2547902241302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7026536188002" calcext:value-type="float">
            <text:p>1.47026536188002</text:p>
          </table:table-cell>
          <table:table-cell office:value-type="float" office:value="0.234556005891853" calcext:value-type="float">
            <text:p>0.2345560058918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7340695453361" calcext:value-type="float">
            <text:p>1.47340695453361</text:p>
          </table:table-cell>
          <table:table-cell office:value-type="float" office:value="0.372260812887324" calcext:value-type="float">
            <text:p>0.3722608128873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765485471872" calcext:value-type="float">
            <text:p>1.4765485471872</text:p>
          </table:table-cell>
          <table:table-cell office:value-type="float" office:value="0.102899636609441" calcext:value-type="float">
            <text:p>0.1028996366094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7969013984079" calcext:value-type="float">
            <text:p>1.47969013984079</text:p>
          </table:table-cell>
          <table:table-cell office:value-type="float" office:value="0.0528193131879255" calcext:value-type="float">
            <text:p>0.0528193131879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8283173249438" calcext:value-type="float">
            <text:p>1.48283173249438</text:p>
          </table:table-cell>
          <table:table-cell office:value-type="float" office:value="0.237525500779397" calcext:value-type="float">
            <text:p>0.2375255007793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8597332514797" calcext:value-type="float">
            <text:p>1.48597332514797</text:p>
          </table:table-cell>
          <table:table-cell office:value-type="float" office:value="0.104222599902401" calcext:value-type="float">
            <text:p>0.1042225999024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8911491780156" calcext:value-type="float">
            <text:p>1.48911491780156</text:p>
          </table:table-cell>
          <table:table-cell office:value-type="float" office:value="0.301086848432353" calcext:value-type="float">
            <text:p>0.3010868484323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9225651045515" calcext:value-type="float">
            <text:p>1.49225651045515</text:p>
          </table:table-cell>
          <table:table-cell office:value-type="float" office:value="0.483806888685449" calcext:value-type="float">
            <text:p>0.4838068886854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9539810310874" calcext:value-type="float">
            <text:p>1.49539810310874</text:p>
          </table:table-cell>
          <table:table-cell office:value-type="float" office:value="0.417403310774277" calcext:value-type="float">
            <text:p>0.4174033107742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49853969576233" calcext:value-type="float">
            <text:p>1.49853969576233</text:p>
          </table:table-cell>
          <table:table-cell office:value-type="float" office:value="0.192952423742064" calcext:value-type="float">
            <text:p>0.1929524237420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0168128841592" calcext:value-type="float">
            <text:p>1.50168128841592</text:p>
          </table:table-cell>
          <table:table-cell office:value-type="float" office:value="0.0722173274415154" calcext:value-type="float">
            <text:p>0.0722173274415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0482288106951" calcext:value-type="float">
            <text:p>1.50482288106951</text:p>
          </table:table-cell>
          <table:table-cell office:value-type="float" office:value="0.354208539869593" calcext:value-type="float">
            <text:p>0.3542085398695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079644737231" calcext:value-type="float">
            <text:p>1.5079644737231</text:p>
          </table:table-cell>
          <table:table-cell office:value-type="float" office:value="0.220823480507465" calcext:value-type="float">
            <text:p>0.2208234805074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1110606637669" calcext:value-type="float">
            <text:p>1.51110606637669</text:p>
          </table:table-cell>
          <table:table-cell office:value-type="float" office:value="0.184530741408438" calcext:value-type="float">
            <text:p>0.1845307414084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1424765903028" calcext:value-type="float">
            <text:p>1.51424765903028</text:p>
          </table:table-cell>
          <table:table-cell office:value-type="float" office:value="0.43652136403908" calcext:value-type="float">
            <text:p>0.436521364039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1738925168387" calcext:value-type="float">
            <text:p>1.51738925168387</text:p>
          </table:table-cell>
          <table:table-cell office:value-type="float" office:value="0.137236764089117" calcext:value-type="float">
            <text:p>0.1372367640891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2053084433746" calcext:value-type="float">
            <text:p>1.52053084433746</text:p>
          </table:table-cell>
          <table:table-cell office:value-type="float" office:value="0.301389347670441" calcext:value-type="float">
            <text:p>0.3013893476704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2367243699105" calcext:value-type="float">
            <text:p>1.52367243699105</text:p>
          </table:table-cell>
          <table:table-cell office:value-type="float" office:value="0.0296147833365529" calcext:value-type="float">
            <text:p>0.0296147833365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2681402964464" calcext:value-type="float">
            <text:p>1.52681402964464</text:p>
          </table:table-cell>
          <table:table-cell office:value-type="float" office:value="0.0888853580704063" calcext:value-type="float">
            <text:p>0.0888853580704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2995562229823" calcext:value-type="float">
            <text:p>1.52995562229823</text:p>
          </table:table-cell>
          <table:table-cell office:value-type="float" office:value="0.184764776487592" calcext:value-type="float">
            <text:p>0.1847647764875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3309721495182" calcext:value-type="float">
            <text:p>1.53309721495182</text:p>
          </table:table-cell>
          <table:table-cell office:value-type="float" office:value="0.16063572015483" calcext:value-type="float">
            <text:p>0.160635720154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3623880760541" calcext:value-type="float">
            <text:p>1.53623880760541</text:p>
          </table:table-cell>
          <table:table-cell office:value-type="float" office:value="0.0539215579408482" calcext:value-type="float">
            <text:p>0.0539215579408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39380400259" calcext:value-type="float">
            <text:p>1.539380400259</text:p>
          </table:table-cell>
          <table:table-cell office:value-type="float" office:value="0.438992564473568" calcext:value-type="float">
            <text:p>0.4389925644735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4252199291259" calcext:value-type="float">
            <text:p>1.54252199291259</text:p>
          </table:table-cell>
          <table:table-cell office:value-type="float" office:value="0.0900406388300809" calcext:value-type="float">
            <text:p>0.0900406388300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4566358556618" calcext:value-type="float">
            <text:p>1.54566358556618</text:p>
          </table:table-cell>
          <table:table-cell office:value-type="float" office:value="0.226294703449194" calcext:value-type="float">
            <text:p>0.2262947034491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4880517821977" calcext:value-type="float">
            <text:p>1.54880517821977</text:p>
          </table:table-cell>
          <table:table-cell office:value-type="float" office:value="0.182352904596599" calcext:value-type="float">
            <text:p>0.1823529045965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5194677087336" calcext:value-type="float">
            <text:p>1.55194677087336</text:p>
          </table:table-cell>
          <table:table-cell office:value-type="float" office:value="0.0106873877957621" calcext:value-type="float">
            <text:p>0.0106873877957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5508836352695" calcext:value-type="float">
            <text:p>1.55508836352695</text:p>
          </table:table-cell>
          <table:table-cell office:value-type="float" office:value="0.367699192051732" calcext:value-type="float">
            <text:p>0.3676991920517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5822995618054" calcext:value-type="float">
            <text:p>1.55822995618054</text:p>
          </table:table-cell>
          <table:table-cell office:value-type="float" office:value="0.213677295609309" calcext:value-type="float">
            <text:p>0.2136772956093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6137154883413" calcext:value-type="float">
            <text:p>1.56137154883413</text:p>
          </table:table-cell>
          <table:table-cell office:value-type="float" office:value="0.467524894596477" calcext:value-type="float">
            <text:p>0.4675248945964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6451314148772" calcext:value-type="float">
            <text:p>1.56451314148772</text:p>
          </table:table-cell>
          <table:table-cell office:value-type="float" office:value="0.461499718523503" calcext:value-type="float">
            <text:p>0.46149971852350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6765473414131" calcext:value-type="float">
            <text:p>1.56765473414131</text:p>
          </table:table-cell>
          <table:table-cell office:value-type="float" office:value="0.466700115206815" calcext:value-type="float">
            <text:p>0.4667001152068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0434536395521959" calcext:value-type="float">
            <text:p>0.0434536395521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7393791944849" calcext:value-type="float">
            <text:p>1.57393791944849</text:p>
          </table:table-cell>
          <table:table-cell office:value-type="float" office:value="0.279086283492748" calcext:value-type="float">
            <text:p>0.2790862834927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7707951210208" calcext:value-type="float">
            <text:p>1.57707951210208</text:p>
          </table:table-cell>
          <table:table-cell office:value-type="float" office:value="0.267939602658605" calcext:value-type="float">
            <text:p>0.2679396026586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8022110475567" calcext:value-type="float">
            <text:p>1.58022110475567</text:p>
          </table:table-cell>
          <table:table-cell office:value-type="float" office:value="0.477601933605103" calcext:value-type="float">
            <text:p>0.47760193360510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8336269740926" calcext:value-type="float">
            <text:p>1.58336269740926</text:p>
          </table:table-cell>
          <table:table-cell office:value-type="float" office:value="0.403632014095174" calcext:value-type="float">
            <text:p>0.4036320140951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8650429006285" calcext:value-type="float">
            <text:p>1.58650429006285</text:p>
          </table:table-cell>
          <table:table-cell office:value-type="float" office:value="0.214581729691808" calcext:value-type="float">
            <text:p>0.2145817296918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8964588271644" calcext:value-type="float">
            <text:p>1.58964588271644</text:p>
          </table:table-cell>
          <table:table-cell office:value-type="float" office:value="0.0446650799535894" calcext:value-type="float">
            <text:p>0.0446650799535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9278747537003" calcext:value-type="float">
            <text:p>1.59278747537003</text:p>
          </table:table-cell>
          <table:table-cell office:value-type="float" office:value="0.43107383338459" calcext:value-type="float">
            <text:p>0.431073833384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9592906802362" calcext:value-type="float">
            <text:p>1.59592906802362</text:p>
          </table:table-cell>
          <table:table-cell office:value-type="float" office:value="0.374731924549761" calcext:value-type="float">
            <text:p>0.3747319245497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5990706606772" calcext:value-type="float">
            <text:p>1.5990706606772</text:p>
          </table:table-cell>
          <table:table-cell office:value-type="float" office:value="0.325483856733798" calcext:value-type="float">
            <text:p>0.3254838567337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0221225333079" calcext:value-type="float">
            <text:p>1.60221225333079</text:p>
          </table:table-cell>
          <table:table-cell office:value-type="float" office:value="0.289238778309452" calcext:value-type="float">
            <text:p>0.2892387783094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0535384598438" calcext:value-type="float">
            <text:p>1.60535384598438</text:p>
          </table:table-cell>
          <table:table-cell office:value-type="float" office:value="0.0480595285961364" calcext:value-type="float">
            <text:p>0.0480595285961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0849543863797" calcext:value-type="float">
            <text:p>1.60849543863797</text:p>
          </table:table-cell>
          <table:table-cell office:value-type="float" office:value="0.0964976620605706" calcext:value-type="float">
            <text:p>0.0964976620605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1163703129156" calcext:value-type="float">
            <text:p>1.61163703129156</text:p>
          </table:table-cell>
          <table:table-cell office:value-type="float" office:value="0.0737634894884397" calcext:value-type="float">
            <text:p>0.073763489488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1477862394515" calcext:value-type="float">
            <text:p>1.61477862394515</text:p>
          </table:table-cell>
          <table:table-cell office:value-type="float" office:value="0.474912096600246" calcext:value-type="float">
            <text:p>0.4749120966002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1792021659874" calcext:value-type="float">
            <text:p>1.61792021659874</text:p>
          </table:table-cell>
          <table:table-cell office:value-type="float" office:value="0.239284105675509" calcext:value-type="float">
            <text:p>0.2392841056755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2106180925233" calcext:value-type="float">
            <text:p>1.62106180925233</text:p>
          </table:table-cell>
          <table:table-cell office:value-type="float" office:value="0.278927680595142" calcext:value-type="float">
            <text:p>0.2789276805951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2420340190592" calcext:value-type="float">
            <text:p>1.62420340190592</text:p>
          </table:table-cell>
          <table:table-cell office:value-type="float" office:value="0.269016655537527" calcext:value-type="float">
            <text:p>0.2690166555375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2734499455951" calcext:value-type="float">
            <text:p>1.62734499455951</text:p>
          </table:table-cell>
          <table:table-cell office:value-type="float" office:value="0.436207734894976" calcext:value-type="float">
            <text:p>0.4362077348949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304865872131" calcext:value-type="float">
            <text:p>1.6304865872131</text:p>
          </table:table-cell>
          <table:table-cell office:value-type="float" office:value="0.206188483457626" calcext:value-type="float">
            <text:p>0.2061884834576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3362817986669" calcext:value-type="float">
            <text:p>1.63362817986669</text:p>
          </table:table-cell>
          <table:table-cell office:value-type="float" office:value="0.0765940909534276" calcext:value-type="float">
            <text:p>0.0765940909534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3676977252028" calcext:value-type="float">
            <text:p>1.63676977252028</text:p>
          </table:table-cell>
          <table:table-cell office:value-type="float" office:value="0.482057937548142" calcext:value-type="float">
            <text:p>0.4820579375481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3991136517387" calcext:value-type="float">
            <text:p>1.63991136517387</text:p>
          </table:table-cell>
          <table:table-cell office:value-type="float" office:value="0.480813642717362" calcext:value-type="float">
            <text:p>0.4808136427173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4305295782746" calcext:value-type="float">
            <text:p>1.64305295782746</text:p>
          </table:table-cell>
          <table:table-cell office:value-type="float" office:value="0.102011876700752" calcext:value-type="float">
            <text:p>0.1020118767007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4619455048105" calcext:value-type="float">
            <text:p>1.64619455048105</text:p>
          </table:table-cell>
          <table:table-cell office:value-type="float" office:value="0.488555020541439" calcext:value-type="float">
            <text:p>0.4885550205414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4933614313464" calcext:value-type="float">
            <text:p>1.64933614313464</text:p>
          </table:table-cell>
          <table:table-cell office:value-type="float" office:value="0.374395317198257" calcext:value-type="float">
            <text:p>0.3743953171982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5247773578823" calcext:value-type="float">
            <text:p>1.65247773578823</text:p>
          </table:table-cell>
          <table:table-cell office:value-type="float" office:value="0.497644672325643" calcext:value-type="float">
            <text:p>0.4976446723256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5561932844182" calcext:value-type="float">
            <text:p>1.65561932844182</text:p>
          </table:table-cell>
          <table:table-cell office:value-type="float" office:value="0.401979019268807" calcext:value-type="float">
            <text:p>0.4019790192688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5876092109541" calcext:value-type="float">
            <text:p>1.65876092109541</text:p>
          </table:table-cell>
          <table:table-cell office:value-type="float" office:value="0.173569335325964" calcext:value-type="float">
            <text:p>0.1735693353259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61902513749" calcext:value-type="float">
            <text:p>1.661902513749</text:p>
          </table:table-cell>
          <table:table-cell office:value-type="float" office:value="0.182882558814994" calcext:value-type="float">
            <text:p>0.1828825588149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6504410640259" calcext:value-type="float">
            <text:p>1.66504410640259</text:p>
          </table:table-cell>
          <table:table-cell office:value-type="float" office:value="0.144610094136691" calcext:value-type="float">
            <text:p>0.1446100941366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6818569905618" calcext:value-type="float">
            <text:p>1.66818569905618</text:p>
          </table:table-cell>
          <table:table-cell office:value-type="float" office:value="0.177428654044045" calcext:value-type="float">
            <text:p>0.1774286540440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7132729170977" calcext:value-type="float">
            <text:p>1.67132729170977</text:p>
          </table:table-cell>
          <table:table-cell office:value-type="float" office:value="0.0730507529330353" calcext:value-type="float">
            <text:p>0.0730507529330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7446888436336" calcext:value-type="float">
            <text:p>1.67446888436336</text:p>
          </table:table-cell>
          <table:table-cell office:value-type="float" office:value="0.100168142730711" calcext:value-type="float">
            <text:p>0.1001681427307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7761047701695" calcext:value-type="float">
            <text:p>1.67761047701695</text:p>
          </table:table-cell>
          <table:table-cell office:value-type="float" office:value="0.445054084536473" calcext:value-type="float">
            <text:p>0.4450540845364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8075206967054" calcext:value-type="float">
            <text:p>1.68075206967054</text:p>
          </table:table-cell>
          <table:table-cell office:value-type="float" office:value="0.436574583770873" calcext:value-type="float">
            <text:p>0.4365745837708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8389366232413" calcext:value-type="float">
            <text:p>1.68389366232413</text:p>
          </table:table-cell>
          <table:table-cell office:value-type="float" office:value="0.130260029836868" calcext:value-type="float">
            <text:p>0.1302600298368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8703525497772" calcext:value-type="float">
            <text:p>1.68703525497772</text:p>
          </table:table-cell>
          <table:table-cell office:value-type="float" office:value="0.203591963906766" calcext:value-type="float">
            <text:p>0.2035919639067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9017684763131" calcext:value-type="float">
            <text:p>1.69017684763131</text:p>
          </table:table-cell>
          <table:table-cell office:value-type="float" office:value="0.326803803904715" calcext:value-type="float">
            <text:p>0.3268038039047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933184402849" calcext:value-type="float">
            <text:p>1.6933184402849</text:p>
          </table:table-cell>
          <table:table-cell office:value-type="float" office:value="0.350207818406863" calcext:value-type="float">
            <text:p>0.35020781840686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9646003293849" calcext:value-type="float">
            <text:p>1.69646003293849</text:p>
          </table:table-cell>
          <table:table-cell office:value-type="float" office:value="0.405008336903708" calcext:value-type="float">
            <text:p>0.4050083369037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69960162559208" calcext:value-type="float">
            <text:p>1.69960162559208</text:p>
          </table:table-cell>
          <table:table-cell office:value-type="float" office:value="0.0314012381750346" calcext:value-type="float">
            <text:p>0.0314012381750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0274321824567" calcext:value-type="float">
            <text:p>1.70274321824567</text:p>
          </table:table-cell>
          <table:table-cell office:value-type="float" office:value="0.152026801736474" calcext:value-type="float">
            <text:p>0.1520268017364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0588481089926" calcext:value-type="float">
            <text:p>1.70588481089926</text:p>
          </table:table-cell>
          <table:table-cell office:value-type="float" office:value="0.418607226145738" calcext:value-type="float">
            <text:p>0.4186072261457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0902640355285" calcext:value-type="float">
            <text:p>1.70902640355285</text:p>
          </table:table-cell>
          <table:table-cell office:value-type="float" office:value="0.466877159505855" calcext:value-type="float">
            <text:p>0.4668771595058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1216799620644" calcext:value-type="float">
            <text:p>1.71216799620644</text:p>
          </table:table-cell>
          <table:table-cell office:value-type="float" office:value="0.33768123789249" calcext:value-type="float">
            <text:p>0.337681237892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1530958886003" calcext:value-type="float">
            <text:p>1.71530958886003</text:p>
          </table:table-cell>
          <table:table-cell office:value-type="float" office:value="0.12146765030883" calcext:value-type="float">
            <text:p>0.121467650308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1845118151362" calcext:value-type="float">
            <text:p>1.71845118151362</text:p>
          </table:table-cell>
          <table:table-cell office:value-type="float" office:value="0.227294778444845" calcext:value-type="float">
            <text:p>0.2272947784448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2159277416721" calcext:value-type="float">
            <text:p>1.72159277416721</text:p>
          </table:table-cell>
          <table:table-cell office:value-type="float" office:value="0.036050232676546" calcext:value-type="float">
            <text:p>0.0360502326765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247343668208" calcext:value-type="float">
            <text:p>1.7247343668208</text:p>
          </table:table-cell>
          <table:table-cell office:value-type="float" office:value="0.00946906682176263" calcext:value-type="float">
            <text:p>0.00946906682176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2787595947439" calcext:value-type="float">
            <text:p>1.72787595947439</text:p>
          </table:table-cell>
          <table:table-cell office:value-type="float" office:value="0.399782429913778" calcext:value-type="float">
            <text:p>0.3997824299137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3101755212798" calcext:value-type="float">
            <text:p>1.73101755212798</text:p>
          </table:table-cell>
          <table:table-cell office:value-type="float" office:value="0.251992835781291" calcext:value-type="float">
            <text:p>0.2519928357812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3415914478157" calcext:value-type="float">
            <text:p>1.73415914478157</text:p>
          </table:table-cell>
          <table:table-cell office:value-type="float" office:value="0.448736146850505" calcext:value-type="float">
            <text:p>0.4487361468505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3730073743516" calcext:value-type="float">
            <text:p>1.73730073743516</text:p>
          </table:table-cell>
          <table:table-cell office:value-type="float" office:value="0.344947385833597" calcext:value-type="float">
            <text:p>0.3449473858335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4044233008875" calcext:value-type="float">
            <text:p>1.74044233008875</text:p>
          </table:table-cell>
          <table:table-cell office:value-type="float" office:value="0.39741735171944" calcext:value-type="float">
            <text:p>0.397417351719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4358392274234" calcext:value-type="float">
            <text:p>1.74358392274234</text:p>
          </table:table-cell>
          <table:table-cell office:value-type="float" office:value="0.0269957409009721" calcext:value-type="float">
            <text:p>0.0269957409009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4672551539593" calcext:value-type="float">
            <text:p>1.74672551539593</text:p>
          </table:table-cell>
          <table:table-cell office:value-type="float" office:value="0.145520804655297" calcext:value-type="float">
            <text:p>0.1455208046552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4986710804952" calcext:value-type="float">
            <text:p>1.74986710804952</text:p>
          </table:table-cell>
          <table:table-cell office:value-type="float" office:value="0.428233515452163" calcext:value-type="float">
            <text:p>0.42823351545216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530087007031" calcext:value-type="float">
            <text:p>1.7530087007031</text:p>
          </table:table-cell>
          <table:table-cell office:value-type="float" office:value="0.145624511486557" calcext:value-type="float">
            <text:p>0.1456245114865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5615029335669" calcext:value-type="float">
            <text:p>1.75615029335669</text:p>
          </table:table-cell>
          <table:table-cell office:value-type="float" office:value="0.498715023529817" calcext:value-type="float">
            <text:p>0.4987150235298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5929188601028" calcext:value-type="float">
            <text:p>1.75929188601028</text:p>
          </table:table-cell>
          <table:table-cell office:value-type="float" office:value="0.17036635608843" calcext:value-type="float">
            <text:p>0.170366356088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6243347866387" calcext:value-type="float">
            <text:p>1.76243347866387</text:p>
          </table:table-cell>
          <table:table-cell office:value-type="float" office:value="0.266738111538532" calcext:value-type="float">
            <text:p>0.2667381115385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6557507131746" calcext:value-type="float">
            <text:p>1.76557507131746</text:p>
          </table:table-cell>
          <table:table-cell office:value-type="float" office:value="0.268593077062391" calcext:value-type="float">
            <text:p>0.2685930770623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6871666397105" calcext:value-type="float">
            <text:p>1.76871666397105</text:p>
          </table:table-cell>
          <table:table-cell office:value-type="float" office:value="0.496201491340978" calcext:value-type="float">
            <text:p>0.4962014913409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7185825662464" calcext:value-type="float">
            <text:p>1.77185825662464</text:p>
          </table:table-cell>
          <table:table-cell office:value-type="float" office:value="0.00239167476310587" calcext:value-type="float">
            <text:p>0.0023916747631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7499984927823" calcext:value-type="float">
            <text:p>1.77499984927823</text:p>
          </table:table-cell>
          <table:table-cell office:value-type="float" office:value="0.339982285187" calcext:value-type="float">
            <text:p>0.3399822851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7814144193182" calcext:value-type="float">
            <text:p>1.77814144193182</text:p>
          </table:table-cell>
          <table:table-cell office:value-type="float" office:value="0.366257547509981" calcext:value-type="float">
            <text:p>0.3662575475099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8128303458541" calcext:value-type="float">
            <text:p>1.78128303458541</text:p>
          </table:table-cell>
          <table:table-cell office:value-type="float" office:value="0.0463618816140625" calcext:value-type="float">
            <text:p>0.04636188161406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84424627239" calcext:value-type="float">
            <text:p>1.784424627239</text:p>
          </table:table-cell>
          <table:table-cell office:value-type="float" office:value="0.304036224855701" calcext:value-type="float">
            <text:p>0.3040362248557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8756621989259" calcext:value-type="float">
            <text:p>1.78756621989259</text:p>
          </table:table-cell>
          <table:table-cell office:value-type="float" office:value="0.00359569574255303" calcext:value-type="float">
            <text:p>0.0035956957425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9070781254618" calcext:value-type="float">
            <text:p>1.79070781254618</text:p>
          </table:table-cell>
          <table:table-cell office:value-type="float" office:value="0.102396747582744" calcext:value-type="float">
            <text:p>0.1023967475827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9384940519977" calcext:value-type="float">
            <text:p>1.79384940519977</text:p>
          </table:table-cell>
          <table:table-cell office:value-type="float" office:value="0.439208474326591" calcext:value-type="float">
            <text:p>0.4392084743265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79699099785336" calcext:value-type="float">
            <text:p>1.79699099785336</text:p>
          </table:table-cell>
          <table:table-cell office:value-type="float" office:value="0.494417783714228" calcext:value-type="float">
            <text:p>0.4944177837142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0013259050695" calcext:value-type="float">
            <text:p>1.80013259050695</text:p>
          </table:table-cell>
          <table:table-cell office:value-type="float" office:value="0.223276828619688" calcext:value-type="float">
            <text:p>0.2232768286196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0327418316054" calcext:value-type="float">
            <text:p>1.80327418316054</text:p>
          </table:table-cell>
          <table:table-cell office:value-type="float" office:value="0.283546204685605" calcext:value-type="float">
            <text:p>0.2835462046856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0641577581413" calcext:value-type="float">
            <text:p>1.80641577581413</text:p>
          </table:table-cell>
          <table:table-cell office:value-type="float" office:value="0.102494891855901" calcext:value-type="float">
            <text:p>0.1024948918559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0955736846772" calcext:value-type="float">
            <text:p>1.80955736846772</text:p>
          </table:table-cell>
          <table:table-cell office:value-type="float" office:value="0.478994901472344" calcext:value-type="float">
            <text:p>0.4789949014723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1269896112131" calcext:value-type="float">
            <text:p>1.81269896112131</text:p>
          </table:table-cell>
          <table:table-cell office:value-type="float" office:value="0.318669615042166" calcext:value-type="float">
            <text:p>0.3186696150421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158405537749" calcext:value-type="float">
            <text:p>1.8158405537749</text:p>
          </table:table-cell>
          <table:table-cell office:value-type="float" office:value="0.47223097869304" calcext:value-type="float">
            <text:p>0.4722309786930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1898214642849" calcext:value-type="float">
            <text:p>1.81898214642849</text:p>
          </table:table-cell>
          <table:table-cell office:value-type="float" office:value="0.270829667616261" calcext:value-type="float">
            <text:p>0.2708296676162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2212373908208" calcext:value-type="float">
            <text:p>1.82212373908208</text:p>
          </table:table-cell>
          <table:table-cell office:value-type="float" office:value="0.256640074104602" calcext:value-type="float">
            <text:p>0.2566400741046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2526533173567" calcext:value-type="float">
            <text:p>1.82526533173567</text:p>
          </table:table-cell>
          <table:table-cell office:value-type="float" office:value="0.192648779982329" calcext:value-type="float">
            <text:p>0.1926487799823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2840692438926" calcext:value-type="float">
            <text:p>1.82840692438926</text:p>
          </table:table-cell>
          <table:table-cell office:value-type="float" office:value="0.355794588919581" calcext:value-type="float">
            <text:p>0.3557945889195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3154851704285" calcext:value-type="float">
            <text:p>1.83154851704285</text:p>
          </table:table-cell>
          <table:table-cell office:value-type="float" office:value="0.00852789157462297" calcext:value-type="float">
            <text:p>0.0085278915746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3469010969644" calcext:value-type="float">
            <text:p>1.83469010969644</text:p>
          </table:table-cell>
          <table:table-cell office:value-type="float" office:value="0.398211941284389" calcext:value-type="float">
            <text:p>0.3982119412843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3783170235003" calcext:value-type="float">
            <text:p>1.83783170235003</text:p>
          </table:table-cell>
          <table:table-cell office:value-type="float" office:value="0.2226922284372" calcext:value-type="float">
            <text:p>0.22269222843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4097329500362" calcext:value-type="float">
            <text:p>1.84097329500362</text:p>
          </table:table-cell>
          <table:table-cell office:value-type="float" office:value="0.217499246862023" calcext:value-type="float">
            <text:p>0.2174992468620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4411488765721" calcext:value-type="float">
            <text:p>1.84411488765721</text:p>
          </table:table-cell>
          <table:table-cell office:value-type="float" office:value="0.352459712660759" calcext:value-type="float">
            <text:p>0.3524597126607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472564803108" calcext:value-type="float">
            <text:p>1.8472564803108</text:p>
          </table:table-cell>
          <table:table-cell office:value-type="float" office:value="0.298247255820645" calcext:value-type="float">
            <text:p>0.2982472558206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5039807296439" calcext:value-type="float">
            <text:p>1.85039807296439</text:p>
          </table:table-cell>
          <table:table-cell office:value-type="float" office:value="0.437968834751884" calcext:value-type="float">
            <text:p>0.4379688347518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5353966561798" calcext:value-type="float">
            <text:p>1.85353966561798</text:p>
          </table:table-cell>
          <table:table-cell office:value-type="float" office:value="0.495769656565822" calcext:value-type="float">
            <text:p>0.4957696565658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5668125827157" calcext:value-type="float">
            <text:p>1.85668125827157</text:p>
          </table:table-cell>
          <table:table-cell office:value-type="float" office:value="0.291949357144735" calcext:value-type="float">
            <text:p>0.2919493571447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5982285092516" calcext:value-type="float">
            <text:p>1.85982285092516</text:p>
          </table:table-cell>
          <table:table-cell office:value-type="float" office:value="0.0274680197274959" calcext:value-type="float">
            <text:p>0.0274680197274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6296444357875" calcext:value-type="float">
            <text:p>1.86296444357875</text:p>
          </table:table-cell>
          <table:table-cell office:value-type="float" office:value="0.0875567696921976" calcext:value-type="float">
            <text:p>0.0875567696921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6610603623234" calcext:value-type="float">
            <text:p>1.86610603623234</text:p>
          </table:table-cell>
          <table:table-cell office:value-type="float" office:value="0.314966568389987" calcext:value-type="float">
            <text:p>0.3149665683899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6924762888593" calcext:value-type="float">
            <text:p>1.86924762888593</text:p>
          </table:table-cell>
          <table:table-cell office:value-type="float" office:value="0.310635655601894" calcext:value-type="float">
            <text:p>0.3106356556018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7238922153952" calcext:value-type="float">
            <text:p>1.87238922153952</text:p>
          </table:table-cell>
          <table:table-cell office:value-type="float" office:value="0.280417921737489" calcext:value-type="float">
            <text:p>0.2804179217374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7553081419311" calcext:value-type="float">
            <text:p>1.87553081419311</text:p>
          </table:table-cell>
          <table:table-cell office:value-type="float" office:value="0.410197827686099" calcext:value-type="float">
            <text:p>0.4101978276860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786724068467" calcext:value-type="float">
            <text:p>1.8786724068467</text:p>
          </table:table-cell>
          <table:table-cell office:value-type="float" office:value="0.0728876639449534" calcext:value-type="float">
            <text:p>0.0728876639449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8181399950029" calcext:value-type="float">
            <text:p>1.88181399950029</text:p>
          </table:table-cell>
          <table:table-cell office:value-type="float" office:value="0.378867525220815" calcext:value-type="float">
            <text:p>0.3788675252208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8495559215388" calcext:value-type="float">
            <text:p>1.88495559215388</text:p>
          </table:table-cell>
          <table:table-cell office:value-type="float" office:value="0.0304536525240106" calcext:value-type="float">
            <text:p>0.0304536525240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8809718480747" calcext:value-type="float">
            <text:p>1.88809718480747</text:p>
          </table:table-cell>
          <table:table-cell office:value-type="float" office:value="0.415915847152268" calcext:value-type="float">
            <text:p>0.4159158471522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9123877746106" calcext:value-type="float">
            <text:p>1.89123877746106</text:p>
          </table:table-cell>
          <table:table-cell office:value-type="float" office:value="0.0258061115864164" calcext:value-type="float">
            <text:p>0.0258061115864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9438037011465" calcext:value-type="float">
            <text:p>1.89438037011465</text:p>
          </table:table-cell>
          <table:table-cell office:value-type="float" office:value="0.00233750617326389" calcext:value-type="float">
            <text:p>0.0023375061732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89752196276824" calcext:value-type="float">
            <text:p>1.89752196276824</text:p>
          </table:table-cell>
          <table:table-cell office:value-type="float" office:value="0.267686376209712" calcext:value-type="float">
            <text:p>0.2676863762097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0066355542183" calcext:value-type="float">
            <text:p>1.90066355542183</text:p>
          </table:table-cell>
          <table:table-cell office:value-type="float" office:value="0.35439979730564" calcext:value-type="float">
            <text:p>0.354399797305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0380514807541" calcext:value-type="float">
            <text:p>1.90380514807541</text:p>
          </table:table-cell>
          <table:table-cell office:value-type="float" office:value="0.380239350851468" calcext:value-type="float">
            <text:p>0.3802393508514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06946740729" calcext:value-type="float">
            <text:p>1.906946740729</text:p>
          </table:table-cell>
          <table:table-cell office:value-type="float" office:value="0.0696258617743534" calcext:value-type="float">
            <text:p>0.0696258617743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1008833338259" calcext:value-type="float">
            <text:p>1.91008833338259</text:p>
          </table:table-cell>
          <table:table-cell office:value-type="float" office:value="0.0178004869826159" calcext:value-type="float">
            <text:p>0.0178004869826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1322992603618" calcext:value-type="float">
            <text:p>1.91322992603618</text:p>
          </table:table-cell>
          <table:table-cell office:value-type="float" office:value="0.343324132273923" calcext:value-type="float">
            <text:p>0.3433241322739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1637151868977" calcext:value-type="float">
            <text:p>1.91637151868977</text:p>
          </table:table-cell>
          <table:table-cell office:value-type="float" office:value="0.487038645846407" calcext:value-type="float">
            <text:p>0.4870386458464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1951311134336" calcext:value-type="float">
            <text:p>1.91951311134336</text:p>
          </table:table-cell>
          <table:table-cell office:value-type="float" office:value="0.387673641843752" calcext:value-type="float">
            <text:p>0.3876736418437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2265470399695" calcext:value-type="float">
            <text:p>1.92265470399695</text:p>
          </table:table-cell>
          <table:table-cell office:value-type="float" office:value="0.202547850405337" calcext:value-type="float">
            <text:p>0.2025478504053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2579629665054" calcext:value-type="float">
            <text:p>1.92579629665054</text:p>
          </table:table-cell>
          <table:table-cell office:value-type="float" office:value="0.116872262894691" calcext:value-type="float">
            <text:p>0.1168722628946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2893788930413" calcext:value-type="float">
            <text:p>1.92893788930413</text:p>
          </table:table-cell>
          <table:table-cell office:value-type="float" office:value="0.278970079082361" calcext:value-type="float">
            <text:p>0.2789700790823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3207948195772" calcext:value-type="float">
            <text:p>1.93207948195772</text:p>
          </table:table-cell>
          <table:table-cell office:value-type="float" office:value="0.403527816045789" calcext:value-type="float">
            <text:p>0.4035278160457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3522107461131" calcext:value-type="float">
            <text:p>1.93522107461131</text:p>
          </table:table-cell>
          <table:table-cell office:value-type="float" office:value="0.264787912386859" calcext:value-type="float">
            <text:p>0.2647879123868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383626672649" calcext:value-type="float">
            <text:p>1.9383626672649</text:p>
          </table:table-cell>
          <table:table-cell office:value-type="float" office:value="0.201700815836279" calcext:value-type="float">
            <text:p>0.2017008158362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4150425991849" calcext:value-type="float">
            <text:p>1.94150425991849</text:p>
          </table:table-cell>
          <table:table-cell office:value-type="float" office:value="0.0302339606525096" calcext:value-type="float">
            <text:p>0.030233960652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4464585257208" calcext:value-type="float">
            <text:p>1.94464585257208</text:p>
          </table:table-cell>
          <table:table-cell office:value-type="float" office:value="0.165011806429139" calcext:value-type="float">
            <text:p>0.1650118064291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4778744522567" calcext:value-type="float">
            <text:p>1.94778744522567</text:p>
          </table:table-cell>
          <table:table-cell office:value-type="float" office:value="0.296339062349593" calcext:value-type="float">
            <text:p>0.2963390623495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5092903787926" calcext:value-type="float">
            <text:p>1.95092903787926</text:p>
          </table:table-cell>
          <table:table-cell office:value-type="float" office:value="0.176272575335103" calcext:value-type="float">
            <text:p>0.17627257533510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5407063053285" calcext:value-type="float">
            <text:p>1.95407063053285</text:p>
          </table:table-cell>
          <table:table-cell office:value-type="float" office:value="0.206936631255012" calcext:value-type="float">
            <text:p>0.2069366312550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5721222318644" calcext:value-type="float">
            <text:p>1.95721222318644</text:p>
          </table:table-cell>
          <table:table-cell office:value-type="float" office:value="0.00518397793828068" calcext:value-type="float">
            <text:p>0.0051839779382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6035381584003" calcext:value-type="float">
            <text:p>1.96035381584003</text:p>
          </table:table-cell>
          <table:table-cell office:value-type="float" office:value="0.35459973709559" calcext:value-type="float">
            <text:p>0.354599737095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6349540849362" calcext:value-type="float">
            <text:p>1.96349540849362</text:p>
          </table:table-cell>
          <table:table-cell office:value-type="float" office:value="0.050766530173957" calcext:value-type="float">
            <text:p>0.0507665301739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6663700114721" calcext:value-type="float">
            <text:p>1.96663700114721</text:p>
          </table:table-cell>
          <table:table-cell office:value-type="float" office:value="0.113944925924828" calcext:value-type="float">
            <text:p>0.1139449259248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697785938008" calcext:value-type="float">
            <text:p>1.9697785938008</text:p>
          </table:table-cell>
          <table:table-cell office:value-type="float" office:value="0.142465073180225" calcext:value-type="float">
            <text:p>0.1424650731802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7292018645439" calcext:value-type="float">
            <text:p>1.97292018645439</text:p>
          </table:table-cell>
          <table:table-cell office:value-type="float" office:value="0.417475402141748" calcext:value-type="float">
            <text:p>0.4174754021417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7606177910798" calcext:value-type="float">
            <text:p>1.97606177910798</text:p>
          </table:table-cell>
          <table:table-cell office:value-type="float" office:value="0.320741361726052" calcext:value-type="float">
            <text:p>0.3207413617260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7920337176157" calcext:value-type="float">
            <text:p>1.97920337176157</text:p>
          </table:table-cell>
          <table:table-cell office:value-type="float" office:value="0.269696270443318" calcext:value-type="float">
            <text:p>0.2696962704433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8234496441516" calcext:value-type="float">
            <text:p>1.98234496441516</text:p>
          </table:table-cell>
          <table:table-cell office:value-type="float" office:value="0.215710628589668" calcext:value-type="float">
            <text:p>0.2157106285896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8548655706875" calcext:value-type="float">
            <text:p>1.98548655706875</text:p>
          </table:table-cell>
          <table:table-cell office:value-type="float" office:value="0.120132820839171" calcext:value-type="float">
            <text:p>0.1201328208391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8862814972234" calcext:value-type="float">
            <text:p>1.98862814972234</text:p>
          </table:table-cell>
          <table:table-cell office:value-type="float" office:value="0.171812299659605" calcext:value-type="float">
            <text:p>0.1718122996596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9176974237593" calcext:value-type="float">
            <text:p>1.99176974237593</text:p>
          </table:table-cell>
          <table:table-cell office:value-type="float" office:value="0.459275870591464" calcext:value-type="float">
            <text:p>0.4592758705914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9491133502952" calcext:value-type="float">
            <text:p>1.99491133502952</text:p>
          </table:table-cell>
          <table:table-cell office:value-type="float" office:value="0.0713707875112867" calcext:value-type="float">
            <text:p>0.0713707875112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1.99805292768311" calcext:value-type="float">
            <text:p>1.99805292768311</text:p>
          </table:table-cell>
          <table:table-cell office:value-type="float" office:value="0.156967877117529" calcext:value-type="float">
            <text:p>0.1569678771175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011945203367" calcext:value-type="float">
            <text:p>2.0011945203367</text:p>
          </table:table-cell>
          <table:table-cell office:value-type="float" office:value="0.302815123327731" calcext:value-type="float">
            <text:p>0.3028151233277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0433611299029" calcext:value-type="float">
            <text:p>2.00433611299029</text:p>
          </table:table-cell>
          <table:table-cell office:value-type="float" office:value="0.210963092231021" calcext:value-type="float">
            <text:p>0.2109630922310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0747770564388" calcext:value-type="float">
            <text:p>2.00747770564388</text:p>
          </table:table-cell>
          <table:table-cell office:value-type="float" office:value="0.182869403174276" calcext:value-type="float">
            <text:p>0.1828694031742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1061929829747" calcext:value-type="float">
            <text:p>2.01061929829747</text:p>
          </table:table-cell>
          <table:table-cell office:value-type="float" office:value="0.353528837096818" calcext:value-type="float">
            <text:p>0.3535288370968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1376089095106" calcext:value-type="float">
            <text:p>2.01376089095106</text:p>
          </table:table-cell>
          <table:table-cell office:value-type="float" office:value="0.293127435374273" calcext:value-type="float">
            <text:p>0.2931274353742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1690248360465" calcext:value-type="float">
            <text:p>2.01690248360465</text:p>
          </table:table-cell>
          <table:table-cell office:value-type="float" office:value="0.49385162887285" calcext:value-type="float">
            <text:p>0.493851628872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2004407625824" calcext:value-type="float">
            <text:p>2.02004407625824</text:p>
          </table:table-cell>
          <table:table-cell office:value-type="float" office:value="0.458612848556796" calcext:value-type="float">
            <text:p>0.4586128485567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2318566891183" calcext:value-type="float">
            <text:p>2.02318566891183</text:p>
          </table:table-cell>
          <table:table-cell office:value-type="float" office:value="0.144775351206555" calcext:value-type="float">
            <text:p>0.1447753512065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2632726156542" calcext:value-type="float">
            <text:p>2.02632726156542</text:p>
          </table:table-cell>
          <table:table-cell office:value-type="float" office:value="0.152708211563154" calcext:value-type="float">
            <text:p>0.1527082115631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2946885421901" calcext:value-type="float">
            <text:p>2.02946885421901</text:p>
          </table:table-cell>
          <table:table-cell office:value-type="float" office:value="0.424612139035973" calcext:value-type="float">
            <text:p>0.4246121390359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326104468726" calcext:value-type="float">
            <text:p>2.0326104468726</text:p>
          </table:table-cell>
          <table:table-cell office:value-type="float" office:value="0.440311480177776" calcext:value-type="float">
            <text:p>0.4403114801777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3575203952619" calcext:value-type="float">
            <text:p>2.03575203952619</text:p>
          </table:table-cell>
          <table:table-cell office:value-type="float" office:value="0.10504519552459" calcext:value-type="float">
            <text:p>0.105045195524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3889363217978" calcext:value-type="float">
            <text:p>2.03889363217978</text:p>
          </table:table-cell>
          <table:table-cell office:value-type="float" office:value="0.245379102796347" calcext:value-type="float">
            <text:p>0.24537910279634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4203522483337" calcext:value-type="float">
            <text:p>2.04203522483337</text:p>
          </table:table-cell>
          <table:table-cell office:value-type="float" office:value="0.223705125963036" calcext:value-type="float">
            <text:p>0.2237051259630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4517681748696" calcext:value-type="float">
            <text:p>2.04517681748696</text:p>
          </table:table-cell>
          <table:table-cell office:value-type="float" office:value="0.12817850280189" calcext:value-type="float">
            <text:p>0.128178502801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4831841014055" calcext:value-type="float">
            <text:p>2.04831841014055</text:p>
          </table:table-cell>
          <table:table-cell office:value-type="float" office:value="0.210415132970471" calcext:value-type="float">
            <text:p>0.2104151329704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5146000279414" calcext:value-type="float">
            <text:p>2.05146000279414</text:p>
          </table:table-cell>
          <table:table-cell office:value-type="float" office:value="0.0602982458422994" calcext:value-type="float">
            <text:p>0.06029824584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5460159544772" calcext:value-type="float">
            <text:p>2.05460159544772</text:p>
          </table:table-cell>
          <table:table-cell office:value-type="float" office:value="0.0487120363570662" calcext:value-type="float">
            <text:p>0.0487120363570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5774318810131" calcext:value-type="float">
            <text:p>2.05774318810131</text:p>
          </table:table-cell>
          <table:table-cell office:value-type="float" office:value="0.376884413247521" calcext:value-type="float">
            <text:p>0.3768844132475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608847807549" calcext:value-type="float">
            <text:p>2.0608847807549</text:p>
          </table:table-cell>
          <table:table-cell office:value-type="float" office:value="0.41051898912406" calcext:value-type="float">
            <text:p>0.410518989124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6402637340849" calcext:value-type="float">
            <text:p>2.06402637340849</text:p>
          </table:table-cell>
          <table:table-cell office:value-type="float" office:value="0.200044403547571" calcext:value-type="float">
            <text:p>0.2000444035475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6716796606208" calcext:value-type="float">
            <text:p>2.06716796606208</text:p>
          </table:table-cell>
          <table:table-cell office:value-type="float" office:value="0.484192599972294" calcext:value-type="float">
            <text:p>0.4841925999722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7030955871567" calcext:value-type="float">
            <text:p>2.07030955871567</text:p>
          </table:table-cell>
          <table:table-cell office:value-type="float" office:value="0.133755390575899" calcext:value-type="float">
            <text:p>0.1337553905758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7345115136926" calcext:value-type="float">
            <text:p>2.07345115136926</text:p>
          </table:table-cell>
          <table:table-cell office:value-type="float" office:value="0.222974570302866" calcext:value-type="float">
            <text:p>0.2229745703028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7659274402285" calcext:value-type="float">
            <text:p>2.07659274402285</text:p>
          </table:table-cell>
          <table:table-cell office:value-type="float" office:value="0.268731727717114" calcext:value-type="float">
            <text:p>0.2687317277171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7973433667644" calcext:value-type="float">
            <text:p>2.07973433667644</text:p>
          </table:table-cell>
          <table:table-cell office:value-type="float" office:value="0.0401999421942524" calcext:value-type="float">
            <text:p>0.0401999421942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8287592933003" calcext:value-type="float">
            <text:p>2.08287592933003</text:p>
          </table:table-cell>
          <table:table-cell office:value-type="float" office:value="0.295669776317557" calcext:value-type="float">
            <text:p>0.2956697763175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8601752198362" calcext:value-type="float">
            <text:p>2.08601752198362</text:p>
          </table:table-cell>
          <table:table-cell office:value-type="float" office:value="0.358393173705076" calcext:value-type="float">
            <text:p>0.3583931737050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8915911463721" calcext:value-type="float">
            <text:p>2.08915911463721</text:p>
          </table:table-cell>
          <table:table-cell office:value-type="float" office:value="0.457125266706969" calcext:value-type="float">
            <text:p>0.45712526670696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923007072908" calcext:value-type="float">
            <text:p>2.0923007072908</text:p>
          </table:table-cell>
          <table:table-cell office:value-type="float" office:value="0.424751929201054" calcext:value-type="float">
            <text:p>0.4247519292010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9544229994439" calcext:value-type="float">
            <text:p>2.09544229994439</text:p>
          </table:table-cell>
          <table:table-cell office:value-type="float" office:value="0.221929748998264" calcext:value-type="float">
            <text:p>0.2219297489982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09858389259798" calcext:value-type="float">
            <text:p>2.09858389259798</text:p>
          </table:table-cell>
          <table:table-cell office:value-type="float" office:value="0.0526148176645213" calcext:value-type="float">
            <text:p>0.0526148176645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0172548525157" calcext:value-type="float">
            <text:p>2.10172548525157</text:p>
          </table:table-cell>
          <table:table-cell office:value-type="float" office:value="0.17025845863072" calcext:value-type="float">
            <text:p>0.170258458630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0486707790516" calcext:value-type="float">
            <text:p>2.10486707790516</text:p>
          </table:table-cell>
          <table:table-cell office:value-type="float" office:value="0.303084902138739" calcext:value-type="float">
            <text:p>0.3030849021387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0800867055875" calcext:value-type="float">
            <text:p>2.10800867055875</text:p>
          </table:table-cell>
          <table:table-cell office:value-type="float" office:value="0.368451379345294" calcext:value-type="float">
            <text:p>0.3684513793452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1115026321234" calcext:value-type="float">
            <text:p>2.11115026321234</text:p>
          </table:table-cell>
          <table:table-cell office:value-type="float" office:value="0.421937340068594" calcext:value-type="float">
            <text:p>0.4219373400685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1429185586593" calcext:value-type="float">
            <text:p>2.11429185586593</text:p>
          </table:table-cell>
          <table:table-cell office:value-type="float" office:value="0.333230402625994" calcext:value-type="float">
            <text:p>0.3332304026259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1743344851952" calcext:value-type="float">
            <text:p>2.11743344851952</text:p>
          </table:table-cell>
          <table:table-cell office:value-type="float" office:value="0.181825707753187" calcext:value-type="float">
            <text:p>0.1818257077531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2057504117311" calcext:value-type="float">
            <text:p>2.12057504117311</text:p>
          </table:table-cell>
          <table:table-cell office:value-type="float" office:value="0.136577593369344" calcext:value-type="float">
            <text:p>0.1365775933693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237166338267" calcext:value-type="float">
            <text:p>2.1237166338267</text:p>
          </table:table-cell>
          <table:table-cell office:value-type="float" office:value="0.407714851037894" calcext:value-type="float">
            <text:p>0.4077148510378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2685822648029" calcext:value-type="float">
            <text:p>2.12685822648029</text:p>
          </table:table-cell>
          <table:table-cell office:value-type="float" office:value="0.352439667193661" calcext:value-type="float">
            <text:p>0.3524396671936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2999981913388" calcext:value-type="float">
            <text:p>2.12999981913388</text:p>
          </table:table-cell>
          <table:table-cell office:value-type="float" office:value="0.32065297037371" calcext:value-type="float">
            <text:p>0.320652970373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3314141178747" calcext:value-type="float">
            <text:p>2.13314141178747</text:p>
          </table:table-cell>
          <table:table-cell office:value-type="float" office:value="0.41550500151243" calcext:value-type="float">
            <text:p>0.415505001512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3628300444106" calcext:value-type="float">
            <text:p>2.13628300444106</text:p>
          </table:table-cell>
          <table:table-cell office:value-type="float" office:value="0.12567451259479" calcext:value-type="float">
            <text:p>0.125674512594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3942459709465" calcext:value-type="float">
            <text:p>2.13942459709465</text:p>
          </table:table-cell>
          <table:table-cell office:value-type="float" office:value="0.339975142298472" calcext:value-type="float">
            <text:p>0.3399751422984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4256618974824" calcext:value-type="float">
            <text:p>2.14256618974824</text:p>
          </table:table-cell>
          <table:table-cell office:value-type="float" office:value="0.134712572011356" calcext:value-type="float">
            <text:p>0.1347125720113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4570778240183" calcext:value-type="float">
            <text:p>2.14570778240183</text:p>
          </table:table-cell>
          <table:table-cell office:value-type="float" office:value="0.0524171340489783" calcext:value-type="float">
            <text:p>0.0524171340489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4884937505542" calcext:value-type="float">
            <text:p>2.14884937505542</text:p>
          </table:table-cell>
          <table:table-cell office:value-type="float" office:value="0.299557193307264" calcext:value-type="float">
            <text:p>0.2995571933072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5199096770901" calcext:value-type="float">
            <text:p>2.15199096770901</text:p>
          </table:table-cell>
          <table:table-cell office:value-type="float" office:value="0.40336887759135" calcext:value-type="float">
            <text:p>0.403368877591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551325603626" calcext:value-type="float">
            <text:p>2.1551325603626</text:p>
          </table:table-cell>
          <table:table-cell office:value-type="float" office:value="0.475868495431224" calcext:value-type="float">
            <text:p>0.4758684954312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5827415301619" calcext:value-type="float">
            <text:p>2.15827415301619</text:p>
          </table:table-cell>
          <table:table-cell office:value-type="float" office:value="0.200632312875074" calcext:value-type="float">
            <text:p>0.2006323128750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6141574566978" calcext:value-type="float">
            <text:p>2.16141574566978</text:p>
          </table:table-cell>
          <table:table-cell office:value-type="float" office:value="0.0144352688099191" calcext:value-type="float">
            <text:p>0.0144352688099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6455733832337" calcext:value-type="float">
            <text:p>2.16455733832337</text:p>
          </table:table-cell>
          <table:table-cell office:value-type="float" office:value="0.364010946868324" calcext:value-type="float">
            <text:p>0.3640109468683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6769893097696" calcext:value-type="float">
            <text:p>2.16769893097696</text:p>
          </table:table-cell>
          <table:table-cell office:value-type="float" office:value="0.00449519437228169" calcext:value-type="float">
            <text:p>0.00449519437228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7084052363055" calcext:value-type="float">
            <text:p>2.17084052363055</text:p>
          </table:table-cell>
          <table:table-cell office:value-type="float" office:value="0.1699232282089" calcext:value-type="float">
            <text:p>0.16992322820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7398211628414" calcext:value-type="float">
            <text:p>2.17398211628414</text:p>
          </table:table-cell>
          <table:table-cell office:value-type="float" office:value="0.1777975893306" calcext:value-type="float">
            <text:p>0.17779758933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7712370893773" calcext:value-type="float">
            <text:p>2.17712370893773</text:p>
          </table:table-cell>
          <table:table-cell office:value-type="float" office:value="0.276721707844941" calcext:value-type="float">
            <text:p>0.2767217078449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8026530159132" calcext:value-type="float">
            <text:p>2.18026530159132</text:p>
          </table:table-cell>
          <table:table-cell office:value-type="float" office:value="0.00866482670066987" calcext:value-type="float">
            <text:p>0.008664826700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8340689424491" calcext:value-type="float">
            <text:p>2.18340689424491</text:p>
          </table:table-cell>
          <table:table-cell office:value-type="float" office:value="0.493251205010028" calcext:value-type="float">
            <text:p>0.4932512050100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865484868985" calcext:value-type="float">
            <text:p>2.1865484868985</text:p>
          </table:table-cell>
          <table:table-cell office:value-type="float" office:value="0.106539821221627" calcext:value-type="float">
            <text:p>0.1065398212216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8969007955209" calcext:value-type="float">
            <text:p>2.18969007955209</text:p>
          </table:table-cell>
          <table:table-cell office:value-type="float" office:value="0.407499996581368" calcext:value-type="float">
            <text:p>0.4074999965813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9283167220568" calcext:value-type="float">
            <text:p>2.19283167220568</text:p>
          </table:table-cell>
          <table:table-cell office:value-type="float" office:value="0.191756636718693" calcext:value-type="float">
            <text:p>0.1917566367186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9597326485927" calcext:value-type="float">
            <text:p>2.19597326485927</text:p>
          </table:table-cell>
          <table:table-cell office:value-type="float" office:value="0.211803368891786" calcext:value-type="float">
            <text:p>0.2118033688917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19911485751286" calcext:value-type="float">
            <text:p>2.19911485751286</text:p>
          </table:table-cell>
          <table:table-cell office:value-type="float" office:value="0.412970494764493" calcext:value-type="float">
            <text:p>0.4129704947644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0225645016645" calcext:value-type="float">
            <text:p>2.20225645016645</text:p>
          </table:table-cell>
          <table:table-cell office:value-type="float" office:value="0.23071266076773" calcext:value-type="float">
            <text:p>0.230712660767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0539804282003" calcext:value-type="float">
            <text:p>2.20539804282003</text:p>
          </table:table-cell>
          <table:table-cell office:value-type="float" office:value="0.137875417263261" calcext:value-type="float">
            <text:p>0.1378754172632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0853963547362" calcext:value-type="float">
            <text:p>2.20853963547362</text:p>
          </table:table-cell>
          <table:table-cell office:value-type="float" office:value="0.194669644631849" calcext:value-type="float">
            <text:p>0.1946696446318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1168122812721" calcext:value-type="float">
            <text:p>2.21168122812721</text:p>
          </table:table-cell>
          <table:table-cell office:value-type="float" office:value="0.113105469313734" calcext:value-type="float">
            <text:p>0.1131054693137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148228207808" calcext:value-type="float">
            <text:p>2.2148228207808</text:p>
          </table:table-cell>
          <table:table-cell office:value-type="float" office:value="0.0215489713228118" calcext:value-type="float">
            <text:p>0.0215489713228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1796441343439" calcext:value-type="float">
            <text:p>2.21796441343439</text:p>
          </table:table-cell>
          <table:table-cell office:value-type="float" office:value="0.392137625075892" calcext:value-type="float">
            <text:p>0.3921376250758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2110600608798" calcext:value-type="float">
            <text:p>2.22110600608798</text:p>
          </table:table-cell>
          <table:table-cell office:value-type="float" office:value="0.395284353108888" calcext:value-type="float">
            <text:p>0.3952843531088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2424759874157" calcext:value-type="float">
            <text:p>2.22424759874157</text:p>
          </table:table-cell>
          <table:table-cell office:value-type="float" office:value="0.33000628228073" calcext:value-type="float">
            <text:p>0.330006282280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2738919139516" calcext:value-type="float">
            <text:p>2.22738919139516</text:p>
          </table:table-cell>
          <table:table-cell office:value-type="float" office:value="0.399989676340883" calcext:value-type="float">
            <text:p>0.3999896763408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3053078404875" calcext:value-type="float">
            <text:p>2.23053078404875</text:p>
          </table:table-cell>
          <table:table-cell office:value-type="float" office:value="0.0712713948830494" calcext:value-type="float">
            <text:p>0.0712713948830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3367237670234" calcext:value-type="float">
            <text:p>2.23367237670234</text:p>
          </table:table-cell>
          <table:table-cell office:value-type="float" office:value="0.103017169600945" calcext:value-type="float">
            <text:p>0.1030171696009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3681396935593" calcext:value-type="float">
            <text:p>2.23681396935593</text:p>
          </table:table-cell>
          <table:table-cell office:value-type="float" office:value="0.215469075917453" calcext:value-type="float">
            <text:p>0.2154690759174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3995556200952" calcext:value-type="float">
            <text:p>2.23995556200952</text:p>
          </table:table-cell>
          <table:table-cell office:value-type="float" office:value="0.326670728942389" calcext:value-type="float">
            <text:p>0.3266707289423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4309715466311" calcext:value-type="float">
            <text:p>2.24309715466311</text:p>
          </table:table-cell>
          <table:table-cell office:value-type="float" office:value="0.0599131907669814" calcext:value-type="float">
            <text:p>0.0599131907669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462387473167" calcext:value-type="float">
            <text:p>2.2462387473167</text:p>
          </table:table-cell>
          <table:table-cell office:value-type="float" office:value="0.0191067720491112" calcext:value-type="float">
            <text:p>0.0191067720491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4938033997029" calcext:value-type="float">
            <text:p>2.24938033997029</text:p>
          </table:table-cell>
          <table:table-cell office:value-type="float" office:value="0.47871697619393" calcext:value-type="float">
            <text:p>0.478716976193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5252193262388" calcext:value-type="float">
            <text:p>2.25252193262388</text:p>
          </table:table-cell>
          <table:table-cell office:value-type="float" office:value="0.116780894406765" calcext:value-type="float">
            <text:p>0.1167808944067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5566352527747" calcext:value-type="float">
            <text:p>2.25566352527747</text:p>
          </table:table-cell>
          <table:table-cell office:value-type="float" office:value="0.197492834875806" calcext:value-type="float">
            <text:p>0.1974928348758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5880511793106" calcext:value-type="float">
            <text:p>2.25880511793106</text:p>
          </table:table-cell>
          <table:table-cell office:value-type="float" office:value="0.339837343933168" calcext:value-type="float">
            <text:p>0.3398373439331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6194671058465" calcext:value-type="float">
            <text:p>2.26194671058465</text:p>
          </table:table-cell>
          <table:table-cell office:value-type="float" office:value="0.459745970988858" calcext:value-type="float">
            <text:p>0.4597459709888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6508830323824" calcext:value-type="float">
            <text:p>2.26508830323824</text:p>
          </table:table-cell>
          <table:table-cell office:value-type="float" office:value="0.00496457250467308" calcext:value-type="float">
            <text:p>0.0049645725046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6822989589183" calcext:value-type="float">
            <text:p>2.26822989589183</text:p>
          </table:table-cell>
          <table:table-cell office:value-type="float" office:value="0.25978348596157" calcext:value-type="float">
            <text:p>0.259783485961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7137148854542" calcext:value-type="float">
            <text:p>2.27137148854542</text:p>
          </table:table-cell>
          <table:table-cell office:value-type="float" office:value="0.00624031223597377" calcext:value-type="float">
            <text:p>0.0062403122359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7451308119901" calcext:value-type="float">
            <text:p>2.27451308119901</text:p>
          </table:table-cell>
          <table:table-cell office:value-type="float" office:value="0.41080288241058" calcext:value-type="float">
            <text:p>0.410802882410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776546738526" calcext:value-type="float">
            <text:p>2.2776546738526</text:p>
          </table:table-cell>
          <table:table-cell office:value-type="float" office:value="0.0662364388469749" calcext:value-type="float">
            <text:p>0.0662364388469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8079626650619" calcext:value-type="float">
            <text:p>2.28079626650619</text:p>
          </table:table-cell>
          <table:table-cell office:value-type="float" office:value="0.0507560960717269" calcext:value-type="float">
            <text:p>0.0507560960717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8393785915978" calcext:value-type="float">
            <text:p>2.28393785915978</text:p>
          </table:table-cell>
          <table:table-cell office:value-type="float" office:value="0.146448090446955" calcext:value-type="float">
            <text:p>0.1464480904469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8707945181337" calcext:value-type="float">
            <text:p>2.28707945181337</text:p>
          </table:table-cell>
          <table:table-cell office:value-type="float" office:value="0.0251698621691281" calcext:value-type="float">
            <text:p>0.0251698621691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9022104446696" calcext:value-type="float">
            <text:p>2.29022104446696</text:p>
          </table:table-cell>
          <table:table-cell office:value-type="float" office:value="0.105649129104093" calcext:value-type="float">
            <text:p>0.1056491291040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9336263712055" calcext:value-type="float">
            <text:p>2.29336263712055</text:p>
          </table:table-cell>
          <table:table-cell office:value-type="float" office:value="0.041283143392286" calcext:value-type="float">
            <text:p>0.0412831433922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9650422977414" calcext:value-type="float">
            <text:p>2.29650422977414</text:p>
          </table:table-cell>
          <table:table-cell office:value-type="float" office:value="0.25240983368267" calcext:value-type="float">
            <text:p>0.252409833682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29964582242773" calcext:value-type="float">
            <text:p>2.29964582242773</text:p>
          </table:table-cell>
          <table:table-cell office:value-type="float" office:value="0.361108833451794" calcext:value-type="float">
            <text:p>0.3611088334517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0278741508132" calcext:value-type="float">
            <text:p>2.30278741508132</text:p>
          </table:table-cell>
          <table:table-cell office:value-type="float" office:value="0.354501061273445" calcext:value-type="float">
            <text:p>0.3545010612734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0592900773491" calcext:value-type="float">
            <text:p>2.30592900773491</text:p>
          </table:table-cell>
          <table:table-cell office:value-type="float" office:value="0.131729616663997" calcext:value-type="float">
            <text:p>0.1317296166639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090706003885" calcext:value-type="float">
            <text:p>2.3090706003885</text:p>
          </table:table-cell>
          <table:table-cell office:value-type="float" office:value="0.274333049140442" calcext:value-type="float">
            <text:p>0.2743330491404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1221219304209" calcext:value-type="float">
            <text:p>2.31221219304209</text:p>
          </table:table-cell>
          <table:table-cell office:value-type="float" office:value="0.255133612880666" calcext:value-type="float">
            <text:p>0.2551336128806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1535378569568" calcext:value-type="float">
            <text:p>2.31535378569568</text:p>
          </table:table-cell>
          <table:table-cell office:value-type="float" office:value="0.316421326538329" calcext:value-type="float">
            <text:p>0.3164213265383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1849537834927" calcext:value-type="float">
            <text:p>2.31849537834927</text:p>
          </table:table-cell>
          <table:table-cell office:value-type="float" office:value="0.106397736687384" calcext:value-type="float">
            <text:p>0.1063977366873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2163697100286" calcext:value-type="float">
            <text:p>2.32163697100286</text:p>
          </table:table-cell>
          <table:table-cell office:value-type="float" office:value="0.301719804890373" calcext:value-type="float">
            <text:p>0.3017198048903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2477856365645" calcext:value-type="float">
            <text:p>2.32477856365645</text:p>
          </table:table-cell>
          <table:table-cell office:value-type="float" office:value="0.303063736284551" calcext:value-type="float">
            <text:p>0.3030637362845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2792015631004" calcext:value-type="float">
            <text:p>2.32792015631004</text:p>
          </table:table-cell>
          <table:table-cell office:value-type="float" office:value="0.201800168407705" calcext:value-type="float">
            <text:p>0.2018001684077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3106174896363" calcext:value-type="float">
            <text:p>2.33106174896363</text:p>
          </table:table-cell>
          <table:table-cell office:value-type="float" office:value="0.347098406136014" calcext:value-type="float">
            <text:p>0.3470984061360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3420334161722" calcext:value-type="float">
            <text:p>2.33420334161722</text:p>
          </table:table-cell>
          <table:table-cell office:value-type="float" office:value="0.0195044113800935" calcext:value-type="float">
            <text:p>0.0195044113800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3734493427081" calcext:value-type="float">
            <text:p>2.33734493427081</text:p>
          </table:table-cell>
          <table:table-cell office:value-type="float" office:value="0.0874111379004304" calcext:value-type="float">
            <text:p>0.087411137900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404865269244" calcext:value-type="float">
            <text:p>2.3404865269244</text:p>
          </table:table-cell>
          <table:table-cell office:value-type="float" office:value="0.012688552229372" calcext:value-type="float">
            <text:p>0.0126885522293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4362811957799" calcext:value-type="float">
            <text:p>2.34362811957799</text:p>
          </table:table-cell>
          <table:table-cell office:value-type="float" office:value="0.311695306066681" calcext:value-type="float">
            <text:p>0.3116953060666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4676971223158" calcext:value-type="float">
            <text:p>2.34676971223158</text:p>
          </table:table-cell>
          <table:table-cell office:value-type="float" office:value="0.106210535398583" calcext:value-type="float">
            <text:p>0.1062105353985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4991130488517" calcext:value-type="float">
            <text:p>2.34991130488517</text:p>
          </table:table-cell>
          <table:table-cell office:value-type="float" office:value="0.418624742601366" calcext:value-type="float">
            <text:p>0.4186247426013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5305289753876" calcext:value-type="float">
            <text:p>2.35305289753876</text:p>
          </table:table-cell>
          <table:table-cell office:value-type="float" office:value="0.041521311147482" calcext:value-type="float">
            <text:p>0.04152131114748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5619449019234" calcext:value-type="float">
            <text:p>2.35619449019234</text:p>
          </table:table-cell>
          <table:table-cell office:value-type="float" office:value="0.138617265088035" calcext:value-type="float">
            <text:p>0.1386172650880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5933608284593" calcext:value-type="float">
            <text:p>2.35933608284593</text:p>
          </table:table-cell>
          <table:table-cell office:value-type="float" office:value="0.116699656156465" calcext:value-type="float">
            <text:p>0.1166996561564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6247767549952" calcext:value-type="float">
            <text:p>2.36247767549952</text:p>
          </table:table-cell>
          <table:table-cell office:value-type="float" office:value="0.239433611114578" calcext:value-type="float">
            <text:p>0.2394336111145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6561926815311" calcext:value-type="float">
            <text:p>2.36561926815311</text:p>
          </table:table-cell>
          <table:table-cell office:value-type="float" office:value="0.215172219619285" calcext:value-type="float">
            <text:p>0.2151722196192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687608608067" calcext:value-type="float">
            <text:p>2.3687608608067</text:p>
          </table:table-cell>
          <table:table-cell office:value-type="float" office:value="0.471462036350262" calcext:value-type="float">
            <text:p>0.4714620363502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7190245346029" calcext:value-type="float">
            <text:p>2.37190245346029</text:p>
          </table:table-cell>
          <table:table-cell office:value-type="float" office:value="0.431236048686266" calcext:value-type="float">
            <text:p>0.4312360486862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7504404611388" calcext:value-type="float">
            <text:p>2.37504404611388</text:p>
          </table:table-cell>
          <table:table-cell office:value-type="float" office:value="0.390997746999942" calcext:value-type="float">
            <text:p>0.3909977469999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7818563876747" calcext:value-type="float">
            <text:p>2.37818563876747</text:p>
          </table:table-cell>
          <table:table-cell office:value-type="float" office:value="0.317948388088648" calcext:value-type="float">
            <text:p>0.3179483880886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8132723142106" calcext:value-type="float">
            <text:p>2.38132723142106</text:p>
          </table:table-cell>
          <table:table-cell office:value-type="float" office:value="0.0118448576463546" calcext:value-type="float">
            <text:p>0.0118448576463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8446882407465" calcext:value-type="float">
            <text:p>2.38446882407465</text:p>
          </table:table-cell>
          <table:table-cell office:value-type="float" office:value="0.111319003375119" calcext:value-type="float">
            <text:p>0.1113190033751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8761041672824" calcext:value-type="float">
            <text:p>2.38761041672824</text:p>
          </table:table-cell>
          <table:table-cell office:value-type="float" office:value="0.0947977151207893" calcext:value-type="float">
            <text:p>0.0947977151207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9075200938183" calcext:value-type="float">
            <text:p>2.39075200938183</text:p>
          </table:table-cell>
          <table:table-cell office:value-type="float" office:value="0.197137103368917" calcext:value-type="float">
            <text:p>0.1971371033689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9389360203542" calcext:value-type="float">
            <text:p>2.39389360203542</text:p>
          </table:table-cell>
          <table:table-cell office:value-type="float" office:value="0.188560223730381" calcext:value-type="float">
            <text:p>0.1885602237303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39703519468901" calcext:value-type="float">
            <text:p>2.39703519468901</text:p>
          </table:table-cell>
          <table:table-cell office:value-type="float" office:value="0.434950964488931" calcext:value-type="float">
            <text:p>0.4349509644889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001767873426" calcext:value-type="float">
            <text:p>2.4001767873426</text:p>
          </table:table-cell>
          <table:table-cell office:value-type="float" office:value="0.498581183297006" calcext:value-type="float">
            <text:p>0.4985811832970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0331837999619" calcext:value-type="float">
            <text:p>2.40331837999619</text:p>
          </table:table-cell>
          <table:table-cell office:value-type="float" office:value="0.0957895189659106" calcext:value-type="float">
            <text:p>0.0957895189659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0645997264978" calcext:value-type="float">
            <text:p>2.40645997264978</text:p>
          </table:table-cell>
          <table:table-cell office:value-type="float" office:value="0.319104361106247" calcext:value-type="float">
            <text:p>0.31910436110624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0960156530337" calcext:value-type="float">
            <text:p>2.40960156530337</text:p>
          </table:table-cell>
          <table:table-cell office:value-type="float" office:value="0.482837389601967" calcext:value-type="float">
            <text:p>0.4828373896019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1274315795696" calcext:value-type="float">
            <text:p>2.41274315795696</text:p>
          </table:table-cell>
          <table:table-cell office:value-type="float" office:value="0.293935079789646" calcext:value-type="float">
            <text:p>0.2939350797896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1588475061055" calcext:value-type="float">
            <text:p>2.41588475061055</text:p>
          </table:table-cell>
          <table:table-cell office:value-type="float" office:value="0.0404580899147589" calcext:value-type="float">
            <text:p>0.0404580899147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1902634326414" calcext:value-type="float">
            <text:p>2.41902634326414</text:p>
          </table:table-cell>
          <table:table-cell office:value-type="float" office:value="0.152432241866226" calcext:value-type="float">
            <text:p>0.1524322418662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2216793591773" calcext:value-type="float">
            <text:p>2.42216793591773</text:p>
          </table:table-cell>
          <table:table-cell office:value-type="float" office:value="0.311807410449725" calcext:value-type="float">
            <text:p>0.3118074104497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2530952857132" calcext:value-type="float">
            <text:p>2.42530952857132</text:p>
          </table:table-cell>
          <table:table-cell office:value-type="float" office:value="0.499684430506249" calcext:value-type="float">
            <text:p>0.4996844305062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2845112122491" calcext:value-type="float">
            <text:p>2.42845112122491</text:p>
          </table:table-cell>
          <table:table-cell office:value-type="float" office:value="0.239501409871094" calcext:value-type="float">
            <text:p>0.2395014098710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315927138785" calcext:value-type="float">
            <text:p>2.4315927138785</text:p>
          </table:table-cell>
          <table:table-cell office:value-type="float" office:value="0.0423697663435426" calcext:value-type="float">
            <text:p>0.0423697663435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3473430653209" calcext:value-type="float">
            <text:p>2.43473430653209</text:p>
          </table:table-cell>
          <table:table-cell office:value-type="float" office:value="0.206614605687271" calcext:value-type="float">
            <text:p>0.2066146056872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3787589918568" calcext:value-type="float">
            <text:p>2.43787589918568</text:p>
          </table:table-cell>
          <table:table-cell office:value-type="float" office:value="0.142629472773218" calcext:value-type="float">
            <text:p>0.1426294727732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4101749183927" calcext:value-type="float">
            <text:p>2.44101749183927</text:p>
          </table:table-cell>
          <table:table-cell office:value-type="float" office:value="0.498779653692342" calcext:value-type="float">
            <text:p>0.4987796536923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4415908449286" calcext:value-type="float">
            <text:p>2.44415908449286</text:p>
          </table:table-cell>
          <table:table-cell office:value-type="float" office:value="0.209028693220432" calcext:value-type="float">
            <text:p>0.2090286932204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4730067714645" calcext:value-type="float">
            <text:p>2.44730067714645</text:p>
          </table:table-cell>
          <table:table-cell office:value-type="float" office:value="0.19629030824884" calcext:value-type="float">
            <text:p>0.196290308248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5044226980004" calcext:value-type="float">
            <text:p>2.45044226980004</text:p>
          </table:table-cell>
          <table:table-cell office:value-type="float" office:value="0.393990986190202" calcext:value-type="float">
            <text:p>0.3939909861902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5358386245363" calcext:value-type="float">
            <text:p>2.45358386245363</text:p>
          </table:table-cell>
          <table:table-cell office:value-type="float" office:value="0.300596080993471" calcext:value-type="float">
            <text:p>0.3005960809934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5672545510722" calcext:value-type="float">
            <text:p>2.45672545510722</text:p>
          </table:table-cell>
          <table:table-cell office:value-type="float" office:value="0.380055281483108" calcext:value-type="float">
            <text:p>0.3800552814831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5986704776081" calcext:value-type="float">
            <text:p>2.45986704776081</text:p>
          </table:table-cell>
          <table:table-cell office:value-type="float" office:value="0.0181216918866813" calcext:value-type="float">
            <text:p>0.0181216918866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630086404144" calcext:value-type="float">
            <text:p>2.4630086404144</text:p>
          </table:table-cell>
          <table:table-cell office:value-type="float" office:value="0.225512131782374" calcext:value-type="float">
            <text:p>0.2255121317823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6615023306799" calcext:value-type="float">
            <text:p>2.46615023306799</text:p>
          </table:table-cell>
          <table:table-cell office:value-type="float" office:value="0.321901036636236" calcext:value-type="float">
            <text:p>0.3219010366362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6929182572158" calcext:value-type="float">
            <text:p>2.46929182572158</text:p>
          </table:table-cell>
          <table:table-cell office:value-type="float" office:value="0.394238849349607" calcext:value-type="float">
            <text:p>0.3942388493496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7243341837517" calcext:value-type="float">
            <text:p>2.47243341837517</text:p>
          </table:table-cell>
          <table:table-cell office:value-type="float" office:value="0.1905409802711" calcext:value-type="float">
            <text:p>0.19054098027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7557501102876" calcext:value-type="float">
            <text:p>2.47557501102876</text:p>
          </table:table-cell>
          <table:table-cell office:value-type="float" office:value="0.425229167998385" calcext:value-type="float">
            <text:p>0.4252291679983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7871660368235" calcext:value-type="float">
            <text:p>2.47871660368235</text:p>
          </table:table-cell>
          <table:table-cell office:value-type="float" office:value="0.00353971064810665" calcext:value-type="float">
            <text:p>0.0035397106481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8185819633594" calcext:value-type="float">
            <text:p>2.48185819633594</text:p>
          </table:table-cell>
          <table:table-cell office:value-type="float" office:value="0.287119717411826" calcext:value-type="float">
            <text:p>0.2871197174118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8499978898953" calcext:value-type="float">
            <text:p>2.48499978898953</text:p>
          </table:table-cell>
          <table:table-cell office:value-type="float" office:value="0.366406152793307" calcext:value-type="float">
            <text:p>0.3664061527933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8814138164312" calcext:value-type="float">
            <text:p>2.48814138164312</text:p>
          </table:table-cell>
          <table:table-cell office:value-type="float" office:value="0.130307527480969" calcext:value-type="float">
            <text:p>0.13030752748096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9128297429671" calcext:value-type="float">
            <text:p>2.49128297429671</text:p>
          </table:table-cell>
          <table:table-cell office:value-type="float" office:value="0.000423610391006746" calcext:value-type="float">
            <text:p>0.0004236103910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944245669503" calcext:value-type="float">
            <text:p>2.4944245669503</text:p>
          </table:table-cell>
          <table:table-cell office:value-type="float" office:value="0.237179062413926" calcext:value-type="float">
            <text:p>0.2371790624139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49756615960389" calcext:value-type="float">
            <text:p>2.49756615960389</text:p>
          </table:table-cell>
          <table:table-cell office:value-type="float" office:value="0.0889406624086717" calcext:value-type="float">
            <text:p>0.0889406624086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0070775225748" calcext:value-type="float">
            <text:p>2.50070775225748</text:p>
          </table:table-cell>
          <table:table-cell office:value-type="float" office:value="0.416781573331853" calcext:value-type="float">
            <text:p>0.4167815733318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0384934491107" calcext:value-type="float">
            <text:p>2.50384934491107</text:p>
          </table:table-cell>
          <table:table-cell office:value-type="float" office:value="0.310933207903318" calcext:value-type="float">
            <text:p>0.3109332079033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0699093756466" calcext:value-type="float">
            <text:p>2.50699093756466</text:p>
          </table:table-cell>
          <table:table-cell office:value-type="float" office:value="0.344388840053064" calcext:value-type="float">
            <text:p>0.3443888400530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1013253021824" calcext:value-type="float">
            <text:p>2.51013253021824</text:p>
          </table:table-cell>
          <table:table-cell office:value-type="float" office:value="0.0933070450518364" calcext:value-type="float">
            <text:p>0.0933070450518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1327412287183" calcext:value-type="float">
            <text:p>2.51327412287183</text:p>
          </table:table-cell>
          <table:table-cell office:value-type="float" office:value="0.114960471756163" calcext:value-type="float">
            <text:p>0.11496047175616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1641571552542" calcext:value-type="float">
            <text:p>2.51641571552542</text:p>
          </table:table-cell>
          <table:table-cell office:value-type="float" office:value="0.287005795608426" calcext:value-type="float">
            <text:p>0.2870057956084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1955730817901" calcext:value-type="float">
            <text:p>2.51955730817901</text:p>
          </table:table-cell>
          <table:table-cell office:value-type="float" office:value="0.279466317945028" calcext:value-type="float">
            <text:p>0.2794663179450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226989008326" calcext:value-type="float">
            <text:p>2.5226989008326</text:p>
          </table:table-cell>
          <table:table-cell office:value-type="float" office:value="0.370639412372467" calcext:value-type="float">
            <text:p>0.3706394123724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2584049348619" calcext:value-type="float">
            <text:p>2.52584049348619</text:p>
          </table:table-cell>
          <table:table-cell office:value-type="float" office:value="0.20169426283213" calcext:value-type="float">
            <text:p>0.201694262832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2898208613978" calcext:value-type="float">
            <text:p>2.52898208613978</text:p>
          </table:table-cell>
          <table:table-cell office:value-type="float" office:value="0.458390003344742" calcext:value-type="float">
            <text:p>0.4583900033447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3212367879337" calcext:value-type="float">
            <text:p>2.53212367879337</text:p>
          </table:table-cell>
          <table:table-cell office:value-type="float" office:value="0.285526267815102" calcext:value-type="float">
            <text:p>0.2855262678151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3526527144696" calcext:value-type="float">
            <text:p>2.53526527144696</text:p>
          </table:table-cell>
          <table:table-cell office:value-type="float" office:value="0.223582124334753" calcext:value-type="float">
            <text:p>0.2235821243347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3840686410055" calcext:value-type="float">
            <text:p>2.53840686410055</text:p>
          </table:table-cell>
          <table:table-cell office:value-type="float" office:value="0.296342359914166" calcext:value-type="float">
            <text:p>0.2963423599141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4154845675414" calcext:value-type="float">
            <text:p>2.54154845675414</text:p>
          </table:table-cell>
          <table:table-cell office:value-type="float" office:value="0.322572130472497" calcext:value-type="float">
            <text:p>0.3225721304724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4469004940773" calcext:value-type="float">
            <text:p>2.54469004940773</text:p>
          </table:table-cell>
          <table:table-cell office:value-type="float" office:value="0.0139848470122703" calcext:value-type="float">
            <text:p>0.013984847012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4783164206132" calcext:value-type="float">
            <text:p>2.54783164206132</text:p>
          </table:table-cell>
          <table:table-cell office:value-type="float" office:value="0.0474347728947785" calcext:value-type="float">
            <text:p>0.0474347728947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5097323471491" calcext:value-type="float">
            <text:p>2.55097323471491</text:p>
          </table:table-cell>
          <table:table-cell office:value-type="float" office:value="0.103441077568768" calcext:value-type="float">
            <text:p>0.1034410775687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541148273685" calcext:value-type="float">
            <text:p>2.5541148273685</text:p>
          </table:table-cell>
          <table:table-cell office:value-type="float" office:value="0.190056304694327" calcext:value-type="float">
            <text:p>0.1900563046943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5725642002209" calcext:value-type="float">
            <text:p>2.55725642002209</text:p>
          </table:table-cell>
          <table:table-cell office:value-type="float" office:value="0.394356692664065" calcext:value-type="float">
            <text:p>0.3943566926640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6039801267568" calcext:value-type="float">
            <text:p>2.56039801267568</text:p>
          </table:table-cell>
          <table:table-cell office:value-type="float" office:value="0.236979982574402" calcext:value-type="float">
            <text:p>0.2369799825744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6353960532927" calcext:value-type="float">
            <text:p>2.56353960532927</text:p>
          </table:table-cell>
          <table:table-cell office:value-type="float" office:value="0.0687685250122677" calcext:value-type="float">
            <text:p>0.0687685250122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6668119798286" calcext:value-type="float">
            <text:p>2.56668119798286</text:p>
          </table:table-cell>
          <table:table-cell office:value-type="float" office:value="0.471265233454923" calcext:value-type="float">
            <text:p>0.4712652334549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6982279063645" calcext:value-type="float">
            <text:p>2.56982279063645</text:p>
          </table:table-cell>
          <table:table-cell office:value-type="float" office:value="0.0958880952037694" calcext:value-type="float">
            <text:p>0.095888095203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7296438329004" calcext:value-type="float">
            <text:p>2.57296438329004</text:p>
          </table:table-cell>
          <table:table-cell office:value-type="float" office:value="0.0338424918487181" calcext:value-type="float">
            <text:p>0.0338424918487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7610597594363" calcext:value-type="float">
            <text:p>2.57610597594363</text:p>
          </table:table-cell>
          <table:table-cell office:value-type="float" office:value="0.39344324928415" calcext:value-type="float">
            <text:p>0.393443249284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7924756859722" calcext:value-type="float">
            <text:p>2.57924756859722</text:p>
          </table:table-cell>
          <table:table-cell office:value-type="float" office:value="0.329662126736951" calcext:value-type="float">
            <text:p>0.3296621267369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8238916125081" calcext:value-type="float">
            <text:p>2.58238916125081</text:p>
          </table:table-cell>
          <table:table-cell office:value-type="float" office:value="0.0822344182974336" calcext:value-type="float">
            <text:p>0.0822344182974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855307539044" calcext:value-type="float">
            <text:p>2.5855307539044</text:p>
          </table:table-cell>
          <table:table-cell office:value-type="float" office:value="0.388933029273708" calcext:value-type="float">
            <text:p>0.3889330292737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8867234655799" calcext:value-type="float">
            <text:p>2.58867234655799</text:p>
          </table:table-cell>
          <table:table-cell office:value-type="float" office:value="0.471622885392458" calcext:value-type="float">
            <text:p>0.4716228853924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9181393921158" calcext:value-type="float">
            <text:p>2.59181393921158</text:p>
          </table:table-cell>
          <table:table-cell office:value-type="float" office:value="0.0541959189744413" calcext:value-type="float">
            <text:p>0.0541959189744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9495553186517" calcext:value-type="float">
            <text:p>2.59495553186517</text:p>
          </table:table-cell>
          <table:table-cell office:value-type="float" office:value="0.0998546728138258" calcext:value-type="float">
            <text:p>0.0998546728138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59809712451876" calcext:value-type="float">
            <text:p>2.59809712451876</text:p>
          </table:table-cell>
          <table:table-cell office:value-type="float" office:value="0.0981669240882876" calcext:value-type="float">
            <text:p>0.0981669240882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0123871717235" calcext:value-type="float">
            <text:p>2.60123871717235</text:p>
          </table:table-cell>
          <table:table-cell office:value-type="float" office:value="0.250736556363943" calcext:value-type="float">
            <text:p>0.2507365563639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0438030982594" calcext:value-type="float">
            <text:p>2.60438030982594</text:p>
          </table:table-cell>
          <table:table-cell office:value-type="float" office:value="0.128806059719768" calcext:value-type="float">
            <text:p>0.1288060597197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0752190247953" calcext:value-type="float">
            <text:p>2.60752190247953</text:p>
          </table:table-cell>
          <table:table-cell office:value-type="float" office:value="0.213392887008414" calcext:value-type="float">
            <text:p>0.2133928870084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1066349513312" calcext:value-type="float">
            <text:p>2.61066349513312</text:p>
          </table:table-cell>
          <table:table-cell office:value-type="float" office:value="0.29226039262622" calcext:value-type="float">
            <text:p>0.292260392626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1380508778671" calcext:value-type="float">
            <text:p>2.61380508778671</text:p>
          </table:table-cell>
          <table:table-cell office:value-type="float" office:value="0.381107160333934" calcext:value-type="float">
            <text:p>0.3811071603339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169466804403" calcext:value-type="float">
            <text:p>2.6169466804403</text:p>
          </table:table-cell>
          <table:table-cell office:value-type="float" office:value="0.117834058446707" calcext:value-type="float">
            <text:p>0.1178340584467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2008827309389" calcext:value-type="float">
            <text:p>2.62008827309389</text:p>
          </table:table-cell>
          <table:table-cell office:value-type="float" office:value="0.212178355826697" calcext:value-type="float">
            <text:p>0.2121783558266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2322986574748" calcext:value-type="float">
            <text:p>2.62322986574748</text:p>
          </table:table-cell>
          <table:table-cell office:value-type="float" office:value="0.0953950696143276" calcext:value-type="float">
            <text:p>0.0953950696143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2637145840107" calcext:value-type="float">
            <text:p>2.62637145840107</text:p>
          </table:table-cell>
          <table:table-cell office:value-type="float" office:value="0.0938612069531817" calcext:value-type="float">
            <text:p>0.09386120695318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2951305105466" calcext:value-type="float">
            <text:p>2.62951305105466</text:p>
          </table:table-cell>
          <table:table-cell office:value-type="float" office:value="0.466277979843641" calcext:value-type="float">
            <text:p>0.4662779798436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3265464370825" calcext:value-type="float">
            <text:p>2.63265464370825</text:p>
          </table:table-cell>
          <table:table-cell office:value-type="float" office:value="0.224740906752952" calcext:value-type="float">
            <text:p>0.2247409067529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3579623636184" calcext:value-type="float">
            <text:p>2.63579623636184</text:p>
          </table:table-cell>
          <table:table-cell office:value-type="float" office:value="0.150874661005594" calcext:value-type="float">
            <text:p>0.1508746610055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3893782901543" calcext:value-type="float">
            <text:p>2.63893782901543</text:p>
          </table:table-cell>
          <table:table-cell office:value-type="float" office:value="0.29834963539945" calcext:value-type="float">
            <text:p>0.298349635399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4207942166902" calcext:value-type="float">
            <text:p>2.64207942166902</text:p>
          </table:table-cell>
          <table:table-cell office:value-type="float" office:value="0.286511849105992" calcext:value-type="float">
            <text:p>0.2865118491059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4522101432261" calcext:value-type="float">
            <text:p>2.64522101432261</text:p>
          </table:table-cell>
          <table:table-cell office:value-type="float" office:value="0.0984886924161906" calcext:value-type="float">
            <text:p>0.0984886924161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483626069762" calcext:value-type="float">
            <text:p>2.6483626069762</text:p>
          </table:table-cell>
          <table:table-cell office:value-type="float" office:value="0.114308734210971" calcext:value-type="float">
            <text:p>0.1143087342109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5150419962979" calcext:value-type="float">
            <text:p>2.65150419962979</text:p>
          </table:table-cell>
          <table:table-cell office:value-type="float" office:value="0.295443646506678" calcext:value-type="float">
            <text:p>0.2954436465066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5464579228338" calcext:value-type="float">
            <text:p>2.65464579228338</text:p>
          </table:table-cell>
          <table:table-cell office:value-type="float" office:value="0.169587317292608" calcext:value-type="float">
            <text:p>0.1695873172926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5778738493697" calcext:value-type="float">
            <text:p>2.65778738493697</text:p>
          </table:table-cell>
          <table:table-cell office:value-type="float" office:value="0.376087337150968" calcext:value-type="float">
            <text:p>0.3760873371509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6092897759055" calcext:value-type="float">
            <text:p>2.66092897759055</text:p>
          </table:table-cell>
          <table:table-cell office:value-type="float" office:value="0.251403442538061" calcext:value-type="float">
            <text:p>0.2514034425380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6407057024414" calcext:value-type="float">
            <text:p>2.66407057024414</text:p>
          </table:table-cell>
          <table:table-cell office:value-type="float" office:value="0.213974068513654" calcext:value-type="float">
            <text:p>0.2139740685136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6721216289773" calcext:value-type="float">
            <text:p>2.66721216289773</text:p>
          </table:table-cell>
          <table:table-cell office:value-type="float" office:value="0.00289237360396927" calcext:value-type="float">
            <text:p>0.00289237360396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7035375555132" calcext:value-type="float">
            <text:p>2.67035375555132</text:p>
          </table:table-cell>
          <table:table-cell office:value-type="float" office:value="0.397148989469885" calcext:value-type="float">
            <text:p>0.3971489894698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7349534820491" calcext:value-type="float">
            <text:p>2.67349534820491</text:p>
          </table:table-cell>
          <table:table-cell office:value-type="float" office:value="0.162540809470836" calcext:value-type="float">
            <text:p>0.1625408094708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766369408585" calcext:value-type="float">
            <text:p>2.6766369408585</text:p>
          </table:table-cell>
          <table:table-cell office:value-type="float" office:value="0.327704148998243" calcext:value-type="float">
            <text:p>0.3277041489982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7977853351209" calcext:value-type="float">
            <text:p>2.67977853351209</text:p>
          </table:table-cell>
          <table:table-cell office:value-type="float" office:value="0.462435081527393" calcext:value-type="float">
            <text:p>0.4624350815273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8292012616568" calcext:value-type="float">
            <text:p>2.68292012616568</text:p>
          </table:table-cell>
          <table:table-cell office:value-type="float" office:value="0.301154961341443" calcext:value-type="float">
            <text:p>0.3011549613414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8606171881927" calcext:value-type="float">
            <text:p>2.68606171881927</text:p>
          </table:table-cell>
          <table:table-cell office:value-type="float" office:value="0.380671262879885" calcext:value-type="float">
            <text:p>0.3806712628798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8920331147286" calcext:value-type="float">
            <text:p>2.68920331147286</text:p>
          </table:table-cell>
          <table:table-cell office:value-type="float" office:value="0.207933417891612" calcext:value-type="float">
            <text:p>0.2079334178916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9234490412645" calcext:value-type="float">
            <text:p>2.69234490412645</text:p>
          </table:table-cell>
          <table:table-cell office:value-type="float" office:value="0.361870836425396" calcext:value-type="float">
            <text:p>0.3618708364253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9548649678004" calcext:value-type="float">
            <text:p>2.69548649678004</text:p>
          </table:table-cell>
          <table:table-cell office:value-type="float" office:value="0.317260626510574" calcext:value-type="float">
            <text:p>0.3172606265105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69862808943363" calcext:value-type="float">
            <text:p>2.69862808943363</text:p>
          </table:table-cell>
          <table:table-cell office:value-type="float" office:value="0.448412044796633" calcext:value-type="float">
            <text:p>0.4484120447966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0176968208722" calcext:value-type="float">
            <text:p>2.70176968208722</text:p>
          </table:table-cell>
          <table:table-cell office:value-type="float" office:value="0.15525438112481" calcext:value-type="float">
            <text:p>0.155254381124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0491127474081" calcext:value-type="float">
            <text:p>2.70491127474081</text:p>
          </table:table-cell>
          <table:table-cell office:value-type="float" office:value="0.00991933503999315" calcext:value-type="float">
            <text:p>0.0099193350399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080528673944" calcext:value-type="float">
            <text:p>2.7080528673944</text:p>
          </table:table-cell>
          <table:table-cell office:value-type="float" office:value="0.00141688374475157" calcext:value-type="float">
            <text:p>0.0014168837447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1119446004799" calcext:value-type="float">
            <text:p>2.71119446004799</text:p>
          </table:table-cell>
          <table:table-cell office:value-type="float" office:value="0.113083283064619" calcext:value-type="float">
            <text:p>0.1130832830646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1433605270158" calcext:value-type="float">
            <text:p>2.71433605270158</text:p>
          </table:table-cell>
          <table:table-cell office:value-type="float" office:value="0.341401433579685" calcext:value-type="float">
            <text:p>0.3414014335796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1747764535517" calcext:value-type="float">
            <text:p>2.71747764535517</text:p>
          </table:table-cell>
          <table:table-cell office:value-type="float" office:value="0.107329783978893" calcext:value-type="float">
            <text:p>0.1073297839788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2061923800876" calcext:value-type="float">
            <text:p>2.72061923800876</text:p>
          </table:table-cell>
          <table:table-cell office:value-type="float" office:value="0.336245449942031" calcext:value-type="float">
            <text:p>0.3362454499420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2376083066235" calcext:value-type="float">
            <text:p>2.72376083066235</text:p>
          </table:table-cell>
          <table:table-cell office:value-type="float" office:value="0.0336099082890768" calcext:value-type="float">
            <text:p>0.0336099082890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2690242331594" calcext:value-type="float">
            <text:p>2.72690242331594</text:p>
          </table:table-cell>
          <table:table-cell office:value-type="float" office:value="0.427710805551816" calcext:value-type="float">
            <text:p>0.4277108055518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3004401596953" calcext:value-type="float">
            <text:p>2.73004401596953</text:p>
          </table:table-cell>
          <table:table-cell office:value-type="float" office:value="0.173493461024245" calcext:value-type="float">
            <text:p>0.1734934610242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3318560862312" calcext:value-type="float">
            <text:p>2.73318560862312</text:p>
          </table:table-cell>
          <table:table-cell office:value-type="float" office:value="0.367727540191713" calcext:value-type="float">
            <text:p>0.3677275401917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3632720127671" calcext:value-type="float">
            <text:p>2.73632720127671</text:p>
          </table:table-cell>
          <table:table-cell office:value-type="float" office:value="0.347189845680179" calcext:value-type="float">
            <text:p>0.3471898456801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394687939303" calcext:value-type="float">
            <text:p>2.7394687939303</text:p>
          </table:table-cell>
          <table:table-cell office:value-type="float" office:value="0.118942889714976" calcext:value-type="float">
            <text:p>0.1189428897149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4261038658389" calcext:value-type="float">
            <text:p>2.74261038658389</text:p>
          </table:table-cell>
          <table:table-cell office:value-type="float" office:value="0.194936325945842" calcext:value-type="float">
            <text:p>0.1949363259458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4575197923748" calcext:value-type="float">
            <text:p>2.74575197923748</text:p>
          </table:table-cell>
          <table:table-cell office:value-type="float" office:value="0.342487714188108" calcext:value-type="float">
            <text:p>0.3424877141881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4889357189107" calcext:value-type="float">
            <text:p>2.74889357189107</text:p>
          </table:table-cell>
          <table:table-cell office:value-type="float" office:value="0.416152096809185" calcext:value-type="float">
            <text:p>0.4161520968091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5203516454466" calcext:value-type="float">
            <text:p>2.75203516454466</text:p>
          </table:table-cell>
          <table:table-cell office:value-type="float" office:value="0.49907261899463" calcext:value-type="float">
            <text:p>0.4990726189946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5517675719825" calcext:value-type="float">
            <text:p>2.75517675719825</text:p>
          </table:table-cell>
          <table:table-cell office:value-type="float" office:value="0.280847918363033" calcext:value-type="float">
            <text:p>0.2808479183630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5831834985184" calcext:value-type="float">
            <text:p>2.75831834985184</text:p>
          </table:table-cell>
          <table:table-cell office:value-type="float" office:value="0.423674884778262" calcext:value-type="float">
            <text:p>0.4236748847782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6145994250543" calcext:value-type="float">
            <text:p>2.76145994250543</text:p>
          </table:table-cell>
          <table:table-cell office:value-type="float" office:value="0.0216486982260903" calcext:value-type="float">
            <text:p>0.021648698226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6460153515902" calcext:value-type="float">
            <text:p>2.76460153515902</text:p>
          </table:table-cell>
          <table:table-cell office:value-type="float" office:value="0.296092354898271" calcext:value-type="float">
            <text:p>0.2960923548982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6774312781261" calcext:value-type="float">
            <text:p>2.76774312781261</text:p>
          </table:table-cell>
          <table:table-cell office:value-type="float" office:value="0.0439857784753941" calcext:value-type="float">
            <text:p>0.0439857784753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708847204662" calcext:value-type="float">
            <text:p>2.7708847204662</text:p>
          </table:table-cell>
          <table:table-cell office:value-type="float" office:value="0.230528433816052" calcext:value-type="float">
            <text:p>0.2305284338160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7402631311979" calcext:value-type="float">
            <text:p>2.77402631311979</text:p>
          </table:table-cell>
          <table:table-cell office:value-type="float" office:value="0.12783497944772" calcext:value-type="float">
            <text:p>0.127834979447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7716790577338" calcext:value-type="float">
            <text:p>2.77716790577338</text:p>
          </table:table-cell>
          <table:table-cell office:value-type="float" office:value="0.0598065402621288" calcext:value-type="float">
            <text:p>0.0598065402621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8030949842697" calcext:value-type="float">
            <text:p>2.78030949842697</text:p>
          </table:table-cell>
          <table:table-cell office:value-type="float" office:value="0.0646793084537433" calcext:value-type="float">
            <text:p>0.0646793084537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8345109108056" calcext:value-type="float">
            <text:p>2.78345109108056</text:p>
          </table:table-cell>
          <table:table-cell office:value-type="float" office:value="0.00143661872482059" calcext:value-type="float">
            <text:p>0.0014366187248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8659268373415" calcext:value-type="float">
            <text:p>2.78659268373415</text:p>
          </table:table-cell>
          <table:table-cell office:value-type="float" office:value="0.0322372395957501" calcext:value-type="float">
            <text:p>0.032237239595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8973427638774" calcext:value-type="float">
            <text:p>2.78973427638774</text:p>
          </table:table-cell>
          <table:table-cell office:value-type="float" office:value="0.357414732293799" calcext:value-type="float">
            <text:p>0.3574147322937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9287586904133" calcext:value-type="float">
            <text:p>2.79287586904133</text:p>
          </table:table-cell>
          <table:table-cell office:value-type="float" office:value="0.105585132662871" calcext:value-type="float">
            <text:p>0.1055851326628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9601746169492" calcext:value-type="float">
            <text:p>2.79601746169492</text:p>
          </table:table-cell>
          <table:table-cell office:value-type="float" office:value="0.40618586670685" calcext:value-type="float">
            <text:p>0.406185866706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79915905434851" calcext:value-type="float">
            <text:p>2.79915905434851</text:p>
          </table:table-cell>
          <table:table-cell office:value-type="float" office:value="0.0413791453970423" calcext:value-type="float">
            <text:p>0.0413791453970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023006470021" calcext:value-type="float">
            <text:p>2.8023006470021</text:p>
          </table:table-cell>
          <table:table-cell office:value-type="float" office:value="0.362886351984589" calcext:value-type="float">
            <text:p>0.3628863519845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0544223965569" calcext:value-type="float">
            <text:p>2.80544223965569</text:p>
          </table:table-cell>
          <table:table-cell office:value-type="float" office:value="0.484031842315258" calcext:value-type="float">
            <text:p>0.4840318423152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0858383230928" calcext:value-type="float">
            <text:p>2.80858383230928</text:p>
          </table:table-cell>
          <table:table-cell office:value-type="float" office:value="0.280289894246767" calcext:value-type="float">
            <text:p>0.2802898942467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1172542496286" calcext:value-type="float">
            <text:p>2.81172542496286</text:p>
          </table:table-cell>
          <table:table-cell office:value-type="float" office:value="0.0106938964339672" calcext:value-type="float">
            <text:p>0.0106938964339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1486701761645" calcext:value-type="float">
            <text:p>2.81486701761645</text:p>
          </table:table-cell>
          <table:table-cell office:value-type="float" office:value="0.330008773283631" calcext:value-type="float">
            <text:p>0.3300087732836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1800861027004" calcext:value-type="float">
            <text:p>2.81800861027004</text:p>
          </table:table-cell>
          <table:table-cell office:value-type="float" office:value="0.281554122048789" calcext:value-type="float">
            <text:p>0.2815541220487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2115020292363" calcext:value-type="float">
            <text:p>2.82115020292363</text:p>
          </table:table-cell>
          <table:table-cell office:value-type="float" office:value="0.120139913943898" calcext:value-type="float">
            <text:p>0.1201399139438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2429179557722" calcext:value-type="float">
            <text:p>2.82429179557722</text:p>
          </table:table-cell>
          <table:table-cell office:value-type="float" office:value="0.197752799652286" calcext:value-type="float">
            <text:p>0.1977527996522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2743338823081" calcext:value-type="float">
            <text:p>2.82743338823081</text:p>
          </table:table-cell>
          <table:table-cell office:value-type="float" office:value="0.316593726443256" calcext:value-type="float">
            <text:p>0.3165937264432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305749808844" calcext:value-type="float">
            <text:p>2.8305749808844</text:p>
          </table:table-cell>
          <table:table-cell office:value-type="float" office:value="0.443107522809407" calcext:value-type="float">
            <text:p>0.4431075228094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3371657353799" calcext:value-type="float">
            <text:p>2.83371657353799</text:p>
          </table:table-cell>
          <table:table-cell office:value-type="float" office:value="0.0536322294915152" calcext:value-type="float">
            <text:p>0.0536322294915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3685816619158" calcext:value-type="float">
            <text:p>2.83685816619158</text:p>
          </table:table-cell>
          <table:table-cell office:value-type="float" office:value="0.452630722717772" calcext:value-type="float">
            <text:p>0.4526307227177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3999975884517" calcext:value-type="float">
            <text:p>2.83999975884517</text:p>
          </table:table-cell>
          <table:table-cell office:value-type="float" office:value="0.458324624593633" calcext:value-type="float">
            <text:p>0.4583246245936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4314135149876" calcext:value-type="float">
            <text:p>2.84314135149876</text:p>
          </table:table-cell>
          <table:table-cell office:value-type="float" office:value="0.0555041828202977" calcext:value-type="float">
            <text:p>0.0555041828202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4628294415235" calcext:value-type="float">
            <text:p>2.84628294415235</text:p>
          </table:table-cell>
          <table:table-cell office:value-type="float" office:value="0.244810739275356" calcext:value-type="float">
            <text:p>0.2448107392753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4942453680594" calcext:value-type="float">
            <text:p>2.84942453680594</text:p>
          </table:table-cell>
          <table:table-cell office:value-type="float" office:value="0.266184100629533" calcext:value-type="float">
            <text:p>0.2661841006295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5256612945953" calcext:value-type="float">
            <text:p>2.85256612945953</text:p>
          </table:table-cell>
          <table:table-cell office:value-type="float" office:value="0.368954850800299" calcext:value-type="float">
            <text:p>0.3689548508002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5570772211312" calcext:value-type="float">
            <text:p>2.85570772211312</text:p>
          </table:table-cell>
          <table:table-cell office:value-type="float" office:value="0.20782040712164" calcext:value-type="float">
            <text:p>0.207820407121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5884931476671" calcext:value-type="float">
            <text:p>2.85884931476671</text:p>
          </table:table-cell>
          <table:table-cell office:value-type="float" office:value="0.0420375490549459" calcext:value-type="float">
            <text:p>0.0420375490549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619909074203" calcext:value-type="float">
            <text:p>2.8619909074203</text:p>
          </table:table-cell>
          <table:table-cell office:value-type="float" office:value="0.448865231727634" calcext:value-type="float">
            <text:p>0.4488652317276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6513250007389" calcext:value-type="float">
            <text:p>2.86513250007389</text:p>
          </table:table-cell>
          <table:table-cell office:value-type="float" office:value="0.498374586423621" calcext:value-type="float">
            <text:p>0.4983745864236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6827409272748" calcext:value-type="float">
            <text:p>2.86827409272748</text:p>
          </table:table-cell>
          <table:table-cell office:value-type="float" office:value="0.398637552379294" calcext:value-type="float">
            <text:p>0.3986375523792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7141568538107" calcext:value-type="float">
            <text:p>2.87141568538107</text:p>
          </table:table-cell>
          <table:table-cell office:value-type="float" office:value="0.416940155574644" calcext:value-type="float">
            <text:p>0.4169401555746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7455727803466" calcext:value-type="float">
            <text:p>2.87455727803466</text:p>
          </table:table-cell>
          <table:table-cell office:value-type="float" office:value="0.158260855042509" calcext:value-type="float">
            <text:p>0.1582608550425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7769887068825" calcext:value-type="float">
            <text:p>2.87769887068825</text:p>
          </table:table-cell>
          <table:table-cell office:value-type="float" office:value="0.292935715234098" calcext:value-type="float">
            <text:p>0.2929357152340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8084046334184" calcext:value-type="float">
            <text:p>2.88084046334184</text:p>
          </table:table-cell>
          <table:table-cell office:value-type="float" office:value="0.0922375683517476" calcext:value-type="float">
            <text:p>0.0922375683517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8398205599543" calcext:value-type="float">
            <text:p>2.88398205599543</text:p>
          </table:table-cell>
          <table:table-cell office:value-type="float" office:value="0.085835324052422" calcext:value-type="float">
            <text:p>0.0858353240524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8712364864902" calcext:value-type="float">
            <text:p>2.88712364864902</text:p>
          </table:table-cell>
          <table:table-cell office:value-type="float" office:value="0.464398988347433" calcext:value-type="float">
            <text:p>0.4643989883474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9026524130261" calcext:value-type="float">
            <text:p>2.89026524130261</text:p>
          </table:table-cell>
          <table:table-cell office:value-type="float" office:value="0.275841657158092" calcext:value-type="float">
            <text:p>0.2758416571580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934068339562" calcext:value-type="float">
            <text:p>2.8934068339562</text:p>
          </table:table-cell>
          <table:table-cell office:value-type="float" office:value="0.0769994292909986" calcext:value-type="float">
            <text:p>0.0769994292909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9654842660979" calcext:value-type="float">
            <text:p>2.89654842660979</text:p>
          </table:table-cell>
          <table:table-cell office:value-type="float" office:value="0.402669803168285" calcext:value-type="float">
            <text:p>0.4026698031682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89969001926338" calcext:value-type="float">
            <text:p>2.89969001926338</text:p>
          </table:table-cell>
          <table:table-cell office:value-type="float" office:value="0.264863704902415" calcext:value-type="float">
            <text:p>0.2648637049024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0283161191697" calcext:value-type="float">
            <text:p>2.90283161191697</text:p>
          </table:table-cell>
          <table:table-cell office:value-type="float" office:value="0.195333892362484" calcext:value-type="float">
            <text:p>0.1953338923624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0597320457056" calcext:value-type="float">
            <text:p>2.90597320457056</text:p>
          </table:table-cell>
          <table:table-cell office:value-type="float" office:value="0.142992427530151" calcext:value-type="float">
            <text:p>0.1429924275301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0911479722415" calcext:value-type="float">
            <text:p>2.90911479722415</text:p>
          </table:table-cell>
          <table:table-cell office:value-type="float" office:value="0.357697228319069" calcext:value-type="float">
            <text:p>0.35769722831906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1225638987774" calcext:value-type="float">
            <text:p>2.91225638987774</text:p>
          </table:table-cell>
          <table:table-cell office:value-type="float" office:value="0.416359656192494" calcext:value-type="float">
            <text:p>0.4163596561924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1539798253133" calcext:value-type="float">
            <text:p>2.91539798253133</text:p>
          </table:table-cell>
          <table:table-cell office:value-type="float" office:value="0.268110414054457" calcext:value-type="float">
            <text:p>0.2681104140544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1853957518492" calcext:value-type="float">
            <text:p>2.91853957518492</text:p>
          </table:table-cell>
          <table:table-cell office:value-type="float" office:value="0.24425576557105" calcext:value-type="float">
            <text:p>0.244255765571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2168116783851" calcext:value-type="float">
            <text:p>2.92168116783851</text:p>
          </table:table-cell>
          <table:table-cell office:value-type="float" office:value="0.41515804412367" calcext:value-type="float">
            <text:p>0.415158044123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248227604921" calcext:value-type="float">
            <text:p>2.9248227604921</text:p>
          </table:table-cell>
          <table:table-cell office:value-type="float" office:value="0.0169470598222776" calcext:value-type="float">
            <text:p>0.0169470598222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2796435314569" calcext:value-type="float">
            <text:p>2.92796435314569</text:p>
          </table:table-cell>
          <table:table-cell office:value-type="float" office:value="0.0340338186670101" calcext:value-type="float">
            <text:p>0.034033818667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3110594579928" calcext:value-type="float">
            <text:p>2.93110594579928</text:p>
          </table:table-cell>
          <table:table-cell office:value-type="float" office:value="0.474684952790646" calcext:value-type="float">
            <text:p>0.4746849527906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3424753845287" calcext:value-type="float">
            <text:p>2.93424753845287</text:p>
          </table:table-cell>
          <table:table-cell office:value-type="float" office:value="0.397456217407486" calcext:value-type="float">
            <text:p>0.3974562174074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3738913110646" calcext:value-type="float">
            <text:p>2.93738913110646</text:p>
          </table:table-cell>
          <table:table-cell office:value-type="float" office:value="0.494551919524042" calcext:value-type="float">
            <text:p>0.4945519195240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4053072376005" calcext:value-type="float">
            <text:p>2.94053072376005</text:p>
          </table:table-cell>
          <table:table-cell office:value-type="float" office:value="0.494514179089422" calcext:value-type="float">
            <text:p>0.4945141790894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4367231641364" calcext:value-type="float">
            <text:p>2.94367231641364</text:p>
          </table:table-cell>
          <table:table-cell office:value-type="float" office:value="0.12672818410064" calcext:value-type="float">
            <text:p>0.126728184100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4681390906723" calcext:value-type="float">
            <text:p>2.94681390906723</text:p>
          </table:table-cell>
          <table:table-cell office:value-type="float" office:value="0.456541489975674" calcext:value-type="float">
            <text:p>0.4565414899756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4995550172082" calcext:value-type="float">
            <text:p>2.94995550172082</text:p>
          </table:table-cell>
          <table:table-cell office:value-type="float" office:value="0.240153668769366" calcext:value-type="float">
            <text:p>0.2401536687693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5309709437441" calcext:value-type="float">
            <text:p>2.95309709437441</text:p>
          </table:table-cell>
          <table:table-cell office:value-type="float" office:value="0.289178187133794" calcext:value-type="float">
            <text:p>0.2891781871337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56238687028" calcext:value-type="float">
            <text:p>2.956238687028</text:p>
          </table:table-cell>
          <table:table-cell office:value-type="float" office:value="0.0209963165676687" calcext:value-type="float">
            <text:p>0.02099631656766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5938027968159" calcext:value-type="float">
            <text:p>2.95938027968159</text:p>
          </table:table-cell>
          <table:table-cell office:value-type="float" office:value="0.0071695571892173" calcext:value-type="float">
            <text:p>0.0071695571892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6252187233517" calcext:value-type="float">
            <text:p>2.96252187233517</text:p>
          </table:table-cell>
          <table:table-cell office:value-type="float" office:value="0.262228872793319" calcext:value-type="float">
            <text:p>0.2622288727933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6566346498876" calcext:value-type="float">
            <text:p>2.96566346498876</text:p>
          </table:table-cell>
          <table:table-cell office:value-type="float" office:value="0.400423447696968" calcext:value-type="float">
            <text:p>0.4004234476969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6880505764235" calcext:value-type="float">
            <text:p>2.96880505764235</text:p>
          </table:table-cell>
          <table:table-cell office:value-type="float" office:value="0.231739120330614" calcext:value-type="float">
            <text:p>0.2317391203306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7194665029594" calcext:value-type="float">
            <text:p>2.97194665029594</text:p>
          </table:table-cell>
          <table:table-cell office:value-type="float" office:value="0.24448776253391" calcext:value-type="float">
            <text:p>0.244487762533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7508824294953" calcext:value-type="float">
            <text:p>2.97508824294953</text:p>
          </table:table-cell>
          <table:table-cell office:value-type="float" office:value="0.425343828966215" calcext:value-type="float">
            <text:p>0.4253438289662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7822983560312" calcext:value-type="float">
            <text:p>2.97822983560312</text:p>
          </table:table-cell>
          <table:table-cell office:value-type="float" office:value="0.215510619717885" calcext:value-type="float">
            <text:p>0.2155106197178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8137142825671" calcext:value-type="float">
            <text:p>2.98137142825671</text:p>
          </table:table-cell>
          <table:table-cell office:value-type="float" office:value="0.259330500360677" calcext:value-type="float">
            <text:p>0.2593305003606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845130209103" calcext:value-type="float">
            <text:p>2.9845130209103</text:p>
          </table:table-cell>
          <table:table-cell office:value-type="float" office:value="0.257463853632832" calcext:value-type="float">
            <text:p>0.2574638536328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8765461356389" calcext:value-type="float">
            <text:p>2.98765461356389</text:p>
          </table:table-cell>
          <table:table-cell office:value-type="float" office:value="0.218150541437246" calcext:value-type="float">
            <text:p>0.2181505414372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9079620621748" calcext:value-type="float">
            <text:p>2.99079620621748</text:p>
          </table:table-cell>
          <table:table-cell office:value-type="float" office:value="0.291810355259583" calcext:value-type="float">
            <text:p>0.2918103552595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9393779887107" calcext:value-type="float">
            <text:p>2.99393779887107</text:p>
          </table:table-cell>
          <table:table-cell office:value-type="float" office:value="0.240360863402643" calcext:value-type="float">
            <text:p>0.2403608634026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2.99707939152466" calcext:value-type="float">
            <text:p>2.99707939152466</text:p>
          </table:table-cell>
          <table:table-cell office:value-type="float" office:value="0.482702266571683" calcext:value-type="float">
            <text:p>0.4827022665716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0022098417825" calcext:value-type="float">
            <text:p>3.00022098417825</text:p>
          </table:table-cell>
          <table:table-cell office:value-type="float" office:value="0.178483400636525" calcext:value-type="float">
            <text:p>0.1784834006365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0336257683184" calcext:value-type="float">
            <text:p>3.00336257683184</text:p>
          </table:table-cell>
          <table:table-cell office:value-type="float" office:value="0.0279084617909307" calcext:value-type="float">
            <text:p>0.0279084617909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0650416948543" calcext:value-type="float">
            <text:p>3.00650416948543</text:p>
          </table:table-cell>
          <table:table-cell office:value-type="float" office:value="0.285325622536413" calcext:value-type="float">
            <text:p>0.2853256225364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0964576213902" calcext:value-type="float">
            <text:p>3.00964576213902</text:p>
          </table:table-cell>
          <table:table-cell office:value-type="float" office:value="0.0960933667505444" calcext:value-type="float">
            <text:p>0.0960933667505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1278735479261" calcext:value-type="float">
            <text:p>3.01278735479261</text:p>
          </table:table-cell>
          <table:table-cell office:value-type="float" office:value="0.309978065186823" calcext:value-type="float">
            <text:p>0.3099780651868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159289474462" calcext:value-type="float">
            <text:p>3.0159289474462</text:p>
          </table:table-cell>
          <table:table-cell office:value-type="float" office:value="0.23505066259427" calcext:value-type="float">
            <text:p>0.235050662594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1907054009979" calcext:value-type="float">
            <text:p>3.01907054009979</text:p>
          </table:table-cell>
          <table:table-cell office:value-type="float" office:value="0.192861588930078" calcext:value-type="float">
            <text:p>0.1928615889300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2221213275338" calcext:value-type="float">
            <text:p>3.02221213275338</text:p>
          </table:table-cell>
          <table:table-cell office:value-type="float" office:value="0.153815703676835" calcext:value-type="float">
            <text:p>0.1538157036768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2535372540697" calcext:value-type="float">
            <text:p>3.02535372540697</text:p>
          </table:table-cell>
          <table:table-cell office:value-type="float" office:value="0.0128375118043235" calcext:value-type="float">
            <text:p>0.0128375118043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2849531806056" calcext:value-type="float">
            <text:p>3.02849531806056</text:p>
          </table:table-cell>
          <table:table-cell office:value-type="float" office:value="0.131092925714493" calcext:value-type="float">
            <text:p>0.1310929257144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3163691071415" calcext:value-type="float">
            <text:p>3.03163691071415</text:p>
          </table:table-cell>
          <table:table-cell office:value-type="float" office:value="0.43140943168176" calcext:value-type="float">
            <text:p>0.431409431681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3477850336774" calcext:value-type="float">
            <text:p>3.03477850336774</text:p>
          </table:table-cell>
          <table:table-cell office:value-type="float" office:value="0.0379149122312135" calcext:value-type="float">
            <text:p>0.0379149122312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3792009602133" calcext:value-type="float">
            <text:p>3.03792009602133</text:p>
          </table:table-cell>
          <table:table-cell office:value-type="float" office:value="0.202431550822367" calcext:value-type="float">
            <text:p>0.2024315508223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4106168867492" calcext:value-type="float">
            <text:p>3.04106168867492</text:p>
          </table:table-cell>
          <table:table-cell office:value-type="float" office:value="0.206526374170602" calcext:value-type="float">
            <text:p>0.2065263741706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4420328132851" calcext:value-type="float">
            <text:p>3.04420328132851</text:p>
          </table:table-cell>
          <table:table-cell office:value-type="float" office:value="0.27048650660862" calcext:value-type="float">
            <text:p>0.270486506608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473448739821" calcext:value-type="float">
            <text:p>3.0473448739821</text:p>
          </table:table-cell>
          <table:table-cell office:value-type="float" office:value="0.327562304461734" calcext:value-type="float">
            <text:p>0.3275623044617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5048646663569" calcext:value-type="float">
            <text:p>3.05048646663569</text:p>
          </table:table-cell>
          <table:table-cell office:value-type="float" office:value="0.478150274076911" calcext:value-type="float">
            <text:p>0.4781502740769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5362805928928" calcext:value-type="float">
            <text:p>3.05362805928928</text:p>
          </table:table-cell>
          <table:table-cell office:value-type="float" office:value="0.0505830389570852" calcext:value-type="float">
            <text:p>0.0505830389570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5676965194287" calcext:value-type="float">
            <text:p>3.05676965194287</text:p>
          </table:table-cell>
          <table:table-cell office:value-type="float" office:value="0.323131172422594" calcext:value-type="float">
            <text:p>0.3231311724225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5991124459646" calcext:value-type="float">
            <text:p>3.05991124459646</text:p>
          </table:table-cell>
          <table:table-cell office:value-type="float" office:value="0.146999616195735" calcext:value-type="float">
            <text:p>0.1469996161957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6305283725005" calcext:value-type="float">
            <text:p>3.06305283725005</text:p>
          </table:table-cell>
          <table:table-cell office:value-type="float" office:value="0.193808571365299" calcext:value-type="float">
            <text:p>0.1938085713652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6619442990364" calcext:value-type="float">
            <text:p>3.06619442990364</text:p>
          </table:table-cell>
          <table:table-cell office:value-type="float" office:value="0.340180001467739" calcext:value-type="float">
            <text:p>0.3401800014677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6933602255723" calcext:value-type="float">
            <text:p>3.06933602255723</text:p>
          </table:table-cell>
          <table:table-cell office:value-type="float" office:value="0.222613227190429" calcext:value-type="float">
            <text:p>0.2226132271904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7247761521082" calcext:value-type="float">
            <text:p>3.07247761521082</text:p>
          </table:table-cell>
          <table:table-cell office:value-type="float" office:value="0.446345007067556" calcext:value-type="float">
            <text:p>0.4463450070675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7561920786441" calcext:value-type="float">
            <text:p>3.07561920786441</text:p>
          </table:table-cell>
          <table:table-cell office:value-type="float" office:value="0.479519094318067" calcext:value-type="float">
            <text:p>0.4795190943180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78760800518" calcext:value-type="float">
            <text:p>3.078760800518</text:p>
          </table:table-cell>
          <table:table-cell office:value-type="float" office:value="0.0561821414156243" calcext:value-type="float">
            <text:p>0.0561821414156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8190239317159" calcext:value-type="float">
            <text:p>3.08190239317159</text:p>
          </table:table-cell>
          <table:table-cell office:value-type="float" office:value="0.0587456400152325" calcext:value-type="float">
            <text:p>0.0587456400152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8504398582518" calcext:value-type="float">
            <text:p>3.08504398582518</text:p>
          </table:table-cell>
          <table:table-cell office:value-type="float" office:value="0.372770244274562" calcext:value-type="float">
            <text:p>0.3727702442745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8818557847877" calcext:value-type="float">
            <text:p>3.08818557847877</text:p>
          </table:table-cell>
          <table:table-cell office:value-type="float" office:value="0.109098925916989" calcext:value-type="float">
            <text:p>0.1090989259169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9132717113236" calcext:value-type="float">
            <text:p>3.09132717113236</text:p>
          </table:table-cell>
          <table:table-cell office:value-type="float" office:value="0.180156262828558" calcext:value-type="float">
            <text:p>0.1801562628285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9446876378595" calcext:value-type="float">
            <text:p>3.09446876378595</text:p>
          </table:table-cell>
          <table:table-cell office:value-type="float" office:value="0.000883549968163699" calcext:value-type="float">
            <text:p>0.0008835499681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09761035643954" calcext:value-type="float">
            <text:p>3.09761035643954</text:p>
          </table:table-cell>
          <table:table-cell office:value-type="float" office:value="0.29261659300108" calcext:value-type="float">
            <text:p>0.292616593001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0075194909313" calcext:value-type="float">
            <text:p>3.10075194909313</text:p>
          </table:table-cell>
          <table:table-cell office:value-type="float" office:value="0.320754969039652" calcext:value-type="float">
            <text:p>0.3207549690396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0389354174672" calcext:value-type="float">
            <text:p>3.10389354174672</text:p>
          </table:table-cell>
          <table:table-cell office:value-type="float" office:value="0.409989388468934" calcext:value-type="float">
            <text:p>0.4099893884689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0703513440031" calcext:value-type="float">
            <text:p>3.10703513440031</text:p>
          </table:table-cell>
          <table:table-cell office:value-type="float" office:value="0.189559654309592" calcext:value-type="float">
            <text:p>0.1895596543095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101767270539" calcext:value-type="float">
            <text:p>3.1101767270539</text:p>
          </table:table-cell>
          <table:table-cell office:value-type="float" office:value="0.375147839143535" calcext:value-type="float">
            <text:p>0.3751478391435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1331831970748" calcext:value-type="float">
            <text:p>3.11331831970748</text:p>
          </table:table-cell>
          <table:table-cell office:value-type="float" office:value="0.11785538994389" calcext:value-type="float">
            <text:p>0.117855389943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1645991236107" calcext:value-type="float">
            <text:p>3.11645991236107</text:p>
          </table:table-cell>
          <table:table-cell office:value-type="float" office:value="0.0146577626010388" calcext:value-type="float">
            <text:p>0.0146577626010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1960150501466" calcext:value-type="float">
            <text:p>3.11960150501466</text:p>
          </table:table-cell>
          <table:table-cell office:value-type="float" office:value="0.1857464454227" calcext:value-type="float">
            <text:p>0.18574644542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2274309766825" calcext:value-type="float">
            <text:p>3.12274309766825</text:p>
          </table:table-cell>
          <table:table-cell office:value-type="float" office:value="0.196060292903962" calcext:value-type="float">
            <text:p>0.1960602929039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2588469032184" calcext:value-type="float">
            <text:p>3.12588469032184</text:p>
          </table:table-cell>
          <table:table-cell office:value-type="float" office:value="0.252446161688706" calcext:value-type="float">
            <text:p>0.2524461616887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2902628297543" calcext:value-type="float">
            <text:p>3.12902628297543</text:p>
          </table:table-cell>
          <table:table-cell office:value-type="float" office:value="0.218717737996411" calcext:value-type="float">
            <text:p>0.2187177379964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3216787562902" calcext:value-type="float">
            <text:p>3.13216787562902</text:p>
          </table:table-cell>
          <table:table-cell office:value-type="float" office:value="0.286201246364966" calcext:value-type="float">
            <text:p>0.2862012463649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3530946828261" calcext:value-type="float">
            <text:p>3.13530946828261</text:p>
          </table:table-cell>
          <table:table-cell office:value-type="float" office:value="0.136070158909989" calcext:value-type="float">
            <text:p>0.1360701589099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384510609362" calcext:value-type="float">
            <text:p>3.1384510609362</text:p>
          </table:table-cell>
          <table:table-cell office:value-type="float" office:value="0.305829457748337" calcext:value-type="float">
            <text:p>0.3058294577483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.418159250548606" calcext:value-type="float">
            <text:p>0.4181592505486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4473424624338" calcext:value-type="float">
            <text:p>3.14473424624338</text:p>
          </table:table-cell>
          <table:table-cell office:value-type="float" office:value="0.354277983151519" calcext:value-type="float">
            <text:p>0.3542779831515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4787583889697" calcext:value-type="float">
            <text:p>3.14787583889697</text:p>
          </table:table-cell>
          <table:table-cell office:value-type="float" office:value="0.439353769535875" calcext:value-type="float">
            <text:p>0.4393537695358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5101743155056" calcext:value-type="float">
            <text:p>3.15101743155056</text:p>
          </table:table-cell>
          <table:table-cell office:value-type="float" office:value="0.249914820441845" calcext:value-type="float">
            <text:p>0.2499148204418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5415902420415" calcext:value-type="float">
            <text:p>3.15415902420415</text:p>
          </table:table-cell>
          <table:table-cell office:value-type="float" office:value="0.181919036812004" calcext:value-type="float">
            <text:p>0.18191903681200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5730061685774" calcext:value-type="float">
            <text:p>3.15730061685774</text:p>
          </table:table-cell>
          <table:table-cell office:value-type="float" office:value="0.288202082432854" calcext:value-type="float">
            <text:p>0.2882020824328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6044220951133" calcext:value-type="float">
            <text:p>3.16044220951133</text:p>
          </table:table-cell>
          <table:table-cell office:value-type="float" office:value="0.281247028219254" calcext:value-type="float">
            <text:p>0.2812470282192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6358380216492" calcext:value-type="float">
            <text:p>3.16358380216492</text:p>
          </table:table-cell>
          <table:table-cell office:value-type="float" office:value="0.101519125111779" calcext:value-type="float">
            <text:p>0.1015191251117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6672539481851" calcext:value-type="float">
            <text:p>3.16672539481851</text:p>
          </table:table-cell>
          <table:table-cell office:value-type="float" office:value="0.277914439953595" calcext:value-type="float">
            <text:p>0.27791443995359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698669874721" calcext:value-type="float">
            <text:p>3.1698669874721</text:p>
          </table:table-cell>
          <table:table-cell office:value-type="float" office:value="0.13900465226774" calcext:value-type="float">
            <text:p>0.139004652267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7300858012569" calcext:value-type="float">
            <text:p>3.17300858012569</text:p>
          </table:table-cell>
          <table:table-cell office:value-type="float" office:value="0.0517001700710741" calcext:value-type="float">
            <text:p>0.0517001700710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7615017277928" calcext:value-type="float">
            <text:p>3.17615017277928</text:p>
          </table:table-cell>
          <table:table-cell office:value-type="float" office:value="0.203704128237216" calcext:value-type="float">
            <text:p>0.2037041282372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7929176543287" calcext:value-type="float">
            <text:p>3.17929176543287</text:p>
          </table:table-cell>
          <table:table-cell office:value-type="float" office:value="0.0575985489072255" calcext:value-type="float">
            <text:p>0.0575985489072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8243335808646" calcext:value-type="float">
            <text:p>3.18243335808646</text:p>
          </table:table-cell>
          <table:table-cell office:value-type="float" office:value="0.112509165502088" calcext:value-type="float">
            <text:p>0.1125091655020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8557495074005" calcext:value-type="float">
            <text:p>3.18557495074005</text:p>
          </table:table-cell>
          <table:table-cell office:value-type="float" office:value="0.115284728151922" calcext:value-type="float">
            <text:p>0.1152847281519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8871654339364" calcext:value-type="float">
            <text:p>3.18871654339364</text:p>
          </table:table-cell>
          <table:table-cell office:value-type="float" office:value="0.0385832012632123" calcext:value-type="float">
            <text:p>0.0385832012632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9185813604723" calcext:value-type="float">
            <text:p>3.19185813604723</text:p>
          </table:table-cell>
          <table:table-cell office:value-type="float" office:value="0.459668841093714" calcext:value-type="float">
            <text:p>0.4596688410937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9499972870082" calcext:value-type="float">
            <text:p>3.19499972870082</text:p>
          </table:table-cell>
          <table:table-cell office:value-type="float" office:value="0.0831918701079051" calcext:value-type="float">
            <text:p>0.0831918701079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19814132135441" calcext:value-type="float">
            <text:p>3.19814132135441</text:p>
          </table:table-cell>
          <table:table-cell office:value-type="float" office:value="0.301414631375292" calcext:value-type="float">
            <text:p>0.3014146313752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01282914008" calcext:value-type="float">
            <text:p>3.201282914008</text:p>
          </table:table-cell>
          <table:table-cell office:value-type="float" office:value="0.0259987836733931" calcext:value-type="float">
            <text:p>0.0259987836733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0442450666159" calcext:value-type="float">
            <text:p>3.20442450666159</text:p>
          </table:table-cell>
          <table:table-cell office:value-type="float" office:value="0.0794532466810327" calcext:value-type="float">
            <text:p>0.0794532466810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0756609931518" calcext:value-type="float">
            <text:p>3.20756609931518</text:p>
          </table:table-cell>
          <table:table-cell office:value-type="float" office:value="0.138133780854414" calcext:value-type="float">
            <text:p>0.1381337808544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1070769196877" calcext:value-type="float">
            <text:p>3.21070769196877</text:p>
          </table:table-cell>
          <table:table-cell office:value-type="float" office:value="0.287113418055952" calcext:value-type="float">
            <text:p>0.2871134180559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1384928462236" calcext:value-type="float">
            <text:p>3.21384928462236</text:p>
          </table:table-cell>
          <table:table-cell office:value-type="float" office:value="0.0888589698147007" calcext:value-type="float">
            <text:p>0.0888589698147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1699087727595" calcext:value-type="float">
            <text:p>3.21699087727595</text:p>
          </table:table-cell>
          <table:table-cell office:value-type="float" office:value="0.278907795715633" calcext:value-type="float">
            <text:p>0.2789077957156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2013246992954" calcext:value-type="float">
            <text:p>3.22013246992954</text:p>
          </table:table-cell>
          <table:table-cell office:value-type="float" office:value="0.203426522255958" calcext:value-type="float">
            <text:p>0.2034265222559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2327406258313" calcext:value-type="float">
            <text:p>3.22327406258313</text:p>
          </table:table-cell>
          <table:table-cell office:value-type="float" office:value="0.279839756520913" calcext:value-type="float">
            <text:p>0.2798397565209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2641565523672" calcext:value-type="float">
            <text:p>3.22641565523672</text:p>
          </table:table-cell>
          <table:table-cell office:value-type="float" office:value="0.36361797308181" calcext:value-type="float">
            <text:p>0.363617973081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2955724789031" calcext:value-type="float">
            <text:p>3.22955724789031</text:p>
          </table:table-cell>
          <table:table-cell office:value-type="float" office:value="0.0831546424779414" calcext:value-type="float">
            <text:p>0.0831546424779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326988405439" calcext:value-type="float">
            <text:p>3.2326988405439</text:p>
          </table:table-cell>
          <table:table-cell office:value-type="float" office:value="0.106882438546976" calcext:value-type="float">
            <text:p>0.1068824385469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3584043319749" calcext:value-type="float">
            <text:p>3.23584043319749</text:p>
          </table:table-cell>
          <table:table-cell office:value-type="float" office:value="0.3497256250861" calcext:value-type="float">
            <text:p>0.34972562508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3898202585108" calcext:value-type="float">
            <text:p>3.23898202585108</text:p>
          </table:table-cell>
          <table:table-cell office:value-type="float" office:value="0.287534845348858" calcext:value-type="float">
            <text:p>0.2875348453488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4212361850467" calcext:value-type="float">
            <text:p>3.24212361850467</text:p>
          </table:table-cell>
          <table:table-cell office:value-type="float" office:value="0.0563305146578391" calcext:value-type="float">
            <text:p>0.0563305146578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4526521115826" calcext:value-type="float">
            <text:p>3.24526521115826</text:p>
          </table:table-cell>
          <table:table-cell office:value-type="float" office:value="0.418484109117393" calcext:value-type="float">
            <text:p>0.4184841091173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4840680381185" calcext:value-type="float">
            <text:p>3.24840680381185</text:p>
          </table:table-cell>
          <table:table-cell office:value-type="float" office:value="0.123966779970731" calcext:value-type="float">
            <text:p>0.1239667799707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5154839646544" calcext:value-type="float">
            <text:p>3.25154839646544</text:p>
          </table:table-cell>
          <table:table-cell office:value-type="float" office:value="0.212770151651645" calcext:value-type="float">
            <text:p>0.2127701516516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5468998911903" calcext:value-type="float">
            <text:p>3.25468998911903</text:p>
          </table:table-cell>
          <table:table-cell office:value-type="float" office:value="0.372175413076273" calcext:value-type="float">
            <text:p>0.3721754130762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5783158177262" calcext:value-type="float">
            <text:p>3.25783158177262</text:p>
          </table:table-cell>
          <table:table-cell office:value-type="float" office:value="0.436967225798116" calcext:value-type="float">
            <text:p>0.4369672257981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6097317442621" calcext:value-type="float">
            <text:p>3.26097317442621</text:p>
          </table:table-cell>
          <table:table-cell office:value-type="float" office:value="0.276938748799138" calcext:value-type="float">
            <text:p>0.2769387487991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641147670798" calcext:value-type="float">
            <text:p>3.2641147670798</text:p>
          </table:table-cell>
          <table:table-cell office:value-type="float" office:value="0.476626218125786" calcext:value-type="float">
            <text:p>0.4766262181257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6725635973338" calcext:value-type="float">
            <text:p>3.26725635973338</text:p>
          </table:table-cell>
          <table:table-cell office:value-type="float" office:value="0.321505336445299" calcext:value-type="float">
            <text:p>0.3215053364452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7039795238697" calcext:value-type="float">
            <text:p>3.27039795238697</text:p>
          </table:table-cell>
          <table:table-cell office:value-type="float" office:value="0.369510850313586" calcext:value-type="float">
            <text:p>0.3695108503135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7353954504056" calcext:value-type="float">
            <text:p>3.27353954504056</text:p>
          </table:table-cell>
          <table:table-cell office:value-type="float" office:value="0.0589565448880305" calcext:value-type="float">
            <text:p>0.0589565448880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7668113769415" calcext:value-type="float">
            <text:p>3.27668113769415</text:p>
          </table:table-cell>
          <table:table-cell office:value-type="float" office:value="0.412748014540134" calcext:value-type="float">
            <text:p>0.4127480145401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7982273034774" calcext:value-type="float">
            <text:p>3.27982273034774</text:p>
          </table:table-cell>
          <table:table-cell office:value-type="float" office:value="0.0791123844974648" calcext:value-type="float">
            <text:p>0.0791123844974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8296432300133" calcext:value-type="float">
            <text:p>3.28296432300133</text:p>
          </table:table-cell>
          <table:table-cell office:value-type="float" office:value="0.390118502853611" calcext:value-type="float">
            <text:p>0.3901185028536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8610591565492" calcext:value-type="float">
            <text:p>3.28610591565492</text:p>
          </table:table-cell>
          <table:table-cell office:value-type="float" office:value="0.154719546016362" calcext:value-type="float">
            <text:p>0.1547195460163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8924750830851" calcext:value-type="float">
            <text:p>3.28924750830851</text:p>
          </table:table-cell>
          <table:table-cell office:value-type="float" office:value="0.409158291021201" calcext:value-type="float">
            <text:p>0.4091582910212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923891009621" calcext:value-type="float">
            <text:p>3.2923891009621</text:p>
          </table:table-cell>
          <table:table-cell office:value-type="float" office:value="0.335091875259051" calcext:value-type="float">
            <text:p>0.3350918752590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9553069361569" calcext:value-type="float">
            <text:p>3.29553069361569</text:p>
          </table:table-cell>
          <table:table-cell office:value-type="float" office:value="0.343311346633645" calcext:value-type="float">
            <text:p>0.3433113466336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29867228626928" calcext:value-type="float">
            <text:p>3.29867228626928</text:p>
          </table:table-cell>
          <table:table-cell office:value-type="float" office:value="0.164164090206087" calcext:value-type="float">
            <text:p>0.1641640902060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0181387892287" calcext:value-type="float">
            <text:p>3.30181387892287</text:p>
          </table:table-cell>
          <table:table-cell office:value-type="float" office:value="0.458355316738955" calcext:value-type="float">
            <text:p>0.4583553167389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0495547157646" calcext:value-type="float">
            <text:p>3.30495547157646</text:p>
          </table:table-cell>
          <table:table-cell office:value-type="float" office:value="0.231231106593666" calcext:value-type="float">
            <text:p>0.2312311065936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0809706423005" calcext:value-type="float">
            <text:p>3.30809706423005</text:p>
          </table:table-cell>
          <table:table-cell office:value-type="float" office:value="0.345825422236329" calcext:value-type="float">
            <text:p>0.3458254222363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1123865688364" calcext:value-type="float">
            <text:p>3.31123865688364</text:p>
          </table:table-cell>
          <table:table-cell office:value-type="float" office:value="0.189579686719601" calcext:value-type="float">
            <text:p>0.1895796867196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1438024953723" calcext:value-type="float">
            <text:p>3.31438024953723</text:p>
          </table:table-cell>
          <table:table-cell office:value-type="float" office:value="0.457791266188009" calcext:value-type="float">
            <text:p>0.4577912661880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1752184219082" calcext:value-type="float">
            <text:p>3.31752184219082</text:p>
          </table:table-cell>
          <table:table-cell office:value-type="float" office:value="0.209507407607679" calcext:value-type="float">
            <text:p>0.2095074076076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2066343484441" calcext:value-type="float">
            <text:p>3.32066343484441</text:p>
          </table:table-cell>
          <table:table-cell office:value-type="float" office:value="0.0108215964782171" calcext:value-type="float">
            <text:p>0.0108215964782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23805027498" calcext:value-type="float">
            <text:p>3.323805027498</text:p>
          </table:table-cell>
          <table:table-cell office:value-type="float" office:value="0.274804808143792" calcext:value-type="float">
            <text:p>0.2748048081437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2694662015159" calcext:value-type="float">
            <text:p>3.32694662015159</text:p>
          </table:table-cell>
          <table:table-cell office:value-type="float" office:value="0.350766624514808" calcext:value-type="float">
            <text:p>0.3507666245148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3008821280518" calcext:value-type="float">
            <text:p>3.33008821280518</text:p>
          </table:table-cell>
          <table:table-cell office:value-type="float" office:value="0.134540363167261" calcext:value-type="float">
            <text:p>0.1345403631672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3322980545877" calcext:value-type="float">
            <text:p>3.33322980545877</text:p>
          </table:table-cell>
          <table:table-cell office:value-type="float" office:value="0.00215060897999603" calcext:value-type="float">
            <text:p>0.0021506089799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3637139811236" calcext:value-type="float">
            <text:p>3.33637139811236</text:p>
          </table:table-cell>
          <table:table-cell office:value-type="float" office:value="0.337314542280931" calcext:value-type="float">
            <text:p>0.3373145422809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3951299076595" calcext:value-type="float">
            <text:p>3.33951299076595</text:p>
          </table:table-cell>
          <table:table-cell office:value-type="float" office:value="0.0465933766226439" calcext:value-type="float">
            <text:p>0.0465933766226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4265458341954" calcext:value-type="float">
            <text:p>3.34265458341954</text:p>
          </table:table-cell>
          <table:table-cell office:value-type="float" office:value="0.327897922615141" calcext:value-type="float">
            <text:p>0.3278979226151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4579617607313" calcext:value-type="float">
            <text:p>3.34579617607313</text:p>
          </table:table-cell>
          <table:table-cell office:value-type="float" office:value="0.23470469015543" calcext:value-type="float">
            <text:p>0.234704690155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4893776872672" calcext:value-type="float">
            <text:p>3.34893776872672</text:p>
          </table:table-cell>
          <table:table-cell office:value-type="float" office:value="0.150261405304514" calcext:value-type="float">
            <text:p>0.1502614053045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5207936138031" calcext:value-type="float">
            <text:p>3.35207936138031</text:p>
          </table:table-cell>
          <table:table-cell office:value-type="float" office:value="0.300862472131414" calcext:value-type="float">
            <text:p>0.3008624721314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552209540339" calcext:value-type="float">
            <text:p>3.3552209540339</text:p>
          </table:table-cell>
          <table:table-cell office:value-type="float" office:value="0.493255809041303" calcext:value-type="float">
            <text:p>0.49325580904130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5836254668749" calcext:value-type="float">
            <text:p>3.35836254668749</text:p>
          </table:table-cell>
          <table:table-cell office:value-type="float" office:value="0.477454221127544" calcext:value-type="float">
            <text:p>0.4774542211275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6150413934108" calcext:value-type="float">
            <text:p>3.36150413934108</text:p>
          </table:table-cell>
          <table:table-cell office:value-type="float" office:value="0.346229356581549" calcext:value-type="float">
            <text:p>0.3462293565815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6464573199467" calcext:value-type="float">
            <text:p>3.36464573199467</text:p>
          </table:table-cell>
          <table:table-cell office:value-type="float" office:value="0.1784177621335" calcext:value-type="float">
            <text:p>0.17841776213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6778732464826" calcext:value-type="float">
            <text:p>3.36778732464826</text:p>
          </table:table-cell>
          <table:table-cell office:value-type="float" office:value="0.475392779752728" calcext:value-type="float">
            <text:p>0.4753927797527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7092891730185" calcext:value-type="float">
            <text:p>3.37092891730185</text:p>
          </table:table-cell>
          <table:table-cell office:value-type="float" office:value="0.296594221279147" calcext:value-type="float">
            <text:p>0.29659422127914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7407050995544" calcext:value-type="float">
            <text:p>3.37407050995544</text:p>
          </table:table-cell>
          <table:table-cell office:value-type="float" office:value="0.455949074662654" calcext:value-type="float">
            <text:p>0.4559490746626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7721210260903" calcext:value-type="float">
            <text:p>3.37721210260903</text:p>
          </table:table-cell>
          <table:table-cell office:value-type="float" office:value="0.342228735438159" calcext:value-type="float">
            <text:p>0.3422287354381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8035369526262" calcext:value-type="float">
            <text:p>3.38035369526262</text:p>
          </table:table-cell>
          <table:table-cell office:value-type="float" office:value="0.208965878486136" calcext:value-type="float">
            <text:p>0.2089658784861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8349528791621" calcext:value-type="float">
            <text:p>3.38349528791621</text:p>
          </table:table-cell>
          <table:table-cell office:value-type="float" office:value="0.108985360977779" calcext:value-type="float">
            <text:p>0.1089853609777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866368805698" calcext:value-type="float">
            <text:p>3.3866368805698</text:p>
          </table:table-cell>
          <table:table-cell office:value-type="float" office:value="0.0937771239058387" calcext:value-type="float">
            <text:p>0.0937771239058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8977847322339" calcext:value-type="float">
            <text:p>3.38977847322339</text:p>
          </table:table-cell>
          <table:table-cell office:value-type="float" office:value="0.440545164656077" calcext:value-type="float">
            <text:p>0.4405451646560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9292006587698" calcext:value-type="float">
            <text:p>3.39292006587698</text:p>
          </table:table-cell>
          <table:table-cell office:value-type="float" office:value="0.482693295647486" calcext:value-type="float">
            <text:p>0.4826932956474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9606165853057" calcext:value-type="float">
            <text:p>3.39606165853057</text:p>
          </table:table-cell>
          <table:table-cell office:value-type="float" office:value="0.470721221807654" calcext:value-type="float">
            <text:p>0.4707212218076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39920325118416" calcext:value-type="float">
            <text:p>3.39920325118416</text:p>
          </table:table-cell>
          <table:table-cell office:value-type="float" office:value="0.174972446885886" calcext:value-type="float">
            <text:p>0.1749724468858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0234484383775" calcext:value-type="float">
            <text:p>3.40234484383775</text:p>
          </table:table-cell>
          <table:table-cell office:value-type="float" office:value="0.226704236732399" calcext:value-type="float">
            <text:p>0.2267042367323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0548643649134" calcext:value-type="float">
            <text:p>3.40548643649134</text:p>
          </table:table-cell>
          <table:table-cell office:value-type="float" office:value="0.306354084010453" calcext:value-type="float">
            <text:p>0.3063540840104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0862802914493" calcext:value-type="float">
            <text:p>3.40862802914493</text:p>
          </table:table-cell>
          <table:table-cell office:value-type="float" office:value="0.0950340347584669" calcext:value-type="float">
            <text:p>0.0950340347584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1176962179852" calcext:value-type="float">
            <text:p>3.41176962179852</text:p>
          </table:table-cell>
          <table:table-cell office:value-type="float" office:value="0.0483867781936995" calcext:value-type="float">
            <text:p>0.04838677819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1491121445211" calcext:value-type="float">
            <text:p>3.41491121445211</text:p>
          </table:table-cell>
          <table:table-cell office:value-type="float" office:value="0.456342408561807" calcext:value-type="float">
            <text:p>0.4563424085618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1805280710569" calcext:value-type="float">
            <text:p>3.41805280710569</text:p>
          </table:table-cell>
          <table:table-cell office:value-type="float" office:value="0.484834783751857" calcext:value-type="float">
            <text:p>0.4848347837518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2119439975928" calcext:value-type="float">
            <text:p>3.42119439975928</text:p>
          </table:table-cell>
          <table:table-cell office:value-type="float" office:value="0.12228835266016" calcext:value-type="float">
            <text:p>0.122288352660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2433599241287" calcext:value-type="float">
            <text:p>3.42433599241287</text:p>
          </table:table-cell>
          <table:table-cell office:value-type="float" office:value="0.23902228319772" calcext:value-type="float">
            <text:p>0.239022283197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2747758506646" calcext:value-type="float">
            <text:p>3.42747758506646</text:p>
          </table:table-cell>
          <table:table-cell office:value-type="float" office:value="0.377783525002445" calcext:value-type="float">
            <text:p>0.3777835250024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3061917772005" calcext:value-type="float">
            <text:p>3.43061917772005</text:p>
          </table:table-cell>
          <table:table-cell office:value-type="float" office:value="0.200993035053759" calcext:value-type="float">
            <text:p>0.2009930350537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3376077037364" calcext:value-type="float">
            <text:p>3.43376077037364</text:p>
          </table:table-cell>
          <table:table-cell office:value-type="float" office:value="0.356203316690029" calcext:value-type="float">
            <text:p>0.3562033166900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3690236302723" calcext:value-type="float">
            <text:p>3.43690236302723</text:p>
          </table:table-cell>
          <table:table-cell office:value-type="float" office:value="0.187731369154281" calcext:value-type="float">
            <text:p>0.1877313691542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4004395568082" calcext:value-type="float">
            <text:p>3.44004395568082</text:p>
          </table:table-cell>
          <table:table-cell office:value-type="float" office:value="0.463453820180187" calcext:value-type="float">
            <text:p>0.4634538201801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4318554833441" calcext:value-type="float">
            <text:p>3.44318554833441</text:p>
          </table:table-cell>
          <table:table-cell office:value-type="float" office:value="0.134437679705667" calcext:value-type="float">
            <text:p>0.1344376797056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46327140988" calcext:value-type="float">
            <text:p>3.446327140988</text:p>
          </table:table-cell>
          <table:table-cell office:value-type="float" office:value="0.350715738926077" calcext:value-type="float">
            <text:p>0.3507157389260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4946873364159" calcext:value-type="float">
            <text:p>3.44946873364159</text:p>
          </table:table-cell>
          <table:table-cell office:value-type="float" office:value="0.0562175817512226" calcext:value-type="float">
            <text:p>0.0562175817512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5261032629518" calcext:value-type="float">
            <text:p>3.45261032629518</text:p>
          </table:table-cell>
          <table:table-cell office:value-type="float" office:value="0.344168334539652" calcext:value-type="float">
            <text:p>0.3441683345396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5575191894877" calcext:value-type="float">
            <text:p>3.45575191894877</text:p>
          </table:table-cell>
          <table:table-cell office:value-type="float" office:value="0.269114838856187" calcext:value-type="float">
            <text:p>0.2691148388561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5889351160236" calcext:value-type="float">
            <text:p>3.45889351160236</text:p>
          </table:table-cell>
          <table:table-cell office:value-type="float" office:value="0.483035215275051" calcext:value-type="float">
            <text:p>0.4830352152750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6203510425595" calcext:value-type="float">
            <text:p>3.46203510425595</text:p>
          </table:table-cell>
          <table:table-cell office:value-type="float" office:value="0.269448177522577" calcext:value-type="float">
            <text:p>0.2694481775225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6517669690954" calcext:value-type="float">
            <text:p>3.46517669690954</text:p>
          </table:table-cell>
          <table:table-cell office:value-type="float" office:value="0.223171155435021" calcext:value-type="float">
            <text:p>0.2231711554350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6831828956313" calcext:value-type="float">
            <text:p>3.46831828956313</text:p>
          </table:table-cell>
          <table:table-cell office:value-type="float" office:value="0.384679618312448" calcext:value-type="float">
            <text:p>0.3846796183124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7145988221672" calcext:value-type="float">
            <text:p>3.47145988221672</text:p>
          </table:table-cell>
          <table:table-cell office:value-type="float" office:value="0.149695852893564" calcext:value-type="float">
            <text:p>0.1496958528935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7460147487031" calcext:value-type="float">
            <text:p>3.47460147487031</text:p>
          </table:table-cell>
          <table:table-cell office:value-type="float" office:value="0.117663754177666" calcext:value-type="float">
            <text:p>0.1176637541776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777430675239" calcext:value-type="float">
            <text:p>3.4777430675239</text:p>
          </table:table-cell>
          <table:table-cell office:value-type="float" office:value="0.178483278486529" calcext:value-type="float">
            <text:p>0.1784832784865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8088466017749" calcext:value-type="float">
            <text:p>3.48088466017749</text:p>
          </table:table-cell>
          <table:table-cell office:value-type="float" office:value="0.483021321424203" calcext:value-type="float">
            <text:p>0.48302132142420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8402625283108" calcext:value-type="float">
            <text:p>3.48402625283108</text:p>
          </table:table-cell>
          <table:table-cell office:value-type="float" office:value="0.302831613076965" calcext:value-type="float">
            <text:p>0.3028316130769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8716784548467" calcext:value-type="float">
            <text:p>3.48716784548467</text:p>
          </table:table-cell>
          <table:table-cell office:value-type="float" office:value="0.044571545259861" calcext:value-type="float">
            <text:p>0.0445715452598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9030943813826" calcext:value-type="float">
            <text:p>3.49030943813826</text:p>
          </table:table-cell>
          <table:table-cell office:value-type="float" office:value="0.398422196656067" calcext:value-type="float">
            <text:p>0.3984221966560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9345103079185" calcext:value-type="float">
            <text:p>3.49345103079185</text:p>
          </table:table-cell>
          <table:table-cell office:value-type="float" office:value="0.429803121701324" calcext:value-type="float">
            <text:p>0.4298031217013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9659262344544" calcext:value-type="float">
            <text:p>3.49659262344544</text:p>
          </table:table-cell>
          <table:table-cell office:value-type="float" office:value="0.104009562747777" calcext:value-type="float">
            <text:p>0.1040095627477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49973421609903" calcext:value-type="float">
            <text:p>3.49973421609903</text:p>
          </table:table-cell>
          <table:table-cell office:value-type="float" office:value="0.407133010667152" calcext:value-type="float">
            <text:p>0.4071330106671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0287580875262" calcext:value-type="float">
            <text:p>3.50287580875262</text:p>
          </table:table-cell>
          <table:table-cell office:value-type="float" office:value="0.356450901122831" calcext:value-type="float">
            <text:p>0.3564509011228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0601740140621" calcext:value-type="float">
            <text:p>3.50601740140621</text:p>
          </table:table-cell>
          <table:table-cell office:value-type="float" office:value="0.18448693237229" calcext:value-type="float">
            <text:p>0.184486932372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091589940598" calcext:value-type="float">
            <text:p>3.5091589940598</text:p>
          </table:table-cell>
          <table:table-cell office:value-type="float" office:value="0.458982027633856" calcext:value-type="float">
            <text:p>0.4589820276338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1230058671339" calcext:value-type="float">
            <text:p>3.51230058671339</text:p>
          </table:table-cell>
          <table:table-cell office:value-type="float" office:value="0.437341758575498" calcext:value-type="float">
            <text:p>0.4373417585754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1544217936698" calcext:value-type="float">
            <text:p>3.51544217936698</text:p>
          </table:table-cell>
          <table:table-cell office:value-type="float" office:value="0.239172599121183" calcext:value-type="float">
            <text:p>0.2391725991211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1858377202057" calcext:value-type="float">
            <text:p>3.51858377202057</text:p>
          </table:table-cell>
          <table:table-cell office:value-type="float" office:value="0.447592597040328" calcext:value-type="float">
            <text:p>0.4475925970403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2172536467416" calcext:value-type="float">
            <text:p>3.52172536467416</text:p>
          </table:table-cell>
          <table:table-cell office:value-type="float" office:value="0.230025961174664" calcext:value-type="float">
            <text:p>0.2300259611746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2486695732775" calcext:value-type="float">
            <text:p>3.52486695732775</text:p>
          </table:table-cell>
          <table:table-cell office:value-type="float" office:value="0.0439813282820857" calcext:value-type="float">
            <text:p>0.0439813282820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2800854998134" calcext:value-type="float">
            <text:p>3.52800854998134</text:p>
          </table:table-cell>
          <table:table-cell office:value-type="float" office:value="0.326742656252136" calcext:value-type="float">
            <text:p>0.3267426562521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3115014263493" calcext:value-type="float">
            <text:p>3.53115014263493</text:p>
          </table:table-cell>
          <table:table-cell office:value-type="float" office:value="0.398391789497578" calcext:value-type="float">
            <text:p>0.3983917894975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3429173528852" calcext:value-type="float">
            <text:p>3.53429173528852</text:p>
          </table:table-cell>
          <table:table-cell office:value-type="float" office:value="0.290947425931289" calcext:value-type="float">
            <text:p>0.2909474259312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3743332794211" calcext:value-type="float">
            <text:p>3.53743332794211</text:p>
          </table:table-cell>
          <table:table-cell office:value-type="float" office:value="0.303374859824677" calcext:value-type="float">
            <text:p>0.3033748598246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405749205957" calcext:value-type="float">
            <text:p>3.5405749205957</text:p>
          </table:table-cell>
          <table:table-cell office:value-type="float" office:value="0.123352142420611" calcext:value-type="float">
            <text:p>0.1233521424206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4371651324929" calcext:value-type="float">
            <text:p>3.54371651324929</text:p>
          </table:table-cell>
          <table:table-cell office:value-type="float" office:value="0.388736736623706" calcext:value-type="float">
            <text:p>0.3887367366237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4685810590288" calcext:value-type="float">
            <text:p>3.54685810590288</text:p>
          </table:table-cell>
          <table:table-cell office:value-type="float" office:value="0.0877756620684102" calcext:value-type="float">
            <text:p>0.087775662068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4999969855647" calcext:value-type="float">
            <text:p>3.54999969855647</text:p>
          </table:table-cell>
          <table:table-cell office:value-type="float" office:value="0.135402215253879" calcext:value-type="float">
            <text:p>0.1354022152538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5314129121006" calcext:value-type="float">
            <text:p>3.55314129121006</text:p>
          </table:table-cell>
          <table:table-cell office:value-type="float" office:value="0.186928474996176" calcext:value-type="float">
            <text:p>0.1869284749961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5628288386365" calcext:value-type="float">
            <text:p>3.55628288386365</text:p>
          </table:table-cell>
          <table:table-cell office:value-type="float" office:value="0.0945319367295232" calcext:value-type="float">
            <text:p>0.0945319367295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5942447651724" calcext:value-type="float">
            <text:p>3.55942447651724</text:p>
          </table:table-cell>
          <table:table-cell office:value-type="float" office:value="0.257420721386947" calcext:value-type="float">
            <text:p>0.25742072138694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6256606917083" calcext:value-type="float">
            <text:p>3.56256606917083</text:p>
          </table:table-cell>
          <table:table-cell office:value-type="float" office:value="0.136852222581592" calcext:value-type="float">
            <text:p>0.1368522225815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6570766182442" calcext:value-type="float">
            <text:p>3.56570766182442</text:p>
          </table:table-cell>
          <table:table-cell office:value-type="float" office:value="0.262727243819303" calcext:value-type="float">
            <text:p>0.26272724381930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68849254478" calcext:value-type="float">
            <text:p>3.568849254478</text:p>
          </table:table-cell>
          <table:table-cell office:value-type="float" office:value="0.275814457133109" calcext:value-type="float">
            <text:p>0.2758144571331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7199084713159" calcext:value-type="float">
            <text:p>3.57199084713159</text:p>
          </table:table-cell>
          <table:table-cell office:value-type="float" office:value="0.086937757740588" calcext:value-type="float">
            <text:p>0.0869377577405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7513243978518" calcext:value-type="float">
            <text:p>3.57513243978518</text:p>
          </table:table-cell>
          <table:table-cell office:value-type="float" office:value="0.257659543280473" calcext:value-type="float">
            <text:p>0.2576595432804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7827403243877" calcext:value-type="float">
            <text:p>3.57827403243877</text:p>
          </table:table-cell>
          <table:table-cell office:value-type="float" office:value="0.271246523504866" calcext:value-type="float">
            <text:p>0.2712465235048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8141562509236" calcext:value-type="float">
            <text:p>3.58141562509236</text:p>
          </table:table-cell>
          <table:table-cell office:value-type="float" office:value="0.0769264126819069" calcext:value-type="float">
            <text:p>0.0769264126819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8455721774595" calcext:value-type="float">
            <text:p>3.58455721774595</text:p>
          </table:table-cell>
          <table:table-cell office:value-type="float" office:value="0.331080239932488" calcext:value-type="float">
            <text:p>0.3310802399324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8769881039954" calcext:value-type="float">
            <text:p>3.58769881039954</text:p>
          </table:table-cell>
          <table:table-cell office:value-type="float" office:value="0.243488241924476" calcext:value-type="float">
            <text:p>0.2434882419244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9084040305313" calcext:value-type="float">
            <text:p>3.59084040305313</text:p>
          </table:table-cell>
          <table:table-cell office:value-type="float" office:value="0.481258304520223" calcext:value-type="float">
            <text:p>0.4812583045202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9398199570672" calcext:value-type="float">
            <text:p>3.59398199570672</text:p>
          </table:table-cell>
          <table:table-cell office:value-type="float" office:value="0.156407125964097" calcext:value-type="float">
            <text:p>0.1564071259640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59712358836031" calcext:value-type="float">
            <text:p>3.59712358836031</text:p>
          </table:table-cell>
          <table:table-cell office:value-type="float" office:value="0.370873782787179" calcext:value-type="float">
            <text:p>0.3708737827871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002651810139" calcext:value-type="float">
            <text:p>3.6002651810139</text:p>
          </table:table-cell>
          <table:table-cell office:value-type="float" office:value="0.101819442703108" calcext:value-type="float">
            <text:p>0.1018194427031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0340677366749" calcext:value-type="float">
            <text:p>3.60340677366749</text:p>
          </table:table-cell>
          <table:table-cell office:value-type="float" office:value="0.353411939152106" calcext:value-type="float">
            <text:p>0.3534119391521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0654836632108" calcext:value-type="float">
            <text:p>3.60654836632108</text:p>
          </table:table-cell>
          <table:table-cell office:value-type="float" office:value="0.285579206947302" calcext:value-type="float">
            <text:p>0.2855792069473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0968995897467" calcext:value-type="float">
            <text:p>3.60968995897467</text:p>
          </table:table-cell>
          <table:table-cell office:value-type="float" office:value="0.290850997985207" calcext:value-type="float">
            <text:p>0.2908509979852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1283155162826" calcext:value-type="float">
            <text:p>3.61283155162826</text:p>
          </table:table-cell>
          <table:table-cell office:value-type="float" office:value="0.431895924726043" calcext:value-type="float">
            <text:p>0.4318959247260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1597314428185" calcext:value-type="float">
            <text:p>3.61597314428185</text:p>
          </table:table-cell>
          <table:table-cell office:value-type="float" office:value="0.224923100756567" calcext:value-type="float">
            <text:p>0.2249231007565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1911473693544" calcext:value-type="float">
            <text:p>3.61911473693544</text:p>
          </table:table-cell>
          <table:table-cell office:value-type="float" office:value="0.460104232188685" calcext:value-type="float">
            <text:p>0.4601042321886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2225632958903" calcext:value-type="float">
            <text:p>3.62225632958903</text:p>
          </table:table-cell>
          <table:table-cell office:value-type="float" office:value="0.0952827166959774" calcext:value-type="float">
            <text:p>0.0952827166959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2539792224262" calcext:value-type="float">
            <text:p>3.62539792224262</text:p>
          </table:table-cell>
          <table:table-cell office:value-type="float" office:value="0.118139550767806" calcext:value-type="float">
            <text:p>0.1181395507678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2853951489621" calcext:value-type="float">
            <text:p>3.62853951489621</text:p>
          </table:table-cell>
          <table:table-cell office:value-type="float" office:value="0.190731224101999" calcext:value-type="float">
            <text:p>0.1907312241019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316811075498" calcext:value-type="float">
            <text:p>3.6316811075498</text:p>
          </table:table-cell>
          <table:table-cell office:value-type="float" office:value="0.321378214030979" calcext:value-type="float">
            <text:p>0.3213782140309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3482270020339" calcext:value-type="float">
            <text:p>3.63482270020339</text:p>
          </table:table-cell>
          <table:table-cell office:value-type="float" office:value="0.210254045640058" calcext:value-type="float">
            <text:p>0.2102540456400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3796429285698" calcext:value-type="float">
            <text:p>3.63796429285698</text:p>
          </table:table-cell>
          <table:table-cell office:value-type="float" office:value="0.136923800793012" calcext:value-type="float">
            <text:p>0.1369238007930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4110588551057" calcext:value-type="float">
            <text:p>3.64110588551057</text:p>
          </table:table-cell>
          <table:table-cell office:value-type="float" office:value="0.292786285705408" calcext:value-type="float">
            <text:p>0.2927862857054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4424747816416" calcext:value-type="float">
            <text:p>3.64424747816416</text:p>
          </table:table-cell>
          <table:table-cell office:value-type="float" office:value="0.172621274136808" calcext:value-type="float">
            <text:p>0.1726212741368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4738907081775" calcext:value-type="float">
            <text:p>3.64738907081775</text:p>
          </table:table-cell>
          <table:table-cell office:value-type="float" office:value="0.44847176811491" calcext:value-type="float">
            <text:p>0.448471768114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5053066347134" calcext:value-type="float">
            <text:p>3.65053066347134</text:p>
          </table:table-cell>
          <table:table-cell office:value-type="float" office:value="0.0196136414509671" calcext:value-type="float">
            <text:p>0.0196136414509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5367225612493" calcext:value-type="float">
            <text:p>3.65367225612493</text:p>
          </table:table-cell>
          <table:table-cell office:value-type="float" office:value="0.332250232424161" calcext:value-type="float">
            <text:p>0.3322502324241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5681384877852" calcext:value-type="float">
            <text:p>3.65681384877852</text:p>
          </table:table-cell>
          <table:table-cell office:value-type="float" office:value="0.375286968468866" calcext:value-type="float">
            <text:p>0.3752869684688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5995544143211" calcext:value-type="float">
            <text:p>3.65995544143211</text:p>
          </table:table-cell>
          <table:table-cell office:value-type="float" office:value="0.381916600117062" calcext:value-type="float">
            <text:p>0.3819166001170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630970340857" calcext:value-type="float">
            <text:p>3.6630970340857</text:p>
          </table:table-cell>
          <table:table-cell office:value-type="float" office:value="0.40633314461339" calcext:value-type="float">
            <text:p>0.406333144613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6623862673929" calcext:value-type="float">
            <text:p>3.66623862673929</text:p>
          </table:table-cell>
          <table:table-cell office:value-type="float" office:value="0.374060050882013" calcext:value-type="float">
            <text:p>0.3740600508820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6938021939288" calcext:value-type="float">
            <text:p>3.66938021939288</text:p>
          </table:table-cell>
          <table:table-cell office:value-type="float" office:value="0.236262599391976" calcext:value-type="float">
            <text:p>0.2362625993919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7252181204647" calcext:value-type="float">
            <text:p>3.67252181204647</text:p>
          </table:table-cell>
          <table:table-cell office:value-type="float" office:value="0.21444452152283" calcext:value-type="float">
            <text:p>0.214444521522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7566340470006" calcext:value-type="float">
            <text:p>3.67566340470006</text:p>
          </table:table-cell>
          <table:table-cell office:value-type="float" office:value="0.0721783324159811" calcext:value-type="float">
            <text:p>0.0721783324159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7880499735365" calcext:value-type="float">
            <text:p>3.67880499735365</text:p>
          </table:table-cell>
          <table:table-cell office:value-type="float" office:value="0.375710101204602" calcext:value-type="float">
            <text:p>0.3757101012046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8194659000724" calcext:value-type="float">
            <text:p>3.68194659000724</text:p>
          </table:table-cell>
          <table:table-cell office:value-type="float" office:value="0.350217560680128" calcext:value-type="float">
            <text:p>0.3502175606801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8508818266083" calcext:value-type="float">
            <text:p>3.68508818266083</text:p>
          </table:table-cell>
          <table:table-cell office:value-type="float" office:value="0.481130174721245" calcext:value-type="float">
            <text:p>0.4811301747212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8822977531442" calcext:value-type="float">
            <text:p>3.68822977531442</text:p>
          </table:table-cell>
          <table:table-cell office:value-type="float" office:value="0.132271687259312" calcext:value-type="float">
            <text:p>0.1322716872593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9137136796801" calcext:value-type="float">
            <text:p>3.69137136796801</text:p>
          </table:table-cell>
          <table:table-cell office:value-type="float" office:value="0.432973203200758" calcext:value-type="float">
            <text:p>0.4329732032007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945129606216" calcext:value-type="float">
            <text:p>3.6945129606216</text:p>
          </table:table-cell>
          <table:table-cell office:value-type="float" office:value="0.168655082460026" calcext:value-type="float">
            <text:p>0.1686550824600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69765455327519" calcext:value-type="float">
            <text:p>3.69765455327519</text:p>
          </table:table-cell>
          <table:table-cell office:value-type="float" office:value="0.0402143250523183" calcext:value-type="float">
            <text:p>0.0402143250523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0079614592878" calcext:value-type="float">
            <text:p>3.70079614592878</text:p>
          </table:table-cell>
          <table:table-cell office:value-type="float" office:value="0.402546087169079" calcext:value-type="float">
            <text:p>0.4025460871690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0393773858237" calcext:value-type="float">
            <text:p>3.70393773858237</text:p>
          </table:table-cell>
          <table:table-cell office:value-type="float" office:value="0.0984740821919465" calcext:value-type="float">
            <text:p>0.09847408219194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0707933123596" calcext:value-type="float">
            <text:p>3.70707933123596</text:p>
          </table:table-cell>
          <table:table-cell office:value-type="float" office:value="0.46450802032759" calcext:value-type="float">
            <text:p>0.464508020327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1022092388955" calcext:value-type="float">
            <text:p>3.71022092388955</text:p>
          </table:table-cell>
          <table:table-cell office:value-type="float" office:value="0.499237074042128" calcext:value-type="float">
            <text:p>0.4992370740421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1336251654314" calcext:value-type="float">
            <text:p>3.71336251654314</text:p>
          </table:table-cell>
          <table:table-cell office:value-type="float" office:value="0.206501156367462" calcext:value-type="float">
            <text:p>0.2065011563674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1650410919673" calcext:value-type="float">
            <text:p>3.71650410919673</text:p>
          </table:table-cell>
          <table:table-cell office:value-type="float" office:value="0.322212037567958" calcext:value-type="float">
            <text:p>0.3222120375679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1964570185031" calcext:value-type="float">
            <text:p>3.71964570185031</text:p>
          </table:table-cell>
          <table:table-cell office:value-type="float" office:value="0.477964821724168" calcext:value-type="float">
            <text:p>0.4779648217241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227872945039" calcext:value-type="float">
            <text:p>3.7227872945039</text:p>
          </table:table-cell>
          <table:table-cell office:value-type="float" office:value="0.316631910659888" calcext:value-type="float">
            <text:p>0.3166319106598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2592888715749" calcext:value-type="float">
            <text:p>3.72592888715749</text:p>
          </table:table-cell>
          <table:table-cell office:value-type="float" office:value="0.225735132225049" calcext:value-type="float">
            <text:p>0.2257351322250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2907047981108" calcext:value-type="float">
            <text:p>3.72907047981108</text:p>
          </table:table-cell>
          <table:table-cell office:value-type="float" office:value="0.409673114104824" calcext:value-type="float">
            <text:p>0.4096731141048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3221207246467" calcext:value-type="float">
            <text:p>3.73221207246467</text:p>
          </table:table-cell>
          <table:table-cell office:value-type="float" office:value="0.456477630619732" calcext:value-type="float">
            <text:p>0.4564776306197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3535366511826" calcext:value-type="float">
            <text:p>3.73535366511826</text:p>
          </table:table-cell>
          <table:table-cell office:value-type="float" office:value="0.43907384108739" calcext:value-type="float">
            <text:p>0.439073841087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3849525777185" calcext:value-type="float">
            <text:p>3.73849525777185</text:p>
          </table:table-cell>
          <table:table-cell office:value-type="float" office:value="0.0429196821018926" calcext:value-type="float">
            <text:p>0.0429196821018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4163685042544" calcext:value-type="float">
            <text:p>3.74163685042544</text:p>
          </table:table-cell>
          <table:table-cell office:value-type="float" office:value="0.0111554868674208" calcext:value-type="float">
            <text:p>0.0111554868674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4477844307903" calcext:value-type="float">
            <text:p>3.74477844307903</text:p>
          </table:table-cell>
          <table:table-cell office:value-type="float" office:value="0.123566487968237" calcext:value-type="float">
            <text:p>0.1235664879682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4792003573262" calcext:value-type="float">
            <text:p>3.74792003573262</text:p>
          </table:table-cell>
          <table:table-cell office:value-type="float" office:value="0.16723343821344" calcext:value-type="float">
            <text:p>0.167233438213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5106162838621" calcext:value-type="float">
            <text:p>3.75106162838621</text:p>
          </table:table-cell>
          <table:table-cell office:value-type="float" office:value="0.370611229188088" calcext:value-type="float">
            <text:p>0.3706112291880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542032210398" calcext:value-type="float">
            <text:p>3.7542032210398</text:p>
          </table:table-cell>
          <table:table-cell office:value-type="float" office:value="0.115266990691839" calcext:value-type="float">
            <text:p>0.1152669906918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5734481369339" calcext:value-type="float">
            <text:p>3.75734481369339</text:p>
          </table:table-cell>
          <table:table-cell office:value-type="float" office:value="0.433635661536874" calcext:value-type="float">
            <text:p>0.4336356615368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6048640634698" calcext:value-type="float">
            <text:p>3.76048640634698</text:p>
          </table:table-cell>
          <table:table-cell office:value-type="float" office:value="0.465606791227988" calcext:value-type="float">
            <text:p>0.4656067912279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6362799900057" calcext:value-type="float">
            <text:p>3.76362799900057</text:p>
          </table:table-cell>
          <table:table-cell office:value-type="float" office:value="0.437250854184922" calcext:value-type="float">
            <text:p>0.4372508541849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6676959165416" calcext:value-type="float">
            <text:p>3.76676959165416</text:p>
          </table:table-cell>
          <table:table-cell office:value-type="float" office:value="0.310186568198098" calcext:value-type="float">
            <text:p>0.3101865681980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6991118430775" calcext:value-type="float">
            <text:p>3.76991118430775</text:p>
          </table:table-cell>
          <table:table-cell office:value-type="float" office:value="0.475950556963867" calcext:value-type="float">
            <text:p>0.4759505569638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7305277696134" calcext:value-type="float">
            <text:p>3.77305277696134</text:p>
          </table:table-cell>
          <table:table-cell office:value-type="float" office:value="0.0858539975348431" calcext:value-type="float">
            <text:p>0.0858539975348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7619436961493" calcext:value-type="float">
            <text:p>3.77619436961493</text:p>
          </table:table-cell>
          <table:table-cell office:value-type="float" office:value="0.449167320945293" calcext:value-type="float">
            <text:p>0.4491673209452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7933596226852" calcext:value-type="float">
            <text:p>3.77933596226852</text:p>
          </table:table-cell>
          <table:table-cell office:value-type="float" office:value="0.232126009316838" calcext:value-type="float">
            <text:p>0.2321260093168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8247755492211" calcext:value-type="float">
            <text:p>3.78247755492211</text:p>
          </table:table-cell>
          <table:table-cell office:value-type="float" office:value="0.00836330685004844" calcext:value-type="float">
            <text:p>0.0083633068500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856191475757" calcext:value-type="float">
            <text:p>3.7856191475757</text:p>
          </table:table-cell>
          <table:table-cell office:value-type="float" office:value="0.158402395963608" calcext:value-type="float">
            <text:p>0.1584023959636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8876074022929" calcext:value-type="float">
            <text:p>3.78876074022929</text:p>
          </table:table-cell>
          <table:table-cell office:value-type="float" office:value="0.455976429232722" calcext:value-type="float">
            <text:p>0.4559764292327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9190233288288" calcext:value-type="float">
            <text:p>3.79190233288288</text:p>
          </table:table-cell>
          <table:table-cell office:value-type="float" office:value="0.0746986850192452" calcext:value-type="float">
            <text:p>0.0746986850192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9504392553647" calcext:value-type="float">
            <text:p>3.79504392553647</text:p>
          </table:table-cell>
          <table:table-cell office:value-type="float" office:value="0.208355882530149" calcext:value-type="float">
            <text:p>0.2083558825301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79818551819006" calcext:value-type="float">
            <text:p>3.79818551819006</text:p>
          </table:table-cell>
          <table:table-cell office:value-type="float" office:value="0.144797265591636" calcext:value-type="float">
            <text:p>0.1447972655916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0132711084365" calcext:value-type="float">
            <text:p>3.80132711084365</text:p>
          </table:table-cell>
          <table:table-cell office:value-type="float" office:value="0.116355471878167" calcext:value-type="float">
            <text:p>0.1163554718781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0446870349724" calcext:value-type="float">
            <text:p>3.80446870349724</text:p>
          </table:table-cell>
          <table:table-cell office:value-type="float" office:value="0.401513356631096" calcext:value-type="float">
            <text:p>0.4015133566310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0761029615083" calcext:value-type="float">
            <text:p>3.80761029615083</text:p>
          </table:table-cell>
          <table:table-cell office:value-type="float" office:value="0.283748335042493" calcext:value-type="float">
            <text:p>0.2837483350424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1075188880442" calcext:value-type="float">
            <text:p>3.81075188880442</text:p>
          </table:table-cell>
          <table:table-cell office:value-type="float" office:value="0.308778246287916" calcext:value-type="float">
            <text:p>0.3087782462879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1389348145801" calcext:value-type="float">
            <text:p>3.81389348145801</text:p>
          </table:table-cell>
          <table:table-cell office:value-type="float" office:value="0.461449963500589" calcext:value-type="float">
            <text:p>0.4614499635005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170350741116" calcext:value-type="float">
            <text:p>3.8170350741116</text:p>
          </table:table-cell>
          <table:table-cell office:value-type="float" office:value="0.409760755824447" calcext:value-type="float">
            <text:p>0.40976075582444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2017666676519" calcext:value-type="float">
            <text:p>3.82017666676519</text:p>
          </table:table-cell>
          <table:table-cell office:value-type="float" office:value="0.0152887128712761" calcext:value-type="float">
            <text:p>0.0152887128712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2331825941878" calcext:value-type="float">
            <text:p>3.82331825941878</text:p>
          </table:table-cell>
          <table:table-cell office:value-type="float" office:value="0.365905068893631" calcext:value-type="float">
            <text:p>0.3659050688936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2645985207237" calcext:value-type="float">
            <text:p>3.82645985207237</text:p>
          </table:table-cell>
          <table:table-cell office:value-type="float" office:value="0.385751777096893" calcext:value-type="float">
            <text:p>0.3857517770968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2960144472596" calcext:value-type="float">
            <text:p>3.82960144472596</text:p>
          </table:table-cell>
          <table:table-cell office:value-type="float" office:value="0.250300418169288" calcext:value-type="float">
            <text:p>0.2503004181692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3274303737955" calcext:value-type="float">
            <text:p>3.83274303737955</text:p>
          </table:table-cell>
          <table:table-cell office:value-type="float" office:value="0.286968738813413" calcext:value-type="float">
            <text:p>0.2869687388134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3588463003314" calcext:value-type="float">
            <text:p>3.83588463003314</text:p>
          </table:table-cell>
          <table:table-cell office:value-type="float" office:value="0.299833782751816" calcext:value-type="float">
            <text:p>0.2998337827518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3902622268673" calcext:value-type="float">
            <text:p>3.83902622268673</text:p>
          </table:table-cell>
          <table:table-cell office:value-type="float" office:value="0.454978159883165" calcext:value-type="float">
            <text:p>0.4549781598831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4216781534032" calcext:value-type="float">
            <text:p>3.84216781534032</text:p>
          </table:table-cell>
          <table:table-cell office:value-type="float" office:value="0.194100483433443" calcext:value-type="float">
            <text:p>0.1941004834334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4530940799391" calcext:value-type="float">
            <text:p>3.84530940799391</text:p>
          </table:table-cell>
          <table:table-cell office:value-type="float" office:value="0.326523301712558" calcext:value-type="float">
            <text:p>0.3265233017125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484510006475" calcext:value-type="float">
            <text:p>3.8484510006475</text:p>
          </table:table-cell>
          <table:table-cell office:value-type="float" office:value="0.314698077883622" calcext:value-type="float">
            <text:p>0.3146980778836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5159259330109" calcext:value-type="float">
            <text:p>3.85159259330109</text:p>
          </table:table-cell>
          <table:table-cell office:value-type="float" office:value="0.36001921800392" calcext:value-type="float">
            <text:p>0.360019218003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5473418595468" calcext:value-type="float">
            <text:p>3.85473418595468</text:p>
          </table:table-cell>
          <table:table-cell office:value-type="float" office:value="0.0943738588435052" calcext:value-type="float">
            <text:p>0.0943738588435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5787577860827" calcext:value-type="float">
            <text:p>3.85787577860827</text:p>
          </table:table-cell>
          <table:table-cell office:value-type="float" office:value="0.47703558890257" calcext:value-type="float">
            <text:p>0.477035588902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6101737126186" calcext:value-type="float">
            <text:p>3.86101737126186</text:p>
          </table:table-cell>
          <table:table-cell office:value-type="float" office:value="0.274206279965481" calcext:value-type="float">
            <text:p>0.2742062799654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6415896391545" calcext:value-type="float">
            <text:p>3.86415896391545</text:p>
          </table:table-cell>
          <table:table-cell office:value-type="float" office:value="0.404608788229827" calcext:value-type="float">
            <text:p>0.4046087882298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6730055656904" calcext:value-type="float">
            <text:p>3.86730055656904</text:p>
          </table:table-cell>
          <table:table-cell office:value-type="float" office:value="0.0468040657856772" calcext:value-type="float">
            <text:p>0.0468040657856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7044214922263" calcext:value-type="float">
            <text:p>3.87044214922263</text:p>
          </table:table-cell>
          <table:table-cell office:value-type="float" office:value="0.242729296350011" calcext:value-type="float">
            <text:p>0.2427292963500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7358374187622" calcext:value-type="float">
            <text:p>3.87358374187622</text:p>
          </table:table-cell>
          <table:table-cell office:value-type="float" office:value="0.340362823001105" calcext:value-type="float">
            <text:p>0.3403628230011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767253345298" calcext:value-type="float">
            <text:p>3.8767253345298</text:p>
          </table:table-cell>
          <table:table-cell office:value-type="float" office:value="0.493981481862709" calcext:value-type="float">
            <text:p>0.4939814818627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7986692718339" calcext:value-type="float">
            <text:p>3.87986692718339</text:p>
          </table:table-cell>
          <table:table-cell office:value-type="float" office:value="0.494995889924545" calcext:value-type="float">
            <text:p>0.4949958899245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8300851983698" calcext:value-type="float">
            <text:p>3.88300851983698</text:p>
          </table:table-cell>
          <table:table-cell office:value-type="float" office:value="0.0394567350628857" calcext:value-type="float">
            <text:p>0.0394567350628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8615011249057" calcext:value-type="float">
            <text:p>3.88615011249057</text:p>
          </table:table-cell>
          <table:table-cell office:value-type="float" office:value="0.162473472542719" calcext:value-type="float">
            <text:p>0.1624734725427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8929170514416" calcext:value-type="float">
            <text:p>3.88929170514416</text:p>
          </table:table-cell>
          <table:table-cell office:value-type="float" office:value="0.132472498775509" calcext:value-type="float">
            <text:p>0.1324724987755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9243329779775" calcext:value-type="float">
            <text:p>3.89243329779775</text:p>
          </table:table-cell>
          <table:table-cell office:value-type="float" office:value="0.330468617179056" calcext:value-type="float">
            <text:p>0.3304686171790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9557489045134" calcext:value-type="float">
            <text:p>3.89557489045134</text:p>
          </table:table-cell>
          <table:table-cell office:value-type="float" office:value="0.0966551164927234" calcext:value-type="float">
            <text:p>0.0966551164927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89871648310493" calcext:value-type="float">
            <text:p>3.89871648310493</text:p>
          </table:table-cell>
          <table:table-cell office:value-type="float" office:value="0.0838370324736442" calcext:value-type="float">
            <text:p>0.0838370324736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0185807575852" calcext:value-type="float">
            <text:p>3.90185807575852</text:p>
          </table:table-cell>
          <table:table-cell office:value-type="float" office:value="0.233235503132468" calcext:value-type="float">
            <text:p>0.2332355031324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0499966841211" calcext:value-type="float">
            <text:p>3.90499966841211</text:p>
          </table:table-cell>
          <table:table-cell office:value-type="float" office:value="0.300455361223002" calcext:value-type="float">
            <text:p>0.3004553612230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081412610657" calcext:value-type="float">
            <text:p>3.9081412610657</text:p>
          </table:table-cell>
          <table:table-cell office:value-type="float" office:value="0.389754767840469" calcext:value-type="float">
            <text:p>0.38975476784046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1128285371929" calcext:value-type="float">
            <text:p>3.91128285371929</text:p>
          </table:table-cell>
          <table:table-cell office:value-type="float" office:value="0.195797439717317" calcext:value-type="float">
            <text:p>0.1957974397173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1442444637288" calcext:value-type="float">
            <text:p>3.91442444637288</text:p>
          </table:table-cell>
          <table:table-cell office:value-type="float" office:value="0.437637614592288" calcext:value-type="float">
            <text:p>0.4376376145922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1756603902647" calcext:value-type="float">
            <text:p>3.91756603902647</text:p>
          </table:table-cell>
          <table:table-cell office:value-type="float" office:value="0.0863234985613839" calcext:value-type="float">
            <text:p>0.0863234985613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2070763168006" calcext:value-type="float">
            <text:p>3.92070763168006</text:p>
          </table:table-cell>
          <table:table-cell office:value-type="float" office:value="0.32120923809717" calcext:value-type="float">
            <text:p>0.321209238097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2384922433365" calcext:value-type="float">
            <text:p>3.92384922433365</text:p>
          </table:table-cell>
          <table:table-cell office:value-type="float" office:value="0.24073867743371" calcext:value-type="float">
            <text:p>0.240738677433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2699081698724" calcext:value-type="float">
            <text:p>3.92699081698724</text:p>
          </table:table-cell>
          <table:table-cell office:value-type="float" office:value="0.0256286423136336" calcext:value-type="float">
            <text:p>0.0256286423136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3013240964083" calcext:value-type="float">
            <text:p>3.93013240964083</text:p>
          </table:table-cell>
          <table:table-cell office:value-type="float" office:value="0.00362382573595443" calcext:value-type="float">
            <text:p>0.0036238257359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3327400229442" calcext:value-type="float">
            <text:p>3.93327400229442</text:p>
          </table:table-cell>
          <table:table-cell office:value-type="float" office:value="0.456201304255588" calcext:value-type="float">
            <text:p>0.4562013042555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3641559494801" calcext:value-type="float">
            <text:p>3.93641559494801</text:p>
          </table:table-cell>
          <table:table-cell office:value-type="float" office:value="0.0490980698652286" calcext:value-type="float">
            <text:p>0.0490980698652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395571876016" calcext:value-type="float">
            <text:p>3.9395571876016</text:p>
          </table:table-cell>
          <table:table-cell office:value-type="float" office:value="0.00328734037722911" calcext:value-type="float">
            <text:p>0.0032873403772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4269878025519" calcext:value-type="float">
            <text:p>3.94269878025519</text:p>
          </table:table-cell>
          <table:table-cell office:value-type="float" office:value="0.0249268300201899" calcext:value-type="float">
            <text:p>0.024926830020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4584037290878" calcext:value-type="float">
            <text:p>3.94584037290878</text:p>
          </table:table-cell>
          <table:table-cell office:value-type="float" office:value="0.477274370100442" calcext:value-type="float">
            <text:p>0.4772743701004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4898196556237" calcext:value-type="float">
            <text:p>3.94898196556237</text:p>
          </table:table-cell>
          <table:table-cell office:value-type="float" office:value="0.393569041126581" calcext:value-type="float">
            <text:p>0.3935690411265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5212355821596" calcext:value-type="float">
            <text:p>3.95212355821596</text:p>
          </table:table-cell>
          <table:table-cell office:value-type="float" office:value="0.284973038932353" calcext:value-type="float">
            <text:p>0.2849730389323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5526515086955" calcext:value-type="float">
            <text:p>3.95526515086955</text:p>
          </table:table-cell>
          <table:table-cell office:value-type="float" office:value="0.0725651869343309" calcext:value-type="float">
            <text:p>0.0725651869343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5840674352314" calcext:value-type="float">
            <text:p>3.95840674352314</text:p>
          </table:table-cell>
          <table:table-cell office:value-type="float" office:value="0.324790501466561" calcext:value-type="float">
            <text:p>0.3247905014665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6154833617673" calcext:value-type="float">
            <text:p>3.96154833617673</text:p>
          </table:table-cell>
          <table:table-cell office:value-type="float" office:value="0.425337843901552" calcext:value-type="float">
            <text:p>0.4253378439015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6468992883032" calcext:value-type="float">
            <text:p>3.96468992883032</text:p>
          </table:table-cell>
          <table:table-cell office:value-type="float" office:value="0.472750406485308" calcext:value-type="float">
            <text:p>0.4727504064853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6783152148391" calcext:value-type="float">
            <text:p>3.96783152148391</text:p>
          </table:table-cell>
          <table:table-cell office:value-type="float" office:value="0.1289693992548" calcext:value-type="float">
            <text:p>0.12896939925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709731141375" calcext:value-type="float">
            <text:p>3.9709731141375</text:p>
          </table:table-cell>
          <table:table-cell office:value-type="float" office:value="0.430162679163328" calcext:value-type="float">
            <text:p>0.4301626791633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7411470679109" calcext:value-type="float">
            <text:p>3.97411470679109</text:p>
          </table:table-cell>
          <table:table-cell office:value-type="float" office:value="0.0398701652308577" calcext:value-type="float">
            <text:p>0.0398701652308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7725629944468" calcext:value-type="float">
            <text:p>3.97725629944468</text:p>
          </table:table-cell>
          <table:table-cell office:value-type="float" office:value="0.138564445123697" calcext:value-type="float">
            <text:p>0.1385644451236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8039789209827" calcext:value-type="float">
            <text:p>3.98039789209827</text:p>
          </table:table-cell>
          <table:table-cell office:value-type="float" office:value="0.499371598671223" calcext:value-type="float">
            <text:p>0.4993715986712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8353948475186" calcext:value-type="float">
            <text:p>3.98353948475186</text:p>
          </table:table-cell>
          <table:table-cell office:value-type="float" office:value="0.332013893337769" calcext:value-type="float">
            <text:p>0.33201389333776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8668107740545" calcext:value-type="float">
            <text:p>3.98668107740545</text:p>
          </table:table-cell>
          <table:table-cell office:value-type="float" office:value="0.252136881340283" calcext:value-type="float">
            <text:p>0.2521368813402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8982267005904" calcext:value-type="float">
            <text:p>3.98982267005904</text:p>
          </table:table-cell>
          <table:table-cell office:value-type="float" office:value="0.476195328001395" calcext:value-type="float">
            <text:p>0.47619532800139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9296426271263" calcext:value-type="float">
            <text:p>3.99296426271263</text:p>
          </table:table-cell>
          <table:table-cell office:value-type="float" office:value="0.216735402042114" calcext:value-type="float">
            <text:p>0.2167354020421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9610585536622" calcext:value-type="float">
            <text:p>3.99610585536622</text:p>
          </table:table-cell>
          <table:table-cell office:value-type="float" office:value="0.236210879836267" calcext:value-type="float">
            <text:p>0.2362108798362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3.99924744801981" calcext:value-type="float">
            <text:p>3.99924744801981</text:p>
          </table:table-cell>
          <table:table-cell office:value-type="float" office:value="0.0906268578828662" calcext:value-type="float">
            <text:p>0.0906268578828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023890406734" calcext:value-type="float">
            <text:p>4.0023890406734</text:p>
          </table:table-cell>
          <table:table-cell office:value-type="float" office:value="0.276728595393438" calcext:value-type="float">
            <text:p>0.2767285953934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0553063332699" calcext:value-type="float">
            <text:p>4.00553063332699</text:p>
          </table:table-cell>
          <table:table-cell office:value-type="float" office:value="0.253820748609693" calcext:value-type="float">
            <text:p>0.2538207486096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0867222598058" calcext:value-type="float">
            <text:p>4.00867222598058</text:p>
          </table:table-cell>
          <table:table-cell office:value-type="float" office:value="0.376640921471334" calcext:value-type="float">
            <text:p>0.3766409214713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1181381863417" calcext:value-type="float">
            <text:p>4.01181381863417</text:p>
          </table:table-cell>
          <table:table-cell office:value-type="float" office:value="0.417568980036482" calcext:value-type="float">
            <text:p>0.41756898003648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1495541128776" calcext:value-type="float">
            <text:p>4.01495541128776</text:p>
          </table:table-cell>
          <table:table-cell office:value-type="float" office:value="0.216335612357622" calcext:value-type="float">
            <text:p>0.2163356123576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1809700394135" calcext:value-type="float">
            <text:p>4.01809700394135</text:p>
          </table:table-cell>
          <table:table-cell office:value-type="float" office:value="0.0669464547499535" calcext:value-type="float">
            <text:p>0.0669464547499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2123859659494" calcext:value-type="float">
            <text:p>4.02123859659494</text:p>
          </table:table-cell>
          <table:table-cell office:value-type="float" office:value="0.38094037621057" calcext:value-type="float">
            <text:p>0.380940376210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2438018924853" calcext:value-type="float">
            <text:p>4.02438018924853</text:p>
          </table:table-cell>
          <table:table-cell office:value-type="float" office:value="0.0602516642070649" calcext:value-type="float">
            <text:p>0.0602516642070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2752178190212" calcext:value-type="float">
            <text:p>4.02752178190212</text:p>
          </table:table-cell>
          <table:table-cell office:value-type="float" office:value="0.415164274961613" calcext:value-type="float">
            <text:p>0.4151642749616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3066337455571" calcext:value-type="float">
            <text:p>4.03066337455571</text:p>
          </table:table-cell>
          <table:table-cell office:value-type="float" office:value="0.322100496223347" calcext:value-type="float">
            <text:p>0.32210049622334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338049672093" calcext:value-type="float">
            <text:p>4.0338049672093</text:p>
          </table:table-cell>
          <table:table-cell office:value-type="float" office:value="0.103142838468328" calcext:value-type="float">
            <text:p>0.1031428384683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3694655986288" calcext:value-type="float">
            <text:p>4.03694655986288</text:p>
          </table:table-cell>
          <table:table-cell office:value-type="float" office:value="0.289836744898393" calcext:value-type="float">
            <text:p>0.2898367448983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4008815251647" calcext:value-type="float">
            <text:p>4.04008815251647</text:p>
          </table:table-cell>
          <table:table-cell office:value-type="float" office:value="0.0441002320862399" calcext:value-type="float">
            <text:p>0.044100232086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4322974517006" calcext:value-type="float">
            <text:p>4.04322974517006</text:p>
          </table:table-cell>
          <table:table-cell office:value-type="float" office:value="0.0926485945777439" calcext:value-type="float">
            <text:p>0.0926485945777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4637133782365" calcext:value-type="float">
            <text:p>4.04637133782365</text:p>
          </table:table-cell>
          <table:table-cell office:value-type="float" office:value="0.00981271314774251" calcext:value-type="float">
            <text:p>0.0098127131477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4951293047724" calcext:value-type="float">
            <text:p>4.04951293047724</text:p>
          </table:table-cell>
          <table:table-cell office:value-type="float" office:value="0.286487072602158" calcext:value-type="float">
            <text:p>0.2864870726021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5265452313083" calcext:value-type="float">
            <text:p>4.05265452313083</text:p>
          </table:table-cell>
          <table:table-cell office:value-type="float" office:value="0.23726981995471" calcext:value-type="float">
            <text:p>0.237269819954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5579611578442" calcext:value-type="float">
            <text:p>4.05579611578442</text:p>
          </table:table-cell>
          <table:table-cell office:value-type="float" office:value="0.273669854420491" calcext:value-type="float">
            <text:p>0.2736698544204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5893770843801" calcext:value-type="float">
            <text:p>4.05893770843801</text:p>
          </table:table-cell>
          <table:table-cell office:value-type="float" office:value="0.419874467956659" calcext:value-type="float">
            <text:p>0.4198744679566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620793010916" calcext:value-type="float">
            <text:p>4.0620793010916</text:p>
          </table:table-cell>
          <table:table-cell office:value-type="float" office:value="0.354902647748858" calcext:value-type="float">
            <text:p>0.3549026477488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6522089374519" calcext:value-type="float">
            <text:p>4.06522089374519</text:p>
          </table:table-cell>
          <table:table-cell office:value-type="float" office:value="0.224664309679014" calcext:value-type="float">
            <text:p>0.2246643096790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6836248639878" calcext:value-type="float">
            <text:p>4.06836248639878</text:p>
          </table:table-cell>
          <table:table-cell office:value-type="float" office:value="0.482313259864219" calcext:value-type="float">
            <text:p>0.4823132598642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7150407905237" calcext:value-type="float">
            <text:p>4.07150407905237</text:p>
          </table:table-cell>
          <table:table-cell office:value-type="float" office:value="0.100146292620688" calcext:value-type="float">
            <text:p>0.1001462926206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7464567170596" calcext:value-type="float">
            <text:p>4.07464567170596</text:p>
          </table:table-cell>
          <table:table-cell office:value-type="float" office:value="0.415780673419653" calcext:value-type="float">
            <text:p>0.4157806734196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7778726435955" calcext:value-type="float">
            <text:p>4.07778726435955</text:p>
          </table:table-cell>
          <table:table-cell office:value-type="float" office:value="0.315432574204509" calcext:value-type="float">
            <text:p>0.3154325742045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8092885701314" calcext:value-type="float">
            <text:p>4.08092885701314</text:p>
          </table:table-cell>
          <table:table-cell office:value-type="float" office:value="0.0614681648069764" calcext:value-type="float">
            <text:p>0.0614681648069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8407044966673" calcext:value-type="float">
            <text:p>4.08407044966673</text:p>
          </table:table-cell>
          <table:table-cell office:value-type="float" office:value="0.390422987286538" calcext:value-type="float">
            <text:p>0.3904229872865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8721204232032" calcext:value-type="float">
            <text:p>4.08721204232032</text:p>
          </table:table-cell>
          <table:table-cell office:value-type="float" office:value="0.302027527363348" calcext:value-type="float">
            <text:p>0.3020275273633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9035363497391" calcext:value-type="float">
            <text:p>4.09035363497391</text:p>
          </table:table-cell>
          <table:table-cell office:value-type="float" office:value="0.129932318359245" calcext:value-type="float">
            <text:p>0.1299323183592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934952276275" calcext:value-type="float">
            <text:p>4.0934952276275</text:p>
          </table:table-cell>
          <table:table-cell office:value-type="float" office:value="0.325202580514504" calcext:value-type="float">
            <text:p>0.32520258051450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9663682028109" calcext:value-type="float">
            <text:p>4.09663682028109</text:p>
          </table:table-cell>
          <table:table-cell office:value-type="float" office:value="0.0840162050522116" calcext:value-type="float">
            <text:p>0.0840162050522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09977841293468" calcext:value-type="float">
            <text:p>4.09977841293468</text:p>
          </table:table-cell>
          <table:table-cell office:value-type="float" office:value="0.401849608844587" calcext:value-type="float">
            <text:p>0.4018496088445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0292000558827" calcext:value-type="float">
            <text:p>4.10292000558827</text:p>
          </table:table-cell>
          <table:table-cell office:value-type="float" office:value="0.372274193196022" calcext:value-type="float">
            <text:p>0.3722741931960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0606159824186" calcext:value-type="float">
            <text:p>4.10606159824186</text:p>
          </table:table-cell>
          <table:table-cell office:value-type="float" office:value="0.18970897194833" calcext:value-type="float">
            <text:p>0.189708971948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0920319089545" calcext:value-type="float">
            <text:p>4.10920319089545</text:p>
          </table:table-cell>
          <table:table-cell office:value-type="float" office:value="0.144443418900263" calcext:value-type="float">
            <text:p>0.14444341890026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1234478354904" calcext:value-type="float">
            <text:p>4.11234478354904</text:p>
          </table:table-cell>
          <table:table-cell office:value-type="float" office:value="0.0271426516901199" calcext:value-type="float">
            <text:p>0.027142651690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1548637620263" calcext:value-type="float">
            <text:p>4.11548637620263</text:p>
          </table:table-cell>
          <table:table-cell office:value-type="float" office:value="0.212288319864052" calcext:value-type="float">
            <text:p>0.2122883198640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1862796885622" calcext:value-type="float">
            <text:p>4.11862796885622</text:p>
          </table:table-cell>
          <table:table-cell office:value-type="float" office:value="0.255626553423472" calcext:value-type="float">
            <text:p>0.2556265534234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2176956150981" calcext:value-type="float">
            <text:p>4.12176956150981</text:p>
          </table:table-cell>
          <table:table-cell office:value-type="float" office:value="0.251615599194999" calcext:value-type="float">
            <text:p>0.2516155991949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249111541634" calcext:value-type="float">
            <text:p>4.1249111541634</text:p>
          </table:table-cell>
          <table:table-cell office:value-type="float" office:value="0.000472704915837618" calcext:value-type="float">
            <text:p>0.0004727049158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2805274681699" calcext:value-type="float">
            <text:p>4.12805274681699</text:p>
          </table:table-cell>
          <table:table-cell office:value-type="float" office:value="0.344857898795025" calcext:value-type="float">
            <text:p>0.3448578987950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3119433947058" calcext:value-type="float">
            <text:p>4.13119433947058</text:p>
          </table:table-cell>
          <table:table-cell office:value-type="float" office:value="0.42150204815387" calcext:value-type="float">
            <text:p>0.421502048153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3433593212417" calcext:value-type="float">
            <text:p>4.13433593212417</text:p>
          </table:table-cell>
          <table:table-cell office:value-type="float" office:value="0.491105232346062" calcext:value-type="float">
            <text:p>0.4911052323460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3747752477776" calcext:value-type="float">
            <text:p>4.13747752477776</text:p>
          </table:table-cell>
          <table:table-cell office:value-type="float" office:value="0.257487838803896" calcext:value-type="float">
            <text:p>0.2574878388038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4061911743135" calcext:value-type="float">
            <text:p>4.14061911743135</text:p>
          </table:table-cell>
          <table:table-cell office:value-type="float" office:value="0.490509692502652" calcext:value-type="float">
            <text:p>0.4905096925026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4376071008494" calcext:value-type="float">
            <text:p>4.14376071008494</text:p>
          </table:table-cell>
          <table:table-cell office:value-type="float" office:value="0.169872354520281" calcext:value-type="float">
            <text:p>0.1698723545202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4690230273853" calcext:value-type="float">
            <text:p>4.14690230273853</text:p>
          </table:table-cell>
          <table:table-cell office:value-type="float" office:value="0.148338410159088" calcext:value-type="float">
            <text:p>0.1483384101590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5004389539212" calcext:value-type="float">
            <text:p>4.15004389539212</text:p>
          </table:table-cell>
          <table:table-cell office:value-type="float" office:value="0.343468058004702" calcext:value-type="float">
            <text:p>0.3434680580047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5318548804571" calcext:value-type="float">
            <text:p>4.15318548804571</text:p>
          </table:table-cell>
          <table:table-cell office:value-type="float" office:value="0.345986277777117" calcext:value-type="float">
            <text:p>0.3459862777771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563270806993" calcext:value-type="float">
            <text:p>4.1563270806993</text:p>
          </table:table-cell>
          <table:table-cell office:value-type="float" office:value="0.45138798796191" calcext:value-type="float">
            <text:p>0.451387987961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5946867335289" calcext:value-type="float">
            <text:p>4.15946867335289</text:p>
          </table:table-cell>
          <table:table-cell office:value-type="float" office:value="0.372720128193009" calcext:value-type="float">
            <text:p>0.3727201281930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6261026600648" calcext:value-type="float">
            <text:p>4.16261026600648</text:p>
          </table:table-cell>
          <table:table-cell office:value-type="float" office:value="0.367937328834239" calcext:value-type="float">
            <text:p>0.3679373288342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6575185866007" calcext:value-type="float">
            <text:p>4.16575185866007</text:p>
          </table:table-cell>
          <table:table-cell office:value-type="float" office:value="0.145456783398679" calcext:value-type="float">
            <text:p>0.1454567833986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6889345131366" calcext:value-type="float">
            <text:p>4.16889345131366</text:p>
          </table:table-cell>
          <table:table-cell office:value-type="float" office:value="0.482506152399585" calcext:value-type="float">
            <text:p>0.4825061523995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7203504396725" calcext:value-type="float">
            <text:p>4.17203504396725</text:p>
          </table:table-cell>
          <table:table-cell office:value-type="float" office:value="0.293120856073553" calcext:value-type="float">
            <text:p>0.2931208560735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7517663662084" calcext:value-type="float">
            <text:p>4.17517663662084</text:p>
          </table:table-cell>
          <table:table-cell office:value-type="float" office:value="0.163667192302718" calcext:value-type="float">
            <text:p>0.1636671923027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7831822927443" calcext:value-type="float">
            <text:p>4.17831822927443</text:p>
          </table:table-cell>
          <table:table-cell office:value-type="float" office:value="0.296704874283453" calcext:value-type="float">
            <text:p>0.2967048742834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8145982192802" calcext:value-type="float">
            <text:p>4.18145982192802</text:p>
          </table:table-cell>
          <table:table-cell office:value-type="float" office:value="0.402797764064451" calcext:value-type="float">
            <text:p>0.4027977640644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846014145816" calcext:value-type="float">
            <text:p>4.1846014145816</text:p>
          </table:table-cell>
          <table:table-cell office:value-type="float" office:value="0.267617077937618" calcext:value-type="float">
            <text:p>0.2676170779376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877430072352" calcext:value-type="float">
            <text:p>4.1877430072352</text:p>
          </table:table-cell>
          <table:table-cell office:value-type="float" office:value="0.41714987064555" calcext:value-type="float">
            <text:p>0.417149870645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9088459988878" calcext:value-type="float">
            <text:p>4.19088459988878</text:p>
          </table:table-cell>
          <table:table-cell office:value-type="float" office:value="0.0354082226093615" calcext:value-type="float">
            <text:p>0.0354082226093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9402619254237" calcext:value-type="float">
            <text:p>4.19402619254237</text:p>
          </table:table-cell>
          <table:table-cell office:value-type="float" office:value="0.407891897139892" calcext:value-type="float">
            <text:p>0.4078918971398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19716778519596" calcext:value-type="float">
            <text:p>4.19716778519596</text:p>
          </table:table-cell>
          <table:table-cell office:value-type="float" office:value="0.216442628768123" calcext:value-type="float">
            <text:p>0.2164426287681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0030937784955" calcext:value-type="float">
            <text:p>4.20030937784955</text:p>
          </table:table-cell>
          <table:table-cell office:value-type="float" office:value="0.318596171985358" calcext:value-type="float">
            <text:p>0.3185961719853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0345097050314" calcext:value-type="float">
            <text:p>4.20345097050314</text:p>
          </table:table-cell>
          <table:table-cell office:value-type="float" office:value="0.494066210546109" calcext:value-type="float">
            <text:p>0.4940662105461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0659256315673" calcext:value-type="float">
            <text:p>4.20659256315673</text:p>
          </table:table-cell>
          <table:table-cell office:value-type="float" office:value="0.287177918800015" calcext:value-type="float">
            <text:p>0.2871779188000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0973415581032" calcext:value-type="float">
            <text:p>4.20973415581032</text:p>
          </table:table-cell>
          <table:table-cell office:value-type="float" office:value="0.0808143931841116" calcext:value-type="float">
            <text:p>0.0808143931841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1287574846391" calcext:value-type="float">
            <text:p>4.21287574846391</text:p>
          </table:table-cell>
          <table:table-cell office:value-type="float" office:value="0.39378620456368" calcext:value-type="float">
            <text:p>0.393786204563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160173411175" calcext:value-type="float">
            <text:p>4.2160173411175</text:p>
          </table:table-cell>
          <table:table-cell office:value-type="float" office:value="0.362426183308525" calcext:value-type="float">
            <text:p>0.3624261833085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1915893377109" calcext:value-type="float">
            <text:p>4.21915893377109</text:p>
          </table:table-cell>
          <table:table-cell office:value-type="float" office:value="0.495641792801792" calcext:value-type="float">
            <text:p>0.4956417928017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2230052642468" calcext:value-type="float">
            <text:p>4.22230052642468</text:p>
          </table:table-cell>
          <table:table-cell office:value-type="float" office:value="0.41211728013111" calcext:value-type="float">
            <text:p>0.412117280131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2544211907827" calcext:value-type="float">
            <text:p>4.22544211907827</text:p>
          </table:table-cell>
          <table:table-cell office:value-type="float" office:value="0.000626702190692496" calcext:value-type="float">
            <text:p>0.0006267021906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2858371173186" calcext:value-type="float">
            <text:p>4.22858371173186</text:p>
          </table:table-cell>
          <table:table-cell office:value-type="float" office:value="0.246493417072716" calcext:value-type="float">
            <text:p>0.2464934170727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3172530438545" calcext:value-type="float">
            <text:p>4.23172530438545</text:p>
          </table:table-cell>
          <table:table-cell office:value-type="float" office:value="0.420278146444861" calcext:value-type="float">
            <text:p>0.4202781464448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3486689703904" calcext:value-type="float">
            <text:p>4.23486689703904</text:p>
          </table:table-cell>
          <table:table-cell office:value-type="float" office:value="0.0222513938223913" calcext:value-type="float">
            <text:p>0.0222513938223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3800848969263" calcext:value-type="float">
            <text:p>4.23800848969263</text:p>
          </table:table-cell>
          <table:table-cell office:value-type="float" office:value="0.327756741847086" calcext:value-type="float">
            <text:p>0.3277567418470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4115008234622" calcext:value-type="float">
            <text:p>4.24115008234622</text:p>
          </table:table-cell>
          <table:table-cell office:value-type="float" office:value="0.254658005450888" calcext:value-type="float">
            <text:p>0.2546580054508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4429167499981" calcext:value-type="float">
            <text:p>4.24429167499981</text:p>
          </table:table-cell>
          <table:table-cell office:value-type="float" office:value="0.315695034459098" calcext:value-type="float">
            <text:p>0.3156950344590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474332676534" calcext:value-type="float">
            <text:p>4.2474332676534</text:p>
          </table:table-cell>
          <table:table-cell office:value-type="float" office:value="0.382900185966273" calcext:value-type="float">
            <text:p>0.3829001859662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5057486030699" calcext:value-type="float">
            <text:p>4.25057486030699</text:p>
          </table:table-cell>
          <table:table-cell office:value-type="float" office:value="0.406223109529725" calcext:value-type="float">
            <text:p>0.4062231095297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5371645296058" calcext:value-type="float">
            <text:p>4.25371645296058</text:p>
          </table:table-cell>
          <table:table-cell office:value-type="float" office:value="0.121379494028518" calcext:value-type="float">
            <text:p>0.1213794940285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5685804561417" calcext:value-type="float">
            <text:p>4.25685804561417</text:p>
          </table:table-cell>
          <table:table-cell office:value-type="float" office:value="0.150665080556077" calcext:value-type="float">
            <text:p>0.1506650805560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5999963826776" calcext:value-type="float">
            <text:p>4.25999963826776</text:p>
          </table:table-cell>
          <table:table-cell office:value-type="float" office:value="0.442379344003434" calcext:value-type="float">
            <text:p>0.4423793440034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6314123092135" calcext:value-type="float">
            <text:p>4.26314123092135</text:p>
          </table:table-cell>
          <table:table-cell office:value-type="float" office:value="0.043662297683518" calcext:value-type="float">
            <text:p>0.0436622976835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6628282357494" calcext:value-type="float">
            <text:p>4.26628282357494</text:p>
          </table:table-cell>
          <table:table-cell office:value-type="float" office:value="0.383796363812276" calcext:value-type="float">
            <text:p>0.3837963638122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6942441622853" calcext:value-type="float">
            <text:p>4.26942441622853</text:p>
          </table:table-cell>
          <table:table-cell office:value-type="float" office:value="0.168228574469988" calcext:value-type="float">
            <text:p>0.1682285744699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7256600888212" calcext:value-type="float">
            <text:p>4.27256600888212</text:p>
          </table:table-cell>
          <table:table-cell office:value-type="float" office:value="0.270132607766923" calcext:value-type="float">
            <text:p>0.2701326077669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7570760153571" calcext:value-type="float">
            <text:p>4.27570760153571</text:p>
          </table:table-cell>
          <table:table-cell office:value-type="float" office:value="0.351817685750941" calcext:value-type="float">
            <text:p>0.3518176857509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788491941893" calcext:value-type="float">
            <text:p>4.2788491941893</text:p>
          </table:table-cell>
          <table:table-cell office:value-type="float" office:value="0.216535719491384" calcext:value-type="float">
            <text:p>0.2165357194913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8199078684289" calcext:value-type="float">
            <text:p>4.28199078684289</text:p>
          </table:table-cell>
          <table:table-cell office:value-type="float" office:value="0.188514560379957" calcext:value-type="float">
            <text:p>0.1885145603799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8513237949648" calcext:value-type="float">
            <text:p>4.28513237949648</text:p>
          </table:table-cell>
          <table:table-cell office:value-type="float" office:value="0.118885082824619" calcext:value-type="float">
            <text:p>0.1188850828246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8827397215007" calcext:value-type="float">
            <text:p>4.28827397215007</text:p>
          </table:table-cell>
          <table:table-cell office:value-type="float" office:value="0.34760512321374" calcext:value-type="float">
            <text:p>0.347605123213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9141556480366" calcext:value-type="float">
            <text:p>4.29141556480366</text:p>
          </table:table-cell>
          <table:table-cell office:value-type="float" office:value="0.181449310405079" calcext:value-type="float">
            <text:p>0.1814493104050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9455715745725" calcext:value-type="float">
            <text:p>4.29455715745725</text:p>
          </table:table-cell>
          <table:table-cell office:value-type="float" office:value="0.102000527903361" calcext:value-type="float">
            <text:p>0.1020005279033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29769875011084" calcext:value-type="float">
            <text:p>4.29769875011084</text:p>
          </table:table-cell>
          <table:table-cell office:value-type="float" office:value="0.396063757753687" calcext:value-type="float">
            <text:p>0.3960637577536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0084034276443" calcext:value-type="float">
            <text:p>4.30084034276443</text:p>
          </table:table-cell>
          <table:table-cell office:value-type="float" office:value="0.213738010083144" calcext:value-type="float">
            <text:p>0.2137380100831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0398193541802" calcext:value-type="float">
            <text:p>4.30398193541802</text:p>
          </table:table-cell>
          <table:table-cell office:value-type="float" office:value="0.210020493089256" calcext:value-type="float">
            <text:p>0.2100204930892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0712352807161" calcext:value-type="float">
            <text:p>4.30712352807161</text:p>
          </table:table-cell>
          <table:table-cell office:value-type="float" office:value="0.339695005492889" calcext:value-type="float">
            <text:p>0.3396950054928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102651207252" calcext:value-type="float">
            <text:p>4.3102651207252</text:p>
          </table:table-cell>
          <table:table-cell office:value-type="float" office:value="0.01144851382317" calcext:value-type="float">
            <text:p>0.011448513823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1340671337879" calcext:value-type="float">
            <text:p>4.31340671337879</text:p>
          </table:table-cell>
          <table:table-cell office:value-type="float" office:value="0.153307689454735" calcext:value-type="float">
            <text:p>0.1533076894547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1654830603238" calcext:value-type="float">
            <text:p>4.31654830603238</text:p>
          </table:table-cell>
          <table:table-cell office:value-type="float" office:value="0.0565266117347936" calcext:value-type="float">
            <text:p>0.0565266117347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1968989868597" calcext:value-type="float">
            <text:p>4.31968989868597</text:p>
          </table:table-cell>
          <table:table-cell office:value-type="float" office:value="0.252466181662626" calcext:value-type="float">
            <text:p>0.2524661816626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2283149133956" calcext:value-type="float">
            <text:p>4.32283149133956</text:p>
          </table:table-cell>
          <table:table-cell office:value-type="float" office:value="0.221562308643115" calcext:value-type="float">
            <text:p>0.2215623086431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2597308399315" calcext:value-type="float">
            <text:p>4.32597308399315</text:p>
          </table:table-cell>
          <table:table-cell office:value-type="float" office:value="0.247497595673301" calcext:value-type="float">
            <text:p>0.2474975956733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2911467664674" calcext:value-type="float">
            <text:p>4.32911467664674</text:p>
          </table:table-cell>
          <table:table-cell office:value-type="float" office:value="0.4776254898009" calcext:value-type="float">
            <text:p>0.47762548980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3225626930033" calcext:value-type="float">
            <text:p>4.33225626930033</text:p>
          </table:table-cell>
          <table:table-cell office:value-type="float" office:value="0.36663741713719" calcext:value-type="float">
            <text:p>0.366637417137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3539786195392" calcext:value-type="float">
            <text:p>4.33539786195392</text:p>
          </table:table-cell>
          <table:table-cell office:value-type="float" office:value="0.341177349810953" calcext:value-type="float">
            <text:p>0.3411773498109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385394546075" calcext:value-type="float">
            <text:p>4.3385394546075</text:p>
          </table:table-cell>
          <table:table-cell office:value-type="float" office:value="0.4300806332865" calcext:value-type="float">
            <text:p>0.43008063328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4168104726109" calcext:value-type="float">
            <text:p>4.34168104726109</text:p>
          </table:table-cell>
          <table:table-cell office:value-type="float" office:value="0.305506034587602" calcext:value-type="float">
            <text:p>0.3055060345876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4482263991468" calcext:value-type="float">
            <text:p>4.34482263991468</text:p>
          </table:table-cell>
          <table:table-cell office:value-type="float" office:value="0.277133487482022" calcext:value-type="float">
            <text:p>0.2771334874820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4796423256827" calcext:value-type="float">
            <text:p>4.34796423256827</text:p>
          </table:table-cell>
          <table:table-cell office:value-type="float" office:value="0.487978443973242" calcext:value-type="float">
            <text:p>0.4879784439732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5110582522186" calcext:value-type="float">
            <text:p>4.35110582522186</text:p>
          </table:table-cell>
          <table:table-cell office:value-type="float" office:value="0.479352741197961" calcext:value-type="float">
            <text:p>0.4793527411979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5424741787545" calcext:value-type="float">
            <text:p>4.35424741787545</text:p>
          </table:table-cell>
          <table:table-cell office:value-type="float" office:value="0.345469975583305" calcext:value-type="float">
            <text:p>0.3454699755833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5738901052904" calcext:value-type="float">
            <text:p>4.35738901052904</text:p>
          </table:table-cell>
          <table:table-cell office:value-type="float" office:value="0.16978661313011" calcext:value-type="float">
            <text:p>0.169786613130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6053060318263" calcext:value-type="float">
            <text:p>4.36053060318263</text:p>
          </table:table-cell>
          <table:table-cell office:value-type="float" office:value="0.124725217697994" calcext:value-type="float">
            <text:p>0.1247252176979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6367219583622" calcext:value-type="float">
            <text:p>4.36367219583622</text:p>
          </table:table-cell>
          <table:table-cell office:value-type="float" office:value="0.414795542564423" calcext:value-type="float">
            <text:p>0.4147955425644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6681378848981" calcext:value-type="float">
            <text:p>4.36681378848981</text:p>
          </table:table-cell>
          <table:table-cell office:value-type="float" office:value="0.024196973823515" calcext:value-type="float">
            <text:p>0.0241969738235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699553811434" calcext:value-type="float">
            <text:p>4.3699553811434</text:p>
          </table:table-cell>
          <table:table-cell office:value-type="float" office:value="0.417047005362143" calcext:value-type="float">
            <text:p>0.4170470053621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7309697379699" calcext:value-type="float">
            <text:p>4.37309697379699</text:p>
          </table:table-cell>
          <table:table-cell office:value-type="float" office:value="0.21571013641127" calcext:value-type="float">
            <text:p>0.215710136411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7623856645058" calcext:value-type="float">
            <text:p>4.37623856645058</text:p>
          </table:table-cell>
          <table:table-cell office:value-type="float" office:value="0.309994425099721" calcext:value-type="float">
            <text:p>0.3099944250997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7938015910417" calcext:value-type="float">
            <text:p>4.37938015910417</text:p>
          </table:table-cell>
          <table:table-cell office:value-type="float" office:value="0.44990779553773" calcext:value-type="float">
            <text:p>0.449907795537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8252175175776" calcext:value-type="float">
            <text:p>4.38252175175776</text:p>
          </table:table-cell>
          <table:table-cell office:value-type="float" office:value="0.19138004786479" calcext:value-type="float">
            <text:p>0.191380047864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8566334441135" calcext:value-type="float">
            <text:p>4.38566334441135</text:p>
          </table:table-cell>
          <table:table-cell office:value-type="float" office:value="0.251769320266877" calcext:value-type="float">
            <text:p>0.2517693202668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8880493706494" calcext:value-type="float">
            <text:p>4.38880493706494</text:p>
          </table:table-cell>
          <table:table-cell office:value-type="float" office:value="0.0888776490222103" calcext:value-type="float">
            <text:p>0.088877649022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9194652971853" calcext:value-type="float">
            <text:p>4.39194652971853</text:p>
          </table:table-cell>
          <table:table-cell office:value-type="float" office:value="0.384801971301192" calcext:value-type="float">
            <text:p>0.3848019713011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9508812237212" calcext:value-type="float">
            <text:p>4.39508812237212</text:p>
          </table:table-cell>
          <table:table-cell office:value-type="float" office:value="0.432566619280513" calcext:value-type="float">
            <text:p>0.4325666192805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39822971502571" calcext:value-type="float">
            <text:p>4.39822971502571</text:p>
          </table:table-cell>
          <table:table-cell office:value-type="float" office:value="0.433741624375748" calcext:value-type="float">
            <text:p>0.4337416243757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013713076793" calcext:value-type="float">
            <text:p>4.4013713076793</text:p>
          </table:table-cell>
          <table:table-cell office:value-type="float" office:value="0.292780774372517" calcext:value-type="float">
            <text:p>0.2927807743725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0451290033289" calcext:value-type="float">
            <text:p>4.40451290033289</text:p>
          </table:table-cell>
          <table:table-cell office:value-type="float" office:value="0.451749684268556" calcext:value-type="float">
            <text:p>0.4517496842685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0765449298648" calcext:value-type="float">
            <text:p>4.40765449298648</text:p>
          </table:table-cell>
          <table:table-cell office:value-type="float" office:value="0.210549583881756" calcext:value-type="float">
            <text:p>0.2105495838817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1079608564007" calcext:value-type="float">
            <text:p>4.41079608564007</text:p>
          </table:table-cell>
          <table:table-cell office:value-type="float" office:value="0.287099109340286" calcext:value-type="float">
            <text:p>0.2870991093402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1393767829366" calcext:value-type="float">
            <text:p>4.41393767829366</text:p>
          </table:table-cell>
          <table:table-cell office:value-type="float" office:value="0.259070538460626" calcext:value-type="float">
            <text:p>0.2590705384606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1707927094725" calcext:value-type="float">
            <text:p>4.41707927094725</text:p>
          </table:table-cell>
          <table:table-cell office:value-type="float" office:value="0.393936257184535" calcext:value-type="float">
            <text:p>0.3939362571845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2022086360084" calcext:value-type="float">
            <text:p>4.42022086360084</text:p>
          </table:table-cell>
          <table:table-cell office:value-type="float" office:value="0.32436860115658" calcext:value-type="float">
            <text:p>0.324368601156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2336245625443" calcext:value-type="float">
            <text:p>4.42336245625443</text:p>
          </table:table-cell>
          <table:table-cell office:value-type="float" office:value="0.493280634048106" calcext:value-type="float">
            <text:p>0.4932806340481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2650404890802" calcext:value-type="float">
            <text:p>4.42650404890802</text:p>
          </table:table-cell>
          <table:table-cell office:value-type="float" office:value="0.110574159484323" calcext:value-type="float">
            <text:p>0.1105741594843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2964564156161" calcext:value-type="float">
            <text:p>4.42964564156161</text:p>
          </table:table-cell>
          <table:table-cell office:value-type="float" office:value="0.0679850436423932" calcext:value-type="float">
            <text:p>0.0679850436423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327872342152" calcext:value-type="float">
            <text:p>4.4327872342152</text:p>
          </table:table-cell>
          <table:table-cell office:value-type="float" office:value="0.0820906659368824" calcext:value-type="float">
            <text:p>0.0820906659368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3592882686879" calcext:value-type="float">
            <text:p>4.43592882686879</text:p>
          </table:table-cell>
          <table:table-cell office:value-type="float" office:value="0.0552240932613845" calcext:value-type="float">
            <text:p>0.0552240932613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3907041952238" calcext:value-type="float">
            <text:p>4.43907041952238</text:p>
          </table:table-cell>
          <table:table-cell office:value-type="float" office:value="0.167387628909629" calcext:value-type="float">
            <text:p>0.1673876289096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4221201217597" calcext:value-type="float">
            <text:p>4.44221201217597</text:p>
          </table:table-cell>
          <table:table-cell office:value-type="float" office:value="0.022078526499608" calcext:value-type="float">
            <text:p>0.0220785264996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4535360482956" calcext:value-type="float">
            <text:p>4.44535360482956</text:p>
          </table:table-cell>
          <table:table-cell office:value-type="float" office:value="0.131619991136089" calcext:value-type="float">
            <text:p>0.1316199911360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4849519748315" calcext:value-type="float">
            <text:p>4.44849519748315</text:p>
          </table:table-cell>
          <table:table-cell office:value-type="float" office:value="0.204815127588426" calcext:value-type="float">
            <text:p>0.2048151275884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5163679013674" calcext:value-type="float">
            <text:p>4.45163679013674</text:p>
          </table:table-cell>
          <table:table-cell office:value-type="float" office:value="0.436032245980611" calcext:value-type="float">
            <text:p>0.4360322459806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5477838279033" calcext:value-type="float">
            <text:p>4.45477838279033</text:p>
          </table:table-cell>
          <table:table-cell office:value-type="float" office:value="0.159523188149333" calcext:value-type="float">
            <text:p>0.1595231881493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5791997544392" calcext:value-type="float">
            <text:p>4.45791997544392</text:p>
          </table:table-cell>
          <table:table-cell office:value-type="float" office:value="0.0511247650463406" calcext:value-type="float">
            <text:p>0.0511247650463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6106156809751" calcext:value-type="float">
            <text:p>4.46106156809751</text:p>
          </table:table-cell>
          <table:table-cell office:value-type="float" office:value="0.161098076668726" calcext:value-type="float">
            <text:p>0.1610980766687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642031607511" calcext:value-type="float">
            <text:p>4.4642031607511</text:p>
          </table:table-cell>
          <table:table-cell office:value-type="float" office:value="0.105797666944236" calcext:value-type="float">
            <text:p>0.1057976669442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6734475340469" calcext:value-type="float">
            <text:p>4.46734475340469</text:p>
          </table:table-cell>
          <table:table-cell office:value-type="float" office:value="0.357031533027551" calcext:value-type="float">
            <text:p>0.3570315330275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7048634605828" calcext:value-type="float">
            <text:p>4.47048634605828</text:p>
          </table:table-cell>
          <table:table-cell office:value-type="float" office:value="0.294299613419771" calcext:value-type="float">
            <text:p>0.2942996134197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7362793871187" calcext:value-type="float">
            <text:p>4.47362793871187</text:p>
          </table:table-cell>
          <table:table-cell office:value-type="float" office:value="0.1819374409913" calcext:value-type="float">
            <text:p>0.18193744099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7676953136546" calcext:value-type="float">
            <text:p>4.47676953136546</text:p>
          </table:table-cell>
          <table:table-cell office:value-type="float" office:value="0.23914280943693" calcext:value-type="float">
            <text:p>0.239142809436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7991112401905" calcext:value-type="float">
            <text:p>4.47991112401905</text:p>
          </table:table-cell>
          <table:table-cell office:value-type="float" office:value="0.343916711751356" calcext:value-type="float">
            <text:p>0.3439167117513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8305271667264" calcext:value-type="float">
            <text:p>4.48305271667264</text:p>
          </table:table-cell>
          <table:table-cell office:value-type="float" office:value="0.0651259439998134" calcext:value-type="float">
            <text:p>0.0651259439998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8619430932622" calcext:value-type="float">
            <text:p>4.48619430932622</text:p>
          </table:table-cell>
          <table:table-cell office:value-type="float" office:value="0.458543474865713" calcext:value-type="float">
            <text:p>0.4585434748657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8933590197982" calcext:value-type="float">
            <text:p>4.48933590197982</text:p>
          </table:table-cell>
          <table:table-cell office:value-type="float" office:value="0.453710603846505" calcext:value-type="float">
            <text:p>0.4537106038465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924774946334" calcext:value-type="float">
            <text:p>4.4924774946334</text:p>
          </table:table-cell>
          <table:table-cell office:value-type="float" office:value="0.201426577846851" calcext:value-type="float">
            <text:p>0.2014265778468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9561908728699" calcext:value-type="float">
            <text:p>4.49561908728699</text:p>
          </table:table-cell>
          <table:table-cell office:value-type="float" office:value="0.277033785606163" calcext:value-type="float">
            <text:p>0.27703378560616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49876067994058" calcext:value-type="float">
            <text:p>4.49876067994058</text:p>
          </table:table-cell>
          <table:table-cell office:value-type="float" office:value="0.0592232160475495" calcext:value-type="float">
            <text:p>0.059223216047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0190227259417" calcext:value-type="float">
            <text:p>4.50190227259417</text:p>
          </table:table-cell>
          <table:table-cell office:value-type="float" office:value="0.222656624583403" calcext:value-type="float">
            <text:p>0.22265662458340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0504386524776" calcext:value-type="float">
            <text:p>4.50504386524776</text:p>
          </table:table-cell>
          <table:table-cell office:value-type="float" office:value="0.0106287860929246" calcext:value-type="float">
            <text:p>0.0106287860929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0818545790135" calcext:value-type="float">
            <text:p>4.50818545790135</text:p>
          </table:table-cell>
          <table:table-cell office:value-type="float" office:value="0.124437920453081" calcext:value-type="float">
            <text:p>0.1244379204530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1132705055494" calcext:value-type="float">
            <text:p>4.51132705055494</text:p>
          </table:table-cell>
          <table:table-cell office:value-type="float" office:value="0.291774582605853" calcext:value-type="float">
            <text:p>0.2917745826058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1446864320853" calcext:value-type="float">
            <text:p>4.51446864320853</text:p>
          </table:table-cell>
          <table:table-cell office:value-type="float" office:value="0.422519719104141" calcext:value-type="float">
            <text:p>0.4225197191041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1761023586212" calcext:value-type="float">
            <text:p>4.51761023586212</text:p>
          </table:table-cell>
          <table:table-cell office:value-type="float" office:value="0.468627447230421" calcext:value-type="float">
            <text:p>0.4686274472304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2075182851571" calcext:value-type="float">
            <text:p>4.52075182851571</text:p>
          </table:table-cell>
          <table:table-cell office:value-type="float" office:value="0.0283918421330489" calcext:value-type="float">
            <text:p>0.0283918421330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238934211693" calcext:value-type="float">
            <text:p>4.5238934211693</text:p>
          </table:table-cell>
          <table:table-cell office:value-type="float" office:value="0.153123113321097" calcext:value-type="float">
            <text:p>0.1531231133210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2703501382289" calcext:value-type="float">
            <text:p>4.52703501382289</text:p>
          </table:table-cell>
          <table:table-cell office:value-type="float" office:value="0.153702482965973" calcext:value-type="float">
            <text:p>0.1537024829659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3017660647648" calcext:value-type="float">
            <text:p>4.53017660647648</text:p>
          </table:table-cell>
          <table:table-cell office:value-type="float" office:value="0.168292048843726" calcext:value-type="float">
            <text:p>0.1682920488437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3331819913007" calcext:value-type="float">
            <text:p>4.53331819913007</text:p>
          </table:table-cell>
          <table:table-cell office:value-type="float" office:value="0.0881511678035115" calcext:value-type="float">
            <text:p>0.0881511678035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3645979178366" calcext:value-type="float">
            <text:p>4.53645979178366</text:p>
          </table:table-cell>
          <table:table-cell office:value-type="float" office:value="0.012867863355609" calcext:value-type="float">
            <text:p>0.0128678633556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3960138443725" calcext:value-type="float">
            <text:p>4.53960138443725</text:p>
          </table:table-cell>
          <table:table-cell office:value-type="float" office:value="0.371131728080012" calcext:value-type="float">
            <text:p>0.3711317280800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4274297709084" calcext:value-type="float">
            <text:p>4.54274297709084</text:p>
          </table:table-cell>
          <table:table-cell office:value-type="float" office:value="0.364873718257648" calcext:value-type="float">
            <text:p>0.3648737182576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4588456974443" calcext:value-type="float">
            <text:p>4.54588456974443</text:p>
          </table:table-cell>
          <table:table-cell office:value-type="float" office:value="0.145377125038169" calcext:value-type="float">
            <text:p>0.14537712503816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4902616239802" calcext:value-type="float">
            <text:p>4.54902616239802</text:p>
          </table:table-cell>
          <table:table-cell office:value-type="float" office:value="0.435811534517899" calcext:value-type="float">
            <text:p>0.4358115345178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5216775505161" calcext:value-type="float">
            <text:p>4.55216775505161</text:p>
          </table:table-cell>
          <table:table-cell office:value-type="float" office:value="0.0661013006252452" calcext:value-type="float">
            <text:p>0.0661013006252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553093477052" calcext:value-type="float">
            <text:p>4.5553093477052</text:p>
          </table:table-cell>
          <table:table-cell office:value-type="float" office:value="0.460749638799931" calcext:value-type="float">
            <text:p>0.4607496387999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5845094035879" calcext:value-type="float">
            <text:p>4.55845094035879</text:p>
          </table:table-cell>
          <table:table-cell office:value-type="float" office:value="0.2770243663959" calcext:value-type="float">
            <text:p>0.27702436639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6159253301238" calcext:value-type="float">
            <text:p>4.56159253301238</text:p>
          </table:table-cell>
          <table:table-cell office:value-type="float" office:value="0.0735952100014233" calcext:value-type="float">
            <text:p>0.0735952100014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6473412566597" calcext:value-type="float">
            <text:p>4.56473412566597</text:p>
          </table:table-cell>
          <table:table-cell office:value-type="float" office:value="0.374579280054919" calcext:value-type="float">
            <text:p>0.3745792800549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6787571831956" calcext:value-type="float">
            <text:p>4.56787571831956</text:p>
          </table:table-cell>
          <table:table-cell office:value-type="float" office:value="0.0111756357663252" calcext:value-type="float">
            <text:p>0.0111756357663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7101731097315" calcext:value-type="float">
            <text:p>4.57101731097315</text:p>
          </table:table-cell>
          <table:table-cell office:value-type="float" office:value="0.213410738498196" calcext:value-type="float">
            <text:p>0.2134107384981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7415890362674" calcext:value-type="float">
            <text:p>4.57415890362674</text:p>
          </table:table-cell>
          <table:table-cell office:value-type="float" office:value="0.051886481217267" calcext:value-type="float">
            <text:p>0.0518864812172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7730049628033" calcext:value-type="float">
            <text:p>4.57730049628033</text:p>
          </table:table-cell>
          <table:table-cell office:value-type="float" office:value="0.301710514058301" calcext:value-type="float">
            <text:p>0.3017105140583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8044208893392" calcext:value-type="float">
            <text:p>4.58044208893392</text:p>
          </table:table-cell>
          <table:table-cell office:value-type="float" office:value="0.0661736553739481" calcext:value-type="float">
            <text:p>0.0661736553739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8358368158751" calcext:value-type="float">
            <text:p>4.58358368158751</text:p>
          </table:table-cell>
          <table:table-cell office:value-type="float" office:value="0.217202866640322" calcext:value-type="float">
            <text:p>0.2172028666403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867252742411" calcext:value-type="float">
            <text:p>4.5867252742411</text:p>
          </table:table-cell>
          <table:table-cell office:value-type="float" office:value="0.181032717271996" calcext:value-type="float">
            <text:p>0.1810327172719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8986686689469" calcext:value-type="float">
            <text:p>4.58986686689469</text:p>
          </table:table-cell>
          <table:table-cell office:value-type="float" office:value="0.195341345208612" calcext:value-type="float">
            <text:p>0.1953413452086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9300845954828" calcext:value-type="float">
            <text:p>4.59300845954828</text:p>
          </table:table-cell>
          <table:table-cell office:value-type="float" office:value="0.251576395291633" calcext:value-type="float">
            <text:p>0.2515763952916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9615005220187" calcext:value-type="float">
            <text:p>4.59615005220187</text:p>
          </table:table-cell>
          <table:table-cell office:value-type="float" office:value="0.306978338186741" calcext:value-type="float">
            <text:p>0.3069783381867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59929164485546" calcext:value-type="float">
            <text:p>4.59929164485546</text:p>
          </table:table-cell>
          <table:table-cell office:value-type="float" office:value="0.13703375263424" calcext:value-type="float">
            <text:p>0.137033752634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0243323750905" calcext:value-type="float">
            <text:p>4.60243323750905</text:p>
          </table:table-cell>
          <table:table-cell office:value-type="float" office:value="0.207174150997094" calcext:value-type="float">
            <text:p>0.2071741509970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0557483016264" calcext:value-type="float">
            <text:p>4.60557483016264</text:p>
          </table:table-cell>
          <table:table-cell office:value-type="float" office:value="0.449410167692858" calcext:value-type="float">
            <text:p>0.4494101676928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0871642281623" calcext:value-type="float">
            <text:p>4.60871642281623</text:p>
          </table:table-cell>
          <table:table-cell office:value-type="float" office:value="0.327540570488321" calcext:value-type="float">
            <text:p>0.3275405704883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1185801546982" calcext:value-type="float">
            <text:p>4.61185801546982</text:p>
          </table:table-cell>
          <table:table-cell office:value-type="float" office:value="0.317995562793344" calcext:value-type="float">
            <text:p>0.3179955627933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1499960812341" calcext:value-type="float">
            <text:p>4.61499960812341</text:p>
          </table:table-cell>
          <table:table-cell office:value-type="float" office:value="0.352166633684115" calcext:value-type="float">
            <text:p>0.3521666336841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18141200777" calcext:value-type="float">
            <text:p>4.618141200777</text:p>
          </table:table-cell>
          <table:table-cell office:value-type="float" office:value="0.00470810719827119" calcext:value-type="float">
            <text:p>0.0047081071982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2128279343059" calcext:value-type="float">
            <text:p>4.62128279343059</text:p>
          </table:table-cell>
          <table:table-cell office:value-type="float" office:value="0.45183154303589" calcext:value-type="float">
            <text:p>0.451831543035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2442438608418" calcext:value-type="float">
            <text:p>4.62442438608418</text:p>
          </table:table-cell>
          <table:table-cell office:value-type="float" office:value="0.412553039048085" calcext:value-type="float">
            <text:p>0.4125530390480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2756597873777" calcext:value-type="float">
            <text:p>4.62756597873777</text:p>
          </table:table-cell>
          <table:table-cell office:value-type="float" office:value="0.492975355651843" calcext:value-type="float">
            <text:p>0.4929753556518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3070757139136" calcext:value-type="float">
            <text:p>4.63070757139136</text:p>
          </table:table-cell>
          <table:table-cell office:value-type="float" office:value="0.408497625166856" calcext:value-type="float">
            <text:p>0.4084976251668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3384916404495" calcext:value-type="float">
            <text:p>4.63384916404495</text:p>
          </table:table-cell>
          <table:table-cell office:value-type="float" office:value="0.460914192171376" calcext:value-type="float">
            <text:p>0.4609141921713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3699075669854" calcext:value-type="float">
            <text:p>4.63699075669854</text:p>
          </table:table-cell>
          <table:table-cell office:value-type="float" office:value="0.348417108993804" calcext:value-type="float">
            <text:p>0.34841710899380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4013234935212" calcext:value-type="float">
            <text:p>4.64013234935212</text:p>
          </table:table-cell>
          <table:table-cell office:value-type="float" office:value="0.391248177831827" calcext:value-type="float">
            <text:p>0.3912481778318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4327394200571" calcext:value-type="float">
            <text:p>4.64327394200571</text:p>
          </table:table-cell>
          <table:table-cell office:value-type="float" office:value="0.185872892311091" calcext:value-type="float">
            <text:p>0.1858728923110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464155346593" calcext:value-type="float">
            <text:p>4.6464155346593</text:p>
          </table:table-cell>
          <table:table-cell office:value-type="float" office:value="0.398545634006792" calcext:value-type="float">
            <text:p>0.3985456340067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4955712731289" calcext:value-type="float">
            <text:p>4.64955712731289</text:p>
          </table:table-cell>
          <table:table-cell office:value-type="float" office:value="0.249411692084444" calcext:value-type="float">
            <text:p>0.2494116920844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5269871996648" calcext:value-type="float">
            <text:p>4.65269871996648</text:p>
          </table:table-cell>
          <table:table-cell office:value-type="float" office:value="0.195013767922317" calcext:value-type="float">
            <text:p>0.1950137679223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5584031262007" calcext:value-type="float">
            <text:p>4.65584031262007</text:p>
          </table:table-cell>
          <table:table-cell office:value-type="float" office:value="0.42356353178674" calcext:value-type="float">
            <text:p>0.423563531786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5898190527366" calcext:value-type="float">
            <text:p>4.65898190527366</text:p>
          </table:table-cell>
          <table:table-cell office:value-type="float" office:value="0.0801800746729433" calcext:value-type="float">
            <text:p>0.0801800746729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6212349792725" calcext:value-type="float">
            <text:p>4.66212349792725</text:p>
          </table:table-cell>
          <table:table-cell office:value-type="float" office:value="0.0775473398014567" calcext:value-type="float">
            <text:p>0.0775473398014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6526509058084" calcext:value-type="float">
            <text:p>4.66526509058084</text:p>
          </table:table-cell>
          <table:table-cell office:value-type="float" office:value="0.492094379554858" calcext:value-type="float">
            <text:p>0.4920943795548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6840668323443" calcext:value-type="float">
            <text:p>4.66840668323443</text:p>
          </table:table-cell>
          <table:table-cell office:value-type="float" office:value="0.236589431933102" calcext:value-type="float">
            <text:p>0.2365894319331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7154827588802" calcext:value-type="float">
            <text:p>4.67154827588802</text:p>
          </table:table-cell>
          <table:table-cell office:value-type="float" office:value="0.120955169580964" calcext:value-type="float">
            <text:p>0.1209551695809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7468986854161" calcext:value-type="float">
            <text:p>4.67468986854161</text:p>
          </table:table-cell>
          <table:table-cell office:value-type="float" office:value="0.0614296061147555" calcext:value-type="float">
            <text:p>0.0614296061147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778314611952" calcext:value-type="float">
            <text:p>4.6778314611952</text:p>
          </table:table-cell>
          <table:table-cell office:value-type="float" office:value="0.129518049779676" calcext:value-type="float">
            <text:p>0.1295180497796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8097305384879" calcext:value-type="float">
            <text:p>4.68097305384879</text:p>
          </table:table-cell>
          <table:table-cell office:value-type="float" office:value="0.0287956011454064" calcext:value-type="float">
            <text:p>0.0287956011454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8411464650238" calcext:value-type="float">
            <text:p>4.68411464650238</text:p>
          </table:table-cell>
          <table:table-cell office:value-type="float" office:value="0.441480533000455" calcext:value-type="float">
            <text:p>0.4414805330004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8725623915597" calcext:value-type="float">
            <text:p>4.68725623915597</text:p>
          </table:table-cell>
          <table:table-cell office:value-type="float" office:value="0.0311687578514246" calcext:value-type="float">
            <text:p>0.0311687578514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9039783180956" calcext:value-type="float">
            <text:p>4.69039783180956</text:p>
          </table:table-cell>
          <table:table-cell office:value-type="float" office:value="0.105589683946273" calcext:value-type="float">
            <text:p>0.1055896839462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9353942446315" calcext:value-type="float">
            <text:p>4.69353942446315</text:p>
          </table:table-cell>
          <table:table-cell office:value-type="float" office:value="0.376326523437521" calcext:value-type="float">
            <text:p>0.3763265234375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9668101711674" calcext:value-type="float">
            <text:p>4.69668101711674</text:p>
          </table:table-cell>
          <table:table-cell office:value-type="float" office:value="0.0626719048564603" calcext:value-type="float">
            <text:p>0.062671904856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69982260977033" calcext:value-type="float">
            <text:p>4.69982260977033</text:p>
          </table:table-cell>
          <table:table-cell office:value-type="float" office:value="0.187997961396429" calcext:value-type="float">
            <text:p>0.1879979613964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0296420242392" calcext:value-type="float">
            <text:p>4.70296420242392</text:p>
          </table:table-cell>
          <table:table-cell office:value-type="float" office:value="0.0458454215745097" calcext:value-type="float">
            <text:p>0.045845421574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0610579507751" calcext:value-type="float">
            <text:p>4.70610579507751</text:p>
          </table:table-cell>
          <table:table-cell office:value-type="float" office:value="0.391738393998834" calcext:value-type="float">
            <text:p>0.3917383939988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092473877311" calcext:value-type="float">
            <text:p>4.7092473877311</text:p>
          </table:table-cell>
          <table:table-cell office:value-type="float" office:value="0.220610850727172" calcext:value-type="float">
            <text:p>0.2206108507271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1238898038469" calcext:value-type="float">
            <text:p>4.71238898038469</text:p>
          </table:table-cell>
          <table:table-cell office:value-type="float" office:value="0.231852734549489" calcext:value-type="float">
            <text:p>0.2318527345494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1553057303828" calcext:value-type="float">
            <text:p>4.71553057303828</text:p>
          </table:table-cell>
          <table:table-cell office:value-type="float" office:value="0.0791992879707789" calcext:value-type="float">
            <text:p>0.0791992879707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1867216569187" calcext:value-type="float">
            <text:p>4.71867216569187</text:p>
          </table:table-cell>
          <table:table-cell office:value-type="float" office:value="0.429319022094907" calcext:value-type="float">
            <text:p>0.4293190220949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2181375834546" calcext:value-type="float">
            <text:p>4.72181375834546</text:p>
          </table:table-cell>
          <table:table-cell office:value-type="float" office:value="0.317575621734738" calcext:value-type="float">
            <text:p>0.3175756217347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2495535099905" calcext:value-type="float">
            <text:p>4.72495535099905</text:p>
          </table:table-cell>
          <table:table-cell office:value-type="float" office:value="0.499454967902698" calcext:value-type="float">
            <text:p>0.4994549679026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2809694365264" calcext:value-type="float">
            <text:p>4.72809694365264</text:p>
          </table:table-cell>
          <table:table-cell office:value-type="float" office:value="0.0187909006292462" calcext:value-type="float">
            <text:p>0.0187909006292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3123853630623" calcext:value-type="float">
            <text:p>4.73123853630623</text:p>
          </table:table-cell>
          <table:table-cell office:value-type="float" office:value="0.212324063232722" calcext:value-type="float">
            <text:p>0.2123240632327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3438012895982" calcext:value-type="float">
            <text:p>4.73438012895982</text:p>
          </table:table-cell>
          <table:table-cell office:value-type="float" office:value="0.135367138674236" calcext:value-type="float">
            <text:p>0.1353671386742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3752172161341" calcext:value-type="float">
            <text:p>4.73752172161341</text:p>
          </table:table-cell>
          <table:table-cell office:value-type="float" office:value="0.154364768098178" calcext:value-type="float">
            <text:p>0.1543647680981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40663314267" calcext:value-type="float">
            <text:p>4.740663314267</text:p>
          </table:table-cell>
          <table:table-cell office:value-type="float" office:value="0.0842382502152151" calcext:value-type="float">
            <text:p>0.0842382502152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4380490692059" calcext:value-type="float">
            <text:p>4.74380490692059</text:p>
          </table:table-cell>
          <table:table-cell office:value-type="float" office:value="0.354334022353298" calcext:value-type="float">
            <text:p>0.3543340223532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4694649957418" calcext:value-type="float">
            <text:p>4.74694649957418</text:p>
          </table:table-cell>
          <table:table-cell office:value-type="float" office:value="0.303083657558138" calcext:value-type="float">
            <text:p>0.3030836575581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5008809222777" calcext:value-type="float">
            <text:p>4.75008809222777</text:p>
          </table:table-cell>
          <table:table-cell office:value-type="float" office:value="0.406066508024661" calcext:value-type="float">
            <text:p>0.4060665080246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5322968488136" calcext:value-type="float">
            <text:p>4.75322968488136</text:p>
          </table:table-cell>
          <table:table-cell office:value-type="float" office:value="0.390915066120024" calcext:value-type="float">
            <text:p>0.3909150661200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5637127753495" calcext:value-type="float">
            <text:p>4.75637127753495</text:p>
          </table:table-cell>
          <table:table-cell office:value-type="float" office:value="0.269317085108225" calcext:value-type="float">
            <text:p>0.2693170851082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5951287018854" calcext:value-type="float">
            <text:p>4.75951287018854</text:p>
          </table:table-cell>
          <table:table-cell office:value-type="float" office:value="0.00576936690692531" calcext:value-type="float">
            <text:p>0.0057693669069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6265446284213" calcext:value-type="float">
            <text:p>4.76265446284213</text:p>
          </table:table-cell>
          <table:table-cell office:value-type="float" office:value="0.0339286885878705" calcext:value-type="float">
            <text:p>0.0339286885878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6579605549572" calcext:value-type="float">
            <text:p>4.76579605549572</text:p>
          </table:table-cell>
          <table:table-cell office:value-type="float" office:value="0.168487545996895" calcext:value-type="float">
            <text:p>0.16848754599689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6893764814931" calcext:value-type="float">
            <text:p>4.76893764814931</text:p>
          </table:table-cell>
          <table:table-cell office:value-type="float" office:value="0.115161439492605" calcext:value-type="float">
            <text:p>0.1151614394926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720792408029" calcext:value-type="float">
            <text:p>4.7720792408029</text:p>
          </table:table-cell>
          <table:table-cell office:value-type="float" office:value="0.428217895342054" calcext:value-type="float">
            <text:p>0.4282178953420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7522083345649" calcext:value-type="float">
            <text:p>4.77522083345649</text:p>
          </table:table-cell>
          <table:table-cell office:value-type="float" office:value="0.286077187284615" calcext:value-type="float">
            <text:p>0.2860771872846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7836242611008" calcext:value-type="float">
            <text:p>4.77836242611008</text:p>
          </table:table-cell>
          <table:table-cell office:value-type="float" office:value="0.1361759123379" calcext:value-type="float">
            <text:p>0.13617591233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8150401876367" calcext:value-type="float">
            <text:p>4.78150401876367</text:p>
          </table:table-cell>
          <table:table-cell office:value-type="float" office:value="0.12868018393306" calcext:value-type="float">
            <text:p>0.128680183933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8464561141726" calcext:value-type="float">
            <text:p>4.78464561141726</text:p>
          </table:table-cell>
          <table:table-cell office:value-type="float" office:value="0.205905886947981" calcext:value-type="float">
            <text:p>0.2059058869479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8778720407085" calcext:value-type="float">
            <text:p>4.78778720407085</text:p>
          </table:table-cell>
          <table:table-cell office:value-type="float" office:value="0.366030599035958" calcext:value-type="float">
            <text:p>0.3660305990359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9092879672444" calcext:value-type="float">
            <text:p>4.79092879672444</text:p>
          </table:table-cell>
          <table:table-cell office:value-type="float" office:value="0.0681456720261161" calcext:value-type="float">
            <text:p>0.0681456720261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9407038937802" calcext:value-type="float">
            <text:p>4.79407038937802</text:p>
          </table:table-cell>
          <table:table-cell office:value-type="float" office:value="0.0663611543110016" calcext:value-type="float">
            <text:p>0.0663611543110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79721198203161" calcext:value-type="float">
            <text:p>4.79721198203161</text:p>
          </table:table-cell>
          <table:table-cell office:value-type="float" office:value="0.33203692351813" calcext:value-type="float">
            <text:p>0.332036923518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003535746852" calcext:value-type="float">
            <text:p>4.8003535746852</text:p>
          </table:table-cell>
          <table:table-cell office:value-type="float" office:value="0.0901029887853995" calcext:value-type="float">
            <text:p>0.09010298878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0349516733879" calcext:value-type="float">
            <text:p>4.80349516733879</text:p>
          </table:table-cell>
          <table:table-cell office:value-type="float" office:value="0.484431729726635" calcext:value-type="float">
            <text:p>0.4844317297266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0663675999238" calcext:value-type="float">
            <text:p>4.80663675999238</text:p>
          </table:table-cell>
          <table:table-cell office:value-type="float" office:value="0.419971339363873" calcext:value-type="float">
            <text:p>0.4199713393638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0977835264597" calcext:value-type="float">
            <text:p>4.80977835264597</text:p>
          </table:table-cell>
          <table:table-cell office:value-type="float" office:value="0.317988415984231" calcext:value-type="float">
            <text:p>0.3179884159842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1291994529956" calcext:value-type="float">
            <text:p>4.81291994529956</text:p>
          </table:table-cell>
          <table:table-cell office:value-type="float" office:value="0.041387687583992" calcext:value-type="float">
            <text:p>0.0413876875839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1606153795315" calcext:value-type="float">
            <text:p>4.81606153795315</text:p>
          </table:table-cell>
          <table:table-cell office:value-type="float" office:value="0.207679126725469" calcext:value-type="float">
            <text:p>0.20767912672546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1920313060674" calcext:value-type="float">
            <text:p>4.81920313060674</text:p>
          </table:table-cell>
          <table:table-cell office:value-type="float" office:value="0.0729327922227939" calcext:value-type="float">
            <text:p>0.0729327922227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2234472326033" calcext:value-type="float">
            <text:p>4.82234472326033</text:p>
          </table:table-cell>
          <table:table-cell office:value-type="float" office:value="0.116228627733949" calcext:value-type="float">
            <text:p>0.1162286277339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2548631591392" calcext:value-type="float">
            <text:p>4.82548631591392</text:p>
          </table:table-cell>
          <table:table-cell office:value-type="float" office:value="0.0530237441336225" calcext:value-type="float">
            <text:p>0.0530237441336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2862790856751" calcext:value-type="float">
            <text:p>4.82862790856751</text:p>
          </table:table-cell>
          <table:table-cell office:value-type="float" office:value="0.109779634365237" calcext:value-type="float">
            <text:p>0.1097796343652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317695012211" calcext:value-type="float">
            <text:p>4.8317695012211</text:p>
          </table:table-cell>
          <table:table-cell office:value-type="float" office:value="0.0441932529376103" calcext:value-type="float">
            <text:p>0.044193252937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3491109387469" calcext:value-type="float">
            <text:p>4.83491109387469</text:p>
          </table:table-cell>
          <table:table-cell office:value-type="float" office:value="0.43023399693752" calcext:value-type="float">
            <text:p>0.430233996937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3805268652828" calcext:value-type="float">
            <text:p>4.83805268652828</text:p>
          </table:table-cell>
          <table:table-cell office:value-type="float" office:value="0.209471262866787" calcext:value-type="float">
            <text:p>0.2094712628667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4119427918187" calcext:value-type="float">
            <text:p>4.84119427918187</text:p>
          </table:table-cell>
          <table:table-cell office:value-type="float" office:value="0.252800141850732" calcext:value-type="float">
            <text:p>0.2528001418507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4433587183546" calcext:value-type="float">
            <text:p>4.84433587183546</text:p>
          </table:table-cell>
          <table:table-cell office:value-type="float" office:value="0.397037257397387" calcext:value-type="float">
            <text:p>0.3970372573973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4747746448905" calcext:value-type="float">
            <text:p>4.84747746448905</text:p>
          </table:table-cell>
          <table:table-cell office:value-type="float" office:value="0.354257097826681" calcext:value-type="float">
            <text:p>0.3542570978266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5061905714264" calcext:value-type="float">
            <text:p>4.85061905714264</text:p>
          </table:table-cell>
          <table:table-cell office:value-type="float" office:value="0.383593916544587" calcext:value-type="float">
            <text:p>0.3835939165445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5376064979623" calcext:value-type="float">
            <text:p>4.85376064979623</text:p>
          </table:table-cell>
          <table:table-cell office:value-type="float" office:value="0.023699312182294" calcext:value-type="float">
            <text:p>0.0236993121822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5690224244982" calcext:value-type="float">
            <text:p>4.85690224244982</text:p>
          </table:table-cell>
          <table:table-cell office:value-type="float" office:value="0.0803261389702899" calcext:value-type="float">
            <text:p>0.080326138970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6004383510341" calcext:value-type="float">
            <text:p>4.86004383510341</text:p>
          </table:table-cell>
          <table:table-cell office:value-type="float" office:value="0.414476535935519" calcext:value-type="float">
            <text:p>0.4144765359355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63185427757" calcext:value-type="float">
            <text:p>4.863185427757</text:p>
          </table:table-cell>
          <table:table-cell office:value-type="float" office:value="0.140441133076432" calcext:value-type="float">
            <text:p>0.1404411330764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6632702041059" calcext:value-type="float">
            <text:p>4.86632702041059</text:p>
          </table:table-cell>
          <table:table-cell office:value-type="float" office:value="0.0928591357182019" calcext:value-type="float">
            <text:p>0.0928591357182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6946861306418" calcext:value-type="float">
            <text:p>4.86946861306418</text:p>
          </table:table-cell>
          <table:table-cell office:value-type="float" office:value="0.195998855559471" calcext:value-type="float">
            <text:p>0.1959988555594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7261020571777" calcext:value-type="float">
            <text:p>4.87261020571777</text:p>
          </table:table-cell>
          <table:table-cell office:value-type="float" office:value="0.476183215920698" calcext:value-type="float">
            <text:p>0.4761832159206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7575179837136" calcext:value-type="float">
            <text:p>4.87575179837136</text:p>
          </table:table-cell>
          <table:table-cell office:value-type="float" office:value="0.182751867577735" calcext:value-type="float">
            <text:p>0.1827518675777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7889339102495" calcext:value-type="float">
            <text:p>4.87889339102495</text:p>
          </table:table-cell>
          <table:table-cell office:value-type="float" office:value="0.278948515489156" calcext:value-type="float">
            <text:p>0.2789485154891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8203498367854" calcext:value-type="float">
            <text:p>4.88203498367854</text:p>
          </table:table-cell>
          <table:table-cell office:value-type="float" office:value="0.4126511826856" calcext:value-type="float">
            <text:p>0.41265118268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8517657633213" calcext:value-type="float">
            <text:p>4.88517657633213</text:p>
          </table:table-cell>
          <table:table-cell office:value-type="float" office:value="0.42754949958996" calcext:value-type="float">
            <text:p>0.427549499589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8831816898572" calcext:value-type="float">
            <text:p>4.88831816898572</text:p>
          </table:table-cell>
          <table:table-cell office:value-type="float" office:value="0.466912937314135" calcext:value-type="float">
            <text:p>0.4669129373141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9145976163931" calcext:value-type="float">
            <text:p>4.89145976163931</text:p>
          </table:table-cell>
          <table:table-cell office:value-type="float" office:value="0.114001029392217" calcext:value-type="float">
            <text:p>0.1140010293922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946013542929" calcext:value-type="float">
            <text:p>4.8946013542929</text:p>
          </table:table-cell>
          <table:table-cell office:value-type="float" office:value="0.0646572623049655" calcext:value-type="float">
            <text:p>0.0646572623049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89774294694649" calcext:value-type="float">
            <text:p>4.89774294694649</text:p>
          </table:table-cell>
          <table:table-cell office:value-type="float" office:value="0.464969552597856" calcext:value-type="float">
            <text:p>0.4649695525978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0088453960008" calcext:value-type="float">
            <text:p>4.90088453960008</text:p>
          </table:table-cell>
          <table:table-cell office:value-type="float" office:value="0.233554207943523" calcext:value-type="float">
            <text:p>0.2335542079435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0402613225367" calcext:value-type="float">
            <text:p>4.90402613225367</text:p>
          </table:table-cell>
          <table:table-cell office:value-type="float" office:value="0.155639162869442" calcext:value-type="float">
            <text:p>0.1556391628694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0716772490726" calcext:value-type="float">
            <text:p>4.90716772490726</text:p>
          </table:table-cell>
          <table:table-cell office:value-type="float" office:value="0.0622393127815793" calcext:value-type="float">
            <text:p>0.0622393127815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1030931756085" calcext:value-type="float">
            <text:p>4.91030931756085</text:p>
          </table:table-cell>
          <table:table-cell office:value-type="float" office:value="0.0750161236080265" calcext:value-type="float">
            <text:p>0.0750161236080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1345091021444" calcext:value-type="float">
            <text:p>4.91345091021444</text:p>
          </table:table-cell>
          <table:table-cell office:value-type="float" office:value="0.12764696567245" calcext:value-type="float">
            <text:p>0.127646965672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1659250286803" calcext:value-type="float">
            <text:p>4.91659250286803</text:p>
          </table:table-cell>
          <table:table-cell office:value-type="float" office:value="0.159272200696248" calcext:value-type="float">
            <text:p>0.1592722006962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1973409552162" calcext:value-type="float">
            <text:p>4.91973409552162</text:p>
          </table:table-cell>
          <table:table-cell office:value-type="float" office:value="0.122298898045549" calcext:value-type="float">
            <text:p>0.1222988980455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2287568817521" calcext:value-type="float">
            <text:p>4.92287568817521</text:p>
          </table:table-cell>
          <table:table-cell office:value-type="float" office:value="0.427800951959808" calcext:value-type="float">
            <text:p>0.4278009519598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260172808288" calcext:value-type="float">
            <text:p>4.9260172808288</text:p>
          </table:table-cell>
          <table:table-cell office:value-type="float" office:value="0.371646587232276" calcext:value-type="float">
            <text:p>0.3716465872322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2915887348239" calcext:value-type="float">
            <text:p>4.92915887348239</text:p>
          </table:table-cell>
          <table:table-cell office:value-type="float" office:value="0.00595208757818866" calcext:value-type="float">
            <text:p>0.0059520875781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3230046613598" calcext:value-type="float">
            <text:p>4.93230046613598</text:p>
          </table:table-cell>
          <table:table-cell office:value-type="float" office:value="0.03290417878853" calcext:value-type="float">
            <text:p>0.032904178788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3544205878957" calcext:value-type="float">
            <text:p>4.93544205878957</text:p>
          </table:table-cell>
          <table:table-cell office:value-type="float" office:value="0.00875225325868922" calcext:value-type="float">
            <text:p>0.0087522532586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3858365144316" calcext:value-type="float">
            <text:p>4.93858365144316</text:p>
          </table:table-cell>
          <table:table-cell office:value-type="float" office:value="0.436063148803138" calcext:value-type="float">
            <text:p>0.4360631488031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4172524409674" calcext:value-type="float">
            <text:p>4.94172524409674</text:p>
          </table:table-cell>
          <table:table-cell office:value-type="float" office:value="0.109548108628129" calcext:value-type="float">
            <text:p>0.1095481086281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4486683675034" calcext:value-type="float">
            <text:p>4.94486683675034</text:p>
          </table:table-cell>
          <table:table-cell office:value-type="float" office:value="0.428510187620919" calcext:value-type="float">
            <text:p>0.4285101876209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4800842940393" calcext:value-type="float">
            <text:p>4.94800842940393</text:p>
          </table:table-cell>
          <table:table-cell office:value-type="float" office:value="0.239294718472353" calcext:value-type="float">
            <text:p>0.2392947184723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5115002205751" calcext:value-type="float">
            <text:p>4.95115002205751</text:p>
          </table:table-cell>
          <table:table-cell office:value-type="float" office:value="0.242495554870403" calcext:value-type="float">
            <text:p>0.24249555487040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542916147111" calcext:value-type="float">
            <text:p>4.9542916147111</text:p>
          </table:table-cell>
          <table:table-cell office:value-type="float" office:value="0.212992467113526" calcext:value-type="float">
            <text:p>0.2129924671135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5743320736469" calcext:value-type="float">
            <text:p>4.95743320736469</text:p>
          </table:table-cell>
          <table:table-cell office:value-type="float" office:value="0.118611353010418" calcext:value-type="float">
            <text:p>0.1186113530104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6057480001828" calcext:value-type="float">
            <text:p>4.96057480001828</text:p>
          </table:table-cell>
          <table:table-cell office:value-type="float" office:value="0.312482159060646" calcext:value-type="float">
            <text:p>0.3124821590606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6371639267187" calcext:value-type="float">
            <text:p>4.96371639267187</text:p>
          </table:table-cell>
          <table:table-cell office:value-type="float" office:value="0.226589697887042" calcext:value-type="float">
            <text:p>0.2265896978870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6685798532546" calcext:value-type="float">
            <text:p>4.96685798532546</text:p>
          </table:table-cell>
          <table:table-cell office:value-type="float" office:value="0.104112431582512" calcext:value-type="float">
            <text:p>0.1041124315825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6999957797905" calcext:value-type="float">
            <text:p>4.96999957797905</text:p>
          </table:table-cell>
          <table:table-cell office:value-type="float" office:value="0.0763967245138015" calcext:value-type="float">
            <text:p>0.0763967245138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7314117063264" calcext:value-type="float">
            <text:p>4.97314117063264</text:p>
          </table:table-cell>
          <table:table-cell office:value-type="float" office:value="0.351370849168124" calcext:value-type="float">
            <text:p>0.3513708491681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7628276328623" calcext:value-type="float">
            <text:p>4.97628276328623</text:p>
          </table:table-cell>
          <table:table-cell office:value-type="float" office:value="0.397378210105861" calcext:value-type="float">
            <text:p>0.3973782101058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7942435593982" calcext:value-type="float">
            <text:p>4.97942435593982</text:p>
          </table:table-cell>
          <table:table-cell office:value-type="float" office:value="0.0848801611508075" calcext:value-type="float">
            <text:p>0.0848801611508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8256594859341" calcext:value-type="float">
            <text:p>4.98256594859341</text:p>
          </table:table-cell>
          <table:table-cell office:value-type="float" office:value="0.450699706127846" calcext:value-type="float">
            <text:p>0.4506997061278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85707541247" calcext:value-type="float">
            <text:p>4.985707541247</text:p>
          </table:table-cell>
          <table:table-cell office:value-type="float" office:value="0.349757434561525" calcext:value-type="float">
            <text:p>0.3497574345615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8884913390059" calcext:value-type="float">
            <text:p>4.98884913390059</text:p>
          </table:table-cell>
          <table:table-cell office:value-type="float" office:value="0.190242147198161" calcext:value-type="float">
            <text:p>0.1902421471981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9199072655418" calcext:value-type="float">
            <text:p>4.99199072655418</text:p>
          </table:table-cell>
          <table:table-cell office:value-type="float" office:value="0.333862564751424" calcext:value-type="float">
            <text:p>0.3338625647514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9513231920777" calcext:value-type="float">
            <text:p>4.99513231920777</text:p>
          </table:table-cell>
          <table:table-cell office:value-type="float" office:value="0.421376085784747" calcext:value-type="float">
            <text:p>0.42137608578474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4.99827391186136" calcext:value-type="float">
            <text:p>4.99827391186136</text:p>
          </table:table-cell>
          <table:table-cell office:value-type="float" office:value="0.154136533584466" calcext:value-type="float">
            <text:p>0.1541365335844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0141550451495" calcext:value-type="float">
            <text:p>5.00141550451495</text:p>
          </table:table-cell>
          <table:table-cell office:value-type="float" office:value="0.246831302586657" calcext:value-type="float">
            <text:p>0.2468313025866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0455709716854" calcext:value-type="float">
            <text:p>5.00455709716854</text:p>
          </table:table-cell>
          <table:table-cell office:value-type="float" office:value="0.0905549416048576" calcext:value-type="float">
            <text:p>0.0905549416048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0769868982213" calcext:value-type="float">
            <text:p>5.00769868982213</text:p>
          </table:table-cell>
          <table:table-cell office:value-type="float" office:value="0.458376559457014" calcext:value-type="float">
            <text:p>0.4583765594570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1084028247572" calcext:value-type="float">
            <text:p>5.01084028247572</text:p>
          </table:table-cell>
          <table:table-cell office:value-type="float" office:value="0.0601501406344496" calcext:value-type="float">
            <text:p>0.060150140634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1398187512931" calcext:value-type="float">
            <text:p>5.01398187512931</text:p>
          </table:table-cell>
          <table:table-cell office:value-type="float" office:value="0.0383995746659623" calcext:value-type="float">
            <text:p>0.0383995746659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171234677829" calcext:value-type="float">
            <text:p>5.0171234677829</text:p>
          </table:table-cell>
          <table:table-cell office:value-type="float" office:value="0.446726086761839" calcext:value-type="float">
            <text:p>0.4467260867618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2026506043649" calcext:value-type="float">
            <text:p>5.02026506043649</text:p>
          </table:table-cell>
          <table:table-cell office:value-type="float" office:value="0.0757925172570509" calcext:value-type="float">
            <text:p>0.0757925172570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2340665309008" calcext:value-type="float">
            <text:p>5.02340665309008</text:p>
          </table:table-cell>
          <table:table-cell office:value-type="float" office:value="0.383548682177083" calcext:value-type="float">
            <text:p>0.3835486821770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2654824574367" calcext:value-type="float">
            <text:p>5.02654824574367</text:p>
          </table:table-cell>
          <table:table-cell office:value-type="float" office:value="0.287781993214316" calcext:value-type="float">
            <text:p>0.2877819932143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2968983839726" calcext:value-type="float">
            <text:p>5.02968983839726</text:p>
          </table:table-cell>
          <table:table-cell office:value-type="float" office:value="0.230415795555882" calcext:value-type="float">
            <text:p>0.23041579555588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3283143105085" calcext:value-type="float">
            <text:p>5.03283143105085</text:p>
          </table:table-cell>
          <table:table-cell office:value-type="float" office:value="0.185842048954059" calcext:value-type="float">
            <text:p>0.1858420489540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3597302370444" calcext:value-type="float">
            <text:p>5.03597302370444</text:p>
          </table:table-cell>
          <table:table-cell office:value-type="float" office:value="0.419151913495987" calcext:value-type="float">
            <text:p>0.4191519134959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3911461635803" calcext:value-type="float">
            <text:p>5.03911461635803</text:p>
          </table:table-cell>
          <table:table-cell office:value-type="float" office:value="0.0657861318981177" calcext:value-type="float">
            <text:p>0.0657861318981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4225620901162" calcext:value-type="float">
            <text:p>5.04225620901162</text:p>
          </table:table-cell>
          <table:table-cell office:value-type="float" office:value="0.408671379836012" calcext:value-type="float">
            <text:p>0.4086713798360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4539780166521" calcext:value-type="float">
            <text:p>5.04539780166521</text:p>
          </table:table-cell>
          <table:table-cell office:value-type="float" office:value="0.197635573733645" calcext:value-type="float">
            <text:p>0.1976355737336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485393943188" calcext:value-type="float">
            <text:p>5.0485393943188</text:p>
          </table:table-cell>
          <table:table-cell office:value-type="float" office:value="0.0615385165118881" calcext:value-type="float">
            <text:p>0.0615385165118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5168098697239" calcext:value-type="float">
            <text:p>5.05168098697239</text:p>
          </table:table-cell>
          <table:table-cell office:value-type="float" office:value="0.107050624493834" calcext:value-type="float">
            <text:p>0.1070506244938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5482257962598" calcext:value-type="float">
            <text:p>5.05482257962598</text:p>
          </table:table-cell>
          <table:table-cell office:value-type="float" office:value="0.440862655431284" calcext:value-type="float">
            <text:p>0.4408626554312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5796417227957" calcext:value-type="float">
            <text:p>5.05796417227957</text:p>
          </table:table-cell>
          <table:table-cell office:value-type="float" office:value="0.332167273569691" calcext:value-type="float">
            <text:p>0.3321672735696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6110576493316" calcext:value-type="float">
            <text:p>5.06110576493316</text:p>
          </table:table-cell>
          <table:table-cell office:value-type="float" office:value="0.116582631146115" calcext:value-type="float">
            <text:p>0.1165826311461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6424735758675" calcext:value-type="float">
            <text:p>5.06424735758675</text:p>
          </table:table-cell>
          <table:table-cell office:value-type="float" office:value="0.332576836612739" calcext:value-type="float">
            <text:p>0.3325768366127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6738895024034" calcext:value-type="float">
            <text:p>5.06738895024034</text:p>
          </table:table-cell>
          <table:table-cell office:value-type="float" office:value="0.469813365373744" calcext:value-type="float">
            <text:p>0.4698133653737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7053054289393" calcext:value-type="float">
            <text:p>5.07053054289393</text:p>
          </table:table-cell>
          <table:table-cell office:value-type="float" office:value="0.429268799280332" calcext:value-type="float">
            <text:p>0.4292687992803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7367213554752" calcext:value-type="float">
            <text:p>5.07367213554752</text:p>
          </table:table-cell>
          <table:table-cell office:value-type="float" office:value="0.197574296400977" calcext:value-type="float">
            <text:p>0.1975742964009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7681372820111" calcext:value-type="float">
            <text:p>5.07681372820111</text:p>
          </table:table-cell>
          <table:table-cell office:value-type="float" office:value="0.389753686250638" calcext:value-type="float">
            <text:p>0.3897536862506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799553208547" calcext:value-type="float">
            <text:p>5.0799553208547</text:p>
          </table:table-cell>
          <table:table-cell office:value-type="float" office:value="0.417092430550054" calcext:value-type="float">
            <text:p>0.4170924305500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8309691350829" calcext:value-type="float">
            <text:p>5.08309691350829</text:p>
          </table:table-cell>
          <table:table-cell office:value-type="float" office:value="0.030906550313546" calcext:value-type="float">
            <text:p>0.0309065503135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8623850616188" calcext:value-type="float">
            <text:p>5.08623850616188</text:p>
          </table:table-cell>
          <table:table-cell office:value-type="float" office:value="0.474290978814135" calcext:value-type="float">
            <text:p>0.4742909788141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8938009881547" calcext:value-type="float">
            <text:p>5.08938009881547</text:p>
          </table:table-cell>
          <table:table-cell office:value-type="float" office:value="0.168310466132216" calcext:value-type="float">
            <text:p>0.1683104661322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9252169146906" calcext:value-type="float">
            <text:p>5.09252169146906</text:p>
          </table:table-cell>
          <table:table-cell office:value-type="float" office:value="0.457085935871206" calcext:value-type="float">
            <text:p>0.4570859358712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9566328412264" calcext:value-type="float">
            <text:p>5.09566328412264</text:p>
          </table:table-cell>
          <table:table-cell office:value-type="float" office:value="0.483316439138514" calcext:value-type="float">
            <text:p>0.4833164391385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09880487677623" calcext:value-type="float">
            <text:p>5.09880487677623</text:p>
          </table:table-cell>
          <table:table-cell office:value-type="float" office:value="0.364725582032836" calcext:value-type="float">
            <text:p>0.3647255820328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0194646942982" calcext:value-type="float">
            <text:p>5.10194646942982</text:p>
          </table:table-cell>
          <table:table-cell office:value-type="float" office:value="0.293304834195308" calcext:value-type="float">
            <text:p>0.2933048341953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0508806208341" calcext:value-type="float">
            <text:p>5.10508806208341</text:p>
          </table:table-cell>
          <table:table-cell office:value-type="float" office:value="0.330430879131407" calcext:value-type="float">
            <text:p>0.3304308791314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08229654737" calcext:value-type="float">
            <text:p>5.108229654737</text:p>
          </table:table-cell>
          <table:table-cell office:value-type="float" office:value="0.0388109768034785" calcext:value-type="float">
            <text:p>0.0388109768034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1137124739059" calcext:value-type="float">
            <text:p>5.11137124739059</text:p>
          </table:table-cell>
          <table:table-cell office:value-type="float" office:value="0.115935040171821" calcext:value-type="float">
            <text:p>0.1159350401718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1451284004418" calcext:value-type="float">
            <text:p>5.11451284004418</text:p>
          </table:table-cell>
          <table:table-cell office:value-type="float" office:value="0.423712326693274" calcext:value-type="float">
            <text:p>0.4237123266932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1765443269777" calcext:value-type="float">
            <text:p>5.11765443269777</text:p>
          </table:table-cell>
          <table:table-cell office:value-type="float" office:value="0.204552783582988" calcext:value-type="float">
            <text:p>0.2045527835829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2079602535136" calcext:value-type="float">
            <text:p>5.12079602535136</text:p>
          </table:table-cell>
          <table:table-cell office:value-type="float" office:value="0.0152065517741291" calcext:value-type="float">
            <text:p>0.0152065517741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2393761800495" calcext:value-type="float">
            <text:p>5.12393761800495</text:p>
          </table:table-cell>
          <table:table-cell office:value-type="float" office:value="0.378834062408113" calcext:value-type="float">
            <text:p>0.3788340624081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2707921065854" calcext:value-type="float">
            <text:p>5.12707921065854</text:p>
          </table:table-cell>
          <table:table-cell office:value-type="float" office:value="0.181832568367842" calcext:value-type="float">
            <text:p>0.1818325683678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3022080331213" calcext:value-type="float">
            <text:p>5.13022080331213</text:p>
          </table:table-cell>
          <table:table-cell office:value-type="float" office:value="0.281803453048683" calcext:value-type="float">
            <text:p>0.2818034530486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3336239596572" calcext:value-type="float">
            <text:p>5.13336239596572</text:p>
          </table:table-cell>
          <table:table-cell office:value-type="float" office:value="0.114686338594658" calcext:value-type="float">
            <text:p>0.1146863385946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3650398861931" calcext:value-type="float">
            <text:p>5.13650398861931</text:p>
          </table:table-cell>
          <table:table-cell office:value-type="float" office:value="0.305499308742221" calcext:value-type="float">
            <text:p>0.3054993087422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396455812729" calcext:value-type="float">
            <text:p>5.1396455812729</text:p>
          </table:table-cell>
          <table:table-cell office:value-type="float" office:value="0.121830489916716" calcext:value-type="float">
            <text:p>0.1218304899167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4278717392649" calcext:value-type="float">
            <text:p>5.14278717392649</text:p>
          </table:table-cell>
          <table:table-cell office:value-type="float" office:value="0.413514175438401" calcext:value-type="float">
            <text:p>0.4135141754384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4592876658008" calcext:value-type="float">
            <text:p>5.14592876658008</text:p>
          </table:table-cell>
          <table:table-cell office:value-type="float" office:value="0.0911732573932035" calcext:value-type="float">
            <text:p>0.09117325739320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4907035923367" calcext:value-type="float">
            <text:p>5.14907035923367</text:p>
          </table:table-cell>
          <table:table-cell office:value-type="float" office:value="0.431532090716594" calcext:value-type="float">
            <text:p>0.4315320907165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5221195188726" calcext:value-type="float">
            <text:p>5.15221195188726</text:p>
          </table:table-cell>
          <table:table-cell office:value-type="float" office:value="0.495506126254321" calcext:value-type="float">
            <text:p>0.4955061262543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5535354454085" calcext:value-type="float">
            <text:p>5.15535354454085</text:p>
          </table:table-cell>
          <table:table-cell office:value-type="float" office:value="0.484381513730275" calcext:value-type="float">
            <text:p>0.4843815137302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5849513719444" calcext:value-type="float">
            <text:p>5.15849513719444</text:p>
          </table:table-cell>
          <table:table-cell office:value-type="float" office:value="0.463065601471896" calcext:value-type="float">
            <text:p>0.4630656014718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6163672984803" calcext:value-type="float">
            <text:p>5.16163672984803</text:p>
          </table:table-cell>
          <table:table-cell office:value-type="float" office:value="0.302743136142248" calcext:value-type="float">
            <text:p>0.3027431361422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6477832250162" calcext:value-type="float">
            <text:p>5.16477832250162</text:p>
          </table:table-cell>
          <table:table-cell office:value-type="float" office:value="0.0459146593905596" calcext:value-type="float">
            <text:p>0.045914659390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6791991515521" calcext:value-type="float">
            <text:p>5.16791991515521</text:p>
          </table:table-cell>
          <table:table-cell office:value-type="float" office:value="0.281353929359128" calcext:value-type="float">
            <text:p>0.2813539293591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710615078088" calcext:value-type="float">
            <text:p>5.1710615078088</text:p>
          </table:table-cell>
          <table:table-cell office:value-type="float" office:value="0.241906372601116" calcext:value-type="float">
            <text:p>0.2419063726011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7420310046239" calcext:value-type="float">
            <text:p>5.17420310046239</text:p>
          </table:table-cell>
          <table:table-cell office:value-type="float" office:value="0.244973468950412" calcext:value-type="float">
            <text:p>0.2449734689504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7734469311598" calcext:value-type="float">
            <text:p>5.17734469311598</text:p>
          </table:table-cell>
          <table:table-cell office:value-type="float" office:value="0.455147489174844" calcext:value-type="float">
            <text:p>0.4551474891748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8048628576957" calcext:value-type="float">
            <text:p>5.18048628576957</text:p>
          </table:table-cell>
          <table:table-cell office:value-type="float" office:value="0.498922689640434" calcext:value-type="float">
            <text:p>0.4989226896404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8362787842316" calcext:value-type="float">
            <text:p>5.18362787842316</text:p>
          </table:table-cell>
          <table:table-cell office:value-type="float" office:value="0.0695634093948538" calcext:value-type="float">
            <text:p>0.0695634093948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8676947107675" calcext:value-type="float">
            <text:p>5.18676947107675</text:p>
          </table:table-cell>
          <table:table-cell office:value-type="float" office:value="0.188482250937529" calcext:value-type="float">
            <text:p>0.1884822509375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8991106373034" calcext:value-type="float">
            <text:p>5.18991106373034</text:p>
          </table:table-cell>
          <table:table-cell office:value-type="float" office:value="0.435333366073091" calcext:value-type="float">
            <text:p>0.4353333660730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9305265638393" calcext:value-type="float">
            <text:p>5.19305265638393</text:p>
          </table:table-cell>
          <table:table-cell office:value-type="float" office:value="0.326019647431171" calcext:value-type="float">
            <text:p>0.3260196474311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9619424903752" calcext:value-type="float">
            <text:p>5.19619424903752</text:p>
          </table:table-cell>
          <table:table-cell office:value-type="float" office:value="0.321184102403143" calcext:value-type="float">
            <text:p>0.3211841024031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19933584169111" calcext:value-type="float">
            <text:p>5.19933584169111</text:p>
          </table:table-cell>
          <table:table-cell office:value-type="float" office:value="0.367531788986506" calcext:value-type="float">
            <text:p>0.3675317889865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024774343447" calcext:value-type="float">
            <text:p>5.2024774343447</text:p>
          </table:table-cell>
          <table:table-cell office:value-type="float" office:value="0.226684920569357" calcext:value-type="float">
            <text:p>0.2266849205693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0561902699829" calcext:value-type="float">
            <text:p>5.20561902699829</text:p>
          </table:table-cell>
          <table:table-cell office:value-type="float" office:value="0.0152616203296819" calcext:value-type="float">
            <text:p>0.01526162032968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0876061965188" calcext:value-type="float">
            <text:p>5.20876061965188</text:p>
          </table:table-cell>
          <table:table-cell office:value-type="float" office:value="0.0726928081019401" calcext:value-type="float">
            <text:p>0.072692808101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1190221230547" calcext:value-type="float">
            <text:p>5.21190221230547</text:p>
          </table:table-cell>
          <table:table-cell office:value-type="float" office:value="0.186619964533017" calcext:value-type="float">
            <text:p>0.1866199645330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1504380495906" calcext:value-type="float">
            <text:p>5.21504380495906</text:p>
          </table:table-cell>
          <table:table-cell office:value-type="float" office:value="0.190775725987314" calcext:value-type="float">
            <text:p>0.1907757259873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1818539761265" calcext:value-type="float">
            <text:p>5.21818539761265</text:p>
          </table:table-cell>
          <table:table-cell office:value-type="float" office:value="0.30987141521106" calcext:value-type="float">
            <text:p>0.309871415211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2132699026624" calcext:value-type="float">
            <text:p>5.22132699026624</text:p>
          </table:table-cell>
          <table:table-cell office:value-type="float" office:value="0.455123201417578" calcext:value-type="float">
            <text:p>0.4551232014175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2446858291983" calcext:value-type="float">
            <text:p>5.22446858291983</text:p>
          </table:table-cell>
          <table:table-cell office:value-type="float" office:value="0.0441884425610554" calcext:value-type="float">
            <text:p>0.0441884425610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2761017557342" calcext:value-type="float">
            <text:p>5.22761017557342</text:p>
          </table:table-cell>
          <table:table-cell office:value-type="float" office:value="0.113146369740794" calcext:value-type="float">
            <text:p>0.1131463697407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3075176822701" calcext:value-type="float">
            <text:p>5.23075176822701</text:p>
          </table:table-cell>
          <table:table-cell office:value-type="float" office:value="0.148028946162124" calcext:value-type="float">
            <text:p>0.1480289461621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338933608806" calcext:value-type="float">
            <text:p>5.2338933608806</text:p>
          </table:table-cell>
          <table:table-cell office:value-type="float" office:value="0.430474673447597" calcext:value-type="float">
            <text:p>0.4304746734475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3703495353419" calcext:value-type="float">
            <text:p>5.23703495353419</text:p>
          </table:table-cell>
          <table:table-cell office:value-type="float" office:value="0.251003682163075" calcext:value-type="float">
            <text:p>0.2510036821630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4017654618778" calcext:value-type="float">
            <text:p>5.24017654618778</text:p>
          </table:table-cell>
          <table:table-cell office:value-type="float" office:value="0.339745428797167" calcext:value-type="float">
            <text:p>0.3397454287971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4331813884137" calcext:value-type="float">
            <text:p>5.24331813884137</text:p>
          </table:table-cell>
          <table:table-cell office:value-type="float" office:value="0.242091838814259" calcext:value-type="float">
            <text:p>0.2420918388142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4645973149496" calcext:value-type="float">
            <text:p>5.24645973149496</text:p>
          </table:table-cell>
          <table:table-cell office:value-type="float" office:value="0.170786876525871" calcext:value-type="float">
            <text:p>0.1707868765258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4960132414854" calcext:value-type="float">
            <text:p>5.24960132414854</text:p>
          </table:table-cell>
          <table:table-cell office:value-type="float" office:value="0.280202791021375" calcext:value-type="float">
            <text:p>0.2802027910213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5274291680213" calcext:value-type="float">
            <text:p>5.25274291680213</text:p>
          </table:table-cell>
          <table:table-cell office:value-type="float" office:value="0.480321948753193" calcext:value-type="float">
            <text:p>0.4803219487531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5588450945572" calcext:value-type="float">
            <text:p>5.25588450945572</text:p>
          </table:table-cell>
          <table:table-cell office:value-type="float" office:value="0.39867311501294" calcext:value-type="float">
            <text:p>0.398673115012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5902610210931" calcext:value-type="float">
            <text:p>5.25902610210931</text:p>
          </table:table-cell>
          <table:table-cell office:value-type="float" office:value="0.0149685869979252" calcext:value-type="float">
            <text:p>0.0149685869979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621676947629" calcext:value-type="float">
            <text:p>5.2621676947629</text:p>
          </table:table-cell>
          <table:table-cell office:value-type="float" office:value="0.243287369075102" calcext:value-type="float">
            <text:p>0.2432873690751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6530928741649" calcext:value-type="float">
            <text:p>5.26530928741649</text:p>
          </table:table-cell>
          <table:table-cell office:value-type="float" office:value="0.149883285028019" calcext:value-type="float">
            <text:p>0.1498832850280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6845088007008" calcext:value-type="float">
            <text:p>5.26845088007008</text:p>
          </table:table-cell>
          <table:table-cell office:value-type="float" office:value="0.42070846758331" calcext:value-type="float">
            <text:p>0.420708467583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7159247272367" calcext:value-type="float">
            <text:p>5.27159247272367</text:p>
          </table:table-cell>
          <table:table-cell office:value-type="float" office:value="0.251875145144566" calcext:value-type="float">
            <text:p>0.2518751451445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7473406537726" calcext:value-type="float">
            <text:p>5.27473406537726</text:p>
          </table:table-cell>
          <table:table-cell office:value-type="float" office:value="0.458757894886745" calcext:value-type="float">
            <text:p>0.4587578948867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7787565803085" calcext:value-type="float">
            <text:p>5.27787565803085</text:p>
          </table:table-cell>
          <table:table-cell office:value-type="float" office:value="0.480595230497491" calcext:value-type="float">
            <text:p>0.4805952304974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8101725068444" calcext:value-type="float">
            <text:p>5.28101725068444</text:p>
          </table:table-cell>
          <table:table-cell office:value-type="float" office:value="0.408675289550296" calcext:value-type="float">
            <text:p>0.4086752895502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8415884333803" calcext:value-type="float">
            <text:p>5.28415884333803</text:p>
          </table:table-cell>
          <table:table-cell office:value-type="float" office:value="0.254430422609623" calcext:value-type="float">
            <text:p>0.2544304226096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8730043599162" calcext:value-type="float">
            <text:p>5.28730043599162</text:p>
          </table:table-cell>
          <table:table-cell office:value-type="float" office:value="0.224888685628841" calcext:value-type="float">
            <text:p>0.2248886856288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9044202864521" calcext:value-type="float">
            <text:p>5.29044202864521</text:p>
          </table:table-cell>
          <table:table-cell office:value-type="float" office:value="0.295177241383086" calcext:value-type="float">
            <text:p>0.2951772413830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935836212988" calcext:value-type="float">
            <text:p>5.2935836212988</text:p>
          </table:table-cell>
          <table:table-cell office:value-type="float" office:value="0.39674099689639" calcext:value-type="float">
            <text:p>0.396740996896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9672521395239" calcext:value-type="float">
            <text:p>5.29672521395239</text:p>
          </table:table-cell>
          <table:table-cell office:value-type="float" office:value="0.231729322323951" calcext:value-type="float">
            <text:p>0.2317293223239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29986680660598" calcext:value-type="float">
            <text:p>5.29986680660598</text:p>
          </table:table-cell>
          <table:table-cell office:value-type="float" office:value="0.432435723649828" calcext:value-type="float">
            <text:p>0.4324357236498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0300839925957" calcext:value-type="float">
            <text:p>5.30300839925957</text:p>
          </table:table-cell>
          <table:table-cell office:value-type="float" office:value="0.287282342351532" calcext:value-type="float">
            <text:p>0.2872823423515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0614999191316" calcext:value-type="float">
            <text:p>5.30614999191316</text:p>
          </table:table-cell>
          <table:table-cell office:value-type="float" office:value="0.0630681895510554" calcext:value-type="float">
            <text:p>0.0630681895510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0929158456675" calcext:value-type="float">
            <text:p>5.30929158456675</text:p>
          </table:table-cell>
          <table:table-cell office:value-type="float" office:value="0.144075465601328" calcext:value-type="float">
            <text:p>0.1440754656013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1243317722034" calcext:value-type="float">
            <text:p>5.31243317722034</text:p>
          </table:table-cell>
          <table:table-cell office:value-type="float" office:value="0.165498744703007" calcext:value-type="float">
            <text:p>0.1654987447030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1557476987393" calcext:value-type="float">
            <text:p>5.31557476987393</text:p>
          </table:table-cell>
          <table:table-cell office:value-type="float" office:value="0.0375375199620651" calcext:value-type="float">
            <text:p>0.0375375199620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1871636252752" calcext:value-type="float">
            <text:p>5.31871636252752</text:p>
          </table:table-cell>
          <table:table-cell office:value-type="float" office:value="0.297999879285512" calcext:value-type="float">
            <text:p>0.2979998792855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2185795518111" calcext:value-type="float">
            <text:p>5.32185795518111</text:p>
          </table:table-cell>
          <table:table-cell office:value-type="float" office:value="0.167609607700491" calcext:value-type="float">
            <text:p>0.1676096077004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249995478347" calcext:value-type="float">
            <text:p>5.3249995478347</text:p>
          </table:table-cell>
          <table:table-cell office:value-type="float" office:value="0.0137891692224937" calcext:value-type="float">
            <text:p>0.0137891692224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2814114048829" calcext:value-type="float">
            <text:p>5.32814114048829</text:p>
          </table:table-cell>
          <table:table-cell office:value-type="float" office:value="0.447364401312517" calcext:value-type="float">
            <text:p>0.4473644013125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3128273314188" calcext:value-type="float">
            <text:p>5.33128273314188</text:p>
          </table:table-cell>
          <table:table-cell office:value-type="float" office:value="0.162777512199479" calcext:value-type="float">
            <text:p>0.1627775121994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3442432579547" calcext:value-type="float">
            <text:p>5.33442432579547</text:p>
          </table:table-cell>
          <table:table-cell office:value-type="float" office:value="0.218421084324427" calcext:value-type="float">
            <text:p>0.2184210843244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3756591844906" calcext:value-type="float">
            <text:p>5.33756591844906</text:p>
          </table:table-cell>
          <table:table-cell office:value-type="float" office:value="0.31334754752312" calcext:value-type="float">
            <text:p>0.313347547523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4070751110265" calcext:value-type="float">
            <text:p>5.34070751110265</text:p>
          </table:table-cell>
          <table:table-cell office:value-type="float" office:value="0.0760194369373817" calcext:value-type="float">
            <text:p>0.07601943693738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4384910375624" calcext:value-type="float">
            <text:p>5.34384910375624</text:p>
          </table:table-cell>
          <table:table-cell office:value-type="float" office:value="0.168182815808592" calcext:value-type="float">
            <text:p>0.1681828158085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4699069640983" calcext:value-type="float">
            <text:p>5.34699069640983</text:p>
          </table:table-cell>
          <table:table-cell office:value-type="float" office:value="0.221109530803592" calcext:value-type="float">
            <text:p>0.2211095308035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5013228906342" calcext:value-type="float">
            <text:p>5.35013228906342</text:p>
          </table:table-cell>
          <table:table-cell office:value-type="float" office:value="0.0363539360384575" calcext:value-type="float">
            <text:p>0.0363539360384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5327388171701" calcext:value-type="float">
            <text:p>5.35327388171701</text:p>
          </table:table-cell>
          <table:table-cell office:value-type="float" office:value="0.246596057387457" calcext:value-type="float">
            <text:p>0.2465960573874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564154743706" calcext:value-type="float">
            <text:p>5.3564154743706</text:p>
          </table:table-cell>
          <table:table-cell office:value-type="float" office:value="0.251658472739961" calcext:value-type="float">
            <text:p>0.2516584727399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5955706702419" calcext:value-type="float">
            <text:p>5.35955706702419</text:p>
          </table:table-cell>
          <table:table-cell office:value-type="float" office:value="0.403225558451746" calcext:value-type="float">
            <text:p>0.4032255584517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6269865967778" calcext:value-type="float">
            <text:p>5.36269865967778</text:p>
          </table:table-cell>
          <table:table-cell office:value-type="float" office:value="0.443630574243207" calcext:value-type="float">
            <text:p>0.4436305742432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6584025233137" calcext:value-type="float">
            <text:p>5.36584025233137</text:p>
          </table:table-cell>
          <table:table-cell office:value-type="float" office:value="0.0909889091757552" calcext:value-type="float">
            <text:p>0.0909889091757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6898184498496" calcext:value-type="float">
            <text:p>5.36898184498496</text:p>
          </table:table-cell>
          <table:table-cell office:value-type="float" office:value="0.407965175978093" calcext:value-type="float">
            <text:p>0.4079651759780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7212343763855" calcext:value-type="float">
            <text:p>5.37212343763855</text:p>
          </table:table-cell>
          <table:table-cell office:value-type="float" office:value="0.456238583441071" calcext:value-type="float">
            <text:p>0.4562385834410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7526503029214" calcext:value-type="float">
            <text:p>5.37526503029214</text:p>
          </table:table-cell>
          <table:table-cell office:value-type="float" office:value="0.076485139038598" calcext:value-type="float">
            <text:p>0.0764851390385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7840662294573" calcext:value-type="float">
            <text:p>5.37840662294573</text:p>
          </table:table-cell>
          <table:table-cell office:value-type="float" office:value="0.402862347552205" calcext:value-type="float">
            <text:p>0.4028623475522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8154821559932" calcext:value-type="float">
            <text:p>5.38154821559932</text:p>
          </table:table-cell>
          <table:table-cell office:value-type="float" office:value="0.085659839036819" calcext:value-type="float">
            <text:p>0.08565983903681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8468980825291" calcext:value-type="float">
            <text:p>5.38468980825291</text:p>
          </table:table-cell>
          <table:table-cell office:value-type="float" office:value="0.212225926237764" calcext:value-type="float">
            <text:p>0.2122259262377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878314009065" calcext:value-type="float">
            <text:p>5.3878314009065</text:p>
          </table:table-cell>
          <table:table-cell office:value-type="float" office:value="0.297927008590795" calcext:value-type="float">
            <text:p>0.29792700859079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9097299356009" calcext:value-type="float">
            <text:p>5.39097299356009</text:p>
          </table:table-cell>
          <table:table-cell office:value-type="float" office:value="0.120801021241111" calcext:value-type="float">
            <text:p>0.1208010212411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9411458621368" calcext:value-type="float">
            <text:p>5.39411458621368</text:p>
          </table:table-cell>
          <table:table-cell office:value-type="float" office:value="0.00282120079191406" calcext:value-type="float">
            <text:p>0.0028212007919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39725617886726" calcext:value-type="float">
            <text:p>5.39725617886726</text:p>
          </table:table-cell>
          <table:table-cell office:value-type="float" office:value="0.0361055217353488" calcext:value-type="float">
            <text:p>0.0361055217353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0039777152086" calcext:value-type="float">
            <text:p>5.40039777152086</text:p>
          </table:table-cell>
          <table:table-cell office:value-type="float" office:value="0.296712310769294" calcext:value-type="float">
            <text:p>0.2967123107692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0353936417445" calcext:value-type="float">
            <text:p>5.40353936417445</text:p>
          </table:table-cell>
          <table:table-cell office:value-type="float" office:value="0.157856531765777" calcext:value-type="float">
            <text:p>0.1578565317657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0668095682803" calcext:value-type="float">
            <text:p>5.40668095682803</text:p>
          </table:table-cell>
          <table:table-cell office:value-type="float" office:value="0.408780488018613" calcext:value-type="float">
            <text:p>0.4087804880186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0982254948162" calcext:value-type="float">
            <text:p>5.40982254948162</text:p>
          </table:table-cell>
          <table:table-cell office:value-type="float" office:value="0.336857573111548" calcext:value-type="float">
            <text:p>0.3368575731115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1296414213521" calcext:value-type="float">
            <text:p>5.41296414213521</text:p>
          </table:table-cell>
          <table:table-cell office:value-type="float" office:value="0.200049133545402" calcext:value-type="float">
            <text:p>0.2000491335454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161057347888" calcext:value-type="float">
            <text:p>5.4161057347888</text:p>
          </table:table-cell>
          <table:table-cell office:value-type="float" office:value="0.0502644533696661" calcext:value-type="float">
            <text:p>0.0502644533696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1924732744239" calcext:value-type="float">
            <text:p>5.41924732744239</text:p>
          </table:table-cell>
          <table:table-cell office:value-type="float" office:value="0.244091630733777" calcext:value-type="float">
            <text:p>0.24409163073377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2238892009598" calcext:value-type="float">
            <text:p>5.42238892009598</text:p>
          </table:table-cell>
          <table:table-cell office:value-type="float" office:value="0.131707342066951" calcext:value-type="float">
            <text:p>0.1317073420669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2553051274957" calcext:value-type="float">
            <text:p>5.42553051274957</text:p>
          </table:table-cell>
          <table:table-cell office:value-type="float" office:value="0.0687924672894087" calcext:value-type="float">
            <text:p>0.06879246728940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2867210540316" calcext:value-type="float">
            <text:p>5.42867210540316</text:p>
          </table:table-cell>
          <table:table-cell office:value-type="float" office:value="0.12212128738075" calcext:value-type="float">
            <text:p>0.122121287380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3181369805675" calcext:value-type="float">
            <text:p>5.43181369805675</text:p>
          </table:table-cell>
          <table:table-cell office:value-type="float" office:value="0.495504050867964" calcext:value-type="float">
            <text:p>0.4955040508679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3495529071034" calcext:value-type="float">
            <text:p>5.43495529071034</text:p>
          </table:table-cell>
          <table:table-cell office:value-type="float" office:value="0.0535484077330158" calcext:value-type="float">
            <text:p>0.0535484077330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3809688336393" calcext:value-type="float">
            <text:p>5.43809688336393</text:p>
          </table:table-cell>
          <table:table-cell office:value-type="float" office:value="0.0672820417204116" calcext:value-type="float">
            <text:p>0.0672820417204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4123847601752" calcext:value-type="float">
            <text:p>5.44123847601752</text:p>
          </table:table-cell>
          <table:table-cell office:value-type="float" office:value="0.122755917571421" calcext:value-type="float">
            <text:p>0.1227559175714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4438006867111" calcext:value-type="float">
            <text:p>5.44438006867111</text:p>
          </table:table-cell>
          <table:table-cell office:value-type="float" office:value="0.0140067300826994" calcext:value-type="float">
            <text:p>0.0140067300826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475216613247" calcext:value-type="float">
            <text:p>5.4475216613247</text:p>
          </table:table-cell>
          <table:table-cell office:value-type="float" office:value="0.493536527038016" calcext:value-type="float">
            <text:p>0.4935365270380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5066325397829" calcext:value-type="float">
            <text:p>5.45066325397829</text:p>
          </table:table-cell>
          <table:table-cell office:value-type="float" office:value="0.217389274367734" calcext:value-type="float">
            <text:p>0.2173892743677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5380484663188" calcext:value-type="float">
            <text:p>5.45380484663188</text:p>
          </table:table-cell>
          <table:table-cell office:value-type="float" office:value="0.462530849407438" calcext:value-type="float">
            <text:p>0.4625308494074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5694643928547" calcext:value-type="float">
            <text:p>5.45694643928547</text:p>
          </table:table-cell>
          <table:table-cell office:value-type="float" office:value="0.141083419569468" calcext:value-type="float">
            <text:p>0.1410834195694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6008803193906" calcext:value-type="float">
            <text:p>5.46008803193906</text:p>
          </table:table-cell>
          <table:table-cell office:value-type="float" office:value="0.0889995551486371" calcext:value-type="float">
            <text:p>0.0889995551486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6322962459265" calcext:value-type="float">
            <text:p>5.46322962459265</text:p>
          </table:table-cell>
          <table:table-cell office:value-type="float" office:value="0.403606031471743" calcext:value-type="float">
            <text:p>0.4036060314717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6637121724624" calcext:value-type="float">
            <text:p>5.46637121724624</text:p>
          </table:table-cell>
          <table:table-cell office:value-type="float" office:value="0.435260479209769" calcext:value-type="float">
            <text:p>0.43526047920976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6951280989983" calcext:value-type="float">
            <text:p>5.46951280989983</text:p>
          </table:table-cell>
          <table:table-cell office:value-type="float" office:value="0.498319351940885" calcext:value-type="float">
            <text:p>0.4983193519408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7265440255342" calcext:value-type="float">
            <text:p>5.47265440255342</text:p>
          </table:table-cell>
          <table:table-cell office:value-type="float" office:value="0.265237654177761" calcext:value-type="float">
            <text:p>0.2652376541777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7579599520701" calcext:value-type="float">
            <text:p>5.47579599520701</text:p>
          </table:table-cell>
          <table:table-cell office:value-type="float" office:value="0.236535824882217" calcext:value-type="float">
            <text:p>0.2365358248822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789375878606" calcext:value-type="float">
            <text:p>5.4789375878606</text:p>
          </table:table-cell>
          <table:table-cell office:value-type="float" office:value="0.0803608502605291" calcext:value-type="float">
            <text:p>0.0803608502605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8207918051419" calcext:value-type="float">
            <text:p>5.48207918051419</text:p>
          </table:table-cell>
          <table:table-cell office:value-type="float" office:value="0.324301814840173" calcext:value-type="float">
            <text:p>0.3243018148401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8522077316778" calcext:value-type="float">
            <text:p>5.48522077316778</text:p>
          </table:table-cell>
          <table:table-cell office:value-type="float" office:value="0.0983058607721763" calcext:value-type="float">
            <text:p>0.09830586077217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8836236582137" calcext:value-type="float">
            <text:p>5.48836236582137</text:p>
          </table:table-cell>
          <table:table-cell office:value-type="float" office:value="0.351519886085728" calcext:value-type="float">
            <text:p>0.3515198860857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9150395847496" calcext:value-type="float">
            <text:p>5.49150395847496</text:p>
          </table:table-cell>
          <table:table-cell office:value-type="float" office:value="0.0887116959086898" calcext:value-type="float">
            <text:p>0.0887116959086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9464555112855" calcext:value-type="float">
            <text:p>5.49464555112855</text:p>
          </table:table-cell>
          <table:table-cell office:value-type="float" office:value="0.309265717655852" calcext:value-type="float">
            <text:p>0.3092657176558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49778714378214" calcext:value-type="float">
            <text:p>5.49778714378214</text:p>
          </table:table-cell>
          <table:table-cell office:value-type="float" office:value="0.340717699378846" calcext:value-type="float">
            <text:p>0.3407176993788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0092873643573" calcext:value-type="float">
            <text:p>5.50092873643573</text:p>
          </table:table-cell>
          <table:table-cell office:value-type="float" office:value="0.298434620816654" calcext:value-type="float">
            <text:p>0.2984346208166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0407032908932" calcext:value-type="float">
            <text:p>5.50407032908932</text:p>
          </table:table-cell>
          <table:table-cell office:value-type="float" office:value="0.230654114022748" calcext:value-type="float">
            <text:p>0.2306541140227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0721192174291" calcext:value-type="float">
            <text:p>5.50721192174291</text:p>
          </table:table-cell>
          <table:table-cell office:value-type="float" office:value="0.282190071303583" calcext:value-type="float">
            <text:p>0.2821900713035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103535143965" calcext:value-type="float">
            <text:p>5.5103535143965</text:p>
          </table:table-cell>
          <table:table-cell office:value-type="float" office:value="0.124876840018288" calcext:value-type="float">
            <text:p>0.1248768400182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1349510705009" calcext:value-type="float">
            <text:p>5.51349510705009</text:p>
          </table:table-cell>
          <table:table-cell office:value-type="float" office:value="0.124264763288224" calcext:value-type="float">
            <text:p>0.1242647632882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1663669970368" calcext:value-type="float">
            <text:p>5.51663669970368</text:p>
          </table:table-cell>
          <table:table-cell office:value-type="float" office:value="0.327055415467494" calcext:value-type="float">
            <text:p>0.3270554154674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1977829235727" calcext:value-type="float">
            <text:p>5.51977829235727</text:p>
          </table:table-cell>
          <table:table-cell office:value-type="float" office:value="0.0306995482708699" calcext:value-type="float">
            <text:p>0.030699548270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2291988501086" calcext:value-type="float">
            <text:p>5.52291988501086</text:p>
          </table:table-cell>
          <table:table-cell office:value-type="float" office:value="0.434245345092039" calcext:value-type="float">
            <text:p>0.43424534509203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2606147766445" calcext:value-type="float">
            <text:p>5.52606147766445</text:p>
          </table:table-cell>
          <table:table-cell office:value-type="float" office:value="0.052257337182438" calcext:value-type="float">
            <text:p>0.0522573371824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2920307031804" calcext:value-type="float">
            <text:p>5.52920307031804</text:p>
          </table:table-cell>
          <table:table-cell office:value-type="float" office:value="0.291935239986428" calcext:value-type="float">
            <text:p>0.2919352399864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3234466297163" calcext:value-type="float">
            <text:p>5.53234466297163</text:p>
          </table:table-cell>
          <table:table-cell office:value-type="float" office:value="0.234665477499641" calcext:value-type="float">
            <text:p>0.2346654774996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3548625562522" calcext:value-type="float">
            <text:p>5.53548625562522</text:p>
          </table:table-cell>
          <table:table-cell office:value-type="float" office:value="0.391853689871646" calcext:value-type="float">
            <text:p>0.3918536898716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3862784827881" calcext:value-type="float">
            <text:p>5.53862784827881</text:p>
          </table:table-cell>
          <table:table-cell office:value-type="float" office:value="0.33127536574188" calcext:value-type="float">
            <text:p>0.331275365741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417694409324" calcext:value-type="float">
            <text:p>5.5417694409324</text:p>
          </table:table-cell>
          <table:table-cell office:value-type="float" office:value="0.453902602443164" calcext:value-type="float">
            <text:p>0.4539026024431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4491103358599" calcext:value-type="float">
            <text:p>5.54491103358599</text:p>
          </table:table-cell>
          <table:table-cell office:value-type="float" office:value="0.467325574285961" calcext:value-type="float">
            <text:p>0.4673255742859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4805262623958" calcext:value-type="float">
            <text:p>5.54805262623958</text:p>
          </table:table-cell>
          <table:table-cell office:value-type="float" office:value="0.00231382476144976" calcext:value-type="float">
            <text:p>0.002313824761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5119421889316" calcext:value-type="float">
            <text:p>5.55119421889316</text:p>
          </table:table-cell>
          <table:table-cell office:value-type="float" office:value="0.0875890591296435" calcext:value-type="float">
            <text:p>0.0875890591296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5433581154675" calcext:value-type="float">
            <text:p>5.55433581154675</text:p>
          </table:table-cell>
          <table:table-cell office:value-type="float" office:value="0.411575850258321" calcext:value-type="float">
            <text:p>0.4115758502583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5747740420035" calcext:value-type="float">
            <text:p>5.55747740420035</text:p>
          </table:table-cell>
          <table:table-cell office:value-type="float" office:value="0.499233494192896" calcext:value-type="float">
            <text:p>0.4992334941928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6061899685393" calcext:value-type="float">
            <text:p>5.56061899685393</text:p>
          </table:table-cell>
          <table:table-cell office:value-type="float" office:value="0.321519559796084" calcext:value-type="float">
            <text:p>0.3215195597960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6376058950752" calcext:value-type="float">
            <text:p>5.56376058950752</text:p>
          </table:table-cell>
          <table:table-cell office:value-type="float" office:value="0.46623174928337" calcext:value-type="float">
            <text:p>0.466231749283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6690218216111" calcext:value-type="float">
            <text:p>5.56690218216111</text:p>
          </table:table-cell>
          <table:table-cell office:value-type="float" office:value="0.17729453881529" calcext:value-type="float">
            <text:p>0.177294538815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700437748147" calcext:value-type="float">
            <text:p>5.5700437748147</text:p>
          </table:table-cell>
          <table:table-cell office:value-type="float" office:value="0.408151463167466" calcext:value-type="float">
            <text:p>0.4081514631674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7318536746829" calcext:value-type="float">
            <text:p>5.57318536746829</text:p>
          </table:table-cell>
          <table:table-cell office:value-type="float" office:value="0.106276993287543" calcext:value-type="float">
            <text:p>0.1062769932875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7632696012188" calcext:value-type="float">
            <text:p>5.57632696012188</text:p>
          </table:table-cell>
          <table:table-cell office:value-type="float" office:value="0.20616162531386" calcext:value-type="float">
            <text:p>0.206161625313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7946855277547" calcext:value-type="float">
            <text:p>5.57946855277547</text:p>
          </table:table-cell>
          <table:table-cell office:value-type="float" office:value="0.176172447936468" calcext:value-type="float">
            <text:p>0.1761724479364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8261014542906" calcext:value-type="float">
            <text:p>5.58261014542906</text:p>
          </table:table-cell>
          <table:table-cell office:value-type="float" office:value="0.318702570828324" calcext:value-type="float">
            <text:p>0.3187025708283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8575173808265" calcext:value-type="float">
            <text:p>5.58575173808265</text:p>
          </table:table-cell>
          <table:table-cell office:value-type="float" office:value="0.0862240373768295" calcext:value-type="float">
            <text:p>0.086224037376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8889333073624" calcext:value-type="float">
            <text:p>5.58889333073624</text:p>
          </table:table-cell>
          <table:table-cell office:value-type="float" office:value="0.0933822501096414" calcext:value-type="float">
            <text:p>0.0933822501096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9203492338983" calcext:value-type="float">
            <text:p>5.59203492338983</text:p>
          </table:table-cell>
          <table:table-cell office:value-type="float" office:value="0.362643173957461" calcext:value-type="float">
            <text:p>0.3626431739574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9517651604342" calcext:value-type="float">
            <text:p>5.59517651604342</text:p>
          </table:table-cell>
          <table:table-cell office:value-type="float" office:value="0.108759617189834" calcext:value-type="float">
            <text:p>0.1087596171898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59831810869701" calcext:value-type="float">
            <text:p>5.59831810869701</text:p>
          </table:table-cell>
          <table:table-cell office:value-type="float" office:value="0.406046513803517" calcext:value-type="float">
            <text:p>0.4060465138035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014597013506" calcext:value-type="float">
            <text:p>5.6014597013506</text:p>
          </table:table-cell>
          <table:table-cell office:value-type="float" office:value="0.472897024740202" calcext:value-type="float">
            <text:p>0.4728970247402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0460129400419" calcext:value-type="float">
            <text:p>5.60460129400419</text:p>
          </table:table-cell>
          <table:table-cell office:value-type="float" office:value="0.0956086464081097" calcext:value-type="float">
            <text:p>0.095608646408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0774288665778" calcext:value-type="float">
            <text:p>5.60774288665778</text:p>
          </table:table-cell>
          <table:table-cell office:value-type="float" office:value="0.225559183973066" calcext:value-type="float">
            <text:p>0.2255591839730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1088447931137" calcext:value-type="float">
            <text:p>5.61088447931137</text:p>
          </table:table-cell>
          <table:table-cell office:value-type="float" office:value="0.492519691947959" calcext:value-type="float">
            <text:p>0.4925196919479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1402607196496" calcext:value-type="float">
            <text:p>5.61402607196496</text:p>
          </table:table-cell>
          <table:table-cell office:value-type="float" office:value="0.363086691642979" calcext:value-type="float">
            <text:p>0.3630866916429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1716766461855" calcext:value-type="float">
            <text:p>5.61716766461855</text:p>
          </table:table-cell>
          <table:table-cell office:value-type="float" office:value="0.121626653680613" calcext:value-type="float">
            <text:p>0.1216266536806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2030925727214" calcext:value-type="float">
            <text:p>5.62030925727214</text:p>
          </table:table-cell>
          <table:table-cell office:value-type="float" office:value="0.449728136867634" calcext:value-type="float">
            <text:p>0.4497281368676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2345084992573" calcext:value-type="float">
            <text:p>5.62345084992573</text:p>
          </table:table-cell>
          <table:table-cell office:value-type="float" office:value="0.137626317791006" calcext:value-type="float">
            <text:p>0.1376263177910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2659244257932" calcext:value-type="float">
            <text:p>5.62659244257932</text:p>
          </table:table-cell>
          <table:table-cell office:value-type="float" office:value="0.467205621535206" calcext:value-type="float">
            <text:p>0.4672056215352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2973403523291" calcext:value-type="float">
            <text:p>5.62973403523291</text:p>
          </table:table-cell>
          <table:table-cell office:value-type="float" office:value="0.3379153134088" calcext:value-type="float">
            <text:p>0.33791531340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328756278865" calcext:value-type="float">
            <text:p>5.6328756278865</text:p>
          </table:table-cell>
          <table:table-cell office:value-type="float" office:value="0.496655957341453" calcext:value-type="float">
            <text:p>0.4966559573414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3601722054009" calcext:value-type="float">
            <text:p>5.63601722054009</text:p>
          </table:table-cell>
          <table:table-cell office:value-type="float" office:value="0.158111847057074" calcext:value-type="float">
            <text:p>0.1581118470570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3915881319368" calcext:value-type="float">
            <text:p>5.63915881319368</text:p>
          </table:table-cell>
          <table:table-cell office:value-type="float" office:value="0.15179930684843" calcext:value-type="float">
            <text:p>0.151799306848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4230040584727" calcext:value-type="float">
            <text:p>5.64230040584727</text:p>
          </table:table-cell>
          <table:table-cell office:value-type="float" office:value="0.426854366310182" calcext:value-type="float">
            <text:p>0.42685436631018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4544199850086" calcext:value-type="float">
            <text:p>5.64544199850086</text:p>
          </table:table-cell>
          <table:table-cell office:value-type="float" office:value="0.272513821007381" calcext:value-type="float">
            <text:p>0.2725138210073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4858359115445" calcext:value-type="float">
            <text:p>5.64858359115445</text:p>
          </table:table-cell>
          <table:table-cell office:value-type="float" office:value="0.322162090693442" calcext:value-type="float">
            <text:p>0.3221620906934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5172518380804" calcext:value-type="float">
            <text:p>5.65172518380804</text:p>
          </table:table-cell>
          <table:table-cell office:value-type="float" office:value="0.261936474884535" calcext:value-type="float">
            <text:p>0.2619364748845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5486677646163" calcext:value-type="float">
            <text:p>5.65486677646163</text:p>
          </table:table-cell>
          <table:table-cell office:value-type="float" office:value="0.199558369383627" calcext:value-type="float">
            <text:p>0.1995583693836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5800836911522" calcext:value-type="float">
            <text:p>5.65800836911522</text:p>
          </table:table-cell>
          <table:table-cell office:value-type="float" office:value="0.226039239327357" calcext:value-type="float">
            <text:p>0.22603923932735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6114996176881" calcext:value-type="float">
            <text:p>5.66114996176881</text:p>
          </table:table-cell>
          <table:table-cell office:value-type="float" office:value="0.353601357636389" calcext:value-type="float">
            <text:p>0.3536013576363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642915544224" calcext:value-type="float">
            <text:p>5.6642915544224</text:p>
          </table:table-cell>
          <table:table-cell office:value-type="float" office:value="0.273145476521725" calcext:value-type="float">
            <text:p>0.2731454765217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6743314707599" calcext:value-type="float">
            <text:p>5.66743314707599</text:p>
          </table:table-cell>
          <table:table-cell office:value-type="float" office:value="0.0504382128497957" calcext:value-type="float">
            <text:p>0.0504382128497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7057473972958" calcext:value-type="float">
            <text:p>5.67057473972958</text:p>
          </table:table-cell>
          <table:table-cell office:value-type="float" office:value="0.152698952667205" calcext:value-type="float">
            <text:p>0.1526989526672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7371633238317" calcext:value-type="float">
            <text:p>5.67371633238317</text:p>
          </table:table-cell>
          <table:table-cell office:value-type="float" office:value="0.291921767227664" calcext:value-type="float">
            <text:p>0.2919217672276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7685792503676" calcext:value-type="float">
            <text:p>5.67685792503676</text:p>
          </table:table-cell>
          <table:table-cell office:value-type="float" office:value="0.378859174401856" calcext:value-type="float">
            <text:p>0.3788591744018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7999951769035" calcext:value-type="float">
            <text:p>5.67999951769035</text:p>
          </table:table-cell>
          <table:table-cell office:value-type="float" office:value="0.116791392648968" calcext:value-type="float">
            <text:p>0.1167913926489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8314111034394" calcext:value-type="float">
            <text:p>5.68314111034394</text:p>
          </table:table-cell>
          <table:table-cell office:value-type="float" office:value="0.470044675198293" calcext:value-type="float">
            <text:p>0.4700446751982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8628270299753" calcext:value-type="float">
            <text:p>5.68628270299753</text:p>
          </table:table-cell>
          <table:table-cell office:value-type="float" office:value="0.493138138702753" calcext:value-type="float">
            <text:p>0.4931381387027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8942429565112" calcext:value-type="float">
            <text:p>5.68942429565112</text:p>
          </table:table-cell>
          <table:table-cell office:value-type="float" office:value="0.178041478204314" calcext:value-type="float">
            <text:p>0.1780414782043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9256588830471" calcext:value-type="float">
            <text:p>5.69256588830471</text:p>
          </table:table-cell>
          <table:table-cell office:value-type="float" office:value="0.434828148330155" calcext:value-type="float">
            <text:p>0.4348281483301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957074809583" calcext:value-type="float">
            <text:p>5.6957074809583</text:p>
          </table:table-cell>
          <table:table-cell office:value-type="float" office:value="0.123287995366827" calcext:value-type="float">
            <text:p>0.1232879953668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69884907361189" calcext:value-type="float">
            <text:p>5.69884907361189</text:p>
          </table:table-cell>
          <table:table-cell office:value-type="float" office:value="0.20957765644704" calcext:value-type="float">
            <text:p>0.2095776564470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0199066626548" calcext:value-type="float">
            <text:p>5.70199066626548</text:p>
          </table:table-cell>
          <table:table-cell office:value-type="float" office:value="0.0905894264651599" calcext:value-type="float">
            <text:p>0.090589426465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0513225891907" calcext:value-type="float">
            <text:p>5.70513225891907</text:p>
          </table:table-cell>
          <table:table-cell office:value-type="float" office:value="0.390245343551835" calcext:value-type="float">
            <text:p>0.39024534355183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0827385157265" calcext:value-type="float">
            <text:p>5.70827385157265</text:p>
          </table:table-cell>
          <table:table-cell office:value-type="float" office:value="0.0942447280714948" calcext:value-type="float">
            <text:p>0.09424472807149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1141544422624" calcext:value-type="float">
            <text:p>5.71141544422624</text:p>
          </table:table-cell>
          <table:table-cell office:value-type="float" office:value="0.0376029345876656" calcext:value-type="float">
            <text:p>0.03760293458766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1455703687983" calcext:value-type="float">
            <text:p>5.71455703687983</text:p>
          </table:table-cell>
          <table:table-cell office:value-type="float" office:value="0.229708834767946" calcext:value-type="float">
            <text:p>0.2297088347679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1769862953342" calcext:value-type="float">
            <text:p>5.71769862953342</text:p>
          </table:table-cell>
          <table:table-cell office:value-type="float" office:value="0.346559724478823" calcext:value-type="float">
            <text:p>0.3465597244788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2084022218701" calcext:value-type="float">
            <text:p>5.72084022218701</text:p>
          </table:table-cell>
          <table:table-cell office:value-type="float" office:value="0.435766329815468" calcext:value-type="float">
            <text:p>0.4357663298154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239818148406" calcext:value-type="float">
            <text:p>5.7239818148406</text:p>
          </table:table-cell>
          <table:table-cell office:value-type="float" office:value="0.158897402180491" calcext:value-type="float">
            <text:p>0.1588974021804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2712340749419" calcext:value-type="float">
            <text:p>5.72712340749419</text:p>
          </table:table-cell>
          <table:table-cell office:value-type="float" office:value="0.480116471061125" calcext:value-type="float">
            <text:p>0.4801164710611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3026500014778" calcext:value-type="float">
            <text:p>5.73026500014778</text:p>
          </table:table-cell>
          <table:table-cell office:value-type="float" office:value="0.235593525084638" calcext:value-type="float">
            <text:p>0.2355935250846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3340659280137" calcext:value-type="float">
            <text:p>5.73340659280137</text:p>
          </table:table-cell>
          <table:table-cell office:value-type="float" office:value="0.16007631544814" calcext:value-type="float">
            <text:p>0.160076315448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3654818545496" calcext:value-type="float">
            <text:p>5.73654818545496</text:p>
          </table:table-cell>
          <table:table-cell office:value-type="float" office:value="0.437028459738586" calcext:value-type="float">
            <text:p>0.4370284597385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3968977810855" calcext:value-type="float">
            <text:p>5.73968977810855</text:p>
          </table:table-cell>
          <table:table-cell office:value-type="float" office:value="0.472365963191063" calcext:value-type="float">
            <text:p>0.47236596319106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4283137076214" calcext:value-type="float">
            <text:p>5.74283137076214</text:p>
          </table:table-cell>
          <table:table-cell office:value-type="float" office:value="0.112810702864817" calcext:value-type="float">
            <text:p>0.1128107028648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4597296341573" calcext:value-type="float">
            <text:p>5.74597296341573</text:p>
          </table:table-cell>
          <table:table-cell office:value-type="float" office:value="0.43428001024212" calcext:value-type="float">
            <text:p>0.434280010242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4911455606932" calcext:value-type="float">
            <text:p>5.74911455606932</text:p>
          </table:table-cell>
          <table:table-cell office:value-type="float" office:value="0.357466815728586" calcext:value-type="float">
            <text:p>0.35746681572858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5225614872291" calcext:value-type="float">
            <text:p>5.75225614872291</text:p>
          </table:table-cell>
          <table:table-cell office:value-type="float" office:value="0.424422844901784" calcext:value-type="float">
            <text:p>0.42442284490178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553977413765" calcext:value-type="float">
            <text:p>5.7553977413765</text:p>
          </table:table-cell>
          <table:table-cell office:value-type="float" office:value="0.184171027861456" calcext:value-type="float">
            <text:p>0.1841710278614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5853933403009" calcext:value-type="float">
            <text:p>5.75853933403009</text:p>
          </table:table-cell>
          <table:table-cell office:value-type="float" office:value="0.367604966482213" calcext:value-type="float">
            <text:p>0.3676049664822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6168092668368" calcext:value-type="float">
            <text:p>5.76168092668368</text:p>
          </table:table-cell>
          <table:table-cell office:value-type="float" office:value="0.255096482989416" calcext:value-type="float">
            <text:p>0.2550964829894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6482251933727" calcext:value-type="float">
            <text:p>5.76482251933727</text:p>
          </table:table-cell>
          <table:table-cell office:value-type="float" office:value="0.427696026866122" calcext:value-type="float">
            <text:p>0.4276960268661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6796411199086" calcext:value-type="float">
            <text:p>5.76796411199086</text:p>
          </table:table-cell>
          <table:table-cell office:value-type="float" office:value="0.284321860339259" calcext:value-type="float">
            <text:p>0.2843218603392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7110570464445" calcext:value-type="float">
            <text:p>5.77110570464445</text:p>
          </table:table-cell>
          <table:table-cell office:value-type="float" office:value="0.382526603729692" calcext:value-type="float">
            <text:p>0.3825266037296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7424729729804" calcext:value-type="float">
            <text:p>5.77424729729804</text:p>
          </table:table-cell>
          <table:table-cell office:value-type="float" office:value="0.129516244647553" calcext:value-type="float">
            <text:p>0.1295162446475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7738888995163" calcext:value-type="float">
            <text:p>5.77738888995163</text:p>
          </table:table-cell>
          <table:table-cell office:value-type="float" office:value="0.0672725697372534" calcext:value-type="float">
            <text:p>0.0672725697372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8053048260522" calcext:value-type="float">
            <text:p>5.78053048260522</text:p>
          </table:table-cell>
          <table:table-cell office:value-type="float" office:value="0.378093949577413" calcext:value-type="float">
            <text:p>0.3780939495774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8367207525881" calcext:value-type="float">
            <text:p>5.78367207525881</text:p>
          </table:table-cell>
          <table:table-cell office:value-type="float" office:value="0.213910860177218" calcext:value-type="float">
            <text:p>0.2139108601772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868136679124" calcext:value-type="float">
            <text:p>5.7868136679124</text:p>
          </table:table-cell>
          <table:table-cell office:value-type="float" office:value="0.114631539527749" calcext:value-type="float">
            <text:p>0.1146315395277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8995526056599" calcext:value-type="float">
            <text:p>5.78995526056599</text:p>
          </table:table-cell>
          <table:table-cell office:value-type="float" office:value="0.463351967289994" calcext:value-type="float">
            <text:p>0.4633519672899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9309685321958" calcext:value-type="float">
            <text:p>5.79309685321958</text:p>
          </table:table-cell>
          <table:table-cell office:value-type="float" office:value="0.351114499657006" calcext:value-type="float">
            <text:p>0.3511144996570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9623844587317" calcext:value-type="float">
            <text:p>5.79623844587317</text:p>
          </table:table-cell>
          <table:table-cell office:value-type="float" office:value="0.244161770637894" calcext:value-type="float">
            <text:p>0.2441617706378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79938003852676" calcext:value-type="float">
            <text:p>5.79938003852676</text:p>
          </table:table-cell>
          <table:table-cell office:value-type="float" office:value="0.321053103171479" calcext:value-type="float">
            <text:p>0.3210531031714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0252163118035" calcext:value-type="float">
            <text:p>5.80252163118035</text:p>
          </table:table-cell>
          <table:table-cell office:value-type="float" office:value="0.426535712555579" calcext:value-type="float">
            <text:p>0.4265357125555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0566322383394" calcext:value-type="float">
            <text:p>5.80566322383394</text:p>
          </table:table-cell>
          <table:table-cell office:value-type="float" office:value="0.0185358743307024" calcext:value-type="float">
            <text:p>0.01853587433070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0880481648753" calcext:value-type="float">
            <text:p>5.80880481648753</text:p>
          </table:table-cell>
          <table:table-cell office:value-type="float" office:value="0.461115785878298" calcext:value-type="float">
            <text:p>0.4611157858782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1194640914112" calcext:value-type="float">
            <text:p>5.81194640914112</text:p>
          </table:table-cell>
          <table:table-cell office:value-type="float" office:value="0.324630247424006" calcext:value-type="float">
            <text:p>0.3246302474240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1508800179471" calcext:value-type="float">
            <text:p>5.81508800179471</text:p>
          </table:table-cell>
          <table:table-cell office:value-type="float" office:value="0.191581060299437" calcext:value-type="float">
            <text:p>0.1915810602994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182295944483" calcext:value-type="float">
            <text:p>5.8182295944483</text:p>
          </table:table-cell>
          <table:table-cell office:value-type="float" office:value="0.135720523911829" calcext:value-type="float">
            <text:p>0.1357205239118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2137118710189" calcext:value-type="float">
            <text:p>5.82137118710189</text:p>
          </table:table-cell>
          <table:table-cell office:value-type="float" office:value="0.233540881104593" calcext:value-type="float">
            <text:p>0.23354088110459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2451277975548" calcext:value-type="float">
            <text:p>5.82451277975548</text:p>
          </table:table-cell>
          <table:table-cell office:value-type="float" office:value="0.148398927091371" calcext:value-type="float">
            <text:p>0.1483989270913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2765437240907" calcext:value-type="float">
            <text:p>5.82765437240907</text:p>
          </table:table-cell>
          <table:table-cell office:value-type="float" office:value="0.139297115504462" calcext:value-type="float">
            <text:p>0.13929711550446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3079596506266" calcext:value-type="float">
            <text:p>5.83079596506266</text:p>
          </table:table-cell>
          <table:table-cell office:value-type="float" office:value="0.237908483213554" calcext:value-type="float">
            <text:p>0.2379084832135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3393755771625" calcext:value-type="float">
            <text:p>5.83393755771625</text:p>
          </table:table-cell>
          <table:table-cell office:value-type="float" office:value="0.279350675782734" calcext:value-type="float">
            <text:p>0.27935067578273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3707915036984" calcext:value-type="float">
            <text:p>5.83707915036984</text:p>
          </table:table-cell>
          <table:table-cell office:value-type="float" office:value="0.325304631601244" calcext:value-type="float">
            <text:p>0.3253046316012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4022074302343" calcext:value-type="float">
            <text:p>5.84022074302343</text:p>
          </table:table-cell>
          <table:table-cell office:value-type="float" office:value="0.128456669570517" calcext:value-type="float">
            <text:p>0.1284566695705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4336233567702" calcext:value-type="float">
            <text:p>5.84336233567702</text:p>
          </table:table-cell>
          <table:table-cell office:value-type="float" office:value="0.392503209808421" calcext:value-type="float">
            <text:p>0.3925032098084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4650392833061" calcext:value-type="float">
            <text:p>5.84650392833061</text:p>
          </table:table-cell>
          <table:table-cell office:value-type="float" office:value="0.463332028989507" calcext:value-type="float">
            <text:p>0.4633320289895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496455209842" calcext:value-type="float">
            <text:p>5.8496455209842</text:p>
          </table:table-cell>
          <table:table-cell office:value-type="float" office:value="0.423318363273022" calcext:value-type="float">
            <text:p>0.4233183632730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5278711363779" calcext:value-type="float">
            <text:p>5.85278711363779</text:p>
          </table:table-cell>
          <table:table-cell office:value-type="float" office:value="0.403788165077549" calcext:value-type="float">
            <text:p>0.4037881650775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5592870629137" calcext:value-type="float">
            <text:p>5.85592870629137</text:p>
          </table:table-cell>
          <table:table-cell office:value-type="float" office:value="0.29927076859423" calcext:value-type="float">
            <text:p>0.299270768594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5907029894497" calcext:value-type="float">
            <text:p>5.85907029894497</text:p>
          </table:table-cell>
          <table:table-cell office:value-type="float" office:value="0.0624272837999963" calcext:value-type="float">
            <text:p>0.06242728379999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6221189159855" calcext:value-type="float">
            <text:p>5.86221189159855</text:p>
          </table:table-cell>
          <table:table-cell office:value-type="float" office:value="0.22611790631249" calcext:value-type="float">
            <text:p>0.226117906312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6535348425214" calcext:value-type="float">
            <text:p>5.86535348425214</text:p>
          </table:table-cell>
          <table:table-cell office:value-type="float" office:value="0.337319147738254" calcext:value-type="float">
            <text:p>0.3373191477382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6849507690573" calcext:value-type="float">
            <text:p>5.86849507690573</text:p>
          </table:table-cell>
          <table:table-cell office:value-type="float" office:value="0.053429544723723" calcext:value-type="float">
            <text:p>0.0534295447237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7163666955932" calcext:value-type="float">
            <text:p>5.87163666955932</text:p>
          </table:table-cell>
          <table:table-cell office:value-type="float" office:value="0.458310173321531" calcext:value-type="float">
            <text:p>0.4583101733215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7477826221291" calcext:value-type="float">
            <text:p>5.87477826221291</text:p>
          </table:table-cell>
          <table:table-cell office:value-type="float" office:value="0.219256768825451" calcext:value-type="float">
            <text:p>0.2192567688254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779198548665" calcext:value-type="float">
            <text:p>5.8779198548665</text:p>
          </table:table-cell>
          <table:table-cell office:value-type="float" office:value="0.169414892250817" calcext:value-type="float">
            <text:p>0.1694148922508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8106144752009" calcext:value-type="float">
            <text:p>5.88106144752009</text:p>
          </table:table-cell>
          <table:table-cell office:value-type="float" office:value="0.203937229940455" calcext:value-type="float">
            <text:p>0.2039372299404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8420304017368" calcext:value-type="float">
            <text:p>5.88420304017368</text:p>
          </table:table-cell>
          <table:table-cell office:value-type="float" office:value="0.200272976358691" calcext:value-type="float">
            <text:p>0.2002729763586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8734463282727" calcext:value-type="float">
            <text:p>5.88734463282727</text:p>
          </table:table-cell>
          <table:table-cell office:value-type="float" office:value="0.129349547869343" calcext:value-type="float">
            <text:p>0.1293495478693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9048622548086" calcext:value-type="float">
            <text:p>5.89048622548086</text:p>
          </table:table-cell>
          <table:table-cell office:value-type="float" office:value="0.0757573089018183" calcext:value-type="float">
            <text:p>0.0757573089018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9362781813445" calcext:value-type="float">
            <text:p>5.89362781813445</text:p>
          </table:table-cell>
          <table:table-cell office:value-type="float" office:value="0.247492955995094" calcext:value-type="float">
            <text:p>0.24749295599509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9676941078804" calcext:value-type="float">
            <text:p>5.89676941078804</text:p>
          </table:table-cell>
          <table:table-cell office:value-type="float" office:value="0.344884988443468" calcext:value-type="float">
            <text:p>0.3448849884434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89991100344163" calcext:value-type="float">
            <text:p>5.89991100344163</text:p>
          </table:table-cell>
          <table:table-cell office:value-type="float" office:value="0.211159918035001" calcext:value-type="float">
            <text:p>0.2111599180350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0305259609522" calcext:value-type="float">
            <text:p>5.90305259609522</text:p>
          </table:table-cell>
          <table:table-cell office:value-type="float" office:value="0.307058776084429" calcext:value-type="float">
            <text:p>0.3070587760844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0619418874881" calcext:value-type="float">
            <text:p>5.90619418874881</text:p>
          </table:table-cell>
          <table:table-cell office:value-type="float" office:value="0.0461624595820542" calcext:value-type="float">
            <text:p>0.0461624595820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093357814024" calcext:value-type="float">
            <text:p>5.9093357814024</text:p>
          </table:table-cell>
          <table:table-cell office:value-type="float" office:value="0.214166444732926" calcext:value-type="float">
            <text:p>0.2141664447329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1247737405599" calcext:value-type="float">
            <text:p>5.91247737405599</text:p>
          </table:table-cell>
          <table:table-cell office:value-type="float" office:value="0.298316037861391" calcext:value-type="float">
            <text:p>0.2983160378613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1561896670958" calcext:value-type="float">
            <text:p>5.91561896670958</text:p>
          </table:table-cell>
          <table:table-cell office:value-type="float" office:value="0.396402492932913" calcext:value-type="float">
            <text:p>0.39640249293291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1876055936317" calcext:value-type="float">
            <text:p>5.91876055936317</text:p>
          </table:table-cell>
          <table:table-cell office:value-type="float" office:value="0.310343591254975" calcext:value-type="float">
            <text:p>0.3103435912549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2190215201676" calcext:value-type="float">
            <text:p>5.92190215201676</text:p>
          </table:table-cell>
          <table:table-cell office:value-type="float" office:value="0.436484010826299" calcext:value-type="float">
            <text:p>0.4364840108262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2504374467035" calcext:value-type="float">
            <text:p>5.92504374467035</text:p>
          </table:table-cell>
          <table:table-cell office:value-type="float" office:value="0.0406796619862746" calcext:value-type="float">
            <text:p>0.0406796619862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2818533732394" calcext:value-type="float">
            <text:p>5.92818533732394</text:p>
          </table:table-cell>
          <table:table-cell office:value-type="float" office:value="0.185206395935681" calcext:value-type="float">
            <text:p>0.1852063959356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3132692997753" calcext:value-type="float">
            <text:p>5.93132692997753</text:p>
          </table:table-cell>
          <table:table-cell office:value-type="float" office:value="0.366304919288537" calcext:value-type="float">
            <text:p>0.36630491928853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3446852263112" calcext:value-type="float">
            <text:p>5.93446852263112</text:p>
          </table:table-cell>
          <table:table-cell office:value-type="float" office:value="0.426553789478778" calcext:value-type="float">
            <text:p>0.4265537894787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3761011528471" calcext:value-type="float">
            <text:p>5.93761011528471</text:p>
          </table:table-cell>
          <table:table-cell office:value-type="float" office:value="0.406519257166398" calcext:value-type="float">
            <text:p>0.40651925716639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407517079383" calcext:value-type="float">
            <text:p>5.9407517079383</text:p>
          </table:table-cell>
          <table:table-cell office:value-type="float" office:value="0.133876192903648" calcext:value-type="float">
            <text:p>0.1338761929036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4389330059189" calcext:value-type="float">
            <text:p>5.94389330059189</text:p>
          </table:table-cell>
          <table:table-cell office:value-type="float" office:value="0.457634702445951" calcext:value-type="float">
            <text:p>0.45763470244595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4703489324548" calcext:value-type="float">
            <text:p>5.94703489324548</text:p>
          </table:table-cell>
          <table:table-cell office:value-type="float" office:value="0.432014921163188" calcext:value-type="float">
            <text:p>0.43201492116318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5017648589907" calcext:value-type="float">
            <text:p>5.95017648589907</text:p>
          </table:table-cell>
          <table:table-cell office:value-type="float" office:value="0.00655948690168051" calcext:value-type="float">
            <text:p>0.0065594869016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5331807855266" calcext:value-type="float">
            <text:p>5.95331807855266</text:p>
          </table:table-cell>
          <table:table-cell office:value-type="float" office:value="0.301127720067268" calcext:value-type="float">
            <text:p>0.30112772006726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5645967120625" calcext:value-type="float">
            <text:p>5.95645967120625</text:p>
          </table:table-cell>
          <table:table-cell office:value-type="float" office:value="0.369260259029343" calcext:value-type="float">
            <text:p>0.36926025902934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5960126385984" calcext:value-type="float">
            <text:p>5.95960126385984</text:p>
          </table:table-cell>
          <table:table-cell office:value-type="float" office:value="0.181449111587487" calcext:value-type="float">
            <text:p>0.1814491115874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6274285651343" calcext:value-type="float">
            <text:p>5.96274285651343</text:p>
          </table:table-cell>
          <table:table-cell office:value-type="float" office:value="0.105022007126889" calcext:value-type="float">
            <text:p>0.10502200712688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6588444916702" calcext:value-type="float">
            <text:p>5.96588444916702</text:p>
          </table:table-cell>
          <table:table-cell office:value-type="float" office:value="0.426717874275055" calcext:value-type="float">
            <text:p>0.42671787427505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6902604182061" calcext:value-type="float">
            <text:p>5.96902604182061</text:p>
          </table:table-cell>
          <table:table-cell office:value-type="float" office:value="0.0127329529787281" calcext:value-type="float">
            <text:p>0.0127329529787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721676344742" calcext:value-type="float">
            <text:p>5.9721676344742</text:p>
          </table:table-cell>
          <table:table-cell office:value-type="float" office:value="0.066331902624402" calcext:value-type="float">
            <text:p>0.0663319026244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7530922712779" calcext:value-type="float">
            <text:p>5.97530922712779</text:p>
          </table:table-cell>
          <table:table-cell office:value-type="float" office:value="0.00140663986534145" calcext:value-type="float">
            <text:p>0.00140663986534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7845081978138" calcext:value-type="float">
            <text:p>5.97845081978138</text:p>
          </table:table-cell>
          <table:table-cell office:value-type="float" office:value="0.362787622290107" calcext:value-type="float">
            <text:p>0.36278762229010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8159241243497" calcext:value-type="float">
            <text:p>5.98159241243497</text:p>
          </table:table-cell>
          <table:table-cell office:value-type="float" office:value="0.0447855670146729" calcext:value-type="float">
            <text:p>0.0447855670146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8473400508856" calcext:value-type="float">
            <text:p>5.98473400508856</text:p>
          </table:table-cell>
          <table:table-cell office:value-type="float" office:value="0.389816330603044" calcext:value-type="float">
            <text:p>0.3898163306030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8787559774215" calcext:value-type="float">
            <text:p>5.98787559774215</text:p>
          </table:table-cell>
          <table:table-cell office:value-type="float" office:value="0.42812992649997" calcext:value-type="float">
            <text:p>0.428129926499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9101719039574" calcext:value-type="float">
            <text:p>5.99101719039574</text:p>
          </table:table-cell>
          <table:table-cell office:value-type="float" office:value="0.316761692170308" calcext:value-type="float">
            <text:p>0.3167616921703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9415878304933" calcext:value-type="float">
            <text:p>5.99415878304933</text:p>
          </table:table-cell>
          <table:table-cell office:value-type="float" office:value="0.0126461079776993" calcext:value-type="float">
            <text:p>0.0126461079776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5.99730037570292" calcext:value-type="float">
            <text:p>5.99730037570292</text:p>
          </table:table-cell>
          <table:table-cell office:value-type="float" office:value="0.106057075259687" calcext:value-type="float">
            <text:p>0.1060570752596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0044196835651" calcext:value-type="float">
            <text:p>6.00044196835651</text:p>
          </table:table-cell>
          <table:table-cell office:value-type="float" office:value="0.147529360105218" calcext:value-type="float">
            <text:p>0.1475293601052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035835610101" calcext:value-type="float">
            <text:p>6.0035835610101</text:p>
          </table:table-cell>
          <table:table-cell office:value-type="float" office:value="0.369518007303906" calcext:value-type="float">
            <text:p>0.3695180073039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0672515366369" calcext:value-type="float">
            <text:p>6.00672515366369</text:p>
          </table:table-cell>
          <table:table-cell office:value-type="float" office:value="0.436858550190271" calcext:value-type="float">
            <text:p>0.43685855019027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0986674631727" calcext:value-type="float">
            <text:p>6.00986674631727</text:p>
          </table:table-cell>
          <table:table-cell office:value-type="float" office:value="0.243712998195024" calcext:value-type="float">
            <text:p>0.2437129981950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1300833897086" calcext:value-type="float">
            <text:p>6.01300833897086</text:p>
          </table:table-cell>
          <table:table-cell office:value-type="float" office:value="0.241272814296481" calcext:value-type="float">
            <text:p>0.2412728142964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1614993162445" calcext:value-type="float">
            <text:p>6.01614993162445</text:p>
          </table:table-cell>
          <table:table-cell office:value-type="float" office:value="0.00243123129606709" calcext:value-type="float">
            <text:p>0.00243123129606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1929152427804" calcext:value-type="float">
            <text:p>6.01929152427804</text:p>
          </table:table-cell>
          <table:table-cell office:value-type="float" office:value="0.0448822864101334" calcext:value-type="float">
            <text:p>0.0448822864101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2243311693163" calcext:value-type="float">
            <text:p>6.02243311693163</text:p>
          </table:table-cell>
          <table:table-cell office:value-type="float" office:value="0.392947687583678" calcext:value-type="float">
            <text:p>0.39294768758367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2557470958522" calcext:value-type="float">
            <text:p>6.02557470958522</text:p>
          </table:table-cell>
          <table:table-cell office:value-type="float" office:value="0.405657536798427" calcext:value-type="float">
            <text:p>0.4056575367984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2871630223881" calcext:value-type="float">
            <text:p>6.02871630223881</text:p>
          </table:table-cell>
          <table:table-cell office:value-type="float" office:value="0.138770066704301" calcext:value-type="float">
            <text:p>0.13877006670430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318578948924" calcext:value-type="float">
            <text:p>6.0318578948924</text:p>
          </table:table-cell>
          <table:table-cell office:value-type="float" office:value="0.372481793185323" calcext:value-type="float">
            <text:p>0.3724817931853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3499948754599" calcext:value-type="float">
            <text:p>6.03499948754599</text:p>
          </table:table-cell>
          <table:table-cell office:value-type="float" office:value="0.439278133654411" calcext:value-type="float">
            <text:p>0.4392781336544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3814108019958" calcext:value-type="float">
            <text:p>6.03814108019958</text:p>
          </table:table-cell>
          <table:table-cell office:value-type="float" office:value="0.338013285771387" calcext:value-type="float">
            <text:p>0.33801328577138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4128267285317" calcext:value-type="float">
            <text:p>6.04128267285317</text:p>
          </table:table-cell>
          <table:table-cell office:value-type="float" office:value="0.237235144748099" calcext:value-type="float">
            <text:p>0.2372351447480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4442426550676" calcext:value-type="float">
            <text:p>6.04442426550676</text:p>
          </table:table-cell>
          <table:table-cell office:value-type="float" office:value="0.483878418279579" calcext:value-type="float">
            <text:p>0.4838784182795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4756585816035" calcext:value-type="float">
            <text:p>6.04756585816035</text:p>
          </table:table-cell>
          <table:table-cell office:value-type="float" office:value="0.398563583851647" calcext:value-type="float">
            <text:p>0.39856358385164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5070745081394" calcext:value-type="float">
            <text:p>6.05070745081394</text:p>
          </table:table-cell>
          <table:table-cell office:value-type="float" office:value="0.328715361953329" calcext:value-type="float">
            <text:p>0.32871536195332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5384904346753" calcext:value-type="float">
            <text:p>6.05384904346753</text:p>
          </table:table-cell>
          <table:table-cell office:value-type="float" office:value="0.179445404172828" calcext:value-type="float">
            <text:p>0.17944540417282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5699063612112" calcext:value-type="float">
            <text:p>6.05699063612112</text:p>
          </table:table-cell>
          <table:table-cell office:value-type="float" office:value="0.223133985324361" calcext:value-type="float">
            <text:p>0.22313398532436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6013222877471" calcext:value-type="float">
            <text:p>6.06013222877471</text:p>
          </table:table-cell>
          <table:table-cell office:value-type="float" office:value="0.229776258618433" calcext:value-type="float">
            <text:p>0.2297762586184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632738214283" calcext:value-type="float">
            <text:p>6.0632738214283</text:p>
          </table:table-cell>
          <table:table-cell office:value-type="float" office:value="0.413333353012944" calcext:value-type="float">
            <text:p>0.41333335301294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6641541408189" calcext:value-type="float">
            <text:p>6.06641541408189</text:p>
          </table:table-cell>
          <table:table-cell office:value-type="float" office:value="0.446044153961199" calcext:value-type="float">
            <text:p>0.44604415396119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6955700673548" calcext:value-type="float">
            <text:p>6.06955700673548</text:p>
          </table:table-cell>
          <table:table-cell office:value-type="float" office:value="0.42809579037704" calcext:value-type="float">
            <text:p>0.4280957903770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7269859938907" calcext:value-type="float">
            <text:p>6.07269859938907</text:p>
          </table:table-cell>
          <table:table-cell office:value-type="float" office:value="0.0212908752743177" calcext:value-type="float">
            <text:p>0.02129087527431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7584019204266" calcext:value-type="float">
            <text:p>6.07584019204266</text:p>
          </table:table-cell>
          <table:table-cell office:value-type="float" office:value="0.146972175754454" calcext:value-type="float">
            <text:p>0.1469721757544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7898178469625" calcext:value-type="float">
            <text:p>6.07898178469625</text:p>
          </table:table-cell>
          <table:table-cell office:value-type="float" office:value="0.268724747983595" calcext:value-type="float">
            <text:p>0.26872474798359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8212337734984" calcext:value-type="float">
            <text:p>6.08212337734984</text:p>
          </table:table-cell>
          <table:table-cell office:value-type="float" office:value="0.161387026841333" calcext:value-type="float">
            <text:p>0.16138702684133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8526497000343" calcext:value-type="float">
            <text:p>6.08526497000343</text:p>
          </table:table-cell>
          <table:table-cell office:value-type="float" office:value="0.247386043670942" calcext:value-type="float">
            <text:p>0.2473860436709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8840656265702" calcext:value-type="float">
            <text:p>6.08840656265702</text:p>
          </table:table-cell>
          <table:table-cell office:value-type="float" office:value="0.279987028393274" calcext:value-type="float">
            <text:p>0.2799870283932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9154815531061" calcext:value-type="float">
            <text:p>6.09154815531061</text:p>
          </table:table-cell>
          <table:table-cell office:value-type="float" office:value="0.0754758671003805" calcext:value-type="float">
            <text:p>0.07547586710038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946897479642" calcext:value-type="float">
            <text:p>6.0946897479642</text:p>
          </table:table-cell>
          <table:table-cell office:value-type="float" office:value="0.30024706763392" calcext:value-type="float">
            <text:p>0.3002470676339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09783134061779" calcext:value-type="float">
            <text:p>6.09783134061779</text:p>
          </table:table-cell>
          <table:table-cell office:value-type="float" office:value="0.00173294641081745" calcext:value-type="float">
            <text:p>0.0017329464108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0097293327138" calcext:value-type="float">
            <text:p>6.10097293327138</text:p>
          </table:table-cell>
          <table:table-cell office:value-type="float" office:value="0.496622208242975" calcext:value-type="float">
            <text:p>0.4966222082429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0411452592497" calcext:value-type="float">
            <text:p>6.10411452592497</text:p>
          </table:table-cell>
          <table:table-cell office:value-type="float" office:value="0.15104008252065" calcext:value-type="float">
            <text:p>0.151040082520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0725611857856" calcext:value-type="float">
            <text:p>6.10725611857856</text:p>
          </table:table-cell>
          <table:table-cell office:value-type="float" office:value="0.146608945617656" calcext:value-type="float">
            <text:p>0.14660894561765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1039771123215" calcext:value-type="float">
            <text:p>6.11039771123215</text:p>
          </table:table-cell>
          <table:table-cell office:value-type="float" office:value="0.147353775905897" calcext:value-type="float">
            <text:p>0.1473537759058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1353930388574" calcext:value-type="float">
            <text:p>6.11353930388574</text:p>
          </table:table-cell>
          <table:table-cell office:value-type="float" office:value="0.266675252763974" calcext:value-type="float">
            <text:p>0.26667525276397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1668089653933" calcext:value-type="float">
            <text:p>6.11668089653933</text:p>
          </table:table-cell>
          <table:table-cell office:value-type="float" office:value="0.382084941109905" calcext:value-type="float">
            <text:p>0.38208494110990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1982248919292" calcext:value-type="float">
            <text:p>6.11982248919292</text:p>
          </table:table-cell>
          <table:table-cell office:value-type="float" office:value="0.00626571285177918" calcext:value-type="float">
            <text:p>0.00626571285177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2296408184651" calcext:value-type="float">
            <text:p>6.12296408184651</text:p>
          </table:table-cell>
          <table:table-cell office:value-type="float" office:value="0.00327416235155803" calcext:value-type="float">
            <text:p>0.00327416235155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261056745001" calcext:value-type="float">
            <text:p>6.1261056745001</text:p>
          </table:table-cell>
          <table:table-cell office:value-type="float" office:value="0.37597648886764" calcext:value-type="float">
            <text:p>0.375976488867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2924726715369" calcext:value-type="float">
            <text:p>6.12924726715369</text:p>
          </table:table-cell>
          <table:table-cell office:value-type="float" office:value="0.104772213181145" calcext:value-type="float">
            <text:p>0.10477221318114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3238885980728" calcext:value-type="float">
            <text:p>6.13238885980728</text:p>
          </table:table-cell>
          <table:table-cell office:value-type="float" office:value="0.375772176992722" calcext:value-type="float">
            <text:p>0.37577217699272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3553045246087" calcext:value-type="float">
            <text:p>6.13553045246087</text:p>
          </table:table-cell>
          <table:table-cell office:value-type="float" office:value="0.354098907081383" calcext:value-type="float">
            <text:p>0.35409890708138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3867204511446" calcext:value-type="float">
            <text:p>6.13867204511446</text:p>
          </table:table-cell>
          <table:table-cell office:value-type="float" office:value="0.385709963732531" calcext:value-type="float">
            <text:p>0.3857099637325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4181363776805" calcext:value-type="float">
            <text:p>6.14181363776805</text:p>
          </table:table-cell>
          <table:table-cell office:value-type="float" office:value="0.16984914255708" calcext:value-type="float">
            <text:p>0.169849142557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4495523042164" calcext:value-type="float">
            <text:p>6.14495523042164</text:p>
          </table:table-cell>
          <table:table-cell office:value-type="float" office:value="0.398586868291102" calcext:value-type="float">
            <text:p>0.3985868682911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4809682307523" calcext:value-type="float">
            <text:p>6.14809682307523</text:p>
          </table:table-cell>
          <table:table-cell office:value-type="float" office:value="0.496134063827649" calcext:value-type="float">
            <text:p>0.49613406382764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5123841572882" calcext:value-type="float">
            <text:p>6.15123841572882</text:p>
          </table:table-cell>
          <table:table-cell office:value-type="float" office:value="0.241747450120638" calcext:value-type="float">
            <text:p>0.24174745012063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5438000838241" calcext:value-type="float">
            <text:p>6.15438000838241</text:p>
          </table:table-cell>
          <table:table-cell office:value-type="float" office:value="0.0759275722189078" calcext:value-type="float">
            <text:p>0.07592757221890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57521601036" calcext:value-type="float">
            <text:p>6.157521601036</text:p>
          </table:table-cell>
          <table:table-cell office:value-type="float" office:value="0.183387672551836" calcext:value-type="float">
            <text:p>0.1833876725518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6066319368959" calcext:value-type="float">
            <text:p>6.16066319368959</text:p>
          </table:table-cell>
          <table:table-cell office:value-type="float" office:value="0.494646566849016" calcext:value-type="float">
            <text:p>0.4946465668490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6380478634317" calcext:value-type="float">
            <text:p>6.16380478634317</text:p>
          </table:table-cell>
          <table:table-cell office:value-type="float" office:value="0.283134335845832" calcext:value-type="float">
            <text:p>0.2831343358458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6694637899676" calcext:value-type="float">
            <text:p>6.16694637899676</text:p>
          </table:table-cell>
          <table:table-cell office:value-type="float" office:value="0.14526645883023" calcext:value-type="float">
            <text:p>0.145266458830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7008797165035" calcext:value-type="float">
            <text:p>6.17008797165035</text:p>
          </table:table-cell>
          <table:table-cell office:value-type="float" office:value="0.0787817458529914" calcext:value-type="float">
            <text:p>0.07878174585299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7322956430394" calcext:value-type="float">
            <text:p>6.17322956430394</text:p>
          </table:table-cell>
          <table:table-cell office:value-type="float" office:value="0.341917295573715" calcext:value-type="float">
            <text:p>0.3419172955737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7637115695753" calcext:value-type="float">
            <text:p>6.17637115695753</text:p>
          </table:table-cell>
          <table:table-cell office:value-type="float" office:value="0.372262000173036" calcext:value-type="float">
            <text:p>0.3722620001730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7951274961112" calcext:value-type="float">
            <text:p>6.17951274961112</text:p>
          </table:table-cell>
          <table:table-cell office:value-type="float" office:value="0.35896968911197" calcext:value-type="float">
            <text:p>0.358969689111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8265434226471" calcext:value-type="float">
            <text:p>6.18265434226471</text:p>
          </table:table-cell>
          <table:table-cell office:value-type="float" office:value="0.422902487633327" calcext:value-type="float">
            <text:p>0.42290248763332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857959349183" calcext:value-type="float">
            <text:p>6.1857959349183</text:p>
          </table:table-cell>
          <table:table-cell office:value-type="float" office:value="0.347063046421725" calcext:value-type="float">
            <text:p>0.34706304642172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8893752757189" calcext:value-type="float">
            <text:p>6.18893752757189</text:p>
          </table:table-cell>
          <table:table-cell office:value-type="float" office:value="0.313317769995585" calcext:value-type="float">
            <text:p>0.31331776999558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9207912022548" calcext:value-type="float">
            <text:p>6.19207912022548</text:p>
          </table:table-cell>
          <table:table-cell office:value-type="float" office:value="0.163298943408073" calcext:value-type="float">
            <text:p>0.16329894340807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9522071287907" calcext:value-type="float">
            <text:p>6.19522071287907</text:p>
          </table:table-cell>
          <table:table-cell office:value-type="float" office:value="0.153680041354931" calcext:value-type="float">
            <text:p>0.15368004135493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19836230553266" calcext:value-type="float">
            <text:p>6.19836230553266</text:p>
          </table:table-cell>
          <table:table-cell office:value-type="float" office:value="0.157179691096364" calcext:value-type="float">
            <text:p>0.15717969109636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0150389818625" calcext:value-type="float">
            <text:p>6.20150389818625</text:p>
          </table:table-cell>
          <table:table-cell office:value-type="float" office:value="0.111247223765054" calcext:value-type="float">
            <text:p>0.11124722376505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0464549083984" calcext:value-type="float">
            <text:p>6.20464549083984</text:p>
          </table:table-cell>
          <table:table-cell office:value-type="float" office:value="0.394347883962447" calcext:value-type="float">
            <text:p>0.39434788396244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0778708349343" calcext:value-type="float">
            <text:p>6.20778708349343</text:p>
          </table:table-cell>
          <table:table-cell office:value-type="float" office:value="0.0268302359470459" calcext:value-type="float">
            <text:p>0.02683023594704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1092867614702" calcext:value-type="float">
            <text:p>6.21092867614702</text:p>
          </table:table-cell>
          <table:table-cell office:value-type="float" office:value="0.304051017862465" calcext:value-type="float">
            <text:p>0.30405101786246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1407026880061" calcext:value-type="float">
            <text:p>6.21407026880061</text:p>
          </table:table-cell>
          <table:table-cell office:value-type="float" office:value="0.0533346750404515" calcext:value-type="float">
            <text:p>0.05333467504045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172118614542" calcext:value-type="float">
            <text:p>6.2172118614542</text:p>
          </table:table-cell>
          <table:table-cell office:value-type="float" office:value="0.135610139223302" calcext:value-type="float">
            <text:p>0.1356101392233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2035345410779" calcext:value-type="float">
            <text:p>6.22035345410779</text:p>
          </table:table-cell>
          <table:table-cell office:value-type="float" office:value="0.217530784102417" calcext:value-type="float">
            <text:p>0.2175307841024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2349504676138" calcext:value-type="float">
            <text:p>6.22349504676138</text:p>
          </table:table-cell>
          <table:table-cell office:value-type="float" office:value="0.294919979083936" calcext:value-type="float">
            <text:p>0.2949199790839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2663663941497" calcext:value-type="float">
            <text:p>6.22663663941497</text:p>
          </table:table-cell>
          <table:table-cell office:value-type="float" office:value="0.296501866216202" calcext:value-type="float">
            <text:p>0.29650186621620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2977823206856" calcext:value-type="float">
            <text:p>6.22977823206856</text:p>
          </table:table-cell>
          <table:table-cell office:value-type="float" office:value="0.406055359475917" calcext:value-type="float">
            <text:p>0.4060553594759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3291982472215" calcext:value-type="float">
            <text:p>6.23291982472215</text:p>
          </table:table-cell>
          <table:table-cell office:value-type="float" office:value="0.114599327518975" calcext:value-type="float">
            <text:p>0.1145993275189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3606141737574" calcext:value-type="float">
            <text:p>6.23606141737574</text:p>
          </table:table-cell>
          <table:table-cell office:value-type="float" office:value="0.317322422650715" calcext:value-type="float">
            <text:p>0.3173224226507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3920301002933" calcext:value-type="float">
            <text:p>6.23920301002933</text:p>
          </table:table-cell>
          <table:table-cell office:value-type="float" office:value="0.292823441745397" calcext:value-type="float">
            <text:p>0.29282344174539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4234460268292" calcext:value-type="float">
            <text:p>6.24234460268292</text:p>
          </table:table-cell>
          <table:table-cell office:value-type="float" office:value="0.227100935037048" calcext:value-type="float">
            <text:p>0.227100935037048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4548619533651" calcext:value-type="float">
            <text:p>6.24548619533651</text:p>
          </table:table-cell>
          <table:table-cell office:value-type="float" office:value="0.0344335989932524" calcext:value-type="float">
            <text:p>0.03443359899325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486277879901" calcext:value-type="float">
            <text:p>6.2486277879901</text:p>
          </table:table-cell>
          <table:table-cell office:value-type="float" office:value="0.146820687225159" calcext:value-type="float">
            <text:p>0.1468206872251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5176938064369" calcext:value-type="float">
            <text:p>6.25176938064369</text:p>
          </table:table-cell>
          <table:table-cell office:value-type="float" office:value="0.470435572034306" calcext:value-type="float">
            <text:p>0.47043557203430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5491097329728" calcext:value-type="float">
            <text:p>6.25491097329728</text:p>
          </table:table-cell>
          <table:table-cell office:value-type="float" office:value="0.320781964512242" calcext:value-type="float">
            <text:p>0.32078196451224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5805256595087" calcext:value-type="float">
            <text:p>6.25805256595087</text:p>
          </table:table-cell>
          <table:table-cell office:value-type="float" office:value="0.0216958567047318" calcext:value-type="float">
            <text:p>0.02169585670473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6119415860446" calcext:value-type="float">
            <text:p>6.26119415860446</text:p>
          </table:table-cell>
          <table:table-cell office:value-type="float" office:value="0.399984806250236" calcext:value-type="float">
            <text:p>0.39998480625023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6433575125805" calcext:value-type="float">
            <text:p>6.26433575125805</text:p>
          </table:table-cell>
          <table:table-cell office:value-type="float" office:value="0.394351220842126" calcext:value-type="float">
            <text:p>0.3943512208421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6747734391164" calcext:value-type="float">
            <text:p>6.26747734391164</text:p>
          </table:table-cell>
          <table:table-cell office:value-type="float" office:value="0.203949725931024" calcext:value-type="float">
            <text:p>0.20394972593102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7061893656523" calcext:value-type="float">
            <text:p>6.27061893656523</text:p>
          </table:table-cell>
          <table:table-cell office:value-type="float" office:value="0.373695893886211" calcext:value-type="float">
            <text:p>0.37369589388621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7376052921882" calcext:value-type="float">
            <text:p>6.27376052921882</text:p>
          </table:table-cell>
          <table:table-cell office:value-type="float" office:value="0.277173943438572" calcext:value-type="float">
            <text:p>0.27717394343857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7690212187241" calcext:value-type="float">
            <text:p>6.27690212187241</text:p>
          </table:table-cell>
          <table:table-cell office:value-type="float" office:value="0.0248758351933626" calcext:value-type="float">
            <text:p>0.02487583519336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float" office:value="6.280043714526" calcext:value-type="float">
            <text:p>6.280043714526</text:p>
          </table:table-cell>
          <table:table-cell office:value-type="float" office:value="0.0802555037177503" calcext:value-type="float">
            <text:p>0.08025550371775</text:p>
          </table:table-cell>
          <table:table-cell table:number-columns-repeated="4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21:03:50.436000000</meta:creation-date>
    <dc:date>2020-06-03T21:12:56.124000000</dc:date>
    <meta:editing-duration>PT9M4S</meta:editing-duration>
    <meta:editing-cycles>3</meta:editing-cycles>
    <meta:generator>LibreOffice/6.4.4.2$Windows_X86_64 LibreOffice_project/3d775be2011f3886db32dfd395a6a6d1ca2630ff</meta:generator>
    <meta:document-statistic meta:table-count="1" meta:cell-count="14007" meta:object-count="0"/>
  </office:meta>
</office:document-meta>
</file>